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A0000000A6114E15126D6B2D7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Dőlt" style:font-family-generic="swiss" style:font-pitch="variable"/>
    <style:font-face style:name="DejaVu Sans3" svg:font-family="'DejaVu Sans'" style:font-adornments="Általános" style:font-family-generic="swiss" style:font-pitch="variable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Google Sans" svg:font-family="'Google Sans', arial, sans-serif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release" svg:font-family="release" style:font-adornments="Normál" style:font-pitch="variable"/>
  </office:font-face-decls>
  <office:automatic-styles>
    <style:style style:name="Táblázat1" style:family="table">
      <style:table-properties style:width="2.2167in" fo:margin-left="0in" fo:margin-right="0.375in" fo:margin-top="0.1965in" fo:margin-bottom="0.1965in" table:align="margins"/>
    </style:style>
    <style:style style:name="Táblázat1.A" style:family="table-column">
      <style:table-column-properties style:column-width="1.1083in" style:rel-column-width="32767*"/>
    </style:style>
    <style:style style:name="Táblázat1.B" style:family="table-column">
      <style:table-column-properties style:column-width="1.1083in" style:rel-column-width="32768*"/>
    </style:style>
    <style:style style:name="Táblázat1.A1" style:family="table-cell">
      <style:table-cell-properties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fo:background-color="#e6e6e6" fo:padding="0in" fo:border="0.05pt solid #000000">
        <style:background-image/>
      </style:table-cell-properties>
    </style:style>
    <style:style style:name="Táblázat1.A2" style:family="table-cell">
      <style:table-cell-properties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background-color="#cccccc" fo:padding="0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cccccc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3" style:family="table">
      <style:table-properties style:width="2.8118in" table:align="left"/>
    </style:style>
    <style:style style:name="Táblázat3.A" style:family="table-column">
      <style:table-column-properties style:column-width="0.7028in"/>
    </style:style>
    <style:style style:name="Táblázat3.D" style:family="table-column">
      <style:table-column-properties style:column-width="0.7035in"/>
    </style:style>
    <style:style style:name="Táblázat3.A1" style:family="table-cell">
      <style:table-cell-properties fo:background-color="#999999" fo:padding="0.0382in" fo:border="0.5pt solid #000000">
        <style:background-image/>
      </style:table-cell-properties>
    </style:style>
    <style:style style:name="Táblázat3.A2" style:family="table-cell">
      <style:table-cell-properties fo:background-color="#e6e6e6" fo:padding="0.0382in" fo:border-left="0.5pt solid #000000" fo:border-right="none" fo:border-top="none" fo:border-bottom="0.5pt solid #000000">
        <style:background-image/>
      </style:table-cell-properties>
    </style:style>
    <style:style style:name="Táblázat3.D2" style:family="table-cell">
      <style:table-cell-properties fo:background-color="#e6e6e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áblázat3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.D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7" style:family="table-cell">
      <style:table-cell-properties fo:padding="0.0382in" fo:border-left="0.05pt solid #000000" fo:border-right="none" fo:border-top="none" fo:border-bottom="0.05pt solid #000000"/>
    </style:style>
    <style:style style:name="Táblázat3.B7" style:family="table-cell">
      <style:table-cell-properties fo:padding="0.0382in" fo:border-left="0.05pt solid #000000" fo:border-right="none" fo:border-top="none" fo:border-bottom="0.05pt solid #000000"/>
    </style:style>
    <style:style style:name="Táblázat3.C7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3.D7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3" style:family="table">
      <style:table-properties style:width="2.8in" table:align="left"/>
    </style:style>
    <style:style style:name="Tábla3.A" style:family="table-column">
      <style:table-column-properties style:column-width="0.6993in"/>
    </style:style>
    <style:style style:name="Tábla3.B" style:family="table-column">
      <style:table-column-properties style:column-width="0.7in"/>
    </style:style>
    <style:style style:name="Tábla3.D" style:family="table-column">
      <style:table-column-properties style:column-width="0.7007in"/>
    </style:style>
    <style:style style:name="Tábla3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a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3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" style:family="table">
      <style:table-properties style:width="4.8528in" fo:margin-left="1.0021in" fo:margin-right="0.9563in" fo:margin-top="0.1965in" fo:margin-bottom="0.1965in" table:align="margins"/>
    </style:style>
    <style:style style:name="Tábla5.A" style:family="table-column">
      <style:table-column-properties style:column-width="0.8938in" style:rel-column-width="12068*"/>
    </style:style>
    <style:style style:name="Tábla5.B" style:family="table-column">
      <style:table-column-properties style:column-width="1.0285in" style:rel-column-width="13885*"/>
    </style:style>
    <style:style style:name="Tábla5.C" style:family="table-column">
      <style:table-column-properties style:column-width="0.516in" style:rel-column-width="6971*"/>
    </style:style>
    <style:style style:name="Tábla5.D" style:family="table-column">
      <style:table-column-properties style:column-width="0.4563in" style:rel-column-width="6164*"/>
    </style:style>
    <style:style style:name="Tábla5.E" style:family="table-column">
      <style:table-column-properties style:column-width="0.5125in" style:rel-column-width="6923*"/>
    </style:style>
    <style:style style:name="Tábla5.F" style:family="table-column">
      <style:table-column-properties style:column-width="0.4778in" style:rel-column-width="6452*"/>
    </style:style>
    <style:style style:name="Tábla5.G" style:family="table-column">
      <style:table-column-properties style:column-width="0.5035in" style:rel-column-width="6798*"/>
    </style:style>
    <style:style style:name="Tábla5.H" style:family="table-column">
      <style:table-column-properties style:column-width="0.4646in" style:rel-column-width="6274*"/>
    </style:style>
    <style:style style:name="Tábla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5.G1" style:family="table-cell">
      <style:table-cell-properties fo:background-color="#cccccc" fo:padding="0.0382in" fo:border="0.05pt solid #000000">
        <style:background-image/>
      </style:table-cell-properties>
    </style:style>
    <style:style style:name="Tábla5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5.D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a5.H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9" style:family="table">
      <style:table-properties style:width="7.6521in" fo:margin-left="-0.4028in" fo:margin-right="-0.4382in" table:align="margins" style:may-break-between-rows="false"/>
    </style:style>
    <style:style style:name="Táblázat9.A" style:family="table-column">
      <style:table-column-properties style:column-width="1.3299in" style:rel-column-width="11389*"/>
    </style:style>
    <style:style style:name="Táblázat9.B" style:family="table-column">
      <style:table-column-properties style:column-width="6.3222in" style:rel-column-width="54146*"/>
    </style:style>
    <style:style style:name="Táblázat9.A1" style:family="table-cell">
      <style:table-cell-properties style:vertical-align="middle" fo:background-color="#ffffcc" fo:padding-left="0.1375in" fo:padding-right="0.0396in" fo:padding-top="0.0396in" fo:padding-bottom="0.0396in" fo:border="0.05pt solid #000000">
        <style:background-image/>
      </style:table-cell-properties>
    </style:style>
    <style:style style:name="Táblázat9.A2" style:family="table-cell">
      <style:table-cell-properties style:vertical-align="middle" fo:background-color="#cccccc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style:vertical-align="middle" fo:background-color="#cccccc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9.A3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9.B3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2" style:family="table">
      <style:table-properties style:width="4.9042in" table:align="left" style:may-break-between-rows="true"/>
    </style:style>
    <style:style style:name="Táblázat2.A" style:family="table-column">
      <style:table-column-properties style:column-width="1.3063in"/>
    </style:style>
    <style:style style:name="Táblázat2.B" style:family="table-column">
      <style:table-column-properties style:column-width="1.9708in"/>
    </style:style>
    <style:style style:name="Táblázat2.C" style:family="table-column">
      <style:table-column-properties style:column-width="1.6271in"/>
    </style:style>
    <style:style style:name="Táblázat2.A1" style:family="table-cell">
      <style:table-cell-properties style:vertical-align="middle" fo:background-color="#cccccc" fo:padding-left="0.1375in" fo:padding-right="0.0194in" fo:padding-top="0.0194in" fo:padding-bottom="0.0194in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style:vertical-align="middle" fo:background-color="#cccccc" fo:padding-left="0.1375in" fo:padding-right="0.0194in" fo:padding-top="0.0194in" fo:padding-bottom="0.0194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transparent" fo:padding-left="0.1375in" fo:padding-right="0.0194in" fo:padding-top="0.0194in" fo:padding-bottom="0.0194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style:vertical-align="middle" fo:background-color="transparent" fo:padding-left="0.1375in" fo:padding-right="0.0194in" fo:padding-top="0.0194in" fo:padding-bottom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32" style:family="table">
      <style:table-properties style:width="8.0486in" fo:margin-left="-0.6799in" fo:margin-right="-0.5576in" fo:break-before="auto" fo:break-after="auto" table:align="margins" style:may-break-between-rows="true"/>
    </style:style>
    <style:style style:name="Táblázat32.A" style:family="table-column">
      <style:table-column-properties style:column-width="0.2556in" style:rel-column-width="2083*"/>
    </style:style>
    <style:style style:name="Táblázat32.B" style:family="table-column">
      <style:table-column-properties style:column-width="1.3354in" style:rel-column-width="10875*"/>
    </style:style>
    <style:style style:name="Táblázat32.C" style:family="table-column">
      <style:table-column-properties style:column-width="0.5938in" style:rel-column-width="4835*"/>
    </style:style>
    <style:style style:name="Táblázat32.D" style:family="table-column">
      <style:table-column-properties style:column-width="1.6083in" style:rel-column-width="13093*"/>
    </style:style>
    <style:style style:name="Táblázat32.E" style:family="table-column">
      <style:table-column-properties style:column-width="4.2556in" style:rel-column-width="34649*"/>
    </style:style>
    <style:style style:name="Táblázat32.1" style:family="table-row">
      <style:table-row-properties fo:keep-together="always"/>
    </style:style>
    <style:style style:name="Táblázat3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2.A2" style:family="table-cell">
      <style:table-cell-properties style:vertical-align="middle"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áblázat3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2.A9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1" style:family="table">
      <style:table-properties style:width="8.0486in" fo:margin-left="-0.6799in" fo:margin-right="-0.5576in" fo:break-before="auto" fo:break-after="auto" table:align="margins" style:may-break-between-rows="true"/>
    </style:style>
    <style:style style:name="Table1.A" style:family="table-column">
      <style:table-column-properties style:column-width="0.2556in" style:rel-column-width="2083*"/>
    </style:style>
    <style:style style:name="Table1.B" style:family="table-column">
      <style:table-column-properties style:column-width="1.3354in" style:rel-column-width="10875*"/>
    </style:style>
    <style:style style:name="Table1.C" style:family="table-column">
      <style:table-column-properties style:column-width="0.5938in" style:rel-column-width="4835*"/>
    </style:style>
    <style:style style:name="Table1.D" style:family="table-column">
      <style:table-column-properties style:column-width="1.6083in" style:rel-column-width="13093*"/>
    </style:style>
    <style:style style:name="Table1.E" style:family="table-column">
      <style:table-column-properties style:column-width="4.2556in" style:rel-column-width="34649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23ff2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style:vertical-align="middle"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14" style:family="table">
      <style:table-properties style:width="4.1778in" table:align="margins" style:may-break-between-rows="false"/>
    </style:style>
    <style:style style:name="Táblázat14.A" style:family="table-column">
      <style:table-column-properties style:column-width="0.8194in" style:rel-column-width="12850*"/>
    </style:style>
    <style:style style:name="Táblázat14.B" style:family="table-column">
      <style:table-column-properties style:column-width="0.5194in" style:rel-column-width="8144*"/>
    </style:style>
    <style:style style:name="Táblázat14.C" style:family="table-column">
      <style:table-column-properties style:column-width="0.5174in" style:rel-column-width="8121*"/>
    </style:style>
    <style:style style:name="Táblázat14.D" style:family="table-column">
      <style:table-column-properties style:column-width="0.7757in" style:rel-column-width="12165*"/>
    </style:style>
    <style:style style:name="Táblázat14.E" style:family="table-column">
      <style:table-column-properties style:column-width="0.775in" style:rel-column-width="12154*"/>
    </style:style>
    <style:style style:name="Táblázat14.F" style:family="table-column">
      <style:table-column-properties style:column-width="0.7715in" style:rel-column-width="12101*"/>
    </style:style>
    <style:style style:name="Táblázat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1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3.9688in" style:rel-width="95%" fo:margin-left="0.0604in" table:align="left" style:may-break-between-rows="false"/>
    </style:style>
    <style:style style:name="Táblázat11.A" style:family="table-column">
      <style:table-column-properties style:column-width="0.8729in" style:rel-column-width="909*"/>
    </style:style>
    <style:style style:name="Táblázat11.B" style:family="table-column">
      <style:table-column-properties style:column-width="1.55in" style:rel-column-width="1614*"/>
    </style:style>
    <style:style style:name="Táblázat11.C" style:family="table-column">
      <style:table-column-properties style:column-width="1.5458in" style:rel-column-width="1610*"/>
    </style:style>
    <style:style style:name="Táblázat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1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fo:padding="0.0382in" fo:border-left="0.05pt solid #000000" fo:border-right="none" fo:border-top="none" fo:border-bottom="0.05pt solid #000000"/>
    </style:style>
    <style:style style:name="Táblázat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3" style:family="table-cell">
      <style:table-cell-properties fo:padding="0.0382in" fo:border-left="0.05pt solid #000000" fo:border-right="none" fo:border-top="none" fo:border-bottom="0.05pt solid #000000"/>
    </style:style>
    <style:style style:name="Táblázat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4" style:family="table-cell">
      <style:table-cell-properties fo:padding="0.0382in" fo:border-left="0.05pt solid #000000" fo:border-right="none" fo:border-top="none" fo:border-bottom="0.05pt solid #000000"/>
    </style:style>
    <style:style style:name="Táblázat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fo:padding="0.0382in" fo:border-left="0.05pt solid #000000" fo:border-right="none" fo:border-top="none" fo:border-bottom="0.05pt solid #000000"/>
    </style:style>
    <style:style style:name="Táblázat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4" style:family="table">
      <style:table-properties style:width="4.1778in" table:align="margins" style:may-break-between-rows="false"/>
    </style:style>
    <style:style style:name="Táblázat14.A" style:family="table-column">
      <style:table-column-properties style:column-width="0.8194in" style:rel-column-width="12850*"/>
    </style:style>
    <style:style style:name="Táblázat14.B" style:family="table-column">
      <style:table-column-properties style:column-width="0.5194in" style:rel-column-width="8144*"/>
    </style:style>
    <style:style style:name="Táblázat14.C" style:family="table-column">
      <style:table-column-properties style:column-width="0.5174in" style:rel-column-width="8121*"/>
    </style:style>
    <style:style style:name="Táblázat14.D" style:family="table-column">
      <style:table-column-properties style:column-width="0.7757in" style:rel-column-width="12165*"/>
    </style:style>
    <style:style style:name="Táblázat14.E" style:family="table-column">
      <style:table-column-properties style:column-width="0.775in" style:rel-column-width="12154*"/>
    </style:style>
    <style:style style:name="Táblázat14.F" style:family="table-column">
      <style:table-column-properties style:column-width="0.7715in" style:rel-column-width="12101*"/>
    </style:style>
    <style:style style:name="Táblázat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1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4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3.9688in" style:rel-width="95%" fo:margin-left="0.0604in" table:align="left" style:may-break-between-rows="false"/>
    </style:style>
    <style:style style:name="Táblázat11.A" style:family="table-column">
      <style:table-column-properties style:column-width="0.8729in" style:rel-column-width="909*"/>
    </style:style>
    <style:style style:name="Táblázat11.B" style:family="table-column">
      <style:table-column-properties style:column-width="1.55in" style:rel-column-width="1614*"/>
    </style:style>
    <style:style style:name="Táblázat11.C" style:family="table-column">
      <style:table-column-properties style:column-width="1.5458in" style:rel-column-width="1610*"/>
    </style:style>
    <style:style style:name="Táblázat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11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1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fo:padding="0.0382in" fo:border-left="0.05pt solid #000000" fo:border-right="none" fo:border-top="none" fo:border-bottom="0.05pt solid #000000"/>
    </style:style>
    <style:style style:name="Táblázat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3" style:family="table-cell">
      <style:table-cell-properties fo:padding="0.0382in" fo:border-left="0.05pt solid #000000" fo:border-right="none" fo:border-top="none" fo:border-bottom="0.05pt solid #000000"/>
    </style:style>
    <style:style style:name="Táblázat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4" style:family="table-cell">
      <style:table-cell-properties fo:padding="0.0382in" fo:border-left="0.05pt solid #000000" fo:border-right="none" fo:border-top="none" fo:border-bottom="0.05pt solid #000000"/>
    </style:style>
    <style:style style:name="Táblázat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fo:padding="0.0382in" fo:border-left="0.05pt solid #000000" fo:border-right="none" fo:border-top="none" fo:border-bottom="0.05pt solid #000000"/>
    </style:style>
    <style:style style:name="Táblázat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6" style:family="table">
      <style:table-properties style:width="6.8111in" table:align="margins" style:may-break-between-rows="true"/>
    </style:style>
    <style:style style:name="Táblázat36.A" style:family="table-column">
      <style:table-column-properties style:column-width="0.2764in" style:rel-column-width="2659*"/>
    </style:style>
    <style:style style:name="Táblázat36.B" style:family="table-column">
      <style:table-column-properties style:column-width="1.325in" style:rel-column-width="12746*"/>
    </style:style>
    <style:style style:name="Táblázat36.C" style:family="table-column">
      <style:table-column-properties style:column-width="0.6361in" style:rel-column-width="6121*"/>
    </style:style>
    <style:style style:name="Táblázat36.D" style:family="table-column">
      <style:table-column-properties style:column-width="1.4646in" style:rel-column-width="14093*"/>
    </style:style>
    <style:style style:name="Táblázat36.E" style:family="table-column">
      <style:table-column-properties style:column-width="3.109in" style:rel-column-width="29916*"/>
    </style:style>
    <style:style style:name="Táblázat36.1" style:family="table-row">
      <style:table-row-properties fo:keep-together="always"/>
    </style:style>
    <style:style style:name="Táblázat36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6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36.A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36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6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" style:family="table">
      <style:table-properties style:width="6.8111in" table:align="margins" style:may-break-between-rows="true"/>
    </style:style>
    <style:style style:name="Táblázat39.A" style:family="table-column">
      <style:table-column-properties style:column-width="0.2764in" style:rel-column-width="2659*"/>
    </style:style>
    <style:style style:name="Táblázat39.B" style:family="table-column">
      <style:table-column-properties style:column-width="1.325in" style:rel-column-width="12746*"/>
    </style:style>
    <style:style style:name="Táblázat39.C" style:family="table-column">
      <style:table-column-properties style:column-width="0.6361in" style:rel-column-width="6121*"/>
    </style:style>
    <style:style style:name="Táblázat39.D" style:family="table-column">
      <style:table-column-properties style:column-width="1.4646in" style:rel-column-width="14093*"/>
    </style:style>
    <style:style style:name="Táblázat39.E" style:family="table-column">
      <style:table-column-properties style:column-width="3.109in" style:rel-column-width="29916*"/>
    </style:style>
    <style:style style:name="Táblázat39.1" style:family="table-row">
      <style:table-row-properties fo:keep-together="always"/>
    </style:style>
    <style:style style:name="Táblázat3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9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9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9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.A10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40" style:family="table">
      <style:table-properties style:width="2.9444in" table:align="left" style:may-break-between-rows="false"/>
    </style:style>
    <style:style style:name="Táblázat40.A" style:family="table-column">
      <style:table-column-properties style:column-width="1.0792in"/>
    </style:style>
    <style:style style:name="Táblázat40.B" style:family="table-column">
      <style:table-column-properties style:column-width="0.9319in"/>
    </style:style>
    <style:style style:name="Táblázat40.C" style:family="table-column">
      <style:table-column-properties style:column-width="0.9333in"/>
    </style:style>
    <style:style style:name="Táblázat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40.C1" style:family="table-cell">
      <style:table-cell-properties fo:padding="0.0382in" fo:border="0.05pt solid #000000"/>
    </style:style>
    <style:style style:name="Táblázat40.A2" style:family="table-cell">
      <style:table-cell-properties fo:padding="0.0382in" fo:border-left="0.05pt solid #000000" fo:border-right="none" fo:border-top="none" fo:border-bottom="0.05pt solid #000000"/>
    </style:style>
    <style:style style:name="Táblázat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0" style:family="table">
      <style:table-properties style:width="2.9444in" table:align="left" style:may-break-between-rows="false"/>
    </style:style>
    <style:style style:name="Táblázat40.A" style:family="table-column">
      <style:table-column-properties style:column-width="1.0792in"/>
    </style:style>
    <style:style style:name="Táblázat40.B" style:family="table-column">
      <style:table-column-properties style:column-width="0.9319in"/>
    </style:style>
    <style:style style:name="Táblázat40.C" style:family="table-column">
      <style:table-column-properties style:column-width="0.9333in"/>
    </style:style>
    <style:style style:name="Táblázat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40.C1" style:family="table-cell">
      <style:table-cell-properties fo:padding="0.0382in" fo:border="0.05pt solid #000000"/>
    </style:style>
    <style:style style:name="Táblázat40.A2" style:family="table-cell">
      <style:table-cell-properties fo:padding="0.0382in" fo:border-left="0.05pt solid #000000" fo:border-right="none" fo:border-top="none" fo:border-bottom="0.05pt solid #000000"/>
    </style:style>
    <style:style style:name="Táblázat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1" style:family="table">
      <style:table-properties style:width="6.6854in" table:align="right" style:may-break-between-rows="false"/>
    </style:style>
    <style:style style:name="Táblázat41.A" style:family="table-column">
      <style:table-column-properties style:column-width="0.2653in"/>
    </style:style>
    <style:style style:name="Táblázat41.B" style:family="table-column">
      <style:table-column-properties style:column-width="1.4396in"/>
    </style:style>
    <style:style style:name="Táblázat41.C" style:family="table-column">
      <style:table-column-properties style:column-width="0.8521in"/>
    </style:style>
    <style:style style:name="Táblázat41.D" style:family="table-column">
      <style:table-column-properties style:column-width="1.4958in"/>
    </style:style>
    <style:style style:name="Táblázat41.E" style:family="table-column">
      <style:table-column-properties style:column-width="2.6326in"/>
    </style:style>
    <style:style style:name="Táblázat4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1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41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41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4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1.E5" style:family="table-cell">
      <style:table-cell-properties style:vertical-align="middle" fo:background-color="#ff66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1.A9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42" style:family="table">
      <style:table-properties style:width="6.8111in" table:align="margins" style:may-break-between-rows="true"/>
    </style:style>
    <style:style style:name="Táblázat42.A" style:family="table-column">
      <style:table-column-properties style:column-width="0.2764in" style:rel-column-width="2659*"/>
    </style:style>
    <style:style style:name="Táblázat42.B" style:family="table-column">
      <style:table-column-properties style:column-width="1.2958in" style:rel-column-width="12466*"/>
    </style:style>
    <style:style style:name="Táblázat42.C" style:family="table-column">
      <style:table-column-properties style:column-width="0.6361in" style:rel-column-width="6120*"/>
    </style:style>
    <style:style style:name="Táblázat42.D" style:family="table-column">
      <style:table-column-properties style:column-width="1.4826in" style:rel-column-width="14268*"/>
    </style:style>
    <style:style style:name="Táblázat42.E" style:family="table-column">
      <style:table-column-properties style:column-width="3.1201in" style:rel-column-width="30022*"/>
    </style:style>
    <style:style style:name="Táblázat42.1" style:family="table-row">
      <style:table-row-properties fo:keep-together="always"/>
    </style:style>
    <style:style style:name="Táblázat4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42.A2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4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4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2.A3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42.A5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42.A6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43" style:family="table">
      <style:table-properties style:width="6.8111in" table:align="margins" style:may-break-between-rows="true"/>
    </style:style>
    <style:style style:name="Táblázat43.A" style:family="table-column">
      <style:table-column-properties style:column-width="0.184in" style:rel-column-width="1768*"/>
    </style:style>
    <style:style style:name="Táblázat43.B" style:family="table-column">
      <style:table-column-properties style:column-width="1.5507in" style:rel-column-width="14921*"/>
    </style:style>
    <style:style style:name="Táblázat43.C" style:family="table-column">
      <style:table-column-properties style:column-width="0.9153in" style:rel-column-width="8807*"/>
    </style:style>
    <style:style style:name="Táblázat43.D" style:family="table-column">
      <style:table-column-properties style:column-width="1.2736in" style:rel-column-width="12255*"/>
    </style:style>
    <style:style style:name="Táblázat43.E" style:family="table-column">
      <style:table-column-properties style:column-width="2.8875in" style:rel-column-width="27784*"/>
    </style:style>
    <style:style style:name="Táblázat43.1" style:family="table-row">
      <style:table-row-properties fo:keep-together="always"/>
    </style:style>
    <style:style style:name="Táblázat43.A1" style:family="table-cell">
      <style:table-cell-properties style:vertical-align="middle" fo:background-color="#cccccc" fo:padding="0.0396in" fo:border-left="0.05pt solid #000000" fo:border-right="none" fo:border-top="0.05pt solid #000000" fo:border-bottom="0.05pt solid #000000">
        <style:background-image/>
      </style:table-cell-properties>
    </style:style>
    <style:style style:name="Táblázat43.E1" style:family="table-cell">
      <style:table-cell-properties style:vertical-align="middle" fo:background-color="#cccccc" fo:padding="0.0396in" fo:border="0.05pt solid #000000">
        <style:background-image/>
      </style:table-cell-properties>
    </style:style>
    <style:style style:name="Táblázat43.A2" style:family="table-cell">
      <style:table-cell-properties style:vertical-align="middle" fo:background-color="#3deb3d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43.B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43.E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70" style:family="table">
      <style:table-properties style:width="6.8111in" table:align="margins" style:may-break-between-rows="false"/>
    </style:style>
    <style:style style:name="Táblázat70.A" style:family="table-column">
      <style:table-column-properties style:column-width="0.2764in" style:rel-column-width="2659*"/>
    </style:style>
    <style:style style:name="Táblázat70.B" style:family="table-column">
      <style:table-column-properties style:column-width="1.325in" style:rel-column-width="12746*"/>
    </style:style>
    <style:style style:name="Táblázat70.C" style:family="table-column">
      <style:table-column-properties style:column-width="0.7611in" style:rel-column-width="7325*"/>
    </style:style>
    <style:style style:name="Táblázat70.D" style:family="table-column">
      <style:table-column-properties style:column-width="1.5021in" style:rel-column-width="14453*"/>
    </style:style>
    <style:style style:name="Táblázat70.E" style:family="table-column">
      <style:table-column-properties style:column-width="2.9465in" style:rel-column-width="28352*"/>
    </style:style>
    <style:style style:name="Táblázat7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0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70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70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0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4" style:family="table">
      <style:table-properties style:width="6.8111in" table:align="margins" style:may-break-between-rows="false"/>
    </style:style>
    <style:style style:name="Táblázat64.A" style:family="table-column">
      <style:table-column-properties style:column-width="0.2764in" style:rel-column-width="2659*"/>
    </style:style>
    <style:style style:name="Táblázat64.B" style:family="table-column">
      <style:table-column-properties style:column-width="1.325in" style:rel-column-width="12746*"/>
    </style:style>
    <style:style style:name="Táblázat64.C" style:family="table-column">
      <style:table-column-properties style:column-width="0.7611in" style:rel-column-width="7325*"/>
    </style:style>
    <style:style style:name="Táblázat64.D" style:family="table-column">
      <style:table-column-properties style:column-width="1.5021in" style:rel-column-width="14453*"/>
    </style:style>
    <style:style style:name="Táblázat64.E" style:family="table-column">
      <style:table-column-properties style:column-width="2.9465in" style:rel-column-width="28352*"/>
    </style:style>
    <style:style style:name="Táblázat64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4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64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64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4.A4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a4" style:family="table">
      <style:table-properties style:width="6.8111in" table:align="margins" style:may-break-between-rows="false"/>
    </style:style>
    <style:style style:name="Tábla4.A" style:family="table-column">
      <style:table-column-properties style:column-width="0.2764in" style:rel-column-width="2659*"/>
    </style:style>
    <style:style style:name="Tábla4.B" style:family="table-column">
      <style:table-column-properties style:column-width="1.325in" style:rel-column-width="12746*"/>
    </style:style>
    <style:style style:name="Tábla4.C" style:family="table-column">
      <style:table-column-properties style:column-width="0.7611in" style:rel-column-width="7325*"/>
    </style:style>
    <style:style style:name="Tábla4.D" style:family="table-column">
      <style:table-column-properties style:column-width="1.5021in" style:rel-column-width="14453*"/>
    </style:style>
    <style:style style:name="Tábla4.E" style:family="table-column">
      <style:table-column-properties style:column-width="2.9465in" style:rel-column-width="28352*"/>
    </style:style>
    <style:style style:name="Táb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5" style:family="table">
      <style:table-properties style:width="6.8111in" table:align="margins" style:may-break-between-rows="false"/>
    </style:style>
    <style:style style:name="Táblázat65.A" style:family="table-column">
      <style:table-column-properties style:column-width="0.2764in" style:rel-column-width="2659*"/>
    </style:style>
    <style:style style:name="Táblázat65.B" style:family="table-column">
      <style:table-column-properties style:column-width="1.325in" style:rel-column-width="12746*"/>
    </style:style>
    <style:style style:name="Táblázat65.C" style:family="table-column">
      <style:table-column-properties style:column-width="0.7611in" style:rel-column-width="7325*"/>
    </style:style>
    <style:style style:name="Táblázat65.D" style:family="table-column">
      <style:table-column-properties style:column-width="1.5021in" style:rel-column-width="14453*"/>
    </style:style>
    <style:style style:name="Táblázat65.E" style:family="table-column">
      <style:table-column-properties style:column-width="2.9465in" style:rel-column-width="28352*"/>
    </style:style>
    <style:style style:name="Táblázat6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5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65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65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5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72" style:family="table">
      <style:table-properties style:width="6.8111in" table:align="margins" style:may-break-between-rows="false"/>
    </style:style>
    <style:style style:name="Táblázat72.A" style:family="table-column">
      <style:table-column-properties style:column-width="0.2764in" style:rel-column-width="2659*"/>
    </style:style>
    <style:style style:name="Táblázat72.B" style:family="table-column">
      <style:table-column-properties style:column-width="1.325in" style:rel-column-width="12746*"/>
    </style:style>
    <style:style style:name="Táblázat72.C" style:family="table-column">
      <style:table-column-properties style:column-width="0.7611in" style:rel-column-width="7325*"/>
    </style:style>
    <style:style style:name="Táblázat72.D" style:family="table-column">
      <style:table-column-properties style:column-width="1.5021in" style:rel-column-width="14453*"/>
    </style:style>
    <style:style style:name="Táblázat72.E" style:family="table-column">
      <style:table-column-properties style:column-width="2.9465in" style:rel-column-width="28352*"/>
    </style:style>
    <style:style style:name="Táblázat7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7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20" style:family="table">
      <style:table-properties style:width="6.1306in" style:rel-width="90%" table:align="center"/>
    </style:style>
    <style:style style:name="Tábla20.A" style:family="table-column">
      <style:table-column-properties style:column-width="6.1306in" style:rel-column-width="8674*"/>
    </style:style>
    <style:style style:name="Tábla20.A1" style:family="table-cell">
      <style:table-cell-properties fo:padding="0.0382in" fo:border="0.05pt solid #000000"/>
    </style:style>
    <style:style style:name="Táblázat15" style:family="table">
      <style:table-properties style:width="2.7653in" style:rel-width="100%" table:align="left"/>
    </style:style>
    <style:style style:name="Táblázat15.A" style:family="table-column">
      <style:table-column-properties style:column-width="0.9549in" style:rel-column-width="3327*"/>
    </style:style>
    <style:style style:name="Táblázat15.B" style:family="table-column">
      <style:table-column-properties style:column-width="1.8104in" style:rel-column-width="6309*"/>
    </style:style>
    <style:style style:name="Táblázat15.A1" style:family="table-cell">
      <style:table-cell-properties fo:background-color="#cccccc" fo:padding-left="0in" fo:padding-right="0in" fo:padding-top="0.0313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áblázat15.B1" style:family="table-cell">
      <style:table-cell-properties fo:background-color="#cccccc" fo:padding-left="0in" fo:padding-right="0in" fo:padding-top="0.0313in" fo:padding-bottom="0in" fo:border="0.05pt solid #000000">
        <style:background-image/>
      </style:table-cell-properties>
    </style:style>
    <style:style style:name="Táblázat15.A2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2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3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3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4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4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5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5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6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7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8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8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9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9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0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0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1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1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2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2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3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3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4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4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5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5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6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6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7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7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3" style:family="table">
      <style:table-properties style:width="3.9278in" table:align="margins" style:may-break-between-rows="false"/>
    </style:style>
    <style:style style:name="Táblázat13.A" style:family="table-column">
      <style:table-column-properties style:column-width="3.9278in" style:rel-column-width="65535*"/>
    </style:style>
    <style:style style:name="Táblázat13.A1" style:family="table-cell">
      <style:table-cell-properties fo:padding="0.0382in" fo:border="0.05pt solid #000000"/>
    </style:style>
    <style:style style:name="Táblázat22" style:family="table">
      <style:table-properties style:width="3.9306in" fo:margin-left="0in" fo:margin-right="-0.0028in" table:align="margins"/>
    </style:style>
    <style:style style:name="Táblázat22.A" style:family="table-column">
      <style:table-column-properties style:column-width="0.4257in" style:rel-column-width="7102*"/>
    </style:style>
    <style:style style:name="Táblázat22.B" style:family="table-column">
      <style:table-column-properties style:column-width="1.5181in" style:rel-column-width="25309*"/>
    </style:style>
    <style:style style:name="Táblázat22.C" style:family="table-column">
      <style:table-column-properties style:column-width="0.4958in" style:rel-column-width="8269*"/>
    </style:style>
    <style:style style:name="Táblázat22.F" style:family="table-column">
      <style:table-column-properties style:column-width="0.4986in" style:rel-column-width="8317*"/>
    </style:style>
    <style:style style:name="Táblázat22.A1" style:family="table-cell">
      <style:table-cell-properties fo:background-color="#e6e6e6" fo:padding-left="0.0396in" fo:padding-right="0.0396in" fo:padding-top="0.0396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áblázat22.F1" style:family="table-cell">
      <style:table-cell-properties fo:background-color="#e6e6e6" fo:padding-left="0.0396in" fo:padding-right="0.0396in" fo:padding-top="0.0396in" fo:padding-bottom="0in" fo:border="0.05pt solid #000000">
        <style:background-image/>
      </style:table-cell-properties>
    </style:style>
    <style:style style:name="Táblázat22.A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2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2.A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3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2.A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4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3" style:family="table">
      <style:table-properties style:width="4.7958in" fo:margin-left="0in" fo:margin-right="2.0153in" table:align="margins" style:may-break-between-rows="true"/>
    </style:style>
    <style:style style:name="Táblázat23.A" style:family="table-column">
      <style:table-column-properties style:column-width="1.2389in" style:rel-column-width="16931*"/>
    </style:style>
    <style:style style:name="Táblázat23.B" style:family="table-column">
      <style:table-column-properties style:column-width="0.6944in" style:rel-column-width="9487*"/>
    </style:style>
    <style:style style:name="Táblázat23.E" style:family="table-column">
      <style:table-column-properties style:column-width="1.4743in" style:rel-column-width="20143*"/>
    </style:style>
    <style:style style:name="Táblázat2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5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125in" table:align="left" style:may-break-between-rows="false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3736in"/>
    </style:style>
    <style:style style:name="Table4.C" style:family="table-column">
      <style:table-column-properties style:column-width="1.5639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.2604in" table:align="left" style:may-break-between-rows="false"/>
    </style:style>
    <style:style style:name="Table2.A" style:family="table-column">
      <style:table-column-properties style:column-width="1.2917in"/>
    </style:style>
    <style:style style:name="Table2.B" style:family="table-column">
      <style:table-column-properties style:column-width="0.9688in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3.316in" table:align="left" style:may-break-between-rows="false"/>
    </style:style>
    <style:style style:name="Table7.A" style:family="table-column">
      <style:table-column-properties style:column-width="1.059in"/>
    </style:style>
    <style:style style:name="Table7.B" style:family="table-column">
      <style:table-column-properties style:column-width="1.0681in"/>
    </style:style>
    <style:style style:name="Table7.C" style:family="table-column">
      <style:table-column-properties style:column-width="1.1889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11in" table:align="margins" style:may-break-between-rows="false"/>
    </style:style>
    <style:style style:name="Table3.A" style:family="table-column">
      <style:table-column-properties style:column-width="0.3174in" style:rel-column-width="3053*"/>
    </style:style>
    <style:style style:name="Table3.B" style:family="table-column">
      <style:table-column-properties style:column-width="1.775in" style:rel-column-width="17079*"/>
    </style:style>
    <style:style style:name="Table3.C" style:family="table-column">
      <style:table-column-properties style:column-width="0.9438in" style:rel-column-width="9080*"/>
    </style:style>
    <style:style style:name="Table3.G" style:family="table-column">
      <style:table-column-properties style:column-width="0.9438in" style:rel-column-width="9083*"/>
    </style:style>
    <style:style style:name="Table3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3.G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B2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G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111in" table:align="margins" style:may-break-between-rows="false"/>
    </style:style>
    <style:style style:name="Table5.A" style:family="table-column">
      <style:table-column-properties style:column-width="0.3174in" style:rel-column-width="3054*"/>
    </style:style>
    <style:style style:name="Table5.B" style:family="table-column">
      <style:table-column-properties style:column-width="1.7847in" style:rel-column-width="17171*"/>
    </style:style>
    <style:style style:name="Table5.C" style:family="table-column">
      <style:table-column-properties style:column-width="0.9417in" style:rel-column-width="9061*"/>
    </style:style>
    <style:style style:name="Table5.G" style:family="table-column">
      <style:table-column-properties style:column-width="0.9424in" style:rel-column-width="9066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style:vertical-align="middle" fo:padding="0.0382in" fo:border="0.05pt solid #000000"/>
    </style:style>
    <style:style style:name="Table6" style:family="table">
      <style:table-properties style:width="2.134in" table:align="left" style:may-break-between-rows="false"/>
    </style:style>
    <style:style style:name="Table6.A" style:family="table-column">
      <style:table-column-properties style:column-width="0.9604in"/>
    </style:style>
    <style:style style:name="Table6.B" style:family="table-column">
      <style:table-column-properties style:column-width="1.1736in"/>
    </style:style>
    <style:style style:name="Table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cccccc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9458in" fo:margin-left="0in" fo:margin-right="1.8653in" table:align="margins" style:may-break-between-rows="true"/>
    </style:style>
    <style:style style:name="Table8.A" style:family="table-column">
      <style:table-column-properties style:column-width="1.266in" style:rel-column-width="16778*"/>
    </style:style>
    <style:style style:name="Table8.B" style:family="table-column">
      <style:table-column-properties style:column-width="0.5597in" style:rel-column-width="7416*"/>
    </style:style>
    <style:style style:name="Table8.C" style:family="table-column">
      <style:table-column-properties style:column-width="3.1201in" style:rel-column-width="41341*"/>
    </style:style>
    <style:style style:name="Table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tulajdonságok">
      <style:paragraph-properties fo:text-align="center" style:justify-single-word="false"/>
    </style:style>
    <style:style style:name="P4" style:family="paragraph" style:parent-style-name="_5b_RPG_5d__20_Táblázattartalom_20_1">
      <style:paragraph-properties fo:text-align="center" style:justify-single-word="false"/>
      <style:text-properties officeooo:paragraph-rsid="001ce703"/>
    </style:style>
    <style:style style:name="P5" style:family="paragraph" style:parent-style-name="Text_20_body">
      <style:paragraph-properties fo:margin-top="0in" fo:margin-bottom="0.0665in" style:contextual-spacing="false"/>
      <style:text-properties fo:color="#ffffff" loext:opacity="100%" officeooo:paragraph-rsid="001e69c4"/>
    </style:style>
    <style:style style:name="P6" style:family="paragraph" style:parent-style-name="Text_20_body">
      <style:text-properties fo:font-size="6pt" style:font-size-asian="5.25pt" style:font-size-complex="6p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size="6pt" style:font-size-asian="5.25pt" style:font-size-complex="6pt"/>
    </style:style>
    <style:style style:name="P8" style:family="paragraph" style:parent-style-name="Text_20_body">
      <style:text-properties fo:font-size="6pt" officeooo:paragraph-rsid="001e69c4" style:font-size-asian="5.25pt" style:font-size-complex="6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6pt" style:font-size-asian="6pt" style:font-size-complex="6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 fo:break-before="column"/>
      <style:text-properties fo:font-weight="bold" style:font-weight-asian="bold" style:font-weight-complex="bold"/>
    </style:style>
    <style:style style:name="P14" style:family="paragraph" style:parent-style-name="_5b_RPG_5d__20_Táblázattartalom_20_-_20_saját_20_-_20_1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  <style:text-properties fo:font-weight="bold" officeooo:paragraph-rsid="001ce703" style:font-weight-asian="bold" style:font-weight-complex="bold"/>
    </style:style>
    <style:style style:name="P16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bold" officeooo:rsid="00334d5d" officeooo:paragraph-rsid="001e69c4" style:font-weight-asian="bold" style:font-weight-complex="bold"/>
    </style:style>
    <style:style style:name="P18" style:family="paragraph" style:parent-style-name="Text_20_body">
      <style:text-properties fo:font-weight="bold" officeooo:rsid="0037258f" officeooo:paragraph-rsid="001e69c4" style:font-weight-asian="bold" style:font-weight-complex="bold"/>
    </style:style>
    <style:style style:name="P19" style:family="paragraph" style:parent-style-name="Text_20_body">
      <style:text-properties fo:font-weight="bold" officeooo:paragraph-rsid="001e69c4" style:font-weight-asian="bold" style:font-weight-complex="bold"/>
    </style:style>
    <style:style style:name="P20" style:family="paragraph" style:parent-style-name="_5b_RPG_5d__20_Táblázat_20_-_20_Fortély_20_hatás">
      <style:text-properties fo:font-weight="bold" officeooo:paragraph-rsid="001ce703" fo:background-color="transparent" style:font-weight-asian="bold" style:font-weight-complex="bold"/>
    </style:style>
    <style:style style:name="P21" style:family="paragraph" style:parent-style-name="Text_20_body">
      <style:text-properties fo:font-weight="bold" officeooo:paragraph-rsid="001e69c4" fo:background-color="transparent" style:font-weight-asian="bold" style:font-weight-complex="bold"/>
    </style:style>
    <style:style style:name="P22" style:family="paragraph" style:parent-style-name="_5b_RPG_5d__20_Táblázat_20_-_20_Fortély_20_hatás">
      <style:text-properties fo:font-weight="bold" officeooo:paragraph-rsid="001ce703" fo:background-color="#ff6633" style:font-weight-asian="bold" style:font-weight-complex="bold"/>
    </style:style>
    <style:style style:name="P23" style:family="paragraph" style:parent-style-name="Text_20_body">
      <style:text-properties fo:font-size="11pt" style:font-size-asian="9.60000038146973pt" style:font-size-complex="11pt"/>
    </style:style>
    <style:style style:name="P24" style:family="paragraph" style:parent-style-name="Text_20_body">
      <style:text-properties fo:font-size="11pt" fo:font-weight="bold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fo:font-weight="bold" officeooo:paragraph-rsid="001e69c4" style:font-size-asian="11pt" style:font-weight-asian="bold" style:font-size-complex="11pt" style:font-weight-complex="bold"/>
    </style:style>
    <style:style style:name="P27" style:family="paragraph" style:parent-style-name="Text_20_body">
      <style:text-properties fo:font-size="11pt" fo:font-weight="normal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officeooo:paragraph-rsid="001e69c4" style:font-size-asian="11pt" style:font-size-complex="11pt"/>
    </style:style>
    <style:style style:name="P31" style:family="paragraph" style:parent-style-name="Table_20_Contents">
      <loext:graphic-properties draw:fill="solid" draw:fill-color="#ff0000" draw:opacity="100%"/>
      <style:paragraph-properties fo:margin-top="0in" fo:margin-bottom="0in" style:contextual-spacing="false" fo:text-align="center" style:justify-single-word="false" fo:background-color="#ff0000"/>
      <style:text-properties fo:font-size="11pt" officeooo:paragraph-rsid="001e69c4" style:font-size-asian="11pt" style:font-size-complex="11pt"/>
    </style:style>
    <style:style style:name="P32" style:family="paragraph" style:parent-style-name="Text_20_body">
      <style:paragraph-properties fo:margin-top="0in" fo:margin-bottom="0.0472in" style:contextual-spacing="false"/>
      <style:text-properties fo:font-size="11pt" officeooo:paragraph-rsid="001e69c4" style:font-size-asian="11pt" style:font-size-complex="11pt"/>
    </style:style>
    <style:style style:name="P33" style:family="paragraph" style:parent-style-name="Text_20_body">
      <style:text-properties fo:font-size="11pt" officeooo:paragraph-rsid="001e69c4" style:font-size-asian="11pt" style:font-size-complex="11pt"/>
    </style:style>
    <style:style style:name="P34" style:family="paragraph" style:parent-style-name="Text_20_body">
      <style:paragraph-properties fo:margin-top="0in" fo:margin-bottom="0.0665in" style:contextual-spacing="false"/>
      <style:text-properties fo:font-size="11pt" officeooo:paragraph-rsid="001e69c4" style:font-size-asian="11pt" style:font-size-complex="11pt"/>
    </style:style>
    <style:style style:name="P35" style:family="paragraph" style:parent-style-name="Text_20_body">
      <style:paragraph-properties fo:margin-top="0in" fo:margin-bottom="0.0665in" style:contextual-spacing="false"/>
      <style:text-properties fo:font-size="11pt" style:text-underline-style="solid" style:text-underline-width="auto" style:text-underline-color="font-color" fo:font-weight="bold" officeooo:paragraph-rsid="001e69c4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fo:margin-top="0in" fo:margin-bottom="0.0665in" style:contextual-spacing="false"/>
      <style:text-properties fo:font-size="11pt" style:text-underline-style="none" fo:font-weight="normal" officeooo:paragraph-rsid="001e69c4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margin-top="0in" fo:margin-bottom="0.0472in" style:contextual-spacing="false"/>
      <style:text-properties fo:font-size="11pt" fo:font-style="normal" officeooo:paragraph-rsid="001e69c4" style:font-size-asian="11pt" style:font-style-asian="normal" style:font-size-complex="11pt" style:font-style-complex="normal"/>
    </style:style>
    <style:style style:name="P38" style:family="paragraph" style:parent-style-name="Text_20_body">
      <style:paragraph-properties fo:margin-top="0in" fo:margin-bottom="0.0472in" style:contextual-spacing="false"/>
      <style:text-properties fo:font-size="11pt" fo:font-style="normal" style:text-underline-style="solid" style:text-underline-width="auto" style:text-underline-color="font-color" fo:font-weight="bold" officeooo:paragraph-rsid="001e69c4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ext_20_body">
      <style:paragraph-properties fo:margin-top="0in" fo:margin-bottom="0.0472in" style:contextual-spacing="false"/>
      <style:text-properties fo:font-size="11pt" fo:font-style="normal" style:text-underline-style="none" fo:font-weight="normal" officeooo:paragraph-rsid="001e69c4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text-properties fo:font-weight="normal" style:font-weight-asian="normal" style:font-weight-complex="normal"/>
    </style:style>
    <style:style style:name="P41" style:family="paragraph" style:parent-style-name="Text_20_body">
      <style:paragraph-properties fo:margin-top="0in" fo:margin-bottom="0.0665in" style:contextual-spacing="false">
        <style:tab-stops>
          <style:tab-stop style:position="3.9409in"/>
        </style:tab-stops>
      </style:paragraph-properties>
      <style:text-properties fo:font-weight="normal" style:font-weight-asian="normal" style:font-weight-complex="normal"/>
    </style:style>
    <style:style style:name="P42" style:family="paragraph" style:parent-style-name="Text_20_body">
      <style:text-properties fo:font-weight="normal" officeooo:paragraph-rsid="001e69c4" style:font-weight-asian="normal" style:font-weight-complex="normal"/>
    </style:style>
    <style:style style:name="P43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44" style:family="paragraph" style:parent-style-name="_5b_RPG_5d__20_Táblázat_20_-_20_Fortély_20_hatás">
      <style:text-properties fo:font-weight="normal" officeooo:paragraph-rsid="001ce703" fo:background-color="transparent" style:font-weight-asian="normal" style:font-weight-complex="normal"/>
    </style:style>
    <style:style style:name="P45" style:family="paragraph" style:parent-style-name="_5b_RPG_5d__20_Táblázat_20_-_20_Fortély_20_hatás">
      <style:text-properties fo:font-weight="normal" officeooo:paragraph-rsid="001ce703" fo:background-color="#ff6633" style:font-weight-asian="normal" style:font-weight-complex="normal"/>
    </style:style>
    <style:style style:name="P46" style:family="paragraph" style:parent-style-name="Text_20_body">
      <style:text-properties style:font-name="Nimbus Roman No9 L" fo:font-size="11pt" style:font-size-asian="11pt" style:font-size-complex="11pt"/>
    </style:style>
    <style:style style:name="P47" style:family="paragraph" style:parent-style-name="Standard">
      <style:text-properties style:font-name="Nimbus Roman No9 L" fo:font-size="11pt" style:font-size-asian="11pt" style:font-size-complex="11pt"/>
    </style:style>
    <style:style style:name="P48" style:family="paragraph" style:parent-style-name="Text_20_body">
      <style:paragraph-properties fo:margin-left="0in" fo:margin-right="0in" fo:text-indent="0.0783in" style:auto-text-indent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50" style:family="paragraph" style:parent-style-name="Text_20_body">
      <style:text-properties style:font-name="Nimbus Roman No9 L" fo:font-size="11pt" style:text-underline-style="none" style:font-name-asian="Sans Serif" style:font-size-asian="11pt" style:font-name-complex="Tahoma1" style:font-size-complex="11pt"/>
    </style:style>
    <style:style style:name="P51" style:family="paragraph" style:parent-style-name="Text_20_body">
      <style:text-properties style:font-name="Nimbus Roman No9 L" fo:font-size="11pt" style:text-underline-style="none" fo:font-weight="bold" style:font-name-asian="Sans Serif" style:font-size-asian="11pt" style:font-weight-asian="bold" style:font-name-complex="Tahoma1" style:font-size-complex="11pt" style:font-weight-complex="bold"/>
    </style:style>
    <style:style style:name="P52" style:family="paragraph" style:parent-style-name="Text_20_body">
      <style:paragraph-properties fo:break-before="page"/>
      <style:text-properties style:font-name="Nimbus Roman No9 L" fo:font-size="11pt" style:text-underline-style="none" fo:font-weight="bold" style:font-name-asian="Sans Serif" style:font-size-asian="11pt" style:font-weight-asian="bold" style:font-name-complex="Tahoma1" style:font-size-complex="11pt" style:font-weight-complex="bold"/>
    </style:style>
    <style:style style:name="P53" style:family="paragraph" style:parent-style-name="Standard">
      <style:text-properties style:font-name="Nimbus Roman No9 L" fo:font-size="9pt" fo:font-style="italic" style:text-underline-style="none" style:font-name-asian="Sans Serif" style:font-size-asian="9pt" style:font-style-asian="italic" style:font-name-complex="Tahoma1" style:font-size-complex="9pt" style:font-style-complex="italic"/>
    </style:style>
    <style:style style:name="P54" style:family="paragraph" style:parent-style-name="Text_20_body">
      <style:text-properties style:font-name="Nimbus Roman No9 L" fo:font-size="7pt" style:text-underline-style="none" style:font-name-asian="Sans Serif" style:font-size-asian="7pt" style:font-name-complex="Tahoma1" style:font-size-complex="7pt"/>
    </style:style>
    <style:style style:name="P55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56" style:family="paragraph" style:parent-style-name="_5b_RPG_5d__20_Táblázattartalom_20_1">
      <style:paragraph-properties fo:text-align="center" style:justify-single-word="false"/>
      <style:text-properties fo:font-size="10pt" fo:font-weight="bold" officeooo:paragraph-rsid="001ce703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fo:font-weight="bold" officeooo:paragraph-rsid="001e69c4" style:font-size-asian="10pt" style:font-weight-asian="bold" style:font-size-complex="10pt" style:font-weight-complex="bold"/>
    </style:style>
    <style:style style:name="P58" style:family="paragraph" style:parent-style-name="_5b_RPG_5d__20_Táblázattartalom_20_1">
      <style:paragraph-properties fo:text-align="center" style:justify-single-word="false"/>
      <style:text-properties fo:font-size="10pt" fo:font-weight="bold" officeooo:paragraph-rsid="001ce703" fo:background-color="#ff9966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0" style:family="paragraph" style:parent-style-name="Text_20_body">
      <style:text-properties fo:font-size="10pt" style:font-size-asian="10pt" style:font-size-complex="10pt"/>
    </style:style>
    <style:style style:name="P61" style:family="paragraph" style:parent-style-name="Standard">
      <style:paragraph-properties fo:margin-top="0.028in" fo:margin-bottom="0.028in" style:contextual-spacing="false" fo:text-align="start" style:justify-single-word="false" style:text-autospace="none"/>
      <style:text-properties fo:font-size="10pt" officeooo:paragraph-rsid="001e69c4" style:font-size-asian="10pt" style:font-size-complex="10pt"/>
    </style:style>
    <style:style style:name="P62" style:family="paragraph" style:parent-style-name="Table_20_Contents">
      <style:paragraph-properties fo:margin-top="0.028in" fo:margin-bottom="0.028in" style:contextual-spacing="false" fo:text-align="start" style:justify-single-word="false" style:text-autospace="none"/>
      <style:text-properties fo:font-size="10pt" officeooo:paragraph-rsid="001e69c4" style:font-size-asian="10pt" style:font-size-complex="10pt"/>
    </style:style>
    <style:style style:name="P63" style:family="paragraph" style:parent-style-name="Table_20_Contents">
      <style:paragraph-properties fo:margin-top="0.028in" fo:margin-bottom="0.028in" style:contextual-spacing="false" fo:text-align="start" style:justify-single-word="false"/>
      <style:text-properties fo:font-size="10pt" officeooo:paragraph-rsid="001e69c4" style:font-size-asian="10pt" style:font-size-complex="10pt"/>
    </style:style>
    <style:style style:name="P64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65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66" style:family="paragraph" style:parent-style-name="_5b_RPG_5d__20_Táblázattartalom_20_1">
      <style:paragraph-properties fo:text-align="center" style:justify-single-word="false" fo:keep-together="auto"/>
      <style:text-properties fo:font-size="10pt" officeooo:paragraph-rsid="001ce703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8" style:family="paragraph" style:parent-style-name="Table_20_Contents">
      <style:paragraph-properties fo:text-align="center" style:justify-single-word="false">
        <style:tab-stops>
          <style:tab-stop style:position="0.6091in"/>
        </style:tab-stops>
      </style:paragraph-properties>
      <style:text-properties fo:font-size="10pt" style:font-size-asian="10pt" style:font-size-complex="10pt"/>
    </style:style>
    <style:style style:name="P69" style:family="paragraph" style:parent-style-name="_5b_RPG_5d__20_Táblázattartalom_20_1">
      <style:paragraph-properties fo:text-align="center" style:justify-single-word="false"/>
      <style:text-properties fo:font-size="10pt" officeooo:paragraph-rsid="001ce703" style:font-size-asian="10pt" style:font-size-complex="10pt"/>
    </style:style>
    <style:style style:name="P70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officeooo:paragraph-rsid="001e69c4" style:font-size-asian="10pt" style:font-size-complex="10pt"/>
    </style:style>
    <style:style style:name="P71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72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73" style:family="paragraph" style:parent-style-name="Text_20_body">
      <style:text-properties fo:font-size="9pt" style:font-size-asian="9pt" style:font-size-complex="9pt"/>
    </style:style>
    <style:style style:name="P74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75" style:family="paragraph" style:parent-style-name="_5b_RPG_5d__20_Táblázat_20_-_20_Fortély_20_hatás">
      <style:paragraph-properties fo:text-align="start" style:justify-single-word="false"/>
      <style:text-properties fo:font-size="9pt" officeooo:paragraph-rsid="001ce703" style:font-size-asian="9pt" style:font-size-complex="9pt"/>
    </style:style>
    <style:style style:name="P76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8" style:family="paragraph" style:parent-style-name="_5b_RPG_5d__20_Táblázat_20_-_20_Fortély_20_hatás">
      <style:paragraph-properties fo:text-align="center" style:justify-single-word="false"/>
      <style:text-properties fo:font-size="9pt" officeooo:paragraph-rsid="001ce703" style:font-size-asian="9pt" style:font-size-complex="9pt"/>
    </style:style>
    <style:style style:name="P79" style:family="paragraph" style:parent-style-name="Table_20_Heading">
      <style:text-properties fo:font-size="9pt" style:font-size-asian="9pt" style:font-size-complex="9pt"/>
    </style:style>
    <style:style style:name="P80" style:family="paragraph" style:parent-style-name="_5b_RPG_5d__20_Táblázat_20_-_20_Fortély_20_hatás">
      <style:paragraph-properties fo:margin-left="0in" fo:margin-right="0in" fo:margin-top="0in" fo:margin-bottom="0in" style:contextual-spacing="false" fo:text-indent="0in" style:auto-text-indent="false"/>
      <style:text-properties fo:font-size="9pt" officeooo:paragraph-rsid="001ce703" style:font-size-asian="9pt" style:font-size-complex="9pt"/>
    </style:style>
    <style:style style:name="P81" style:family="paragraph" style:parent-style-name="_5b_RPG_5d__20_Táblázat_20_-_20_Fortély_20_hatás">
      <style:text-properties fo:font-size="9pt" officeooo:paragraph-rsid="001ce703" style:font-size-asian="9pt" style:font-size-complex="9pt"/>
    </style:style>
    <style:style style:name="P82" style:family="paragraph" style:parent-style-name="Text_20_body">
      <style:text-properties fo:font-size="9pt" officeooo:paragraph-rsid="001e69c4" style:font-size-asian="9pt" style:font-size-complex="9pt"/>
    </style:style>
    <style:style style:name="P8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84" style:family="paragraph" style:parent-style-name="Text_20_body">
      <style:text-properties fo:font-size="9pt" fo:font-weight="normal" officeooo:paragraph-rsid="001e69c4" style:font-size-asian="9pt" style:font-weight-asian="normal" style:font-size-complex="9pt" style:font-weight-complex="normal"/>
    </style:style>
    <style:style style:name="P85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9pt" fo:font-weight="bold" officeooo:paragraph-rsid="001e69c4" style:font-size-asian="9pt" style:font-weight-asian="bold" style:font-size-complex="9pt" style:font-weight-complex="bold"/>
    </style:style>
    <style:style style:name="P87" style:family="paragraph" style:parent-style-name="_5b_RPG_5d__20_Táblázattartalom_20_-_20_saját_20_-_20_1">
      <style:paragraph-properties fo:text-align="justify" style:justify-single-word="false"/>
    </style:style>
    <style:style style:name="P88" style:family="paragraph" style:parent-style-name="Text_20_body">
      <style:paragraph-properties fo:text-align="justify" style:justify-single-word="false"/>
      <style:text-properties officeooo:paragraph-rsid="001e69c4"/>
    </style:style>
    <style:style style:name="P89" style:family="paragraph" style:parent-style-name="_5b_RPG_5d__20_Táblázattartalom_20_1">
      <style:paragraph-properties fo:text-align="center" style:justify-single-word="false"/>
      <style:text-properties fo:font-size="8pt" officeooo:paragraph-rsid="001ce703" fo:background-color="#ff0000" style:font-size-asian="8pt" style:font-size-complex="8pt"/>
    </style:style>
    <style:style style:name="P90" style:family="paragraph" style:parent-style-name="Text_20_body">
      <style:text-properties fo:font-size="8pt" fo:font-weight="normal" style:font-size-asian="7pt" style:font-weight-asian="normal" style:font-size-complex="8pt" style:font-weight-complex="normal"/>
    </style:style>
    <style:style style:name="P91" style:family="paragraph" style:parent-style-name="Text_20_body">
      <style:paragraph-properties fo:margin-left="0in" fo:margin-right="0in" fo:text-indent="0in" style:auto-text-indent="false"/>
    </style:style>
    <style:style style:name="P92" style:family="paragraph" style:parent-style-name="Standard">
      <style:paragraph-properties fo:margin-left="0in" fo:margin-right="0in" fo:text-indent="0in" style:auto-text-indent="false"/>
    </style:style>
    <style:style style:name="P93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</style:style>
    <style:style style:name="P94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95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96" style:family="paragraph" style:parent-style-name="_5b_RPG_5d__20_OK">
      <style:paragraph-properties fo:text-align="start" style:justify-single-word="false"/>
    </style:style>
    <style:style style:name="P97" style:family="paragraph" style:parent-style-name="_5b_RPG_5d__20_Táblázatfejléc">
      <style:paragraph-properties fo:text-align="start" style:justify-single-word="false"/>
    </style:style>
    <style:style style:name="P98" style:family="paragraph" style:parent-style-name="_5b_RPG_5d__20_Táblázattartalom_20_1">
      <style:paragraph-properties fo:text-align="start" style:justify-single-word="false"/>
    </style:style>
    <style:style style:name="P99" style:family="paragraph" style:parent-style-name="Standard">
      <style:paragraph-properties fo:margin-left="0in" fo:margin-right="0in" fo:text-indent="0in" style:auto-text-indent="false"/>
      <style:text-properties style:font-name="Mufferaw1" fo:font-size="6pt" style:font-size-asian="6pt" style:font-size-complex="6pt"/>
    </style:style>
    <style:style style:name="P100" style:family="paragraph" style:parent-style-name="Standard">
      <style:paragraph-properties fo:margin-left="0in" fo:margin-right="0in" fo:text-indent="0.0398in" style:auto-text-indent="false"/>
      <style:text-properties style:font-name="Mufferaw1" fo:font-size="6pt" style:font-size-asian="6pt" style:font-size-complex="6pt"/>
    </style:style>
    <style:style style:name="P101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2" style:family="paragraph" style:parent-style-name="Text_20_body">
      <style:text-properties fo:font-size="12pt" fo:font-style="normal" officeooo:paragraph-rsid="001e69c4" style:font-size-asian="12pt" style:font-style-asian="normal" style:font-size-complex="12pt" style:font-style-complex="normal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font-size="7pt" style:font-size-asian="7pt" style:font-size-complex="7pt"/>
    </style:style>
    <style:style style:name="P104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105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style:text-line-through-style="none" style:text-line-through-type="none" fo:font-style="normal" style:font-style-asian="normal" style:font-style-complex="normal"/>
    </style:style>
    <style:style style:name="P106" style:family="paragraph" style:parent-style-name="Text_20_body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 fo:font-style="normal" style:font-style-asian="normal" style:font-style-complex="normal"/>
    </style:style>
    <style:style style:name="P107" style:family="paragraph" style:parent-style-name="Standard">
      <style:text-properties style:text-line-through-style="none" style:text-line-through-type="none"/>
    </style:style>
    <style:style style:name="P108" style:family="paragraph" style:parent-style-name="Standard">
      <style:paragraph-properties fo:margin-left="0in" fo:margin-right="0in" fo:text-indent="0.0398in" style:auto-text-indent="false"/>
      <style:text-properties style:text-line-through-style="none" style:text-line-through-type="none"/>
    </style:style>
    <style:style style:name="P109" style:family="paragraph" style:parent-style-name="_5b_RPG_5d__20_Táblázattartalom_20_1">
      <style:text-properties style:text-line-through-style="none" style:text-line-through-type="none"/>
    </style:style>
    <style:style style:name="P110" style:family="paragraph" style:parent-style-name="_5b_RPG_5d__20_OK">
      <style:text-properties style:text-line-through-style="none" style:text-line-through-type="none"/>
    </style:style>
    <style:style style:name="P111" style:family="paragraph" style:parent-style-name="_5b_RPG_5d__20_OK">
      <style:text-properties style:text-line-through-style="none" style:text-line-through-type="none" fo:background-color="transparent"/>
    </style:style>
    <style:style style:name="P112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113" style:family="paragraph" style:parent-style-name="_5b_RPG_5d__20_Táblázat_20_-_20_Fortély_20_hatás">
      <style:paragraph-properties fo:text-align="start" style:justify-single-word="false"/>
      <style:text-properties style:text-line-through-style="none" style:text-line-through-type="none" officeooo:paragraph-rsid="001ce703" fo:background-color="transparent"/>
    </style:style>
    <style:style style:name="P114" style:family="paragraph" style:parent-style-name="_5b_RPG_5d__20_Táblázat_20_-_20_Fortély_20_hatás">
      <style:paragraph-properties fo:text-align="center" style:justify-single-word="false"/>
      <style:text-properties style:text-line-through-style="none" style:text-line-through-type="none" officeooo:paragraph-rsid="001ce703" fo:background-color="transparent"/>
    </style:style>
    <style:style style:name="P115" style:family="paragraph" style:parent-style-name="_5b_RPG_5d__20_OK">
      <style:text-properties style:text-line-through-style="none" style:text-line-through-type="none" officeooo:rsid="0012aa31" officeooo:paragraph-rsid="0012aa31" fo:background-color="transparent"/>
    </style:style>
    <style:style style:name="P116" style:family="paragraph" style:parent-style-name="_5b_RPG_5d__20_Táblázattartalom_20_1">
      <style:text-properties style:text-line-through-style="none" style:text-line-through-type="none" officeooo:paragraph-rsid="001ce703" fo:background-color="transparent"/>
    </style:style>
    <style:style style:name="P117" style:family="paragraph" style:parent-style-name="_5b_RPG_5d__20_Táblázattartalom_20_1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18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normal" officeooo:paragraph-rsid="001ce703" fo:background-color="transparent" style:font-weight-asian="normal" style:font-weight-complex="normal"/>
    </style:style>
    <style:style style:name="P119" style:family="paragraph" style:parent-style-name="_5b_RPG_5d__20_Táblázattartalom_20_1">
      <style:text-properties style:text-line-through-style="none" style:text-line-through-type="none" fo:font-weight="normal" officeooo:paragraph-rsid="001ce703" fo:background-color="transparent" style:font-weight-asian="normal" style:font-weight-complex="normal"/>
    </style:style>
    <style:style style:name="P120" style:family="paragraph" style:parent-style-name="_5b_RPG_5d__20_Táblázattartalom_20_1">
      <style:text-properties style:text-line-through-style="none" style:text-line-through-type="none" fo:font-weight="normal" fo:background-color="#ff0000" style:font-weight-asian="normal" style:font-weight-complex="normal"/>
    </style:style>
    <style:style style:name="P121" style:family="paragraph" style:parent-style-name="_5b_RPG_5d__20_Táblázattartalom_20_1">
      <style:text-properties style:text-line-through-style="none" style:text-line-through-type="none" fo:font-weight="bold" fo:background-color="#ffcc99" style:font-weight-asian="bold" style:font-weight-complex="bold"/>
    </style:style>
    <style:style style:name="P122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123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bold" officeooo:paragraph-rsid="001ce703" fo:background-color="transparent" style:font-weight-asian="bold" style:font-weight-complex="bold"/>
    </style:style>
    <style:style style:name="P124" style:family="paragraph" style:parent-style-name="_5b_RPG_5d__20_Táblázattartalom_20_1">
      <style:text-properties style:text-line-through-style="none" style:text-line-through-type="none" fo:font-weight="bold" officeooo:paragraph-rsid="001ce703" fo:background-color="transparent" style:font-weight-asian="bold" style:font-weight-complex="bold"/>
    </style:style>
    <style:style style:name="P125" style:family="paragraph" style:parent-style-name="_5b_RPG_5d__20_Táblázattartalom_20_1">
      <style:text-properties style:text-line-through-style="none" style:text-line-through-type="none" fo:font-weight="bold" fo:background-color="#ff0000" style:font-weight-asian="bold" style:font-weight-complex="bold"/>
    </style:style>
    <style:style style:name="P126" style:family="paragraph" style:parent-style-name="_5b_RPG_5d__20_Táblázattartalom_20_1">
      <style:text-properties style:text-line-through-style="none" style:text-line-through-type="none" fo:background-color="#ff0000"/>
    </style:style>
    <style:style style:name="P127" style:family="paragraph" style:parent-style-name="_5b_RPG_5d__20_Táblázattartalom_20_1">
      <style:text-properties style:text-line-through-style="none" style:text-line-through-type="none" officeooo:paragraph-rsid="001ce703" fo:background-color="#ff0000"/>
    </style:style>
    <style:style style:name="P128" style:family="paragraph" style:parent-style-name="_5b_RPG_5d__20_Táblázattartalom_20_1">
      <style:text-properties style:text-line-through-style="none" style:text-line-through-type="none" fo:background-color="#ffcc99"/>
    </style:style>
    <style:style style:name="P129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officeooo:paragraph-rsid="001ce703" style:font-size-asian="10pt" style:font-size-complex="10pt"/>
    </style:style>
    <style:style style:name="P130" style:family="paragraph" style:parent-style-name="_5b_RPG_5d__20_Táblázattartalom_20_1">
      <style:text-properties style:text-line-through-style="none" style:text-line-through-type="none" officeooo:paragraph-rsid="001ce703" fo:background-color="#23ff23"/>
    </style:style>
    <style:style style:name="P131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officeooo:paragraph-rsid="001ce703"/>
    </style:style>
    <style:style style:name="P132" style:family="paragraph" style:parent-style-name="_5b_RPG_5d__20_Táblázattartalom_20_1">
      <style:text-properties style:text-line-through-style="none" style:text-line-through-type="none" fo:background-color="#ff6633"/>
    </style:style>
    <style:style style:name="P133" style:family="paragraph" style:parent-style-name="_5b_RPG_5d__20_Táblázattartalom_20_1">
      <style:text-properties style:text-line-through-style="none" style:text-line-through-type="none" fo:background-color="#ff9966"/>
    </style:style>
    <style:style style:name="P134" style:family="paragraph" style:parent-style-name="_5b_RPG_5d__20_Táblázattartalom_20_1">
      <style:paragraph-properties fo:text-align="start" style:justify-single-word="false"/>
      <style:text-properties style:text-line-through-style="none" style:text-line-through-type="none"/>
    </style:style>
    <style:style style:name="P135" style:family="paragraph" style:parent-style-name="_5b_RPG_5d__20_Táblázattartalom_20_1">
      <style:text-properties style:text-line-through-style="none" style:text-line-through-type="none" fo:font-size="8pt" style:font-size-asian="8pt" style:font-size-complex="8p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paragraph-rsid="001ce703" style:font-size-asian="8pt" style:font-style-asian="normal" style:font-weight-asian="bold" style:font-size-complex="8pt" style:font-style-complex="normal" style:font-weight-complex="bold"/>
    </style:style>
    <style:style style:name="P13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fo:font-weight="bold" officeooo:paragraph-rsid="001ce703" style:font-size-asian="8pt" style:font-style-asian="normal" style:font-weight-asian="bold" style:font-size-complex="8pt" style:font-style-complex="normal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8pt" fo:font-style="normal" officeooo:paragraph-rsid="001ce703" style:font-size-asian="8pt" style:font-style-asian="normal" style:font-size-complex="8pt" style:font-style-complex="normal"/>
    </style:style>
    <style:style style:name="P13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officeooo:paragraph-rsid="001ce703" style:font-size-asian="8pt" style:font-style-asian="normal" style:font-size-complex="8pt" style:font-style-complex="normal"/>
    </style:style>
    <style:style style:name="P140" style:family="paragraph" style:parent-style-name="Standard">
      <style:paragraph-properties fo:margin-top="0.028in" fo:margin-bottom="0.028in" style:contextual-spacing="false" fo:text-align="start" style:justify-single-word="false" style:text-autospace="none"/>
      <style:text-properties style:font-name="Arial" fo:font-size="10pt" fo:font-style="normal" officeooo:paragraph-rsid="001e69c4" style:font-size-asian="10pt" style:font-style-asian="normal" style:font-size-complex="10pt" style:font-style-complex="normal"/>
    </style:style>
    <style:style style:name="P141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officeooo:paragraph-rsid="001e69c4" style:font-size-asian="10pt" style:font-style-asian="normal" style:font-size-complex="10pt" style:font-style-complex="normal"/>
    </style:style>
    <style:style style:name="P142" style:family="paragraph" style:parent-style-name="Table_20_Contents">
      <style:paragraph-properties fo:margin-top="0.028in" fo:margin-bottom="0.028in" style:contextual-spacing="false"/>
      <style:text-properties style:font-name="Arial" fo:font-size="10pt" fo:font-style="normal" officeooo:paragraph-rsid="001e69c4" style:font-size-asian="10pt" style:font-style-asian="normal" style:font-size-complex="10pt" style:font-style-complex="normal"/>
    </style:style>
    <style:style style:name="P143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0pt" fo:font-style="normal" officeooo:paragraph-rsid="001e69c4" fo:background-color="transparent" style:font-size-asian="10pt" style:font-style-asian="normal" style:font-size-complex="10pt" style:font-style-complex="normal"/>
    </style:style>
    <style:style style:name="P144" style:family="paragraph" style:parent-style-name="_5b_RPG_5d__20_Táblázattartalom_20_1">
      <style:text-properties style:font-name="Arial" fo:font-size="11pt" style:font-size-asian="11pt" style:font-size-complex="11pt"/>
    </style:style>
    <style:style style:name="P1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1pt" fo:font-style="normal" officeooo:paragraph-rsid="001e69c4" style:font-size-asian="11pt" style:font-style-asian="normal" style:font-size-complex="11pt" style:font-style-complex="normal"/>
    </style:style>
    <style:style style:name="P146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Arial" fo:font-size="11pt" fo:font-style="normal" officeooo:paragraph-rsid="001e69c4" style:font-size-asian="11pt" style:font-style-asian="normal" style:font-size-complex="11pt" style:font-style-complex="normal"/>
    </style:style>
    <style:style style:name="P147" style:family="paragraph" style:parent-style-name="Table_20_Contents">
      <style:paragraph-properties fo:margin-top="0.028in" fo:margin-bottom="0.028in" style:contextual-spacing="false" fo:text-align="start" style:justify-single-word="false"/>
      <style:text-properties style:font-name="Arial" fo:font-size="11pt" fo:font-style="normal" officeooo:paragraph-rsid="001e69c4" style:font-size-asian="11pt" style:font-style-asian="normal" style:font-size-complex="11pt" style:font-style-complex="normal"/>
    </style:style>
    <style:style style:name="P148" style:family="paragraph" style:parent-style-name="_5b_RPG_5d__20_Táblázattartalom_20_1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49" style:family="paragraph" style:parent-style-name="_5b_RPG_5d__20_Táblázattartalom_20_1">
      <style:text-properties style:font-name="Arial" fo:font-size="9pt" fo:font-weight="normal" style:font-size-asian="9pt" style:font-weight-asian="normal" style:font-size-complex="9pt" style:font-weight-complex="normal"/>
    </style:style>
    <style:style style:name="P150" style:family="paragraph" style:parent-style-name="_5b_RPG_5d__20_Táblázattartalom_20_-_20_fejléc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1" style:family="paragraph" style:parent-style-name="_5b_RPG_5d__20_Táblázattartalom_20_-_20_saját_20_-_20_1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tyle="normal" officeooo:paragraph-rsid="001e69c4" style:font-style-asian="normal" style:font-style-complex="normal"/>
    </style:style>
    <style:style style:name="P153" style:family="paragraph" style:parent-style-name="Table_20_Contents">
      <style:paragraph-properties fo:margin-top="0in" fo:margin-bottom="0in" style:contextual-spacing="false"/>
      <style:text-properties style:font-name="Arial" fo:font-style="normal" officeooo:paragraph-rsid="001e69c4" style:font-style-asian="normal" style:font-style-complex="normal"/>
    </style:style>
    <style:style style:name="P154" style:family="paragraph" style:parent-style-name="Table_20_Contents">
      <style:paragraph-properties fo:margin-top="0.028in" fo:margin-bottom="0.028in" style:contextual-spacing="false"/>
      <style:text-properties style:font-name="Arial" fo:font-style="normal" officeooo:paragraph-rsid="001e69c4" style:font-style-asian="normal" style:font-style-complex="normal"/>
    </style:style>
    <style:style style:name="P155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officeooo:paragraph-rsid="001ce703" fo:background-color="transparent"/>
    </style:style>
    <style:style style:name="P156" style:family="paragraph" style:parent-style-name="_5b_RPG_5d__20_Táblázattartalom_20_1">
      <style:text-properties fo:background-color="transparent"/>
    </style:style>
    <style:style style:name="P157" style:family="paragraph" style:parent-style-name="_5b_RPG_5d__20_Táblázattartalom_20_1">
      <loext:graphic-properties draw:fill="solid" draw:fill-color="#ff6633" draw:opacity="100%"/>
      <style:paragraph-properties fo:background-color="#ff6633"/>
      <style:text-properties fo:background-color="transparent"/>
    </style:style>
    <style:style style:name="P158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159" style:family="paragraph" style:parent-style-name="_5b_RPG_5d__20_Táblázat_20_-_20_Fortély_20_hatás">
      <style:text-properties fo:background-color="transparent"/>
    </style:style>
    <style:style style:name="P160" style:family="paragraph" style:parent-style-name="_5b_RPG_5d__20_Táblázat_20_-_20_Fortély_20_hatás">
      <style:paragraph-properties>
        <style:tab-stops>
          <style:tab-stop style:position="0.3693in"/>
        </style:tab-stops>
      </style:paragraph-properties>
      <style:text-properties fo:background-color="transparent"/>
    </style:style>
    <style:style style:name="P161" style:family="paragraph" style:parent-style-name="_5b_RPG_5d__20_Táblázat_20_-_20_Fortély_20_hatás">
      <style:text-properties officeooo:paragraph-rsid="001ce703" fo:background-color="transparent"/>
    </style:style>
    <style:style style:name="P162" style:family="paragraph" style:parent-style-name="_5b_RPG_5d__20_Táblázattartalom_20_1">
      <style:text-properties officeooo:paragraph-rsid="001ce703" fo:background-color="transparent"/>
    </style:style>
    <style:style style:name="P16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64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165" style:family="paragraph" style:parent-style-name="_5b_RPG_5d__20_Nem_5f_kell">
      <style:paragraph-properties fo:text-align="start" style:justify-single-word="false"/>
      <style:text-properties style:use-window-font-color="true" loext:opacity="0%" fo:background-color="transparent"/>
    </style:style>
    <style:style style:name="P166" style:family="paragraph" style:parent-style-name="_5b_RPG_5d__20_Nem_5f_kell">
      <style:text-properties style:use-window-font-color="true" loext:opacity="0%" fo:background-color="transparent"/>
    </style:style>
    <style:style style:name="P167" style:family="paragraph" style:parent-style-name="_5b_RPG_5d__20_Táblázattartalom_20_-_20_saját_20_-_20_1">
      <style:text-properties style:use-window-font-color="true" loext:opacity="0%"/>
    </style:style>
    <style:style style:name="P168" style:family="paragraph" style:parent-style-name="_5b_RPG_5d__20_Táblázattartalom_20_-_20_saját_20_-_20_1">
      <style:text-properties style:use-window-font-color="true" loext:opacity="0%" fo:font-weight="bold" style:font-weight-asian="bold" style:font-weight-complex="bold"/>
    </style:style>
    <style:style style:name="P169" style:family="paragraph" style:parent-style-name="_5b_RPG_5d__20_Nem_5f_kell">
      <style:text-properties style:use-window-font-color="true" loext:opacity="0%" fo:font-weight="bold" fo:background-color="transparent" style:font-weight-asian="bold" style:font-weight-complex="bold"/>
    </style:style>
    <style:style style:name="P170" style:family="paragraph" style:parent-style-name="_5b_RPG_5d__20_Nem_5f_kell">
      <style:paragraph-properties fo:text-align="start" style:justify-single-word="false"/>
      <style:text-properties style:use-window-font-color="true" loext:opacity="0%" fo:font-weight="bold" fo:background-color="transparent" style:font-weight-asian="bold" style:font-weight-complex="bold"/>
    </style:style>
    <style:style style:name="P171" style:family="paragraph" style:parent-style-name="_5b_RPG_5d__20_Nem_5f_kell">
      <style:paragraph-properties fo:text-align="start" style:justify-single-word="false"/>
      <style:text-properties style:use-window-font-color="true" loext:opacity="0%" fo:font-weight="bold" officeooo:paragraph-rsid="0001aaf9" fo:background-color="transparent" style:font-weight-asian="bold" style:font-weight-complex="bold"/>
    </style:style>
    <style:style style:name="P172" style:family="paragraph" style:parent-style-name="_5b_RPG_5d__20_Táblázattartalom_20_-_20_saját_20_-_20_1">
      <style:paragraph-properties fo:text-align="start" style:justify-single-word="false"/>
      <style:text-properties style:use-window-font-color="true" loext:opacity="0%"/>
    </style:style>
    <style:style style:name="P173" style:family="paragraph" style:parent-style-name="_5b_RPG_5d__20_Táblázattartalom_20_-_20_fejléc">
      <style:text-properties style:use-window-font-color="true" loext:opacity="0%"/>
    </style:style>
    <style:style style:name="P174" style:family="paragraph" style:parent-style-name="_5b_RPG_5d__20_Táblázattartalom_20_1">
      <style:text-properties style:use-window-font-color="true" loext:opacity="0%" style:text-line-through-style="solid" style:text-line-through-type="single" style:text-line-through-width="bold" fo:background-color="transparent"/>
    </style:style>
    <style:style style:name="P175" style:family="paragraph" style:parent-style-name="_5b_RPG_5d__20_Táblázattartalom_20_1">
      <style:text-properties style:use-window-font-color="true" loext:opacity="0%" style:text-line-through-style="none" style:text-line-through-type="none" fo:background-color="transparent"/>
    </style:style>
    <style:style style:name="P176" style:family="paragraph" style:parent-style-name="_5b_RPG_5d__20_Táblázattartalom_20_1">
      <style:text-properties style:use-window-font-color="true" loext:opacity="0%" style:text-line-through-style="none" style:text-line-through-type="none" fo:font-size="7pt" fo:background-color="transparent" style:font-size-asian="7pt" style:font-size-complex="7pt"/>
    </style:style>
    <style:style style:name="P177" style:family="paragraph" style:parent-style-name="_5b_RPG_5d__20_Nem_5f_kell">
      <style:text-properties style:use-window-font-color="true" loext:opacity="0%"/>
    </style:style>
    <style:style style:name="P178" style:family="paragraph" style:parent-style-name="_5b_RPG_5d__20_Nem_5f_kell">
      <style:text-properties style:use-window-font-color="true" loext:opacity="0%" fo:font-size="10pt" fo:background-color="transparent" style:font-size-asian="10pt" style:font-size-complex="10pt"/>
    </style:style>
    <style:style style:name="P179" style:family="paragraph" style:parent-style-name="_5b_RPG_5d__20_Nem_5f_kell">
      <style:text-properties style:use-window-font-color="true" loext:opacity="0%" fo:font-size="10pt" fo:font-style="italic" fo:background-color="transparent" style:font-size-asian="10pt" style:font-style-asian="italic" style:font-size-complex="10pt" style:font-style-complex="italic"/>
    </style:style>
    <style:style style:name="P180" style:family="paragraph" style:parent-style-name="_5b_RPG_5d__20_Táblázat_20_-_20_Fortély_20_hatás">
      <style:text-properties style:use-window-font-color="true" loext:opacity="0%" fo:font-style="italic" style:font-style-asian="italic" style:font-style-complex="italic"/>
    </style:style>
    <style:style style:name="P181" style:family="paragraph" style:parent-style-name="_5b_RPG_5d__20_Táblázat_20_-_20_Fortély_20_hatás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P182" style:family="paragraph" style:parent-style-name="_5b_RPG_5d__20_Táblázat_20_-_20_Fortély_20_hatás">
      <style:text-properties style:use-window-font-color="true" loext:opacity="0%" fo:font-style="normal" style:font-style-asian="normal" style:font-style-complex="normal"/>
    </style:style>
    <style:style style:name="P183" style:family="paragraph" style:parent-style-name="_5b_RPG_5d__20_Táblázattartalom_20_-_20_saját_20_-_20_1">
      <style:paragraph-properties fo:text-align="start" style:justify-single-word="false"/>
      <style:text-properties fo:color="#dc2300" loext:opacity="100%"/>
    </style:style>
    <style:style style:name="P184" style:family="paragraph" style:parent-style-name="_5b_RPG_5d__20_Táblázattartalom_20_-_20_saját_20_-_20_1">
      <style:text-properties fo:color="#666666" loext:opacity="100%" fo:font-size="7pt" style:font-size-asian="7pt" style:font-size-complex="7pt"/>
    </style:style>
    <style:style style:name="P18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87" style:family="paragraph" style:parent-style-name="Table_20_Heading">
      <style:paragraph-properties fo:text-align="center" style:justify-single-word="false"/>
      <style:text-properties fo:color="#00ae00" loext:opacity="100%" fo:font-size="10pt" style:font-size-asian="10pt" style:font-size-complex="10pt"/>
    </style:style>
    <style:style style:name="P188" style:family="paragraph" style:parent-style-name="Text_20_body">
      <style:paragraph-properties fo:break-before="column"/>
    </style:style>
    <style:style style:name="P189" style:family="paragraph" style:parent-style-name="Text_20_body">
      <style:paragraph-properties fo:margin-left="0.1181in" fo:margin-right="0in" fo:text-indent="0in" style:auto-text-indent="false" fo:break-before="column"/>
    </style:style>
    <style:style style:name="P19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1" style:family="paragraph" style:parent-style-name="_5b_RPG_5d__20_Táblázattartalom_20_1">
      <style:text-properties style:font-name="Times New Roman"/>
    </style:style>
    <style:style style:name="P192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193" style:family="paragraph" style:parent-style-name="_5b_RPG_5d__20_Táblázattartalom_20_1">
      <style:text-properties style:font-name="Times New Roman" fo:font-size="7pt" style:font-size-asian="7pt" style:font-size-complex="7pt"/>
    </style:style>
    <style:style style:name="P194" style:family="paragraph" style:parent-style-name="_5b_RPG_5d__20_Táblázattartalom_20_1">
      <style:text-properties style:font-name="Times New Roman" fo:font-size="8pt" style:font-size-asian="8pt" style:font-size-complex="8pt"/>
    </style:style>
    <style:style style:name="P195" style:family="paragraph" style:parent-style-name="Table_20_Contents">
      <style:paragraph-properties fo:margin-top="0.028in" fo:margin-bottom="0.028in" style:contextual-spacing="false" fo:text-align="start" style:justify-single-word="false"/>
      <style:text-properties style:font-name="Times New Roman" fo:font-size="11pt" fo:font-style="normal" fo:font-weight="normal" officeooo:rsid="0010b294" officeooo:paragraph-rsid="001e69c4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Times New Roman" fo:font-size="11pt" fo:font-style="normal" officeooo:paragraph-rsid="001e69c4" style:font-size-asian="11pt" style:font-style-asian="normal" style:font-size-complex="11pt" style:font-style-complex="normal"/>
    </style:style>
    <style:style style:name="P197" style:family="paragraph" style:parent-style-name="Table_20_Contents">
      <style:paragraph-properties fo:margin-top="0.028in" fo:margin-bottom="0.028in" style:contextual-spacing="false"/>
      <style:text-properties style:font-name="Times New Roman" fo:font-size="11pt" fo:font-style="normal" officeooo:paragraph-rsid="001e69c4" style:font-size-asian="11pt" style:font-style-asian="normal" style:font-size-complex="11pt" style:font-style-complex="normal"/>
    </style:style>
    <style:style style:name="P198" style:family="paragraph" style:parent-style-name="Table_20_Contents">
      <style:paragraph-properties fo:margin-top="0.028in" fo:margin-bottom="0.028in" style:contextual-spacing="false" fo:text-align="center" style:justify-single-word="false"/>
      <style:text-properties style:font-name="Times New Roman" fo:font-size="11pt" fo:font-style="normal" fo:font-weight="bold" officeooo:paragraph-rsid="001e69c4" style:font-size-asian="11pt" style:font-style-asian="normal" style:font-weight-asian="bold" style:font-size-complex="11pt" style:font-style-complex="normal" style:font-weight-complex="bold"/>
    </style:style>
    <style:style style:name="P199" style:family="paragraph" style:parent-style-name="_5b_RPG_5d__20_Táblázattartalom_20_1">
      <style:text-properties style:text-line-through-style="solid" style:text-line-through-type="single" style:text-line-through-width="bold" fo:background-color="transparent"/>
    </style:style>
    <style:style style:name="P200" style:family="paragraph" style:parent-style-name="_5b_RPG_5d__20_Táblázattartalom_20_1">
      <style:text-properties style:text-line-through-style="solid" style:text-line-through-type="single" style:text-line-through-width="bold" officeooo:paragraph-rsid="001ce703" fo:background-color="transparent"/>
    </style:style>
    <style:style style:name="P201" style:family="paragraph" style:parent-style-name="_5b_RPG_5d__20_Táblázattartalom_20_1">
      <style:text-properties style:text-line-through-style="solid" style:text-line-through-type="single" style:text-line-through-width="bold" officeooo:paragraph-rsid="001ce703" fo:background-color="#ffcc99"/>
    </style:style>
    <style:style style:name="P202" style:family="paragraph" style:parent-style-name="_5b_RPG_5d__20_Táblázattartalom_20_1">
      <style:text-properties fo:color="#b84747" loext:opacity="100%" fo:font-size="7pt" fo:font-weight="bold" officeooo:paragraph-rsid="001ce703" style:font-size-asian="7pt" style:font-weight-asian="bold" style:font-size-complex="7pt" style:font-weight-complex="bold"/>
    </style:style>
    <style:style style:name="P203" style:family="paragraph" style:parent-style-name="_5b_RPG_5d__20_Táblázattartalom_20_1">
      <style:text-properties fo:color="#ff0000" loext:opacity="100%" style:text-line-through-style="none" style:text-line-through-type="none" fo:font-weight="bold" officeooo:paragraph-rsid="001ce703" fo:background-color="transparent"/>
    </style:style>
    <style:style style:name="P204" style:family="paragraph" style:parent-style-name="_5b_RPG_5d__20_Táblázattartalom_20_1">
      <style:text-properties fo:background-color="#ff0000"/>
    </style:style>
    <style:style style:name="P205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206" style:family="paragraph" style:parent-style-name="_5b_RPG_5d__20_Táblázat_20_-_20_Fortély_20_hatás">
      <style:text-properties fo:background-color="#ff0000"/>
    </style:style>
    <style:style style:name="P207" style:family="paragraph" style:parent-style-name="Standard">
      <style:paragraph-properties fo:text-align="justify" style:justify-single-word="false"/>
      <style:text-properties officeooo:rsid="002d1b17" officeooo:paragraph-rsid="001e69c4" fo:background-color="#ff0000"/>
    </style:style>
    <style:style style:name="P208" style:family="paragraph" style:parent-style-name="Text_20_body">
      <style:text-properties officeooo:paragraph-rsid="001e69c4" fo:background-color="#ff0000"/>
    </style:style>
    <style:style style:name="P209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210" style:family="paragraph" style:parent-style-name="_5b_RPG_5d__20_Táblázat_20_-_20_Fortély_20_hatás">
      <style:paragraph-properties fo:text-align="start" style:justify-single-word="false"/>
      <style:text-properties fo:font-style="normal" officeooo:paragraph-rsid="001ce703" fo:background-color="transparent" style:font-style-asian="normal" style:font-style-complex="normal"/>
    </style:style>
    <style:style style:name="P211" style:family="paragraph" style:parent-style-name="_5b_RPG_5d__20_Táblázat_20_-_20_Fortély_20_hatás">
      <style:text-properties fo:font-style="normal" officeooo:paragraph-rsid="001ce703" fo:background-color="transparent" style:font-style-asian="normal" style:font-style-complex="normal"/>
    </style:style>
    <style:style style:name="P212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213" style:family="paragraph" style:parent-style-name="_5b_RPG_5d__20_Táblázat_20_-_20_Fortély_20_hatás">
      <style:text-properties fo:font-style="normal" style:font-style-asian="normal" style:font-style-complex="normal"/>
    </style:style>
    <style:style style:name="P214" style:family="paragraph" style:parent-style-name="_5b_RPG_5d__20_Táblázat_20_-_20_Fortély_20_hatás">
      <style:text-properties fo:font-style="normal" officeooo:paragraph-rsid="001ce703" fo:background-color="#ff6633" style:font-style-asian="normal" style:font-style-complex="normal"/>
    </style:style>
    <style:style style:name="P215" style:family="paragraph" style:parent-style-name="_5b_RPG_5d__20_Táblázat_20_-_20_Fortély_20_hatás">
      <style:text-properties fo:font-style="normal" officeooo:paragraph-rsid="001ce703" fo:background-color="#ff0000" style:font-style-asian="normal" style:font-style-complex="normal"/>
    </style:style>
    <style:style style:name="P216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  <style:text-properties officeooo:paragraph-rsid="001ce703"/>
    </style:style>
    <style:style style:name="P217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218" style:family="paragraph" style:parent-style-name="_5b_RPG_5d__20_Táblázat_20_-_20_Fortély_20_hatás">
      <style:text-properties fo:font-style="italic" style:font-style-asian="italic" style:font-style-complex="italic"/>
    </style:style>
    <style:style style:name="P219" style:family="paragraph" style:parent-style-name="_5b_RPG_5d__20_Táblázat_20_-_20_Fortély_20_hatás">
      <style:text-properties fo:font-style="italic" officeooo:paragraph-rsid="001ce703" style:font-style-asian="italic" style:font-style-complex="italic"/>
    </style:style>
    <style:style style:name="P220" style:family="paragraph" style:parent-style-name="_5b_RPG_5d__20_Táblázat_20_-_20_Fortély_20_hatás">
      <style:text-properties style:text-underline-style="solid" style:text-underline-width="auto" style:text-underline-color="font-color" fo:font-weight="normal" officeooo:paragraph-rsid="001ce703" fo:background-color="transparent" style:font-weight-asian="normal" style:font-weight-complex="normal"/>
    </style:style>
    <style:style style:name="P221" style:family="paragraph" style:parent-style-name="_5b_RPG_5d__20_Táblázat_20_-_20_Fortély_20_hatás">
      <style:text-properties fo:background-color="#ff9966"/>
    </style:style>
    <style:style style:name="P222" style:family="paragraph" style:parent-style-name="Text_20_body">
      <style:text-properties style:font-name="Nimbus Roman No9 L1" fo:font-size="11pt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01ce703"/>
    </style:style>
    <style:style style:name="P224" style:family="paragraph" style:parent-style-name="_5b_RPG_5d__20_Táblázat_20_-_20_Fortély_20_hatás">
      <style:text-properties officeooo:paragraph-rsid="001ce703"/>
    </style:style>
    <style:style style:name="P225" style:family="paragraph" style:parent-style-name="_5b_RPG_5d__20_Táblázattartalom_20_1">
      <style:text-properties officeooo:paragraph-rsid="001ce703"/>
    </style:style>
    <style:style style:name="P226" style:family="paragraph" style:parent-style-name="_5b_RPG_5d__20_Táblázattartalom_20_1">
      <style:text-properties officeooo:rsid="0012aa31" officeooo:paragraph-rsid="0012aa31"/>
    </style:style>
    <style:style style:name="P227" style:family="paragraph" style:parent-style-name="Standard">
      <style:text-properties officeooo:paragraph-rsid="001e69c4"/>
    </style:style>
    <style:style style:name="P228" style:family="paragraph" style:parent-style-name="Text_20_body">
      <style:text-properties officeooo:paragraph-rsid="001e69c4"/>
    </style:style>
    <style:style style:name="P229" style:family="paragraph" style:parent-style-name="Text_20_body">
      <loext:graphic-properties draw:fill="solid" draw:fill-color="#ff0000" draw:opacity="100%"/>
      <style:paragraph-properties fo:background-color="#ff0000"/>
      <style:text-properties officeooo:paragraph-rsid="001e69c4"/>
    </style:style>
    <style:style style:name="P230" style:family="paragraph" style:parent-style-name="Text_20_body">
      <style:text-properties officeooo:rsid="002478f1" officeooo:paragraph-rsid="001e69c4"/>
    </style:style>
    <style:style style:name="P231" style:family="paragraph" style:parent-style-name="Heading_20_1">
      <style:paragraph-properties fo:break-before="page"/>
    </style:style>
    <style:style style:name="P232" style:family="paragraph" style:parent-style-name="Heading_20_1"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233" style:family="paragraph" style:parent-style-name="Heading_20_1" style:list-style-name="">
      <style:paragraph-properties fo:keep-together="always">
        <style:tab-stops/>
        <style:drop-cap/>
      </style:paragraph-properties>
    </style:style>
    <style:style style:name="P234" style:family="paragraph" style:parent-style-name="Heading_20_2">
      <style:paragraph-properties fo:break-before="page"/>
    </style:style>
    <style:style style:name="P235" style:family="paragraph" style:parent-style-name="Heading_20_2" style:list-style-name="">
      <style:paragraph-properties fo:keep-together="always">
        <style:tab-stops/>
      </style:paragraph-properties>
    </style:style>
    <style:style style:name="P236" style:family="paragraph" style:parent-style-name="Heading_20_3">
      <style:text-properties officeooo:paragraph-rsid="001e69c4"/>
    </style:style>
    <style:style style:name="P237" style:family="paragraph" style:parent-style-name="Heading_20_3">
      <style:paragraph-properties fo:break-before="page"/>
      <style:text-properties officeooo:paragraph-rsid="001e69c4"/>
    </style:style>
    <style:style style:name="P238" style:family="paragraph" style:parent-style-name="Heading_20_4">
      <style:text-properties officeooo:paragraph-rsid="001e69c4"/>
    </style:style>
    <style:style style:name="P239" style:family="paragraph" style:parent-style-name="Heading_20_4">
      <style:paragraph-properties fo:break-before="page"/>
      <style:text-properties officeooo:paragraph-rsid="001e69c4"/>
    </style:style>
    <style:style style:name="P240" style:family="paragraph" style:parent-style-name="Standard" style:list-style-name="L25">
      <style:text-properties style:use-window-font-color="true" loext:opacity="0%" fo:font-size="10pt" style:font-size-asian="10pt" style:font-size-complex="10pt"/>
    </style:style>
    <style:style style:name="P241" style:family="paragraph" style:parent-style-name="Standard" style:list-style-name="L26">
      <style:paragraph-properties fo:margin-left="0in" fo:margin-right="0in" fo:text-indent="0in" style:auto-text-indent="false"/>
      <style:text-properties style:use-window-font-color="true" loext:opacity="0%" fo:font-size="10pt" style:font-size-asian="10pt" style:font-size-complex="10pt"/>
    </style:style>
    <style:style style:name="P242" style:family="paragraph" style:parent-style-name="Standard" style:list-style-name="L26">
      <style:text-properties fo:font-size="10pt" style:font-size-asian="10pt" style:font-size-complex="10pt"/>
    </style:style>
    <style:style style:name="P243" style:family="paragraph" style:parent-style-name="Standard" style:list-style-name="L26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44" style:family="paragraph" style:parent-style-name="Text_20_body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245" style:family="paragraph" style:parent-style-name="Text_20_body" style:list-style-name="L1">
      <style:paragraph-properties fo:text-align="start" style:justify-single-word="false"/>
    </style:style>
    <style:style style:name="P246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</style:style>
    <style:style style:name="P247" style:family="paragraph" style:parent-style-name="Text_20_body" style:list-style-name="L2">
      <style:paragraph-properties fo:margin-top="0in" fo:margin-bottom="0.0665in" style:contextual-spacing="false"/>
    </style:style>
    <style:style style:name="P248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</style:style>
    <style:style style:name="P249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</style:style>
    <style:style style:name="P250" style:family="paragraph" style:parent-style-name="Text_20_body" style:list-style-name="L2">
      <style:paragraph-properties fo:margin-left="0.4925in" fo:margin-right="0in" fo:text-indent="0in" style:auto-text-indent="false"/>
    </style:style>
    <style:style style:name="P251" style:family="paragraph" style:parent-style-name="Text_20_body" style:list-style-name="L2">
      <style:paragraph-properties fo:margin-top="0in" fo:margin-bottom="0.0665in" style:contextual-spacing="false"/>
      <style:text-properties fo:font-weight="bold" style:font-weight-asian="bold" style:font-weight-complex="bold"/>
    </style:style>
    <style:style style:name="P252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  <style:text-properties fo:font-weight="bold" style:font-weight-asian="bold" style:font-weight-complex="bold"/>
    </style:style>
    <style:style style:name="P253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>
        <style:tab-stops>
          <style:tab-stop style:position="3.5161in"/>
        </style:tab-stops>
      </style:paragraph-properties>
    </style:style>
    <style:style style:name="P254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style:text-line-through-style="none" style:text-line-through-type="none"/>
    </style:style>
    <style:style style:name="P255" style:family="paragraph" style:parent-style-name="Text_20_body" style:list-style-name="L5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 fo:font-style="normal" style:font-style-asian="normal" style:font-style-complex="normal"/>
    </style:style>
    <style:style style:name="P256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fo:font-weight="normal" style:font-weight-asian="normal" style:font-weight-complex="normal"/>
    </style:style>
    <style:style style:name="P257" style:family="paragraph" style:parent-style-name="Text_20_body" style:list-style-name="L28">
      <style:paragraph-properties fo:margin-left="0in" fo:margin-right="0in" fo:margin-top="0in" fo:margin-bottom="0.0665in" style:contextual-spacing="false" fo:text-indent="0in" style:auto-text-indent="false"/>
      <style:text-properties fo:font-weight="normal" style:font-weight-asian="normal" style:font-weight-complex="normal"/>
    </style:style>
    <style:style style:name="P258" style:family="paragraph" style:parent-style-name="Text_20_body" style:list-style-name="L5">
      <style:paragraph-properties fo:margin-left="0in" fo:margin-right="0in" fo:margin-top="0in" fo:margin-bottom="0.0665in" style:contextual-spacing="false" fo:text-indent="0.0783in" style:auto-text-indent="false"/>
    </style:style>
    <style:style style:name="P259" style:family="paragraph" style:parent-style-name="Text_20_body" style:list-style-name="L23"/>
    <style:style style:name="P260" style:family="paragraph" style:parent-style-name="Text_20_body" style:list-style-name="L27">
      <style:paragraph-properties fo:margin-top="0in" fo:margin-bottom="0in" style:contextual-spacing="false"/>
      <style:text-properties fo:font-size="9pt" style:font-size-asian="9pt" style:font-size-complex="9pt"/>
    </style:style>
    <style:style style:name="P261" style:family="paragraph" style:parent-style-name="Text_20_body" style:list-style-name="L28"/>
    <style:style style:name="P262" style:family="paragraph" style:parent-style-name="Text_20_body" style:list-style-name="L29">
      <style:paragraph-properties>
        <style:tab-stops>
          <style:tab-stop style:position="2.7839in"/>
        </style:tab-stops>
      </style:paragraph-properties>
      <style:text-properties officeooo:paragraph-rsid="001e69c4"/>
    </style:style>
    <style:style style:name="P263" style:family="paragraph" style:parent-style-name="Text_20_body" style:list-style-name="L30">
      <style:paragraph-properties fo:text-align="justify" style:justify-single-word="false"/>
      <style:text-properties officeooo:paragraph-rsid="001e69c4"/>
    </style:style>
    <style:style style:name="P264" style:family="paragraph" style:parent-style-name="Text_20_body" style:list-style-name="L31">
      <style:text-properties officeooo:paragraph-rsid="001e69c4"/>
    </style:style>
    <style:style style:name="P265" style:family="paragraph" style:parent-style-name="Text_20_body" style:list-style-name="L32">
      <style:text-properties officeooo:paragraph-rsid="001e69c4"/>
    </style:style>
    <style:style style:name="P266" style:family="paragraph" style:parent-style-name="Text_20_body" style:list-style-name="L32">
      <style:text-properties officeooo:paragraph-rsid="0020f4c7"/>
    </style:style>
    <style:style style:name="P267" style:family="paragraph" style:parent-style-name="Text_20_body" style:list-style-name="L33">
      <style:text-properties officeooo:paragraph-rsid="001e69c4"/>
    </style:style>
    <style:style style:name="P268" style:family="paragraph" style:parent-style-name="Text_20_body">
      <style:text-properties officeooo:paragraph-rsid="001e69c4"/>
    </style:style>
    <style:style style:name="P269" style:family="paragraph" style:parent-style-name="_5b_RPG_5d__20_Táblázat_20_-_20_Fortély_20_hatás" style:list-style-name="L6">
      <style:text-properties fo:background-color="transparent"/>
    </style:style>
    <style:style style:name="P270" style:family="paragraph" style:parent-style-name="_5b_RPG_5d__20_Táblázat_20_-_20_Fortély_20_hatás" style:list-style-name="L7">
      <style:text-properties fo:background-color="transparent"/>
    </style:style>
    <style:style style:name="P271" style:family="paragraph" style:parent-style-name="_5b_RPG_5d__20_Táblázat_20_-_20_Fortély_20_hatás" style:list-style-name="L10">
      <style:text-properties officeooo:paragraph-rsid="001ce703" fo:background-color="transparent"/>
    </style:style>
    <style:style style:name="P272" style:family="paragraph" style:parent-style-name="_5b_RPG_5d__20_Táblázat_20_-_20_Fortély_20_hatás" style:list-style-name="L11">
      <style:text-properties officeooo:paragraph-rsid="001ce703" fo:background-color="transparent"/>
    </style:style>
    <style:style style:name="P273" style:family="paragraph" style:parent-style-name="_5b_RPG_5d__20_Táblázat_20_-_20_Fortély_20_hatás" style:list-style-name="L13">
      <style:text-properties officeooo:paragraph-rsid="001ce703" fo:background-color="transparent"/>
    </style:style>
    <style:style style:name="P274" style:family="paragraph" style:parent-style-name="_5b_RPG_5d__20_Táblázat_20_-_20_Fortély_20_hatás" style:list-style-name="L14">
      <style:text-properties officeooo:paragraph-rsid="001ce703" fo:background-color="transparent"/>
    </style:style>
    <style:style style:name="P275" style:family="paragraph" style:parent-style-name="_5b_RPG_5d__20_Táblázat_20_-_20_Fortély_20_hatás" style:list-style-name="L15">
      <style:text-properties officeooo:paragraph-rsid="001ce703" fo:background-color="transparent"/>
    </style:style>
    <style:style style:name="P276" style:family="paragraph" style:parent-style-name="_5b_RPG_5d__20_Táblázat_20_-_20_Fortély_20_hatás" style:list-style-name="L17">
      <style:paragraph-properties>
        <style:tab-stops>
          <style:tab-stop style:position="0.3783in"/>
        </style:tab-stops>
      </style:paragraph-properties>
      <style:text-properties officeooo:paragraph-rsid="001ce703" fo:background-color="transparent"/>
    </style:style>
    <style:style style:name="P277" style:family="paragraph" style:parent-style-name="_5b_RPG_5d__20_Táblázat_20_-_20_Fortély_20_hatás" style:list-style-name="L17">
      <style:paragraph-properties fo:margin-left="0.3091in" fo:margin-right="-0.0035in" fo:text-indent="0in" style:auto-text-indent="false">
        <style:tab-stops>
          <style:tab-stop style:position="0.3783in"/>
        </style:tab-stops>
      </style:paragraph-properties>
      <style:text-properties officeooo:paragraph-rsid="001ce703" fo:background-color="transparent"/>
    </style:style>
    <style:style style:name="P278" style:family="paragraph" style:parent-style-name="_5b_RPG_5d__20_Táblázat_20_-_20_Fortély_20_hatás" style:list-style-name="L19">
      <style:text-properties officeooo:paragraph-rsid="001ce703" fo:background-color="transparent"/>
    </style:style>
    <style:style style:name="P279" style:family="paragraph" style:parent-style-name="_5b_RPG_5d__20_Táblázat_20_-_20_Fortély_20_hatás" style:list-style-name="L19">
      <style:paragraph-properties fo:margin-left="0.2953in" fo:margin-right="0in" fo:text-indent="0in" style:auto-text-indent="false"/>
      <style:text-properties officeooo:paragraph-rsid="001ce703" fo:background-color="transparent"/>
    </style:style>
    <style:style style:name="P280" style:family="paragraph" style:parent-style-name="_5b_RPG_5d__20_Táblázat_20_-_20_Fortély_20_hatás" style:list-style-name="L21">
      <style:text-properties officeooo:paragraph-rsid="001ce703" fo:background-color="transparent"/>
    </style:style>
    <style:style style:name="P281" style:family="paragraph" style:parent-style-name="_5b_RPG_5d__20_Táblázat_20_-_20_Fortély_20_hatás" style:list-style-name="L22">
      <style:text-properties officeooo:paragraph-rsid="001ce703" fo:background-color="transparent"/>
    </style:style>
    <style:style style:name="P282" style:family="paragraph" style:parent-style-name="_5b_RPG_5d__20_Táblázat_20_-_20_Fortély_20_hatás" style:list-style-name="L6">
      <style:text-properties fo:font-style="normal" fo:background-color="transparent" style:font-style-asian="normal" style:font-style-complex="normal"/>
    </style:style>
    <style:style style:name="P283" style:family="paragraph" style:parent-style-name="_5b_RPG_5d__20_Táblázat_20_-_20_Fortély_20_hatás" style:list-style-name="L8">
      <style:text-properties fo:font-style="normal" fo:background-color="transparent" style:font-style-asian="normal" style:font-style-complex="normal"/>
    </style:style>
    <style:style style:name="P284" style:family="paragraph" style:parent-style-name="_5b_RPG_5d__20_Táblázat_20_-_20_Fortély_20_hatás" style:list-style-name="L8">
      <loext:graphic-properties draw:fill="solid" draw:fill-color="#ff0000" draw:opacity="100%"/>
      <style:paragraph-properties fo:background-color="#ff0000"/>
      <style:text-properties fo:font-style="normal" officeooo:rsid="0003f5fa" officeooo:paragraph-rsid="0003f5fa" fo:background-color="transparent" style:font-style-asian="normal" style:font-style-complex="normal"/>
    </style:style>
    <style:style style:name="P285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286" style:family="paragraph" style:parent-style-name="_5b_RPG_5d__20_Táblázat_20_-_20_Fortély_20_hatás" style:list-style-name="L20">
      <style:paragraph-properties fo:text-align="start" style:justify-single-word="false"/>
      <style:text-properties fo:font-style="normal" officeooo:paragraph-rsid="001ce703" fo:background-color="transparent" style:font-style-asian="normal" style:font-style-complex="normal"/>
    </style:style>
    <style:style style:name="P287" style:family="paragraph" style:parent-style-name="_5b_RPG_5d__20_Táblázat_20_-_20_Fortély_20_hatás" style:list-style-name="L12">
      <style:text-properties fo:font-weight="normal" officeooo:paragraph-rsid="001ce703" fo:background-color="transparent" style:font-weight-asian="normal" style:font-weight-complex="normal"/>
    </style:style>
    <style:style style:name="P288" style:family="paragraph" style:parent-style-name="_5b_RPG_5d__20_Táblázat_20_-_20_Fortély_20_hatás" style:list-style-name="L11">
      <style:text-properties fo:font-weight="normal" officeooo:paragraph-rsid="001ce703" fo:background-color="transparent" style:font-weight-asian="normal" style:font-weight-complex="normal"/>
    </style:style>
    <style:style style:name="P289" style:family="paragraph" style:parent-style-name="_5b_RPG_5d__20_Táblázat_20_-_20_Fortély_20_hatás" style:list-style-name="L16">
      <style:paragraph-properties>
        <style:tab-stops>
          <style:tab-stop style:position="0.3783in"/>
        </style:tab-stops>
      </style:paragraph-properties>
      <style:text-properties officeooo:paragraph-rsid="001ce703"/>
    </style:style>
    <style:style style:name="P290" style:family="paragraph" style:parent-style-name="_5b_RPG_5d__20_Táblázat_20_-_20_Fortély_20_hatás" style:list-style-name="L19">
      <style:text-properties officeooo:paragraph-rsid="001ce703" fo:background-color="#ff0000"/>
    </style:style>
    <style:style style:name="P291" style:family="paragraph" style:parent-style-name="_5b_RPG_5d__20_Táblázat_20_-_20_Fortély_20_hatás" style:list-style-name="L21">
      <style:text-properties style:font-name="FreeSerif6" officeooo:paragraph-rsid="001ce703" fo:background-color="transparent" style:font-name-asian="FreeSerif6" style:font-name-complex="FreeSerif6"/>
    </style:style>
    <style:style style:name="P292" style:family="paragraph" style:parent-style-name="_5b_RPG_5d__20_Táblázat_20_-_20_Fortély_20_hatás" style:list-style-name="L24"/>
    <style:style style:name="P293" style:family="paragraph" style:parent-style-name="_5b_RPG_5d__20_Táblázat_20_-_20_Fortély_20_hatás" style:list-style-name="L24">
      <style:text-properties officeooo:paragraph-rsid="00056fe3"/>
    </style:style>
    <style:style style:name="P294" style:family="paragraph" style:parent-style-name="_5b_RPG_5d__20_Táblázat_20_-_20_Fortély_20_hatás" style:list-style-name="L24">
      <style:text-properties officeooo:rsid="00056fe3" officeooo:paragraph-rsid="000699ba"/>
    </style:style>
    <style:style style:name="P295" style:family="paragraph" style:parent-style-name="_5b_RPG_5d__20_Táblázattartalom_20_-_20_saját_20_-_20_1" style:list-style-name="L3">
      <style:paragraph-properties fo:text-align="justify" style:justify-single-word="false"/>
      <style:text-properties style:text-underline-style="none"/>
    </style:style>
    <style:style style:name="P296" style:family="paragraph" style:parent-style-name="_5b_RPG_5d__20_Táblázattartalom_20_-_20_saját_20_-_20_1" style:list-style-name="L3">
      <style:paragraph-properties fo:text-align="justify" style:justify-single-word="false"/>
    </style:style>
    <style:style style:name="P297" style:family="paragraph" style:parent-style-name="_5b_RPG_5d__20_Táblázattartalom_20_1" style:list-style-name="L4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98" style:family="paragraph" style:parent-style-name="_5b_RPG_5d__20_Táblázattartalom_20_1" style:list-style-name="L4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99" style:family="paragraph" style:parent-style-name="_5b_RPG_5d__20_Táblázattartalom_20_1" style:list-style-name="L18">
      <style:paragraph-properties fo:text-align="start" style:justify-single-word="false"/>
      <style:text-properties officeooo:paragraph-rsid="001ce70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8dab" style:font-weight-asian="bold" style:font-weight-complex="bold"/>
    </style:style>
    <style:style style:name="T7" style:family="text">
      <style:text-properties fo:font-weight="bold" officeooo:rsid="001c7c1d" style:font-weight-asian="bold" style:font-weight-complex="bold"/>
    </style:style>
    <style:style style:name="T8" style:family="text">
      <style:text-properties fo:font-weight="bold" officeooo:rsid="00284271" style:font-weight-asian="bold" style:font-weight-complex="bold"/>
    </style:style>
    <style:style style:name="T9" style:family="text">
      <style:text-properties fo:font-weight="bold" officeooo:rsid="002b5445" style:font-weight-asian="bold" style:font-weight-complex="bold"/>
    </style:style>
    <style:style style:name="T10" style:family="text">
      <style:text-properties fo:font-weight="bold" officeooo:rsid="0034d93c" style:font-weight-asian="bold" style:font-weight-complex="bold"/>
    </style:style>
    <style:style style:name="T11" style:family="text">
      <style:text-properties fo:font-weight="bold" officeooo:rsid="0037258f" style:font-weight-asian="bold" style:font-weight-complex="bold"/>
    </style:style>
    <style:style style:name="T12" style:family="text">
      <style:text-properties fo:font-weight="bold" officeooo:rsid="00309667" style:font-weight-asian="bold" style:font-weight-complex="bold"/>
    </style:style>
    <style:style style:name="T13" style:family="text">
      <style:text-properties fo:font-weight="bold" style:font-name-asian="Sans Serif" style:font-weight-asian="bold" style:font-name-complex="Tahoma1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background-color="#ff9966" loext:char-shading-value="0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ae33a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="FreeSerif6"/>
    </style:style>
    <style:style style:name="T24" style:family="text">
      <style:text-properties style:font-name="FreeSerif6" fo:background-color="transparent" loext:char-shading-value="0"/>
    </style:style>
    <style:style style:name="T25" style:family="text">
      <style:text-properties style:font-name="FreeSerif6" fo:background-color="transparent" loext:char-shading-value="0" style:font-name-asian="FreeSerif6" style:font-name-complex="FreeSerif6"/>
    </style:style>
    <style:style style:name="T26" style:family="text">
      <style:text-properties style:font-name="FreeSerif6" fo:font-weight="bold" fo:background-color="transparent" loext:char-shading-value="0" style:font-weight-asian="bold" style:font-weight-complex="bold"/>
    </style:style>
    <style:style style:name="T27" style:family="text">
      <style:text-properties style:font-name="FreeSerif6" style:font-name-asian="FreeSerif6" style:font-name-complex="FreeSerif6"/>
    </style:style>
    <style:style style:name="T28" style:family="text">
      <style:text-properties style:font-name="FreeSerif6" officeooo:rsid="000a916c" style:font-name-asian="FreeSerif6" style:font-name-complex="FreeSerif6"/>
    </style:style>
    <style:style style:name="T29" style:family="text">
      <style:text-properties style:font-name="FreeSerif6" fo:background-color="#ff0000" loext:char-shading-value="0" style:font-name-asian="FreeSerif6" style:font-name-complex="FreeSerif6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style:font-style-asian="normal" style:font-style-complex="normal"/>
    </style:style>
    <style:style style:name="T32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67b70" style:font-style-asian="normal" style:font-style-complex="normal"/>
    </style:style>
    <style:style style:name="T37" style:family="text">
      <style:text-properties fo:font-style="normal" style:text-underline-style="none" style:font-style-asian="normal" style:font-style-complex="normal"/>
    </style:style>
    <style:style style:name="T3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background-color="#e6ff00" loext:char-shading-value="0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fo:font-weight="bold" style:font-weight-asian="bold" style:font-weight-complex="bold"/>
    </style:style>
    <style:style style:name="T42" style:family="text">
      <style:text-properties style:use-window-font-color="true" loext:opacity="0%" fo:font-weight="normal" style:font-weight-asian="normal" style:font-weight-complex="normal"/>
    </style:style>
    <style:style style:name="T43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44" style:family="text">
      <style:text-properties style:use-window-font-color="true" loext:opacity="0%"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6" style:family="text">
      <style:text-properties style:use-window-font-color="true" loext:opacity="0%" style:font-name="Arial" fo:font-size="9pt" fo:font-weight="normal" style:font-size-asian="9pt" style:font-weight-asian="normal" style:font-size-complex="9pt" style:font-weight-complex="normal"/>
    </style:style>
    <style:style style:name="T47" style:family="text">
      <style:text-properties style:use-window-font-color="true" loext:opacity="0%" style:font-name="Arial" fo:font-size="9pt" fo:font-style="normal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48" style:family="text">
      <style:text-properties style:use-window-font-color="true" loext:opacity="0%" style:font-name="Arial" fo:font-size="9pt" fo:font-style="normal" fo:font-weight="normal" style:font-name-asian="Sans Serif" style:font-size-asian="9pt" style:font-style-asian="normal" style:font-weight-asian="normal" style:font-name-complex="Tahoma1" style:font-size-complex="9pt" style:font-style-complex="normal" style:font-weight-complex="normal"/>
    </style:style>
    <style:style style:name="T49" style:family="text">
      <style:text-properties style:use-window-font-color="true" loext:opacity="0%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text-line-through-style="none" style:text-line-through-type="none" fo:background-color="transparent" loext:char-shading-value="0"/>
    </style:style>
    <style:style style:name="T54" style:family="text">
      <style:text-properties style:text-line-through-style="none" style:text-line-through-type="none" fo:font-style="normal" style:font-style-asian="normal" style:font-style-complex="normal"/>
    </style:style>
    <style:style style:name="T55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style:text-line-through-style="none" style:text-line-through-type="none" fo:font-size="9pt" fo:font-style="normal" style:font-size-asian="9pt" style:font-style-asian="normal" style:font-size-complex="9pt" style:font-style-complex="normal"/>
    </style:style>
    <style:style style:name="T58" style:family="text">
      <style:text-properties style:text-line-through-style="none" style:text-line-through-type="none" fo:font-size="10pt" fo:font-style="normal" style:font-size-asian="10pt" style:font-style-asian="normal" style:font-size-complex="10pt" style:font-style-complex="normal"/>
    </style:style>
    <style:style style:name="T59" style:family="text">
      <style:text-properties style:text-line-through-style="none" style:text-line-through-type="non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0" style:family="text">
      <style:text-properties style:text-line-through-style="none" style:text-line-through-type="none" style:font-name="Nimbus Roman No9 L" fo:font-size="11pt" style:font-size-asian="11pt" style:font-size-complex="11pt"/>
    </style:style>
    <style:style style:name="T61" style:family="text">
      <style:text-properties fo:background-color="#ff6633" loext:char-shading-value="0"/>
    </style:style>
    <style:style style:name="T62" style:family="text">
      <style:text-properties fo:background-color="#ff420e" loext:char-shading-value="0"/>
    </style:style>
    <style:style style:name="T63" style:family="text">
      <style:text-properties fo:background-color="#b84700" loext:char-shading-value="0"/>
    </style:style>
    <style:style style:name="T64" style:family="text">
      <style:text-properties style:font-name="FreeSerif5" style:font-name-asian="Sans Serif" style:font-name-complex="Tahoma1"/>
    </style:style>
    <style:style style:name="T65" style:family="text">
      <style:text-properties style:text-underline-style="none"/>
    </style:style>
    <style:style style:name="T66" style:family="text">
      <style:text-properties style:text-underline-style="none" style:font-size-asian="11pt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fo:font-size="9pt" style:font-size-asian="9pt" style:font-size-complex="9pt"/>
    </style:style>
    <style:style style:name="T69" style:family="text">
      <style:text-properties fo:font-size="9pt" fo:font-weight="normal" style:font-size-asian="9pt" style:font-weight-asian="normal" style:font-size-complex="9pt" style:font-weight-complex="normal"/>
    </style:style>
    <style:style style:name="T70" style:family="text">
      <style:text-properties fo:font-size="9pt" style:text-underline-style="none" style:font-size-asian="9pt" style:font-size-complex="9pt"/>
    </style:style>
    <style:style style:name="T71" style:family="text">
      <style:text-properties style:font-name="FreeSerif2"/>
    </style:style>
    <style:style style:name="T72" style:family="text">
      <style:text-properties style:font-name="DejaVu Sans2"/>
    </style:style>
    <style:style style:name="T73" style:family="text">
      <style:text-properties style:font-name="DejaVu Sans3" style:font-name-asian="DejaVu Sans3" style:font-name-complex="DejaVu Sans3"/>
    </style:style>
    <style:style style:name="T74" style:family="text">
      <style:text-properties style:font-name="DejaVu Sans3" style:text-underline-style="none" style:font-name-asian="DejaVu Sans3" style:font-name-complex="DejaVu Sans3"/>
    </style:style>
    <style:style style:name="T75" style:family="text">
      <style:text-properties style:font-name="DejaVu Sans3" fo:font-size="11pt" style:text-underline-style="none" style:font-name-asian="DejaVu Sans3" style:font-size-asian="11pt" style:font-name-complex="DejaVu Sans3" style:font-size-complex="11pt"/>
    </style:style>
    <style:style style:name="T76" style:family="text">
      <style:text-properties style:font-name="DejaVu Sans3" fo:font-size="11pt" style:text-underline-style="none" fo:font-weight="normal" style:font-name-asian="DejaVu Sans3" style:font-size-asian="9.60000038146973pt" style:font-weight-asian="normal" style:font-name-complex="DejaVu Sans3" style:font-size-complex="11pt" style:font-weight-complex="normal"/>
    </style:style>
    <style:style style:name="T77" style:family="text">
      <style:text-properties style:font-name="DejaVu Sans3" fo:font-size="11pt" fo:language="en" fo:country="US" fo:font-style="normal" style:text-underline-style="none" fo:font-weight="normal" style:font-name-asian="DejaVu Sans3" style:font-size-asian="9.60000038146973pt" style:language-asian="en" style:country-asian="US" style:font-weight-asian="normal" style:font-name-complex="DejaVu Sans3" style:font-size-complex="11pt" style:font-weight-complex="normal"/>
    </style:style>
    <style:style style:name="T78" style:family="text">
      <style:text-properties style:font-name="DejaVu Sans3" fo:font-size="11pt" fo:font-style="italic" style:text-underline-style="none" fo:font-weight="normal" style:font-name-asian="DejaVu Sans3" style:font-size-asian="9.60000038146973pt" style:font-style-asian="italic" style:font-weight-asian="normal" style:font-name-complex="DejaVu Sans3" style:font-size-complex="11pt" style:font-style-complex="italic" style:font-weight-complex="normal"/>
    </style:style>
    <style:style style:name="T79" style:family="text">
      <style:text-properties style:font-name="Nimbus Roman No9 L1" style:font-name-asian="Sans Serif" style:font-name-complex="Tahoma1"/>
    </style:style>
    <style:style style:name="T80" style:family="text">
      <style:text-properties style:font-name="Nimbus Roman No9 L1" fo:font-size="9pt" style:font-name-asian="Sans Serif" style:font-size-asian="9pt" style:font-name-complex="Tahoma1" style:font-size-complex="9pt"/>
    </style:style>
    <style:style style:name="T81" style:family="text">
      <style:text-properties style:font-name="Nimbus Roman No9 L1" fo:font-size="9pt" fo:language="en" fo:country="US" fo:font-style="normal" style:text-underline-style="none" fo:font-weight="normal" style:font-name-asian="Sans Serif" style:font-size-asian="9pt" style:language-asian="en" style:country-asian="US" style:font-weight-asian="normal" style:font-name-complex="Tahoma1" style:font-size-complex="9pt" style:font-weight-complex="normal"/>
    </style:style>
    <style:style style:name="T82" style:family="text">
      <style:text-properties style:font-name="Nimbus Roman No9 L1" fo:font-size="9pt" style:text-underline-style="none" style:font-name-asian="Sans Serif" style:font-size-asian="9pt" style:font-name-complex="Tahoma1" style:font-size-complex="9pt"/>
    </style:style>
    <style:style style:name="T83" style:family="text">
      <style:text-properties style:font-name="Nimbus Roman No9 L1" style:text-underline-style="solid" style:text-underline-width="auto" style:text-underline-color="font-color" style:font-name-asian="Sans Serif" style:font-name-complex="Tahoma1"/>
    </style:style>
    <style:style style:name="T84" style:family="text">
      <style:text-properties style:font-name="Nimbus Roman No9 L1" fo:font-size="11pt" style:text-underline-style="solid" style:text-underline-width="auto" style:text-underline-color="font-color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85" style:family="text">
      <style:text-properties style:font-name="Nimbus Roman No9 L1" fo:font-size="11pt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86" style:family="text">
      <style:text-properties style:font-name="Nimbus Roman No9 L1" fo:font-size="11pt" fo:language="en" fo:country="US" fo:font-style="normal" style:text-underline-style="none" fo:font-weight="normal" style:font-name-asian="Sans Serif" style:font-size-asian="9.60000038146973pt" style:language-asian="en" style:country-asian="US" style:font-weight-asian="normal" style:font-name-complex="Tahoma1" style:font-size-complex="11pt" style:font-weight-complex="normal"/>
    </style:style>
    <style:style style:name="T87" style:family="text">
      <style:text-properties style:font-name="Nimbus Roman No9 L1" style:text-underline-style="none" style:font-name-asian="Sans Serif" style:font-name-complex="Tahoma1"/>
    </style:style>
    <style:style style:name="T88" style:family="text">
      <style:text-properties style:font-name="Nimbus Roman No9 L1" fo:font-size="8pt" style:text-underline-style="none" style:font-name-asian="Sans Serif" style:font-size-asian="8pt" style:font-name-complex="Tahoma1" style:font-size-complex="8pt"/>
    </style:style>
    <style:style style:name="T89" style:family="text">
      <style:text-properties style:font-name="FreeSerif1" fo:font-size="8pt" fo:language="en" fo:country="US" fo:font-style="normal" style:text-underline-style="none" fo:font-weight="normal" style:font-name-asian="Sans Serif" style:font-size-asian="11pt" style:language-asian="en" style:country-asian="US" style:font-name-complex="Tahoma1" style:font-size-complex="12pt"/>
    </style:style>
    <style:style style:name="T90" style:family="text">
      <style:text-properties style:font-name="FreeSerif1" fo:font-size="11pt" fo:language="en" fo:country="US" fo:font-style="normal" style:text-underline-style="none" fo:font-weight="normal" style:font-name-asian="Sans Serif" style:font-size-asian="11pt" style:language-asian="en" style:country-asian="US" style:font-name-complex="Tahoma1" style:font-size-complex="11pt"/>
    </style:style>
    <style:style style:name="T91" style:family="text">
      <style:text-properties style:font-name="Nimbus Roman No9 L" fo:font-size="11pt" style:text-underline-style="none" style:font-name-asian="Sans Serif" style:font-size-asian="11pt" style:font-name-complex="Tahoma1" style:font-size-complex="11pt"/>
    </style:style>
    <style:style style:name="T92" style:family="text">
      <style:text-properties style:font-name="Nimbus Roman No9 L" fo:font-size="11pt" style:text-underline-style="none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93" style:family="text">
      <style:text-properties style:font-name="Nimbus Roman No9 L" fo:font-size="11pt" style:text-underline-style="solid" style:text-underline-width="auto" style:text-underline-color="font-color" style:font-name-asian="Sans Serif" style:font-size-asian="11pt" style:font-name-complex="Tahoma1" style:font-size-complex="11pt"/>
    </style:style>
    <style:style style:name="T94" style:family="text">
      <style:text-properties style:font-name="Nimbus Roman No9 L" fo:font-size="11pt" fo:font-style="italic" style:text-underline-style="none" style:font-name-asian="Sans Serif" style:font-size-asian="11pt" style:font-style-asian="italic" style:font-name-complex="Tahoma1" style:font-size-complex="11pt" style:font-style-complex="italic"/>
    </style:style>
    <style:style style:name="T95" style:family="text">
      <style:text-properties style:font-name="Nimbus Roman No9 L" fo:font-size="11pt" fo:font-style="italic" style:text-underline-style="none" fo:font-weight="normal" style:font-name-asian="Sans Serif" style:font-size-asian="9.60000038146973pt" style:font-style-asian="italic" style:font-weight-asian="normal" style:font-name-complex="Tahoma1" style:font-size-complex="11pt" style:font-style-complex="italic" style:font-weight-complex="normal"/>
    </style:style>
    <style:style style:name="T96" style:family="text">
      <style:text-properties style:font-name="Nimbus Roman No9 L" fo:font-size="11pt" fo:font-style="normal" style:text-underline-style="none" style:font-name-asian="Sans Serif" style:font-size-asian="11pt" style:font-style-asian="normal" style:font-name-complex="Tahoma1" style:font-size-complex="11pt" style:font-style-complex="normal"/>
    </style:style>
    <style:style style:name="T97" style:family="text">
      <style:text-properties style:font-name="Nimbus Roman No9 L" fo:font-size="11pt" fo:font-style="normal" style:text-underline-style="none" fo:font-weight="normal" style:font-name-asian="Sans Serif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98" style:family="text">
      <style:text-properties style:font-name="Nimbus Roman No9 L" fo:font-size="9pt" style:text-underline-style="none" style:font-name-asian="Sans Serif" style:font-size-asian="9pt" style:font-name-complex="Tahoma1" style:font-size-complex="9pt"/>
    </style:style>
    <style:style style:name="T99" style:family="text">
      <style:text-properties style:font-name="Nimbus Roman No9 L" fo:font-size="9pt" fo:font-style="italic" style:text-underline-style="none" style:font-name-asian="Sans Serif" style:font-size-asian="9pt" style:font-style-asian="italic" style:font-name-complex="Tahoma1" style:font-size-complex="9pt" style:font-style-complex="italic"/>
    </style:style>
    <style:style style:name="T100" style:family="text">
      <style:text-properties style:font-name="Nimbus Roman No9 L" fo:font-size="10pt" style:text-underline-style="none" style:font-name-asian="Sans Serif" style:font-size-asian="10pt" style:font-name-complex="Tahoma1" style:font-size-complex="10pt"/>
    </style:style>
    <style:style style:name="T101" style:family="text">
      <style:text-properties style:font-name-asian="Sans Serif" style:font-name-complex="Tahoma1"/>
    </style:style>
    <style:style style:name="T102" style:family="text">
      <style:text-properties style:font-name-asian="DejaVu Sans" style:font-name-complex="DejaVu Sans"/>
    </style:style>
    <style:style style:name="T103" style:family="text">
      <style:text-properties fo:color="#00ae00" loext:opacity="100%"/>
    </style:style>
    <style:style style:name="T104" style:family="text">
      <style:text-properties style:font-name="DejaVu Sans" style:font-name-asian="DejaVu Sans" style:font-name-complex="DejaVu Sans"/>
    </style:style>
    <style:style style:name="T105" style:family="text">
      <style:text-properties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T106" style:family="text">
      <style:text-properties style:font-name="DejaVu Sans" fo:font-size="11pt" style:font-name-asian="DejaVu Sans" style:font-size-asian="11pt" style:font-name-complex="DejaVu Sans" style:font-size-complex="11pt"/>
    </style:style>
    <style:style style:name="T107" style:family="text">
      <style:text-properties style:font-name="DejaVu Sans" fo:font-style="normal" style:font-name-asian="DejaVu Sans" style:font-style-asian="normal" style:font-name-complex="DejaVu Sans" style:font-style-complex="normal"/>
    </style:style>
    <style:style style:name="T108" style:family="text">
      <style:text-properties fo:background-color="#ffff00" loext:char-shading-value="0"/>
    </style:style>
    <style:style style:name="T109" style:family="text">
      <style:text-properties style:font-name="Times New Roman" style:font-name-asian="DejaVu Sans1" style:font-name-complex="DejaVu Sans1"/>
    </style:style>
    <style:style style:name="T110" style:family="text">
      <style:text-properties officeooo:rsid="0018fcc3"/>
    </style:style>
    <style:style style:name="T111" style:family="text">
      <style:text-properties officeooo:rsid="00056fe3"/>
    </style:style>
    <style:style style:name="T112" style:family="text">
      <style:text-properties fo:background-color="#ffcc99" loext:char-shading-value="0"/>
    </style:style>
    <style:style style:name="T113" style:family="text">
      <style:text-properties officeooo:rsid="0001aaf9"/>
    </style:style>
    <style:style style:name="T114" style:family="text">
      <style:text-properties officeooo:rsid="0002047b"/>
    </style:style>
    <style:style style:name="T115" style:family="text">
      <style:text-properties officeooo:rsid="000a916c"/>
    </style:style>
    <style:style style:name="T116" style:family="text">
      <style:text-properties officeooo:rsid="0009b0d1"/>
    </style:style>
    <style:style style:name="T117" style:family="text">
      <style:text-properties officeooo:rsid="000ae33a"/>
    </style:style>
    <style:style style:name="T118" style:family="text">
      <style:text-properties officeooo:rsid="000b4455"/>
    </style:style>
    <style:style style:name="T119" style:family="text">
      <style:text-properties officeooo:rsid="000fceae"/>
    </style:style>
    <style:style style:name="T120" style:family="text">
      <style:text-properties officeooo:rsid="001e69c4"/>
    </style:style>
    <style:style style:name="T121" style:family="text">
      <style:text-properties fo:font-size="11pt" style:font-size-asian="11pt" style:font-size-complex="11pt"/>
    </style:style>
    <style:style style:name="T122" style:family="text">
      <style:text-properties fo:font-size="11pt" fo:font-style="normal" officeooo:rsid="00167b70" style:font-size-asian="11pt" style:font-style-asian="normal" style:font-size-complex="11pt" style:font-style-complex="normal"/>
    </style:style>
    <style:style style:name="T123" style:family="text">
      <style:text-properties fo:font-size="11pt" fo:font-style="normal" officeooo:rsid="001840e7" style:font-size-asian="11pt" style:font-style-asian="normal" style:font-size-complex="11pt" style:font-style-complex="normal"/>
    </style:style>
    <style:style style:name="T124" style:family="text">
      <style:text-properties officeooo:rsid="001c7c1d"/>
    </style:style>
    <style:style style:name="T125" style:family="text">
      <style:text-properties officeooo:rsid="002478f1"/>
    </style:style>
    <style:style style:name="T126" style:family="text">
      <style:text-properties officeooo:rsid="0027e45f"/>
    </style:style>
    <style:style style:name="T127" style:family="text">
      <style:text-properties officeooo:rsid="00284271"/>
    </style:style>
    <style:style style:name="T128" style:family="text">
      <style:text-properties officeooo:rsid="00296ced"/>
    </style:style>
    <style:style style:name="T129" style:family="text">
      <style:text-properties officeooo:rsid="001545ab"/>
    </style:style>
    <style:style style:name="T130" style:family="text">
      <style:text-properties officeooo:rsid="0029fdd3"/>
    </style:style>
    <style:style style:name="T131" style:family="text">
      <style:text-properties officeooo:rsid="001ea897"/>
    </style:style>
    <style:style style:name="T132" style:family="text">
      <style:text-properties officeooo:rsid="00156e69"/>
    </style:style>
    <style:style style:name="T133" style:family="text">
      <style:text-properties officeooo:rsid="0034060d"/>
    </style:style>
    <style:style style:name="T134" style:family="text">
      <style:text-properties officeooo:rsid="002efd91"/>
    </style:style>
    <style:style style:name="T135" style:family="text">
      <style:text-properties officeooo:rsid="0020df65"/>
    </style:style>
    <style:style style:name="T136" style:family="text">
      <style:text-properties officeooo:rsid="002b5445"/>
    </style:style>
    <style:style style:name="T137" style:family="text">
      <style:text-properties fo:font-variant="normal" fo:text-transform="none" fo:color="#040c28" loext:opacity="100%" style:font-name="Google Sans" fo:font-size="15pt" fo:letter-spacing="normal" fo:font-weight="bold" style:font-weight-asian="bold" style:font-weight-complex="bold"/>
    </style:style>
    <style:style style:name="T138" style:family="text">
      <style:text-properties officeooo:rsid="0034d93c"/>
    </style:style>
    <style:style style:name="T139" style:family="text">
      <style:text-properties officeooo:rsid="002b9f94"/>
    </style:style>
    <style:style style:name="T140" style:family="text">
      <style:text-properties officeooo:rsid="0037258f"/>
    </style:style>
    <style:style style:name="T141" style:family="text">
      <style:text-properties officeooo:rsid="00309667"/>
    </style:style>
    <style:style style:name="T142" style:family="text">
      <style:text-properties officeooo:rsid="002db3a0"/>
    </style:style>
    <style:style style:name="T143" style:family="text">
      <style:text-properties officeooo:rsid="0037e3ed"/>
    </style:style>
    <style:style style:name="T144" style:family="text">
      <style:text-properties officeooo:rsid="002d6b9e"/>
    </style:style>
    <style:style style:name="T145" style:family="text">
      <style:text-properties officeooo:rsid="001f264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-sep style:width="0.0008in" style:color="#000000" style:height="0%" style:style="none"/>
          <style:column style:rel-width="3662*" fo:start-indent="0in" fo:end-indent="0.039in"/>
          <style:column style:rel-width="5818*" fo:start-indent="0.039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4241*" fo:start-indent="0in" fo:end-indent="0.039in"/>
          <style:column style:rel-width="5397*" fo:start-indent="0.039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997*" fo:start-indent="0in" fo:end-indent="0.0591in"/>
          <style:column style:rel-width="5641*" fo:start-indent="0.059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89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83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776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472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566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661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7555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8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9445in" text:min-label-width="0.094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1535in" text:min-label-width="0.2126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075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1138in" text:min-label-width="0.094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354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354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354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354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354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354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354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354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354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189in" text:min-label-width="0.0945in"/>
      </text:list-level-style-number>
      <text:list-level-style-number text:level="3" loext:num-list-format="%3%." style:num-suffix="." style:num-format="1">
        <style:list-level-properties text:space-before="0.2835in" text:min-label-width="0.0945in"/>
      </text:list-level-style-number>
      <text:list-level-style-number text:level="4" loext:num-list-format="%4%." style:num-suffix="." style:num-format="1">
        <style:list-level-properties text:space-before="0.3776in" text:min-label-width="0.0945in"/>
      </text:list-level-style-number>
      <text:list-level-style-number text:level="5" loext:num-list-format="%5%." style:num-suffix="." style:num-format="1">
        <style:list-level-properties text:space-before="0.472in" text:min-label-width="0.0945in"/>
      </text:list-level-style-number>
      <text:list-level-style-number text:level="6" loext:num-list-format="%6%." style:num-suffix="." style:num-format="1">
        <style:list-level-properties text:space-before="0.5665in" text:min-label-width="0.0945in"/>
      </text:list-level-style-number>
      <text:list-level-style-number text:level="7" loext:num-list-format="%7%." style:num-suffix="." style:num-format="1">
        <style:list-level-properties text:space-before="0.661in" text:min-label-width="0.0945in"/>
      </text:list-level-style-number>
      <text:list-level-style-number text:level="8" loext:num-list-format="%8%." style:num-suffix="." style:num-format="1">
        <style:list-level-properties text:space-before="0.7555in" text:min-label-width="0.0945in"/>
      </text:list-level-style-number>
      <text:list-level-style-number text:level="9" loext:num-list-format="%9%." style:num-suffix="." style:num-format="1">
        <style:list-level-properties text:space-before="0.85in" text:min-label-width="0.0945in"/>
      </text:list-level-style-number>
      <text:list-level-style-number text:level="10" loext:num-list-format="%10%." style:num-suffix="." style:num-format="1">
        <style:list-level-properties text:space-before="0.9445in" text:min-label-width="0.0945in"/>
      </text:list-level-style-number>
    </text:list-style>
    <text:list-style style:name="L8">
      <text:list-level-style-bullet text:level="1" text:style-name="Bullet_20_Symbols" loext:num-list-format=" %1%" style:num-prefix=" " text:bullet-char="•">
        <style:list-level-properties text:space-before="0.1142in" text:min-label-width="0.1138in"/>
        <style:text-properties style:font-name="StarSymbol"/>
      </text:list-level-style-bullet>
      <text:list-level-style-number text:level="2" text:style-name="Numbering_20_Symbols" loext:num-list-format=" %1%.%2%." style:num-prefix=" " style:num-suffix="." style:num-format="1" text:display-levels="2">
        <style:list-level-properties text:space-before="0.228in" text:min-label-width="0.1138in"/>
      </text:list-level-style-number>
      <text:list-level-style-number text:level="3" text:style-name="Numbering_20_Symbols" loext:num-list-format=" %3%)" style:num-prefix=" " style:num-suffix=")" style:num-format="a">
        <style:list-level-properties text:space-before="0.3417in" text:min-label-width="0.1138in"/>
      </text:list-level-style-number>
      <text:list-level-style-bullet text:level="4" text:style-name="Bullet_20_Symbols" loext:num-list-format=" %4%" style:num-prefix=" " text:bullet-char="•">
        <style:list-level-properties text:space-before="0.4555in" text:min-label-width="0.1138in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0.5697in" text:min-label-width="0.1138in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0.6835in" text:min-label-width="0.1138in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0.7972in" text:min-label-width="0.1138in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0.9114in" text:min-label-width="0.1138in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1.0252in" text:min-label-width="0.1138in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1.139in" text:min-label-width="0.1138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228in" text:min-label-width="0.1138in"/>
      </text:list-level-style-number>
      <text:list-level-style-number text:level="3" loext:num-list-format="%3%." style:num-suffix="." style:num-format="1">
        <style:list-level-properties text:space-before="0.3417in" text:min-label-width="0.1138in"/>
      </text:list-level-style-number>
      <text:list-level-style-number text:level="4" loext:num-list-format="%4%." style:num-suffix="." style:num-format="1">
        <style:list-level-properties text:space-before="0.4555in" text:min-label-width="0.1138in"/>
      </text:list-level-style-number>
      <text:list-level-style-number text:level="5" loext:num-list-format="%5%." style:num-suffix="." style:num-format="1">
        <style:list-level-properties text:space-before="0.5697in" text:min-label-width="0.1138in"/>
      </text:list-level-style-number>
      <text:list-level-style-number text:level="6" loext:num-list-format="%6%." style:num-suffix="." style:num-format="1">
        <style:list-level-properties text:space-before="0.6835in" text:min-label-width="0.1138in"/>
      </text:list-level-style-number>
      <text:list-level-style-number text:level="7" loext:num-list-format="%7%." style:num-suffix="." style:num-format="1">
        <style:list-level-properties text:space-before="0.7972in" text:min-label-width="0.1138in"/>
      </text:list-level-style-number>
      <text:list-level-style-number text:level="8" loext:num-list-format="%8%." style:num-suffix="." style:num-format="1">
        <style:list-level-properties text:space-before="0.9114in" text:min-label-width="0.1138in"/>
      </text:list-level-style-number>
      <text:list-level-style-number text:level="9" loext:num-list-format="%9%." style:num-suffix="." style:num-format="1">
        <style:list-level-properties text:space-before="1.0252in" text:min-label-width="0.1138in"/>
      </text:list-level-style-number>
      <text:list-level-style-number text:level="10" loext:num-list-format="%10%." style:num-suffix="." style:num-format="1">
        <style:list-level-properties text:space-before="1.139in" text:min-label-width="0.1138in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5in" text:min-label-width="0.1138in"/>
      </text:list-level-style-number>
      <text:list-level-style-number text:level="3" loext:num-list-format="%3%." style:num-suffix="." style:num-format="1">
        <style:list-level-properties text:space-before="0.75in" text:min-label-width="0.1138in"/>
      </text:list-level-style-number>
      <text:list-level-style-number text:level="4" loext:num-list-format="%4%." style:num-suffix="." style:num-format="1">
        <style:list-level-properties text:space-before="1in" text:min-label-width="0.1138in"/>
      </text:list-level-style-number>
      <text:list-level-style-number text:level="5" loext:num-list-format="%5%." style:num-suffix="." style:num-format="1">
        <style:list-level-properties text:space-before="1.25in" text:min-label-width="0.1138in"/>
      </text:list-level-style-number>
      <text:list-level-style-number text:level="6" loext:num-list-format="%6%." style:num-suffix="." style:num-format="1">
        <style:list-level-properties text:space-before="1.5in" text:min-label-width="0.1138in"/>
      </text:list-level-style-number>
      <text:list-level-style-number text:level="7" loext:num-list-format="%7%." style:num-suffix="." style:num-format="1">
        <style:list-level-properties text:space-before="1.75in" text:min-label-width="0.1138in"/>
      </text:list-level-style-number>
      <text:list-level-style-number text:level="8" loext:num-list-format="%8%." style:num-suffix="." style:num-format="1">
        <style:list-level-properties text:space-before="2in" text:min-label-width="0.1138in"/>
      </text:list-level-style-number>
      <text:list-level-style-number text:level="9" loext:num-list-format="%9%." style:num-suffix="." style:num-format="1">
        <style:list-level-properties text:space-before="2.25in" text:min-label-width="0.1138in"/>
      </text:list-level-style-number>
      <text:list-level-style-number text:level="10" loext:num-list-format="%10%." style:num-suffix="." style:num-format="1">
        <style:list-level-properties text:space-before="2.5in" text:min-label-width="0.1138in"/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0551in" text:min-label-width="0.0547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547in"/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0547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087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5126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8043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52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52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52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52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547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2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4">Karakteralkotás táblázatok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190">1. Tulajdonságok<text:tab/>2</text:p>
          <text:p text:style-name="P190">2. Életerő és Kábulat Pont<text:tab/>2</text:p>
          <text:p text:style-name="P190">3. Karakter pontok (KP) elosztása<text:tab/>3</text:p>
          <text:p text:style-name="P190">4. Képzettségek KP igényei<text:tab/>4</text:p>
          <text:p text:style-name="P190">5. Képzettséglista<text:tab/>4</text:p>
          <text:p text:style-name="P190">6. Manőverek<text:tab/>6</text:p>
          <text:p text:style-name="P190">7. Fortélyok<text:tab/>7</text:p>
          <text:p text:style-name="P185">7.1. Harci fortélyok<text:tab/>7</text:p>
          <text:p text:style-name="P185">7.2. Lovas fortélyok<text:tab/>13</text:p>
          <text:p text:style-name="P185">7.3. Íjász, Hajítás fortélyok<text:tab/>14</text:p>
          <text:p text:style-name="P185">7.4. Általános fortélyok<text:tab/>15</text:p>
          <text:p text:style-name="P185">7.5. Alvilági és fizikai fortélyok<text:tab/>16</text:p>
          <text:p text:style-name="P185">7.6. Szociális fortélyok<text:tab/>17</text:p>
          <text:p text:style-name="P185">7.7. Világi Fortélyok<text:tab/>18</text:p>
          <text:p text:style-name="P185">7.8. Tudományos Fortélyok<text:tab/>18</text:p>
          <text:p text:style-name="P185">7.9. Művészeti Fortélyok<text:tab/>18</text:p>
          <text:p text:style-name="P185">7.10. Mágikus, misztikus fortélyok<text:tab/>18</text:p>
          <text:p text:style-name="P185">7.11. Pszí fortélyok<text:tab/>19</text:p>
          <text:p text:style-name="P190">8. Karmák<text:tab/>20</text:p>
          <text:p text:style-name="P190">9. Harcértékek<text:tab/>21</text:p>
          <text:p text:style-name="P190">10. MGT<text:tab/>21</text:p>
          <text:p text:style-name="P190">11. Páncélok, vértek<text:tab/>22</text:p>
          <text:p text:style-name="P185">11.1. Sebzésfelfogó Érték (SFÉ)<text:tab/>22</text:p>
          <text:p text:style-name="P185">11.2. <text:s/>Páncél struktúrák, alapanyag minősége<text:tab/>22</text:p>
          <text:p text:style-name="P185">11.3. Páncél tagok és a védett terület<text:tab/>22</text:p>
          <text:p text:style-name="P185">11.4. Páncéldobás<text:tab/>22</text:p>
          <text:p text:style-name="P185">11.5. Mozgásgátló Tényező (MGT)<text:tab/>22</text:p>
          <text:p text:style-name="P186">11.5.1 <text:s/>Alap (mellvért) MGT<text:tab/>23</text:p>
          <text:p text:style-name="P186">11.5.2 <text:s/>Vért kidolgozottsága, csatolt elemek száma<text:tab/>23</text:p>
          <text:p text:style-name="P185">11.6. Fém vértek alapanyagai<text:tab/>23</text:p>
          <text:p text:style-name="P185">11.7. Páncél Ára<text:tab/>24</text:p>
          <text:p text:style-name="P185">11.8. Példa egy páncél leírására<text:tab/>24</text:p>
          <text:p text:style-name="P185">11.9. Erő bónusz MGT-re<text:tab/>24</text:p>
          <text:p text:style-name="P185">11.10. Erő követelmény MGT-re<text:tab/>24</text:p>
          <text:p text:style-name="P185">11.11. Rossz méretű vért viselése<text:tab/>24</text:p>
          <text:p text:style-name="P185">11.12. Egydarabos tag viselése<text:tab/>24</text:p>
          <text:p text:style-name="P185">11.13. Sérült vért javítása és MGT módosító hatása<text:tab/>24</text:p>
          <text:p text:style-name="P185">11.14. Példa átlagos páncélra<text:tab/>25</text:p>
          <text:p text:style-name="P185">11.15. Vértviselet fortély<text:tab/>25</text:p>
        </text:index-body>
      </text:table-of-content>
      <text:p text:style-name="P163"/>
      <text:h text:style-name="P231" text:outline-level="1"><text:bookmark-start text:name="__RefHeading___Toc9308_1841829898"/>Tulajdonságok<text:bookmark-end text:name="__RefHeading___Toc9308_1841829898"/></text:h>
      <text:section text:style-name="Sect2" text:name="Szakasz1">
        <table:table table:name="Táblázat1" table:style-name="Táblázat1">
          <table:table-column table:style-name="Táblázat1.A"/>
          <table:table-column table:style-name="Táblázat1.B"/>
          <table:table-header-rows>
            <table:table-row table:style-name="TableLine2366489002128">
              <table:table-cell table:style-name="Táblázat1.A1" office:value-type="string">
                <text:p text:style-name="P144">Tulajdonság</text:p>
              </table:table-cell>
              <table:table-cell table:style-name="Táblázat1.B1" office:value-type="string">
                <text:p text:style-name="P144">Pont költség</text:p>
              </table:table-cell>
            </table:table-row>
          </table:table-header-rows>
          <table:table-row table:style-name="TableLine2366489002704">
            <table:table-cell table:style-name="Táblázat1.A2" office:value-type="string">
              <text:p text:style-name="P144">-5</text:p>
            </table:table-cell>
            <table:table-cell table:style-name="Táblázat1.B2" office:value-type="string">
              <text:p text:style-name="P144">-</text:p>
            </table:table-cell>
          </table:table-row>
          <table:table-row table:style-name="TableLine2366489009904">
            <table:table-cell table:style-name="Táblázat1.A2" office:value-type="string">
              <text:p text:style-name="P144">-4</text:p>
            </table:table-cell>
            <table:table-cell table:style-name="Táblázat1.B2" office:value-type="string">
              <text:p text:style-name="P144">1</text:p>
            </table:table-cell>
          </table:table-row>
          <table:table-row table:style-name="TableLine2366489002416">
            <table:table-cell table:style-name="Táblázat1.A2" office:value-type="string">
              <text:p text:style-name="P144">-3</text:p>
            </table:table-cell>
            <table:table-cell table:style-name="Táblázat1.B2" office:value-type="string">
              <text:p text:style-name="P144">2</text:p>
            </table:table-cell>
          </table:table-row>
          <table:table-row table:style-name="TableLine2366489010192">
            <table:table-cell table:style-name="Táblázat1.A2" office:value-type="string">
              <text:p text:style-name="P144">-2</text:p>
            </table:table-cell>
            <table:table-cell table:style-name="Táblázat1.B2" office:value-type="string">
              <text:p text:style-name="P144">3</text:p>
            </table:table-cell>
          </table:table-row>
          <table:table-row table:style-name="TableLine2366489011056">
            <table:table-cell table:style-name="Táblázat1.A2" office:value-type="string">
              <text:p text:style-name="P144">-1</text:p>
            </table:table-cell>
            <table:table-cell table:style-name="Táblázat1.B2" office:value-type="string">
              <text:p text:style-name="P144">4</text:p>
            </table:table-cell>
          </table:table-row>
          <table:table-row table:style-name="TableLine2366489005584">
            <table:table-cell table:style-name="Táblázat1.A7" office:value-type="string">
              <text:p text:style-name="P144">0</text:p>
            </table:table-cell>
            <table:table-cell table:style-name="Táblázat1.B7" office:value-type="string">
              <text:p text:style-name="P144">5</text:p>
            </table:table-cell>
          </table:table-row>
          <table:table-row table:style-name="TableLine2366489009040">
            <table:table-cell table:style-name="Táblázat1.A2" office:value-type="string">
              <text:p text:style-name="P144">+1</text:p>
            </table:table-cell>
            <table:table-cell table:style-name="Táblázat1.B2" office:value-type="string">
              <text:p text:style-name="P144">6</text:p>
            </table:table-cell>
          </table:table-row>
          <table:table-row table:style-name="TableLine2366489003280">
            <table:table-cell table:style-name="Táblázat1.A2" office:value-type="string">
              <text:p text:style-name="P144">+2</text:p>
            </table:table-cell>
            <table:table-cell table:style-name="Táblázat1.B2" office:value-type="string">
              <text:p text:style-name="P144">8</text:p>
            </table:table-cell>
          </table:table-row>
          <table:table-row table:style-name="TableLine2366489003568">
            <table:table-cell table:style-name="Táblázat1.A2" office:value-type="string">
              <text:p text:style-name="P144">+3</text:p>
            </table:table-cell>
            <table:table-cell table:style-name="Táblázat1.B2" office:value-type="string">
              <text:p text:style-name="P144">11</text:p>
            </table:table-cell>
          </table:table-row>
          <table:table-row table:style-name="TableLine2366489000688">
            <table:table-cell table:style-name="Táblázat1.A2" office:value-type="string">
              <text:p text:style-name="P144">+4</text:p>
            </table:table-cell>
            <table:table-cell table:style-name="Táblázat1.B2" office:value-type="string">
              <text:p text:style-name="P144">15</text:p>
            </table:table-cell>
          </table:table-row>
          <table:table-row table:style-name="TableLine2366489006448">
            <table:table-cell table:style-name="Táblázat1.A2" office:value-type="string">
              <text:p text:style-name="P144">+5</text:p>
            </table:table-cell>
            <table:table-cell table:style-name="Táblázat1.B2" office:value-type="string">
              <text:p text:style-name="P144">20</text:p>
            </table:table-cell>
          </table:table-row>
        </table:table>
        <text:p text:style-name="P7"/>
        <text:p text:style-name="P189">Erő, Edzettség, Ügyesség, Gyorsaság, <text:line-break/>Intelligencia, Emlékezet, Önuralom, Fogékonyság</text:p>
        <text:list xml:id="list2948384224" text:style-name="L1">
          <text:list-item>
            <text:p text:style-name="P245">Induló értékük: -5</text:p>
          </text:list-item>
          <text:list-item>
            <text:p text:style-name="P245">64 pont osztható szét</text:p>
          </text:list-item>
          <text:list-item>
            <text:p text:style-name="P245">Minden 4.szinten +2 bónusz pont jár</text:p>
          </text:list-item>
          <text:list-item>
            <text:p text:style-name="P245">Fajok határai: a teljes szabálykönyv Karakteralkotás fejezetében</text:p>
          </text:list-item>
          <text:list-item>
            <text:p text:style-name="P246"><text:span text:style-name="_5b_RPG_5d__20_Kiemelt_20_kifejezés"><text:span text:style-name="T42">Szintlépés: 1000KP</text:span></text:span></text:p>
          </text:list-item>
        </text:list>
        <text:p text:style-name="P95"/>
      </text:section>
      <text:h text:style-name="Heading_20_1" text:outline-level="1"><text:bookmark-start text:name="__RefHeading___Toc9310_1841829898"/>Életerő és Kábulat Pont<text:bookmark-end text:name="__RefHeading___Toc9310_1841829898"/></text:h>
      <text:section text:style-name="Sect3" text:name="Szakasz7">
        <table:table table:name="Táblázat3" table:style-name="Táblázat3">
          <table:table-column table:style-name="Táblázat3.A" table:number-columns-repeated="3"/>
          <table:table-column table:style-name="Táblázat3.D"/>
          <table:table-header-rows>
            <table:table-row table:style-name="TableLine2366489003856">
              <table:table-cell table:style-name="Táblázat3.A1" table:number-columns-spanned="4" office:value-type="string">
                <text:p text:style-name="P192">Életerő Pontok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Line2366489000976">
            <table:table-cell table:style-name="Táblázat3.A2" office:value-type="string">
              <text:p text:style-name="P192">S1</text:p>
              <text:p text:style-name="P193">(ÉP/4)</text:p>
            </table:table-cell>
            <table:table-cell table:style-name="Táblázat3.A2" office:value-type="string">
              <text:p text:style-name="P192">S2</text:p>
              <text:p text:style-name="P193">(ÉP/4)</text:p>
            </table:table-cell>
            <table:table-cell table:style-name="Táblázat3.A2" office:value-type="string">
              <text:p text:style-name="P192">S3</text:p>
              <text:p text:style-name="P193">(ÉP/4)</text:p>
            </table:table-cell>
            <table:table-cell table:style-name="Táblázat3.D2" office:value-type="string">
              <text:p text:style-name="P192">S4</text:p>
              <text:p text:style-name="P193">(ÉP/4)</text:p>
            </table:table-cell>
          </table:table-row>
          <table:table-row table:style-name="TableLine2366489004720">
            <table:table-cell table:style-name="Táblázat3.A3" office:value-type="string">
              <text:p text:style-name="P192"/>
            </table:table-cell>
            <table:table-cell table:style-name="Táblázat3.A3" office:value-type="string">
              <text:p text:style-name="P192"/>
            </table:table-cell>
            <table:table-cell table:style-name="Táblázat3.A3" office:value-type="string">
              <text:p text:style-name="P192"/>
            </table:table-cell>
            <table:table-cell table:style-name="Táblázat3.D3" office:value-type="string">
              <text:p text:style-name="P192"/>
            </table:table-cell>
          </table:table-row>
          <table:table-row table:style-name="TableLine2366489011632">
            <table:table-cell table:style-name="Táblázat3.A3" office:value-type="string">
              <text:p text:style-name="P192"/>
            </table:table-cell>
            <table:table-cell table:style-name="Táblázat3.A3" office:value-type="string">
              <text:p text:style-name="P192"/>
            </table:table-cell>
            <table:table-cell table:style-name="Táblázat3.A3" office:value-type="string">
              <text:p text:style-name="P192"/>
            </table:table-cell>
            <table:table-cell table:style-name="Táblázat3.D3" office:value-type="string">
              <text:p text:style-name="P192"/>
            </table:table-cell>
          </table:table-row>
          <table:table-row table:style-name="TableLine2366489005008">
            <table:table-cell table:style-name="Táblázat3.A3" office:value-type="string">
              <text:p text:style-name="P192"/>
            </table:table-cell>
            <table:table-cell table:style-name="Táblázat3.A3" office:value-type="string">
              <text:p text:style-name="P192"/>
            </table:table-cell>
            <table:table-cell table:style-name="Táblázat3.A3" office:value-type="string">
              <text:p text:style-name="P192"/>
            </table:table-cell>
            <table:table-cell table:style-name="Táblázat3.D3" office:value-type="string">
              <text:p text:style-name="P192"/>
            </table:table-cell>
          </table:table-row>
          <table:table-row table:style-name="TableLine2366489001264">
            <table:table-cell table:style-name="Táblázat3.A3" office:value-type="string">
              <text:p text:style-name="P192"/>
            </table:table-cell>
            <table:table-cell table:style-name="Táblázat3.A3" office:value-type="string">
              <text:p text:style-name="P192"/>
            </table:table-cell>
            <table:table-cell table:style-name="Táblázat3.A3" office:value-type="string">
              <text:p text:style-name="P192"/>
            </table:table-cell>
            <table:table-cell table:style-name="Táblázat3.D3" office:value-type="string">
              <text:p text:style-name="P192"/>
            </table:table-cell>
          </table:table-row>
          <table:table-row table:style-name="TableLine2366489008752">
            <table:table-cell table:style-name="Táblázat3.B7" office:value-type="string">
              <text:p text:style-name="P192"/>
            </table:table-cell>
            <table:table-cell table:style-name="Táblázat3.B7" office:value-type="string">
              <text:p text:style-name="P192"/>
            </table:table-cell>
            <table:table-cell table:style-name="Táblázat3.C7" office:value-type="string">
              <text:p text:style-name="P192"/>
            </table:table-cell>
            <table:table-cell table:style-name="Táblázat3.D7" office:value-type="string">
              <text:p text:style-name="P192"/>
            </table:table-cell>
          </table:table-row>
        </table:table>
        <text:p text:style-name="P10"><text:s/></text:p>
        <text:p text:style-name="P100"><text:s/></text:p>
        <table:table table:name="Tábla3" table:style-name="Tábla3">
          <table:table-column table:style-name="Tábla3.A"/>
          <table:table-column table:style-name="Tábla3.B" table:number-columns-repeated="2"/>
          <table:table-column table:style-name="Tábla3.D"/>
          <table:table-header-rows>
            <table:table-row table:style-name="TableLine2366489007024">
              <table:table-cell table:style-name="Tábla3.A1" table:number-columns-spanned="4" office:value-type="string">
                <text:p text:style-name="P191">Harcérték levonások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Line2366488999824">
            <table:table-cell table:style-name="Tábla3.A2" office:value-type="string">
              <text:p text:style-name="P194">-</text:p>
            </table:table-cell>
            <table:table-cell table:style-name="Tábla3.C2" office:value-type="string">
              <text:p text:style-name="P194">-3 TÉ*</text:p>
            </table:table-cell>
            <table:table-cell table:style-name="Tábla3.C2" office:value-type="string">
              <text:p text:style-name="P194">-13 TÉ*</text:p>
            </table:table-cell>
            <table:table-cell table:style-name="Tábla3.D2" office:value-type="string">
              <text:p text:style-name="P194">-23 TÉ*</text:p>
            </table:table-cell>
          </table:table-row>
          <table:table-row table:style-name="TableLine2366489008464">
            <table:table-cell table:style-name="Tábla3.A3" table:number-columns-spanned="4" office:value-type="string">
              <text:p text:style-name="P194">*Csökkenti: (Fájdalomtűrés+Önuralom)</text:p>
            </table:table-cell>
            <table:covered-table-cell/>
            <table:covered-table-cell/>
            <table:covered-table-cell/>
          </table:table-row>
        </table:table>
        <text:p text:style-name="P100"/>
        <text:p text:style-name="P99"/>
        <text:p text:style-name="P108"/>
        <text:p text:style-name="P188"><text:span text:style-name="T60">Az </text:span><text:span text:style-name="_5b_RPG_5d_Kiemelt_20_kifejezés"><text:span text:style-name="T60">Életerő Pontokat</text:span></text:span><text:span text:style-name="T60"> 4 egészség kategória közt egyenlő arányban (az össz ÉP 1/4-e minden oszlopba) osztjuk el. Ha maradékos az osztás, akkor a maradékot balról jobbra osszuk el.</text:span></text:p>
        <text:p text:style-name="P49">ÉP = 12 + (2 x Edzettség)</text:p>
        <text:p text:style-name="P47"><text:span text:style-name="T102">←</text:span><text:span text:style-name="T101"> </text:span>Példa 18 ÉP elosztására</text:p>
        <text:p text:style-name="P46"/>
        <text:p text:style-name="P48">Harcérték levonások:</text:p>
        <text:p text:style-name="P46">Kategóriánként (-10 TÉ), de ezt csökkenti a <text:s/>(Fájdalomtűrés+Önuralom) összege.</text:p>
        <text:p text:style-name="P47"><text:span text:style-name="T102">←</text:span><text:span text:style-name="T101"> </text:span>Példa. Mondjuk (Fájdalomtűrés+Önuralom) = 7<text:line-break/> <text:s text:c="7"/><text:span text:style-name="T102">→</text:span><text:span text:style-name="T101"> A levonások így: 10-7=</text:span><text:span text:style-name="T13">3</text:span><text:span text:style-name="T101"> <text:s/>; <text:s text:c="2"/>20-7=</text:span><text:span text:style-name="T13">13</text:span><text:span text:style-name="T101"> <text:s/>; <text:s/>30-7=</text:span><text:span text:style-name="T13">23</text:span></text:p>
      </text:section>
      <text:p text:style-name="Text_20_body"><text:span text:style-name="_5b_RPG_5d__20_Kiemelt_20_kifejezés"><text:span text:style-name="T42"/></text:span></text:p>
      <text:p text:style-name="Text_20_body"/>
      <text:h text:style-name="P231" text:outline-level="1"><text:bookmark-start text:name="__RefHeading___Toc9312_1841829898"/>Karakter pontok (KP) elosztása<text:bookmark-end text:name="__RefHeading___Toc9312_1841829898"/></text:h>
      <text:p text:style-name="P41"><text:span text:style-name="T52">KP</text:span><text:span text:style-name="T5"> = 150 + (Tapasztalati szint <text:s/>x <text:s/>(80 + Intelligencia)) + (Tapasztalati szint x (15KP+Emlékezet))</text:span><text:line-break/><text:tab/><text:span text:style-name="T73">→ </text:span><text:span text:style-name="T68">(CSAK NEM harci/misztikus ismeretekre költhető)</text:span></text:p>
      <text:list xml:id="list3622296381" text:style-name="L2">
        <text:list-item>
          <text:p text:style-name="P247"><text:span text:style-name="_5b_RPG_5d__20_Kiemelt_20_kifejezés"><text:span text:style-name="T41">Speciális bónuszok</text:span></text:span><text:span text:style-name="_5b_RPG_5d__20_Kiemelt_20_kifejezés"><text:span text:style-name="T42">: <text:s/></text:span></text:span><text:span text:style-name="_5b_RPG_5d__20_Kiemelt_20_kifejezés"><text:span text:style-name="T41">Vakság</text:span></text:span><text:span text:style-name="_5b_RPG_5d__20_Kiemelt_20_kifejezés"><text:span text:style-name="T42">: +40 KP; <text:s/></text:span></text:span><text:span text:style-name="_5b_RPG_5d__20_Kiemelt_20_kifejezés"><text:span text:style-name="T41">Süketség</text:span></text:span><text:span text:style-name="_5b_RPG_5d__20_Kiemelt_20_kifejezés"><text:span text:style-name="T42">: +30 KP (csak karakteralkotáskor!)</text:span></text:span></text:p>
        </text:list-item>
      </text:list>
      <text:p text:style-name="P93">A játékosnak ezen Karakter Pontjaiból kell felvennie a következőket:</text:p>
      <text:list xml:id="list132129277724780" text:continue-numbering="true" text:style-name="L2">
        <text:list-item>
          <text:p text:style-name="P251">Képzettségek</text:p>
        </text:list-item>
        <text:list-item text:start-value="1">
          <text:p text:style-name="P253"><text:span text:style-name="_5b_RPG_5d__20_Kiemelt_20_kifejezés"><text:span text:style-name="T42">A harci és misztikus képzettségek szintje legfeljebb (</text:span></text:span><text:span text:style-name="_5b_RPG_5d__20_Kiemelt_20_kifejezés"><text:span text:style-name="T41">szint+3</text:span></text:span><text:span text:style-name="_5b_RPG_5d__20_Kiemelt_20_kifejezés"><text:span text:style-name="T42">) lehet</text:span></text:span></text:p>
        </text:list-item>
        <text:list-item>
          <text:p text:style-name="P248"><text:span text:style-name="_5b_RPG_5d__20_Kiemelt_20_kifejezés"><text:span text:style-name="T42">A többi képzettség értéke pedig legfeljebb (</text:span></text:span><text:span text:style-name="_5b_RPG_5d__20_Kiemelt_20_kifejezés"><text:span text:style-name="T41">szint+8</text:span></text:span><text:span text:style-name="_5b_RPG_5d__20_Kiemelt_20_kifejezés"><text:span text:style-name="T42">) lehet</text:span></text:span></text:p>
        </text:list-item>
        <text:list-item>
          <text:p text:style-name="P248"><text:span text:style-name="_5b_RPG_5d__20_Kiemelt_20_kifejezés"><text:span text:style-name="T42">Szintlépéskor legfeljebb </text:span></text:span><text:span text:style-name="_5b_RPG_5d__20_Kiemelt_20_kifejezés"><text:span text:style-name="T41">2-vel</text:span></text:span><text:span text:style-name="_5b_RPG_5d__20_Kiemelt_20_kifejezés"><text:span text:style-name="T42"> növelhetőek a képzettségek, kivéve, ha 0-ról akar valaki egy képzettséget tanulni. Ilyenkor szintlépéskor maximum </text:span></text:span><text:span text:style-name="_5b_RPG_5d__20_Kiemelt_20_kifejezés"><text:span text:style-name="T41">3. szintre</text:span></text:span><text:span text:style-name="_5b_RPG_5d__20_Kiemelt_20_kifejezés"><text:span text:style-name="T42"> növelheti egy lépésben az ilyen képzettséget.</text:span></text:span></text:p>
        </text:list-item>
        <text:list-item>
          <text:p text:style-name="P248"><text:span text:style-name="_5b_RPG_5d__20_Kiemelt_20_kifejezés"><text:span text:style-name="T42">Egy Átlagos, vagy Specializáció képzettség legfeljebb 3-al lehet magasabb, mint az őt magába foglaló Átfogó, vagy Átlagos képzettség. Ha nincs fölé tartozó képzettség (pl. Nyelvismeret esetén), akkor természetesen nincs felső korlát.</text:span></text:span></text:p>
        </text:list-item>
        <text:list-item>
          <text:p text:style-name="P248"><text:span text:style-name="_5b_RPG_5d__20_Kiemelt_20_kifejezés"><text:span text:style-name="T42">A képzettségek egyes kiemelt szintjeinek is lehetnek követelményei! Magas szinten főleg.</text:span></text:span></text:p>
        </text:list-item>
        <text:list-item text:start-value="1">
          <text:p text:style-name="P247"><text:span text:style-name="T5">Fortélyok</text:span> (1, vagy többfokúak)</text:p>
        </text:list-item>
        <text:list-item>
          <text:p text:style-name="P254">Minden fok költsége: 15KP</text:p>
        </text:list-item>
        <text:list-item>
          <text:p text:style-name="P254">Több fokú Fortélyoknál szintenként csak egy fokot lehet fejlődni akkor is, ha lenne elég KP több fokra is! Ez alól kivétel az 1. szint (karakteralkotás).</text:p>
        </text:list-item>
        <text:list-item>
          <text:p text:style-name="P254">Egy szintlépés alkalmával nem vehető fel két olyan Fortély, amely ugyanazt a jellemzőt/képzettséget, stb módosítja.</text:p>
        </text:list-item>
        <text:list-item>
          <text:p text:style-name="P254">A fortélyoknak lehetnek követelményei: Tulajdonságok elvárt értékei, képzettségek elvárt szintje, esetleg más fortélyok megléte, vagy valamilyen nem számszerűsíthető körülmény.</text:p>
        </text:list-item>
        <text:list-item text:start-value="1">
          <text:p text:style-name="P252">Harcérték módosítók (HM)</text:p>
        </text:list-item>
        <text:list-item>
          <text:p text:style-name="P248">1 HM = <text:span text:style-name="T110">5</text:span> KP; <text:s/>1 CM = <text:span text:style-name="T110">5</text:span>KP</text:p>
        </text:list-item>
        <text:list-item>
          <text:p text:style-name="P256">max 8 HM/szint <text:s text:c="2"/><text:span text:style-name="T68">(HM = „puszta kezes” HM, amibe a TÉ és VÉ tartozik bele)</text:span></text:p>
        </text:list-item>
        <text:list-item>
          <text:p text:style-name="P248"><text:span text:style-name="T1">max 4 CM/szint <text:s text:c="2"/></text:span><text:span text:style-name="T69">(CM = Célzó Érték Módosító, ami a CÉ-re fordítandó harcérték módosítót jelöli)</text:span></text:p>
        </text:list-item>
        <text:list-item>
          <text:p text:style-name="P248">Szintenként TÉ-re vagy VÉ-re legfeljebb 3-al több HM-et lehet költeni, mint a másikra!</text:p>
        </text:list-item>
        <text:list-item>
          <text:p text:style-name="P249"><text:span text:style-name="T5">Mana pontok, tanult Mágikus tradíció</text:span> (ha van), <text:span text:style-name="T5">Mágiaiskolák</text:span></text:p>
        </text:list-item>
        <text:list-item>
          <text:p text:style-name="P248">1 Mana pont = 3 KP</text:p>
        </text:list-item>
        <text:list-item>
          <text:p text:style-name="P248">Mágikus tradíciók: 50KP-ba kerülnek (csak 1x vehetőek fel) és követelményeik vannak (van amelyik, csak 1.szinten vehető fel). <text:s/><text:span text:style-name="T68">(Például: Kyr mozaikmágia, Vulgármágia, stb.)</text:span></text:p>
        </text:list-item>
        <text:list-item>
          <text:p text:style-name="P248">Mágiaiskolák: Átlagos képzettségek. Csak azok a mágiaiskolák tanulhatóak, amelyek a karakter által ismert mágia tradíció alá tartoznak.</text:p>
        </text:list-item>
        <text:list-item>
          <text:p text:style-name="P252">Pszí tradíció, Pszí iskolák, Pszí pontok</text:p>
        </text:list-item>
        <text:list-item>
          <text:p text:style-name="P248"><text:span text:style-name="T71">1</text:span><text:span text:style-name="T72">ψ</text:span><text:span text:style-name="T71">p = 2 KP</text:span></text:p>
        </text:list-item>
        <text:list-item>
          <text:p text:style-name="P248"><text:span text:style-name="T71">Pszí-alkalmazás: 4 fokú fortély egyre erősebb követelményekkel. Az alkalmazás fokát adja, nélküle nem lehet </text:span><text:span text:style-name="T72">ψ</text:span><text:span text:style-name="T71">p-ot venni, vagy </text:span><text:span text:style-name="T72">ψ</text:span><text:span text:style-name="T71"> tradíciót tanulni.</text:span></text:p>
        </text:list-item>
        <text:list-item>
          <text:p text:style-name="P250">Pszí tradíciók: átlagos képzettségek: vannak erősségeik és csak bizonyos diszciplínákat ismernek</text:p>
        </text:list-item>
      </text:list>
      <text:p text:style-name="P104"/>
      <text:h text:style-name="P231" text:outline-level="1"><text:bookmark-start text:name="__RefHeading___Toc9314_1841829898"/>Képzettségek KP igényei<text:bookmark-end text:name="__RefHeading___Toc9314_1841829898"/></text:h>
      <table:table table:name="Tábla5" table:style-name="Tábla5">
        <table:table-column table:style-name="Tábla5.A"/>
        <table:table-column table:style-name="Tábla5.B"/>
        <table:table-column table:style-name="Tábla5.C"/>
        <table:table-column table:style-name="Tábla5.D"/>
        <table:table-column table:style-name="Tábla5.E"/>
        <table:table-column table:style-name="Tábla5.F"/>
        <table:table-column table:style-name="Tábla5.G"/>
        <table:table-column table:style-name="Tábla5.H"/>
        <table:table-header-rows>
          <table:table-row table:style-name="TableLine2366488998384">
            <table:table-cell table:style-name="Tábla5.A1" office:value-type="string">
              <text:p text:style-name="P173">Fokozat</text:p>
            </table:table-cell>
            <table:table-cell table:style-name="Tábla5.A1" office:value-type="string">
              <text:p text:style-name="P173">Képzettség Szint</text:p>
            </table:table-cell>
            <table:table-cell table:style-name="Tábla5.A1" table:number-columns-spanned="2" office:value-type="string">
              <text:p text:style-name="P173">Átfogó</text:p>
            </table:table-cell>
            <table:covered-table-cell/>
            <table:table-cell table:style-name="Tábla5.A1" table:number-columns-spanned="2" office:value-type="string">
              <text:p text:style-name="P173">Átlagos</text:p>
            </table:table-cell>
            <table:covered-table-cell/>
            <table:table-cell table:style-name="Tábla5.G1" table:number-columns-spanned="2" office:value-type="string">
              <text:p text:style-name="P173">Spec+Könnyű</text:p>
            </table:table-cell>
            <table:covered-table-cell/>
          </table:table-row>
        </table:table-header-rows>
        <table:table-row table:style-name="TableLine2366491742592">
          <table:table-cell table:style-name="Tábla5.A2" office:value-type="string">
            <text:p text:style-name="P167"/>
          </table:table-cell>
          <table:table-cell table:style-name="Tábla5.A2" office:value-type="string">
            <text:p text:style-name="P168">1</text:p>
          </table:table-cell>
          <table:table-cell table:style-name="Tábla5.A2" office:value-type="string">
            <text:p text:style-name="P167">6</text:p>
          </table:table-cell>
          <table:table-cell table:style-name="Tábla5.D2" office:value-type="string">
            <text:p text:style-name="P184">+6KP</text:p>
          </table:table-cell>
          <table:table-cell table:style-name="Tábla5.A2" office:value-type="string">
            <text:p text:style-name="P167">4</text:p>
          </table:table-cell>
          <table:table-cell table:style-name="Tábla5.D2" office:value-type="string">
            <text:p text:style-name="P184">+4KP</text:p>
          </table:table-cell>
          <table:table-cell table:style-name="Tábla5.A2" office:value-type="string">
            <text:p text:style-name="P167">2</text:p>
          </table:table-cell>
          <table:table-cell table:style-name="Tábla5.H2" office:value-type="string">
            <text:p text:style-name="P184">+2KP</text:p>
          </table:table-cell>
        </table:table-row>
        <table:table-row table:style-name="TableLine2366491752096">
          <table:table-cell table:style-name="Tábla5.A3" office:value-type="string">
            <text:p text:style-name="P167"/>
          </table:table-cell>
          <table:table-cell table:style-name="Tábla5.A3" office:value-type="string">
            <text:p text:style-name="P168">2</text:p>
          </table:table-cell>
          <table:table-cell table:style-name="Tábla5.A2" office:value-type="string">
            <text:p text:style-name="P167">10</text:p>
          </table:table-cell>
          <table:table-cell table:style-name="Tábla5.D2" office:value-type="string">
            <text:p text:style-name="P184">+4KP</text:p>
          </table:table-cell>
          <table:table-cell table:style-name="Tábla5.A2" office:value-type="string">
            <text:p text:style-name="P167">6</text:p>
          </table:table-cell>
          <table:table-cell table:style-name="Tábla5.D2" office:value-type="string">
            <text:p text:style-name="P184">+2KP</text:p>
          </table:table-cell>
          <table:table-cell table:style-name="Tábla5.A2" office:value-type="string">
            <text:p text:style-name="P167">3</text:p>
          </table:table-cell>
          <table:table-cell table:style-name="Tábla5.H2" office:value-type="string">
            <text:p text:style-name="P184">+1KP</text:p>
          </table:table-cell>
        </table:table-row>
        <table:table-row table:style-name="TableLine2366491744896">
          <table:table-cell table:style-name="Tábla5.A2" office:value-type="string">
            <text:p text:style-name="P168">Novícius</text:p>
          </table:table-cell>
          <table:table-cell table:style-name="Tábla5.A2" office:value-type="string">
            <text:p text:style-name="P168">3</text:p>
          </table:table-cell>
          <table:table-cell table:style-name="Tábla5.A2" office:value-type="string">
            <text:p text:style-name="P167">16</text:p>
          </table:table-cell>
          <table:table-cell table:style-name="Tábla5.D2" office:value-type="string">
            <text:p text:style-name="P184">+6KP</text:p>
          </table:table-cell>
          <table:table-cell table:style-name="Tábla5.A2" office:value-type="string">
            <text:p text:style-name="P167">9</text:p>
          </table:table-cell>
          <table:table-cell table:style-name="Tábla5.D2" office:value-type="string">
            <text:p text:style-name="P184">+3KP</text:p>
          </table:table-cell>
          <table:table-cell table:style-name="Tábla5.A2" office:value-type="string">
            <text:p text:style-name="P167">5</text:p>
          </table:table-cell>
          <table:table-cell table:style-name="Tábla5.H2" office:value-type="string">
            <text:p text:style-name="P184">+2KP</text:p>
          </table:table-cell>
        </table:table-row>
        <table:table-row table:style-name="TableLine2366491753824">
          <table:table-cell table:style-name="Tábla5.A3" office:value-type="string">
            <text:p text:style-name="P167"/>
          </table:table-cell>
          <table:table-cell table:style-name="Tábla5.A3" office:value-type="string">
            <text:p text:style-name="P168">4</text:p>
          </table:table-cell>
          <table:table-cell table:style-name="Tábla5.A2" office:value-type="string">
            <text:p text:style-name="P167">24</text:p>
          </table:table-cell>
          <table:table-cell table:style-name="Tábla5.D2" office:value-type="string">
            <text:p text:style-name="P184">+8KP</text:p>
          </table:table-cell>
          <table:table-cell table:style-name="Tábla5.A2" office:value-type="string">
            <text:p text:style-name="P167">13</text:p>
          </table:table-cell>
          <table:table-cell table:style-name="Tábla5.D2" office:value-type="string">
            <text:p text:style-name="P184">+4KP</text:p>
          </table:table-cell>
          <table:table-cell table:style-name="Tábla5.A2" office:value-type="string">
            <text:p text:style-name="P167">7</text:p>
          </table:table-cell>
          <table:table-cell table:style-name="Tábla5.H2" office:value-type="string">
            <text:p text:style-name="P184">+3KP</text:p>
          </table:table-cell>
        </table:table-row>
        <table:table-row table:style-name="TableLine2366491746912">
          <table:table-cell table:style-name="Tábla5.A2" office:value-type="string">
            <text:p text:style-name="P167"/>
          </table:table-cell>
          <table:table-cell table:style-name="Tábla5.A2" office:value-type="string">
            <text:p text:style-name="P168">5</text:p>
          </table:table-cell>
          <table:table-cell table:style-name="Tábla5.A2" office:value-type="string">
            <text:p text:style-name="P167">34</text:p>
          </table:table-cell>
          <table:table-cell table:style-name="Tábla5.D2" office:value-type="string">
            <text:p text:style-name="P184">+10KP</text:p>
          </table:table-cell>
          <table:table-cell table:style-name="Tábla5.A2" office:value-type="string">
            <text:p text:style-name="P167">18</text:p>
          </table:table-cell>
          <table:table-cell table:style-name="Tábla5.D2" office:value-type="string">
            <text:p text:style-name="P184">+5KP</text:p>
          </table:table-cell>
          <table:table-cell table:style-name="Tábla5.A2" office:value-type="string">
            <text:p text:style-name="P167">10</text:p>
          </table:table-cell>
          <table:table-cell table:style-name="Tábla5.H2" office:value-type="string">
            <text:p text:style-name="P184">+3KP</text:p>
          </table:table-cell>
        </table:table-row>
        <table:table-row table:style-name="TableLine2366491748640">
          <table:table-cell table:style-name="Tábla5.A3" office:value-type="string">
            <text:p text:style-name="P168">Kismester</text:p>
          </table:table-cell>
          <table:table-cell table:style-name="Tábla5.A3" office:value-type="string">
            <text:p text:style-name="P168">6</text:p>
          </table:table-cell>
          <table:table-cell table:style-name="Tábla5.A2" office:value-type="string">
            <text:p text:style-name="P167">46</text:p>
          </table:table-cell>
          <table:table-cell table:style-name="Tábla5.D2" office:value-type="string">
            <text:p text:style-name="P184">+12KP</text:p>
          </table:table-cell>
          <table:table-cell table:style-name="Tábla5.A2" office:value-type="string">
            <text:p text:style-name="P167">24</text:p>
          </table:table-cell>
          <table:table-cell table:style-name="Tábla5.D2" office:value-type="string">
            <text:p text:style-name="P184">+6KP</text:p>
          </table:table-cell>
          <table:table-cell table:style-name="Tábla5.A2" office:value-type="string">
            <text:p text:style-name="P167">13</text:p>
          </table:table-cell>
          <table:table-cell table:style-name="Tábla5.H2" office:value-type="string">
            <text:p text:style-name="P184">+4KP</text:p>
          </table:table-cell>
        </table:table-row>
        <table:table-row table:style-name="TableLine2366491756704">
          <table:table-cell table:style-name="Tábla5.A2" office:value-type="string">
            <text:p text:style-name="P168"/>
          </table:table-cell>
          <table:table-cell table:style-name="Tábla5.A2" office:value-type="string">
            <text:p text:style-name="P168">7</text:p>
          </table:table-cell>
          <table:table-cell table:style-name="Tábla5.A2" office:value-type="string">
            <text:p text:style-name="P167">60</text:p>
          </table:table-cell>
          <table:table-cell table:style-name="Tábla5.D2" office:value-type="string">
            <text:p text:style-name="P184">+14KP</text:p>
          </table:table-cell>
          <table:table-cell table:style-name="Tábla5.A2" office:value-type="string">
            <text:p text:style-name="P167">31</text:p>
          </table:table-cell>
          <table:table-cell table:style-name="Tábla5.D2" office:value-type="string">
            <text:p text:style-name="P184">+7KP</text:p>
          </table:table-cell>
          <table:table-cell table:style-name="Tábla5.A2" office:value-type="string">
            <text:p text:style-name="P167">17</text:p>
          </table:table-cell>
          <table:table-cell table:style-name="Tábla5.H2" office:value-type="string">
            <text:p text:style-name="P184">+4KP</text:p>
          </table:table-cell>
        </table:table-row>
        <table:table-row table:style-name="TableLine2366491748064">
          <table:table-cell table:style-name="Tábla5.A3" office:value-type="string">
            <text:p text:style-name="P168"/>
          </table:table-cell>
          <table:table-cell table:style-name="Tábla5.A3" office:value-type="string">
            <text:p text:style-name="P168">8</text:p>
          </table:table-cell>
          <table:table-cell table:style-name="Tábla5.A2" office:value-type="string">
            <text:p text:style-name="P167">76</text:p>
          </table:table-cell>
          <table:table-cell table:style-name="Tábla5.D2" office:value-type="string">
            <text:p text:style-name="P184">+16KP</text:p>
          </table:table-cell>
          <table:table-cell table:style-name="Tábla5.A2" office:value-type="string">
            <text:p text:style-name="P167">39</text:p>
          </table:table-cell>
          <table:table-cell table:style-name="Tábla5.D2" office:value-type="string">
            <text:p text:style-name="P184">+8KP</text:p>
          </table:table-cell>
          <table:table-cell table:style-name="Tábla5.A2" office:value-type="string">
            <text:p text:style-name="P167">21</text:p>
          </table:table-cell>
          <table:table-cell table:style-name="Tábla5.H2" office:value-type="string">
            <text:p text:style-name="P184">+5KP</text:p>
          </table:table-cell>
        </table:table-row>
        <table:table-row table:style-name="TableLine2366491757280">
          <table:table-cell table:style-name="Tábla5.A2" office:value-type="string">
            <text:p text:style-name="P168">Mester</text:p>
          </table:table-cell>
          <table:table-cell table:style-name="Tábla5.A2" office:value-type="string">
            <text:p text:style-name="P168">9</text:p>
          </table:table-cell>
          <table:table-cell table:style-name="Tábla5.A2" office:value-type="string">
            <text:p text:style-name="P167">94</text:p>
          </table:table-cell>
          <table:table-cell table:style-name="Tábla5.D2" office:value-type="string">
            <text:p text:style-name="P184">+18KP</text:p>
          </table:table-cell>
          <table:table-cell table:style-name="Tábla5.A2" office:value-type="string">
            <text:p text:style-name="P167">48</text:p>
          </table:table-cell>
          <table:table-cell table:style-name="Tábla5.D2" office:value-type="string">
            <text:p text:style-name="P184">+9KP</text:p>
          </table:table-cell>
          <table:table-cell table:style-name="Tábla5.A2" office:value-type="string">
            <text:p text:style-name="P167">26</text:p>
          </table:table-cell>
          <table:table-cell table:style-name="Tábla5.H2" office:value-type="string">
            <text:p text:style-name="P184">+5KP</text:p>
          </table:table-cell>
        </table:table-row>
        <table:table-row table:style-name="TableLine2366491745472">
          <table:table-cell table:style-name="Tábla5.A3" office:value-type="string">
            <text:p text:style-name="P168"/>
          </table:table-cell>
          <table:table-cell table:style-name="Tábla5.A3" office:value-type="string">
            <text:p text:style-name="P168">10</text:p>
          </table:table-cell>
          <table:table-cell table:style-name="Tábla5.A2" office:value-type="string">
            <text:p text:style-name="P167">114</text:p>
          </table:table-cell>
          <table:table-cell table:style-name="Tábla5.D2" office:value-type="string">
            <text:p text:style-name="P184">+20KP</text:p>
          </table:table-cell>
          <table:table-cell table:style-name="Tábla5.A2" office:value-type="string">
            <text:p text:style-name="P167">58</text:p>
          </table:table-cell>
          <table:table-cell table:style-name="Tábla5.D2" office:value-type="string">
            <text:p text:style-name="P184">+10KP</text:p>
          </table:table-cell>
          <table:table-cell table:style-name="Tábla5.A2" office:value-type="string">
            <text:p text:style-name="P167">31</text:p>
          </table:table-cell>
          <table:table-cell table:style-name="Tábla5.H2" office:value-type="string">
            <text:p text:style-name="P184">+6KP</text:p>
          </table:table-cell>
        </table:table-row>
        <table:table-row table:style-name="TableLine2366491756992">
          <table:table-cell table:style-name="Tábla5.A2" office:value-type="string">
            <text:p text:style-name="P168"/>
          </table:table-cell>
          <table:table-cell table:style-name="Tábla5.A2" office:value-type="string">
            <text:p text:style-name="P168">11</text:p>
          </table:table-cell>
          <table:table-cell table:style-name="Tábla5.A2" office:value-type="string">
            <text:p text:style-name="P167">136</text:p>
          </table:table-cell>
          <table:table-cell table:style-name="Tábla5.D2" office:value-type="string">
            <text:p text:style-name="P184">+22KP</text:p>
          </table:table-cell>
          <table:table-cell table:style-name="Tábla5.A2" office:value-type="string">
            <text:p text:style-name="P167">69</text:p>
          </table:table-cell>
          <table:table-cell table:style-name="Tábla5.D2" office:value-type="string">
            <text:p text:style-name="P184">+11KP</text:p>
          </table:table-cell>
          <table:table-cell table:style-name="Tábla5.A2" office:value-type="string">
            <text:p text:style-name="P167">37</text:p>
          </table:table-cell>
          <table:table-cell table:style-name="Tábla5.H2" office:value-type="string">
            <text:p text:style-name="P184">+6KP</text:p>
          </table:table-cell>
        </table:table-row>
        <table:table-row table:style-name="TableLine2366491748928">
          <table:table-cell table:style-name="Tábla5.A3" office:value-type="string">
            <text:p text:style-name="P168">Nagymester</text:p>
          </table:table-cell>
          <table:table-cell table:style-name="Tábla5.A3" office:value-type="string">
            <text:p text:style-name="P168">12</text:p>
          </table:table-cell>
          <table:table-cell table:style-name="Tábla5.A2" office:value-type="string">
            <text:p text:style-name="P167">160</text:p>
          </table:table-cell>
          <table:table-cell table:style-name="Tábla5.D2" office:value-type="string">
            <text:p text:style-name="P184">+24KP</text:p>
          </table:table-cell>
          <table:table-cell table:style-name="Tábla5.A2" office:value-type="string">
            <text:p text:style-name="P167">81</text:p>
          </table:table-cell>
          <table:table-cell table:style-name="Tábla5.D2" office:value-type="string">
            <text:p text:style-name="P184">+12KP</text:p>
          </table:table-cell>
          <table:table-cell table:style-name="Tábla5.A2" office:value-type="string">
            <text:p text:style-name="P167">43</text:p>
          </table:table-cell>
          <table:table-cell table:style-name="Tábla5.H2" office:value-type="string">
            <text:p text:style-name="P184">+7KP</text:p>
          </table:table-cell>
        </table:table-row>
        <table:table-row table:style-name="TableLine2366491757568">
          <table:table-cell table:style-name="Tábla5.A2" office:value-type="string">
            <text:p text:style-name="P168"/>
          </table:table-cell>
          <table:table-cell table:style-name="Tábla5.A2" office:value-type="string">
            <text:p text:style-name="P168">13</text:p>
          </table:table-cell>
          <table:table-cell table:style-name="Tábla5.A2" office:value-type="string">
            <text:p text:style-name="P167">186</text:p>
          </table:table-cell>
          <table:table-cell table:style-name="Tábla5.D2" office:value-type="string">
            <text:p text:style-name="P184">+26KP</text:p>
          </table:table-cell>
          <table:table-cell table:style-name="Tábla5.A2" office:value-type="string">
            <text:p text:style-name="P167">94</text:p>
          </table:table-cell>
          <table:table-cell table:style-name="Tábla5.D2" office:value-type="string">
            <text:p text:style-name="P184">+13KP</text:p>
          </table:table-cell>
          <table:table-cell table:style-name="Tábla5.A2" office:value-type="string">
            <text:p text:style-name="P167">50</text:p>
          </table:table-cell>
          <table:table-cell table:style-name="Tábla5.H2" office:value-type="string">
            <text:p text:style-name="P184">+7KP</text:p>
          </table:table-cell>
        </table:table-row>
        <table:table-row table:style-name="TableLine2366491743168">
          <table:table-cell table:style-name="Tábla5.A3" office:value-type="string">
            <text:p text:style-name="P168"/>
          </table:table-cell>
          <table:table-cell table:style-name="Tábla5.A3" office:value-type="string">
            <text:p text:style-name="P168">14</text:p>
          </table:table-cell>
          <table:table-cell table:style-name="Tábla5.A2" office:value-type="string">
            <text:p text:style-name="P167">214</text:p>
          </table:table-cell>
          <table:table-cell table:style-name="Tábla5.D2" office:value-type="string">
            <text:p text:style-name="P184">+28KP</text:p>
          </table:table-cell>
          <table:table-cell table:style-name="Tábla5.A2" office:value-type="string">
            <text:p text:style-name="P167">108</text:p>
          </table:table-cell>
          <table:table-cell table:style-name="Tábla5.D2" office:value-type="string">
            <text:p text:style-name="P184">+14KP</text:p>
          </table:table-cell>
          <table:table-cell table:style-name="Tábla5.A2" office:value-type="string">
            <text:p text:style-name="P167">57</text:p>
          </table:table-cell>
          <table:table-cell table:style-name="Tábla5.H2" office:value-type="string">
            <text:p text:style-name="P184">+8KP</text:p>
          </table:table-cell>
        </table:table-row>
        <table:table-row table:style-name="TableLine2366491746336">
          <table:table-cell table:style-name="Tábla5.A2" office:value-type="string">
            <text:p text:style-name="P168">Élő legenda</text:p>
          </table:table-cell>
          <table:table-cell table:style-name="Tábla5.A2" office:value-type="string">
            <text:p text:style-name="P168">15</text:p>
          </table:table-cell>
          <table:table-cell table:style-name="Tábla5.A2" office:value-type="string">
            <text:p text:style-name="P167">244</text:p>
          </table:table-cell>
          <table:table-cell table:style-name="Tábla5.D2" office:value-type="string">
            <text:p text:style-name="P184">+30KP</text:p>
          </table:table-cell>
          <table:table-cell table:style-name="Tábla5.A2" office:value-type="string">
            <text:p text:style-name="P167">123</text:p>
          </table:table-cell>
          <table:table-cell table:style-name="Tábla5.D2" office:value-type="string">
            <text:p text:style-name="P184">+15KP</text:p>
          </table:table-cell>
          <table:table-cell table:style-name="Tábla5.A2" office:value-type="string">
            <text:p text:style-name="P167">65</text:p>
          </table:table-cell>
          <table:table-cell table:style-name="Tábla5.H2" office:value-type="string">
            <text:p text:style-name="P184">+8KP</text:p>
          </table:table-cell>
        </table:table-row>
      </table:table>
      <text:h text:style-name="Heading_20_1" text:outline-level="1"><text:bookmark-start text:name="__RefHeading___Toc9316_1841829898"/>Képzettséglista<text:bookmark-end text:name="__RefHeading___Toc9316_1841829898"/></text:h>
      <table:table table:name="Táblázat9" table:style-name="Táblázat9">
        <table:table-column table:style-name="Táblázat9.A"/>
        <table:table-column table:style-name="Táblázat9.B"/>
        <table:table-header-rows>
          <table:table-row table:style-name="TableLine2366491757856">
            <table:table-cell table:style-name="Táblázat9.A1" table:number-columns-spanned="2" office:value-type="string">
              <text:p text:style-name="_5b_RPG_5d__20_Táblázattartalom_20_-_20_fejléc">Alapból megkapott képzettségek</text:p>
            </table:table-cell>
            <table:covered-table-cell/>
          </table:table-row>
        </table:table-header-rows>
        <table:table-row table:style-name="TableLine2366491742880">
          <table:table-cell table:style-name="Táblázat9.A2" office:value-type="string">
            <text:p text:style-name="P14">Név</text:p>
          </table:table-cell>
          <table:table-cell table:style-name="Táblázat9.B2" office:value-type="string">
            <text:p text:style-name="P14">Leírás</text:p>
          </table:table-cell>
        </table:table-row>
        <table:table-row table:style-name="TableLine2366491754688">
          <table:table-cell table:style-name="Táblázat9.A3" office:value-type="string">
            <text:p text:style-name="_5b_RPG_5d__20_Táblázattartalom_20_1">Helyismeret<text:line-break/><text:span text:style-name="T1">(városnyi terület)</text:span></text:p>
          </table:table-cell>
          <table:table-cell table:style-name="Táblázat9.B3" office:value-type="string">
            <text:p text:style-name="P87">Ez egy speciális képzettség, melyre nem kell KP-t költeni. Minden karakter kezdéskor kap <text:span text:style-name="T5">10</text:span> szintnek megfelelő pontot, amit eloszthat az általa ismert városok/városnyi területek között. Például:</text:p>
            <text:p text:style-name="P172">Helyismeret – Shadlek : <text:span text:style-name="T5">10</text:span></text:p>
            <text:p text:style-name="P172"><text:s text:c="3"/>vagy</text:p>
            <text:p text:style-name="P172"><text:s text:c="2"/>Helyismeret – Shadlek: <text:span text:style-name="T5">5</text:span></text:p>
            <text:p text:style-name="P172"><text:s text:c="2"/>Helyismeret – Warwik : <text:span text:style-name="T5">3</text:span></text:p>
            <text:p text:style-name="P172"><text:s text:c="2"/>Helyismeret – El Sobira fővárosa: <text:span text:style-name="T5">2</text:span></text:p>
            <text:p text:style-name="P183"/>
            <text:list xml:id="list412120292" text:style-name="L3">
              <text:list-item>
                <text:p text:style-name="P295">Ha a játékosnak a fenti érték nem elég, akkor 1.szinten – <text:span text:style-name="T5">de csak akkor! -</text:span> Könnyű képzettségként növelheti bármely városnyi területre vonatkoztatott Helyismeret képzettségét.</text:p>
              </text:list-item>
              <text:list-item>
                <text:p text:style-name="P296">A Helyismeret értéke úgy változhat, hogy a KM egy kaland végén a TP-osztással együtt tetszés szerint ad pontot a karakterek Helyismeret képzettségére arra a helyre vonatkoztatva, ahol a kaland játszódott. Tehát ha a karakter a délvidékről származik és először volt Ifinben, akkor az eddig 0 értékű „Helyismeret – Ifin” képzettsége a kaland után akár <text:span text:style-name="T41">2</text:span><text:span text:style-name="T40">-</text:span>re is nőhet, ha sok újdonságot tapasztalt a várossal kapcsolatban.</text:p>
              </text:list-item>
              <text:list-item>
                <text:p text:style-name="P296">Ha a karakter egy általa ismert várost magában foglaló <text:span text:style-name="T5">országgal</text:span> kapcsolatban dob Helyismeret képzettségpróbát, akkor használhatja a városra vonatkoztatott értékét <text:span text:style-name="T4">-3</text:span> büntetéssel.</text:p>
              </text:list-item>
            </text:list>
          </table:table-cell>
        </table:table-row>
        <table:table-row table:style-name="TableLine2366491755264">
          <table:table-cell table:style-name="Táblázat9.A3" office:value-type="string">
            <text:p text:style-name="_5b_RPG_5d__20_Táblázattartalom_20_1">Történelemismeret<text:line-break/><text:span text:style-name="T1">(saját város)</text:span></text:p>
          </table:table-cell>
          <table:table-cell table:style-name="Táblázat9.B3" office:value-type="string">
            <text:p text:style-name="P87">Első szinten minden karakter megkapja <text:span text:style-name="T5">3-as szinten</text:span> a saját városára vonatkoztatott Történelemismeret képzettséget. Ez az érték természetesen KP-ból szabadon tovább növelhető, valamint más városokra is korlátozás nélkül felvehető KP-ból.</text:p>
          </table:table-cell>
        </table:table-row>
        <table:table-row table:style-name="TableLine2366491749792">
          <table:table-cell table:style-name="Táblázat9.A3" office:value-type="string">
            <text:p text:style-name="_5b_RPG_5d__20_Táblázattartalom_20_1">Vallásismeret<text:line-break/><text:span text:style-name="T1">(saját vallás)</text:span></text:p>
          </table:table-cell>
          <table:table-cell table:style-name="Táblázat9.B3" office:value-type="string">
            <text:p text:style-name="P87">Első szinten minden karakter megkapja <text:span text:style-name="T5">3-as szinten</text:span> a saját vallására vonatkoztatott Vallásismeret képzettséget. Ez az érték természetesen KP-ból szabadon tovább növelhető, valamint más vallásokra is felvehető KP-ból, amennyiben ezt az előtörténet indokolja és a KM is engedélyezi.</text:p>
          </table:table-cell>
        </table:table-row>
        <table:table-row table:style-name="TableLine2366491747200">
          <table:table-cell table:style-name="Táblázat9.A3" office:value-type="string">
            <text:p text:style-name="_5b_RPG_5d__20_Táblázattartalom_20_1">Nyelvismeret<text:line-break/><text:span text:style-name="T1">(saját nyelv)</text:span></text:p>
          </table:table-cell>
          <table:table-cell table:style-name="Táblázat9.B3" office:value-type="string">
            <text:p text:style-name="P87">Első szinten minden karakter megkapja <text:span text:style-name="T5">6-os szinten</text:span> a saját anyanyelvéhez tartozó Nyelvismeret képzettséget.</text:p>
            <text:p text:style-name="P87">Továbbá – a fentin kívül – megkapja még <text:span text:style-name="T5">3-as szinten</text:span> a Közös nyelv ismeretét (Pyarroni) is. Amennyiben a karakter anyanyelve a Pyarroni, akkor <text:span text:style-name="T51">csak</text:span> azt kapja meg (6-os szinten), nem kap „ajándékba” más Nyelvismeret képzettséget, vagy Karakter Pontot! A képzettség KP-ból természetesen szabadon tovább növelhető.</text:p>
          </table:table-cell>
        </table:table-row>
      </table:table>
      <text:p text:style-name="Text_20_body"/>
      <text:p text:style-name="P11"/>
      <text:p text:style-name="P16">Harci képzettségek</text:p>
      <text:p text:style-name="Text_20_body"><text:span text:style-name="T51">Átfogó</text:span>: Közelharc, Kardvívás, Lándzsavívás, Pusztítás, Hajítás, Íjászat, Lövészet, Ostromlövészet, <text:span text:style-name="T120">Mágikus lövészet</text:span> </text:p>
      <text:p text:style-name="Text_20_body"><text:span text:style-name="T51">Átlagos</text:span>: Fájdalomtűrés </text:p>
      <text:p text:style-name="P6"/>
      <text:p text:style-name="P24">Fizikai képzettségek </text:p>
      <text:p text:style-name="P23"><text:span text:style-name="T51">Átfogó</text:span>: Akrobatika(<text:span text:style-name="T73">→</text:span>Átlagos: Esés, Ugrás)</text:p>
      <text:p text:style-name="P23"><text:span text:style-name="T51">Átlagos</text:span>: Mászás, Lovaglás, Léglovaglás </text:p>
      <text:p text:style-name="P6"/>
      <text:p text:style-name="P24">Alvilági képzettségek </text:p>
      <text:p text:style-name="P27"><text:span text:style-name="T51">Átlagos</text:span>: Lopakodás/Rejtőzés, Nyomolvasás, Álcázás/Álruha, Zárnyitás (<text:span text:style-name="T73">→</text:span>van spec), Csapdaállítás(<text:span text:style-name="T73">→</text:span>van spec), <text:s/>Tolvajlás, Zsonglőrködés, Kínzás, Szerencsejáték(<text:span text:style-name="T73">→</text:span>Átlagos: Kártyázás, Kockázás)</text:p>
      <text:p text:style-name="P90"/>
      <text:p text:style-name="P24">Művészeti képzettségek </text:p>
      <text:p text:style-name="P27"><text:span text:style-name="T51">Átfogó</text:span><text:span text:style-name="T65">: Zeneszerző (</text:span><text:span text:style-name="T74">→</text:span><text:span text:style-name="T65">Átlagos: Zene </text:span><text:span text:style-name="T70">(hangszercsoport)</text:span><text:span text:style-name="T65"> (</text:span><text:span text:style-name="T74">→</text:span><text:span text:style-name="T65">Spec: Zene </text:span><text:span text:style-name="T70">(konkrét hangszer)</text:span><text:span text:style-name="T66">))</text:span></text:p>
      <text:p text:style-name="P27"><text:span text:style-name="T51">Átlagos</text:span>: Festészet, Szobrászat, Kalligráfia (<text:span text:style-name="T73">→</text:span><text:span text:style-name="T79">spec mindháromra: Hamisítás </text:span><text:span text:style-name="T80">(0-ról indul és nem mehet fölé!)</text:span><text:span text:style-name="T79">),<text:line-break/> <text:s/>Irodalom </text:span><text:span text:style-name="T80">(önálló+3 régió)</text:span><text:span text:style-name="T79">(</text:span><text:span text:style-name="T73">→</text:span><text:span text:style-name="T79">spec: Irodalom-ismeret </text:span><text:span text:style-name="T80">(adott régió)</text:span><text:span text:style-name="T79">), <text:s/><text:line-break/> <text:s/>Ének, <text:s/>Tánc(</text:span><text:span text:style-name="T73">→</text:span><text:span text:style-name="T79">spec:Tánc-speciális belső stílus)</text:span></text:p>
      <text:p text:style-name="Text_20_body"><text:span text:style-name="T84">Könnyű</text:span><text:span text:style-name="T85">: Művészetismeret (Festészet és Kalligráfia ; Szobrászat ; Irodalom és színjátszás ; Zene )</text:span></text:p>
      <text:p text:style-name="P222"/>
      <text:p text:style-name="P11">Világi képzettségek</text:p>
      <text:p text:style-name="Text_20_body"><text:span text:style-name="T83">Átfogó</text:span><text:span text:style-name="T87">: Értékbecslés (általános) </text:span><text:span text:style-name="T74">→ </text:span><text:span text:style-name="T87">Értékbecslés</text:span><text:span text:style-name="T88">(adott tárgycsoport:fegyverek, ékszerek, festmények, szobrok,..)<text:line-break/></text:span><text:span text:style-name="T91"> <text:s/>Gyógyítás(</text:span><text:span text:style-name="T75">→</text:span><text:span text:style-name="T91">Átlagos: Sebgyógyítás, Orvoslás)</text:span></text:p>
      <text:p text:style-name="Text_20_body"><text:span text:style-name="T93">Átlagos</text:span><text:span text:style-name="T91">: Észlelés, Keresés, Emberismeret, Természetjárás</text:span><text:span text:style-name="T98">(adott tájtípus)</text:span><text:span text:style-name="T91">, Herbalizmus, Vadászat, Szexuális kultúra, Etikett</text:span><text:span text:style-name="T98">(adott kultúrkör)</text:span><text:span text:style-name="T91">, Hajózás</text:span><text:span text:style-name="T92"> (</text:span><text:span text:style-name="T76">→</text:span><text:span text:style-name="T92">van spec)</text:span><text:span text:style-name="T91">, Idomítás</text:span><text:span text:style-name="T92"> (</text:span><text:span text:style-name="T76">→</text:span><text:span text:style-name="T92">van spec)</text:span><text:span text:style-name="T91">, <text:s/>Szakma (</text:span><text:span text:style-name="T89">ács, kőműves, borbély, kádár, varga, szűcs, cserző, (fegyver)kovács, gazdálkodás(birtok), ékszerész, molnár, pék, szabó, kötélgyártó, lakatos, rejtjelfejtő</text:span><text:span text:style-name="T90">)(</text:span><text:span text:style-name="T77">→</text:span><text:span text:style-name="T86">spec: Hamisítás </text:span><text:span text:style-name="T81">(0-ról indul és nem mehet fölé!)</text:span><text:span text:style-name="T86">),</text:span></text:p>
      <text:p text:style-name="Text_20_body"><text:span text:style-name="T93">Könnyű</text:span><text:span text:style-name="T91">: Helyismeret*</text:span></text:p>
      <text:p text:style-name="P50"/>
      <text:p text:style-name="P51">Tudományos képzettségek</text:p>
      <text:p text:style-name="Text_20_body"><text:span text:style-name="T83">Átfogó</text:span><text:span text:style-name="T87">: Történelemismeret(Ynev)(</text:span><text:span text:style-name="T75">→</text:span><text:span text:style-name="T91">Átlagos: </text:span><text:span text:style-name="T87">Történelemismeret</text:span><text:span text:style-name="T82">(adott régió)</text:span><text:span text:style-name="T87"> (</text:span><text:span text:style-name="T75">→</text:span><text:span text:style-name="T91">Spec:</text:span><text:span text:style-name="T87">Tört.ismeret</text:span><text:span text:style-name="T82">(adott város))</text:span><text:span text:style-name="T87">)<text:line-break/> <text:s/>Vallásismeret(általános) (</text:span><text:span text:style-name="T75">→</text:span><text:span text:style-name="T91">Átlagos: </text:span><text:span text:style-name="T87">Vallásismeret (adott hitvilág)), <text:s/><text:line-break/> <text:s/>Élettan</text:span></text:p>
      <text:p text:style-name="Text_20_body"><text:span text:style-name="T93">Átlagos</text:span><text:span text:style-name="T91">: Ősi kultúrák ismerete</text:span><text:span text:style-name="T99">(Külön ősi kultúránként. Történem és Vallásismeret is egyben)</text:span><text:span text:style-name="T91">,</text:span></text:p>
      <text:p text:style-name="Text_20_body"><text:span text:style-name="T91">Ősi nyelv ismerete</text:span><text:span text:style-name="T99">(Külön ősi nyelvenként)</text:span><text:span text:style-name="T91">, <text:s text:c="2"/>Jogismeret </text:span><text:span text:style-name="T99">(adott kultúrkör. Pyarroni államszövetség, Toron, stb),<text:line-break/></text:span><text:span text:style-name="T94"> <text:s/></text:span><text:span text:style-name="T96">Alkímia</text:span><text:span text:style-name="T94">(</text:span><text:span text:style-name="T78">→</text:span><text:span text:style-name="T97">van spec</text:span><text:span text:style-name="T94">), </text:span><text:span text:style-name="T97">Mágiaismeret</text:span><text:span text:style-name="T96">, Építészet, Térképészet, Mechanika</text:span><text:span text:style-name="T94">(</text:span><text:span text:style-name="T78">→</text:span><text:span text:style-name="T95">van spec</text:span><text:span text:style-name="T94">)</text:span></text:p>
      <text:p text:style-name="Text_20_body"><text:span text:style-name="T93">Könnyű</text:span><text:span text:style-name="T91">: Nyelvismeret</text:span><text:span text:style-name="T100"> </text:span><text:span text:style-name="T99">(3-as szinttől, (ha van már Írástudó képessége), akkor tud írni/olvasni is az adott nyelven.). Típusai: Beszélt nyelvek, Harci / Klán nyelvek, Speciális (Pl. Kendőnyelv)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 table:style-name="TableLine2366491744320">
            <table:table-cell table:style-name="Táblázat2.A1" office:value-type="string">
              <text:p text:style-name="P151">Átfogó</text:p>
            </table:table-cell>
            <table:table-cell table:style-name="Táblázat2.A1" office:value-type="string">
              <text:p text:style-name="P151">Átlagos</text:p>
            </table:table-cell>
            <table:table-cell table:style-name="Táblázat2.C1" office:value-type="string">
              <text:p text:style-name="P150">Specializáció + Könnyű</text:p>
            </table:table-cell>
          </table:table-row>
        </table:table-header-rows>
        <table:table-row table:style-name="TableLine2366491745760">
          <table:table-cell table:style-name="Táblázat2.A2" office:value-type="string">
            <text:p text:style-name="P148">Méregkeverés</text:p>
          </table:table-cell>
          <table:table-cell table:style-name="Táblázat2.A2" office:value-type="string">
            <text:p text:style-name="_5b_RPG_5d__20_Táblázattartalom_20_1"><text:span text:style-name="_5b_RPG_5d__20_Szürkített"><text:span text:style-name="T46">Méregkeverés (adott kategória)</text:span></text:span></text:p>
            <text:p text:style-name="P3"><text:span text:style-name="_5b_RPG_5d__20_Szürkített"><text:span text:style-name="T47">→</text:span></text:span><text:span text:style-name="_5b_RPG_5d__20_Szürkített"><text:span text:style-name="T48"> </text:span></text:span><text:span text:style-name="_5b_RPG_5d__20_Szürkített"><text:span text:style-name="T49">ételmérgek<text:line-break/></text:span></text:span><text:span text:style-name="_5b_RPG_5d__20_Szürkített"><text:span text:style-name="T47">→</text:span></text:span><text:span text:style-name="_5b_RPG_5d__20_Szürkített"><text:span text:style-name="T48"> </text:span></text:span><text:span text:style-name="_5b_RPG_5d__20_Szürkített"><text:span text:style-name="T49">légi- és kontaktmérgek<text:line-break/></text:span></text:span><text:span text:style-name="_5b_RPG_5d__20_Szürkített"><text:span text:style-name="T47">→</text:span></text:span><text:span text:style-name="_5b_RPG_5d__20_Szürkített"><text:span text:style-name="T48"> </text:span></text:span><text:span text:style-name="_5b_RPG_5d__20_Szürkített"><text:span text:style-name="T49">fegyvermérgek</text:span></text:span></text:p>
          </table:table-cell>
          <table:table-cell table:style-name="Táblázat2.C2" office:value-type="string">
            <text:p text:style-name="P149">Méregkeverés <text:line-break/><text:span text:style-name="T16">(egy konkrét méreg)</text:span></text:p>
          </table:table-cell>
        </table:table-row>
        <table:table-row table:style-name="TableLine2366491743456">
          <table:table-cell table:style-name="Táblázat2.A2" table:number-rows-spanned="2" office:value-type="string">
            <text:p text:style-name="P149">Hadászat</text:p>
          </table:table-cell>
          <table:table-cell table:style-name="Táblázat2.A2" office:value-type="string">
            <text:p text:style-name="P149">Taktika</text:p>
            <text:p text:style-name="P149">(vezetői tudás)</text:p>
            <text:p text:style-name="P149">(szakaszvezető)</text:p>
          </table:table-cell>
          <table:table-cell table:style-name="Táblázat2.C2" office:value-type="string">
            <text:list xml:id="list2145296704" text:style-name="L4">
              <text:list-item>
                <text:p text:style-name="P297">Nehézlovas taktika</text:p>
              </text:list-item>
              <text:list-item>
                <text:p text:style-name="P297">Falanx taktika</text:p>
              </text:list-item>
              <text:list-item>
                <text:p text:style-name="P297">Íjész taktika</text:p>
              </text:list-item>
              <text:list-item>
                <text:p text:style-name="P297">Fejvadászok vezetése</text:p>
              </text:list-item>
              <text:list-item>
                <text:p text:style-name="P297">Testőrség vezetése</text:p>
              </text:list-item>
              <text:list-item>
                <text:p text:style-name="P297">Útonállás/Rajtaütés <text:line-break/>(passzív tudásként is)</text:p>
              </text:list-item>
            </text:list>
          </table:table-cell>
        </table:table-row>
        <table:table-row table:style-name="TableLine2366491743744">
          <table:covered-table-cell table:style-name="Táblázat2.A2"/>
          <table:table-cell table:style-name="Táblázat2.A2" office:value-type="string">
            <text:p text:style-name="P149">Stratégia</text:p>
            <text:p text:style-name="P149">(elmélet)</text:p>
          </table:table-cell>
          <table:table-cell table:style-name="Táblázat2.C2" office:value-type="string">
            <text:list xml:id="list132129685030841" text:continue-list="list2145296704" text:style-name="L4">
              <text:list-item text:start-value="1">
                <text:p text:style-name="P298">Csatatervezés</text:p>
              </text:list-item>
              <text:list-item>
                <text:p text:style-name="P298">Hadtáp</text:p>
              </text:list-item>
            </text:list>
          </table:table-cell>
        </table:table-row>
      </table:table>
      <text:p text:style-name="P53"/>
      <text:p text:style-name="P51"/>
      <text:p text:style-name="P52">Misztikus képzettségek</text:p>
      <text:p text:style-name="Text_20_body"><text:span text:style-name="T83">Átfogó</text:span><text:span text:style-name="T87">: Asztrológia*, Demonológia*</text:span></text:p>
      <text:p text:style-name="Text_20_body"><text:span text:style-name="T93">Átlagos</text:span><text:span text:style-name="T91">: Összpontosítás, Pszí iskolák</text:span></text:p>
      <text:p text:style-name="P50"/>
      <text:p text:style-name="P51">Vulgármágia képzettségek</text:p>
      <text:p text:style-name="Text_20_body"><text:span text:style-name="T93">Átlagos</text:span><text:span text:style-name="T91">: Asztrálmágia, Mentálmágia, Nekromancia, Termékenységi mágia, Rontások és Átkok, Betegségmágia, Méregmágia, Szexuálmágia (bájolások is), Tűzmágia, Villámmágia, Gyertyamágia, <text:s/>Bábúmágia, Bájitalok??? , Rituálék és ceremoniális mágiák(???)</text:span></text:p>
      <text:p text:style-name="Standard"/>
      <text:p text:style-name="P51">Sámánmágia képzettség iskolái</text:p>
      <text:p text:style-name="Text_20_body"><text:span text:style-name="T93">Átlagos</text:span><text:span text:style-name="T91">: Szabadmágia, Ráolvasás, Átkok, Idézőmágia, Maszkmágia, Természeti mágia, Bábúmágia, Rituálé</text:span></text:p>
      <text:p text:style-name="P50"/>
      <text:p text:style-name="P51">Bárdmágia képzettség iskolái</text:p>
      <text:p text:style-name="Text_20_body"><text:span text:style-name="T93">Átlagos</text:span><text:span text:style-name="T91">: Fénymágia, Hangmágia, Dalmágia, Asztrálmágia, ???</text:span></text:p>
      <text:p text:style-name="P50"/>
      <text:p text:style-name="P51">Ordani tűzmágia képzettség iskolái</text:p>
      <text:p text:style-name="Text_20_body"><text:span text:style-name="T93">Átlagos</text:span><text:span text:style-name="T91">: ???, ???</text:span></text:p>
      <text:p text:style-name="P51"/>
      <text:p text:style-name="P51">Mozaikmágia képzettség iskolái</text:p>
      <text:p text:style-name="Text_20_body"><text:span text:style-name="T93">Átfogó</text:span><text:span text:style-name="T91">: Demonológia</text:span><text:span text:style-name="T98">(lásd: Misztikus képzettségek)</text:span></text:p>
      <text:p text:style-name="Text_20_body"><text:span text:style-name="T93">Átlagos</text:span><text:span text:style-name="T91">: Természetes anyagok mágiája, Asztrálmágia, Mentálmágia, Időmágia, Térmágia, Nekromancia, Drágakőmágia, Idézés??(szellemek), Ceremoniális mágiák(???)</text:span></text:p>
      <text:p text:style-name="P54"/>
      <text:p text:style-name="P104"/>
      <text:h text:style-name="P232" text:outline-level="1"><text:bookmark-start text:name="__RefHeading___Toc9318_1841829898"/>Manőverek<text:bookmark-end text:name="__RefHeading___Toc9318_1841829898"/></text:h>
      <text:list xml:id="list2852764103" text:style-name="L5">
        <text:list-item>
          <text:p text:style-name="P258"><text:span text:style-name="T55">Kivételek, mert </text:span><text:span text:style-name="T56">NEM</text:span><text:span text:style-name="T54"> KP-ba, hanem Manőverfejlesztő Pontba (</text:span><text:span text:style-name="T56">MFP</text:span><text:span text:style-name="T54">) kerülnek, amit automatikusan kap a játékos. <text:s/></text:span><text:span text:style-name="T57">(</text:span><text:span text:style-name="T58">ΣMFP = összes </text:span><text:span text:style-name="T59">nem-távolsági</text:span><text:span text:style-name="T58"> <text:s/>harcmodor szintek összege) </text:span></text:p>
        </text:list-item>
        <text:list-item>
          <text:p text:style-name="P255">Nem mind fejleszthető MFP-ből, van amit ráköltés nélkül simán „meg lehet csinálni”. De a legtöbb puszta végrehajtásának is van szituációs, vagy egyéb követelménye.</text:p>
        </text:list-item>
      </text:list>
      <text:p text:style-name="P106"/>
      <text:p text:style-name="P106"/>
      <text:p text:style-name="Text_20_body"/>
      <text:h text:style-name="P231" text:outline-level="1"><text:bookmark-start text:name="__RefHeading___Toc9320_1841829898"/>Fortélyok<text:bookmark-end text:name="__RefHeading___Toc9320_1841829898"/></text:h>
      <text:h text:style-name="Heading_20_2" text:outline-level="2"><text:bookmark-start text:name="__RefHeading___Toc9322_1841829898"/>Harci fortélyok<text:bookmark-end text:name="__RefHeading___Toc9322_1841829898"/></text:h>
      <table:table table:name="Táblázat32" table:style-name="Táblázat32">
        <table:table-column table:style-name="Táblázat32.A"/>
        <table:table-column table:style-name="Táblázat32.B"/>
        <table:table-column table:style-name="Táblázat32.C"/>
        <table:table-column table:style-name="Táblázat32.D"/>
        <table:table-column table:style-name="Táblázat32.E"/>
        <table:table-row table:style-name="Táblázat32.1">
          <table:table-cell table:style-name="Táblázat32.A1" office:value-type="string">
            <text:p text:style-name="_5b_RPG_5d__20_Táblázatfejléc"/>
          </table:table-cell>
          <table:table-cell table:style-name="Táblázat32.A1" office:value-type="string">
            <text:p text:style-name="_5b_RPG_5d__20_Táblázatfejléc">Fortély neve</text:p>
          </table:table-cell>
          <table:table-cell table:style-name="Táblázat32.A1" office:value-type="string">
            <text:p text:style-name="_5b_RPG_5d__20_Táblázatfejléc">Max fok</text:p>
          </table:table-cell>
          <table:table-cell table:style-name="Táblázat32.A1" office:value-type="string">
            <text:p text:style-name="_5b_RPG_5d__20_Táblázatfejléc">Követelménye</text:p>
          </table:table-cell>
          <table:table-cell table:style-name="Táblázat32.E1" office:value-type="string">
            <text:p text:style-name="_5b_RPG_5d__20_Táblázatfejléc">Hatás, megjegyzés</text:p>
          </table:table-cell>
        </table:table-row>
        <table:table-row table:style-name="Táblázat32.1">
          <table:table-cell table:style-name="Táblázat32.A2" office:value-type="string">
            <text:p text:style-name="P199"/>
          </table:table-cell>
          <table:table-cell table:style-name="Táblázat32.B2" office:value-type="string">
            <text:p text:style-name="P64">Alakzatharc</text:p>
          </table:table-cell>
          <table:table-cell table:style-name="Táblázat32.B2" office:value-type="string">
            <text:p text:style-name="P112">Lásd a leírást!</text:p>
          </table:table-cell>
          <table:table-cell table:style-name="Táblázat32.B2" office:value-type="string">
            <text:p text:style-name="P117">A társak is ismerjék az adott alakzatot</text:p>
            <text:p text:style-name="P117">+</text:p>
            <text:p text:style-name="P117">Alakzat függő, lásd azok leírását!</text:p>
          </table:table-cell>
          <table:table-cell table:style-name="Táblázat32.E2" office:value-type="string">
            <text:p text:style-name="P212">Sok féle alakzat létezik. Gyalogos, kisebb létszámra, nagy, csatatéri formációkra tervezett, valamint lovas alakzatok.</text:p>
            <text:p text:style-name="P212">Az Alakzatharc fortélyt akárhányszor felveheted. Ilyenkor választhatsz 2 alakzatot, melyek megtanulásának követelményeit teljesíteni tudod.</text:p>
            <text:p text:style-name="P212"/>
            <text:p text:style-name="P212">Egyes alakzatok ismeretének több foka van, ezekre külön költeni kell. Például egy "Lovas ék" alakzat 2.fokához külön alakzatként ismerni kell már a "Lovas ék" 1.fokát is.</text:p>
            <text:p text:style-name="P212"/>
            <text:p text:style-name="P212">Ha egy csoportban a társak legalább fele alacsonyabb fokon ismeri az adott alakzatot, akkor mindenkire az alacsonyabb bónuszok érvényesek.</text:p>
            <text:p text:style-name="P212"/>
            <text:p text:style-name="P217">A választható alakzatok (kicsi, nagy, lovas) listáját lásd a Harcrendszer fejezet "Harci alakzatok" fejezetében.</text:p>
          </table:table-cell>
        </table:table-row>
        <table:table-row table:style-name="Táblázat32.1">
          <table:table-cell table:style-name="Táblázat32.A2" office:value-type="string">
            <text:p text:style-name="P199"/>
          </table:table-cell>
          <table:table-cell table:style-name="Táblázat32.B2" office:value-type="string">
            <text:p text:style-name="P64">Fárasztás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Harcmodor: 6.szint</text:p>
            <text:p text:style-name="P112">Ügyesség: +1</text:p>
          </table:table-cell>
          <table:table-cell table:style-name="Táblázat32.E2" office:value-type="string">
            <text:p text:style-name="_5b_RPG_5d__20_Táblázat_20_-_20_Fortély_20_hatás"><text:span text:style-name="T35">Ha a </text:span><text:span text:style-name="T30">Fárasztás</text:span><text:span text:style-name="T35"> harci taktikát alkalmazod és rendelkezel ezzel a harci fortéllyal, akkor további </text:span><text:span text:style-name="T32">+3 VÉ</text:span><text:span text:style-name="T35">-t csökkentesz ellenfeleden támadáskor.</text:span></text:p>
            <text:p text:style-name="P213">A fortély nagy ismerői a bajvívók és harcosok.</text:p>
            <text:p text:style-name="P213">Pusztításban nem alkalmazható.</text:p>
          </table:table-cell>
        </table:table-row>
        <table:table-row table:style-name="Táblázat32.1">
          <table:table-cell table:style-name="Táblázat32.A2" office:value-type="string">
            <text:p text:style-name="P174"/>
          </table:table-cell>
          <table:table-cell table:style-name="Táblázat32.B2" office:value-type="string">
            <text:p text:style-name="P178">Belharc -</text:p>
            <text:p text:style-name="P179">konkrét fegyver</text:p>
          </table:table-cell>
          <table:table-cell table:style-name="Táblázat32.B2" office:value-type="string">
            <text:p text:style-name="P177">2 fok</text:p>
          </table:table-cell>
          <table:table-cell table:style-name="Táblázat32.B2" office:value-type="string">
            <text:p text:style-name="P169">1.fok:</text:p>
            <text:p text:style-name="P166">Ügyesség, Gyorsaság: +1</text:p>
            <text:p text:style-name="P166">Közelharc - 6.szint</text:p>
            <text:p text:style-name="P166"/>
            <text:p text:style-name="P169">2.fok:</text:p>
            <text:p text:style-name="P166">Ügyesség, Gyorsaság: +2</text:p>
            <text:p text:style-name="P166">Közelharc - 9.szint</text:p>
            <text:p text:style-name="P166">Használt fegyverre: Mesterfegyver - 1.fok</text:p>
          </table:table-cell>
          <table:table-cell table:style-name="Táblázat32.E2" office:value-type="string">
            <text:p text:style-name="P165">Testközelben érzed igazában elemedben magad.</text:p>
            <text:p text:style-name="P165">Sikeres „Belharcba kerülés” manőver esetén Belharci szituációba kerülsz és harcértékeidre – <text:span text:style-name="T113">csak „Közelharc” harcmodor esetén – </text:span>a következő pluszok járnak:</text:p>
            <text:p text:style-name="P170"><text:span text:style-name="T113">1.fok: </text:span>KÉ: +2, <text:s/>TÉ: +3, <text:s/>VÉ: +3</text:p>
            <text:p text:style-name="P171"><text:span text:style-name="T113">2.fok: </text:span>KÉ: +<text:span text:style-name="T113">4</text:span>, <text:s/>TÉ: +<text:span text:style-name="T113">6</text:span>, <text:s/>VÉ: +<text:span text:style-name="T113">6</text:span></text:p>
            <text:p text:style-name="P165"><text:span text:style-name="T51">Fontos</text:span>: ezt a fortélyt konkrét fegyverre (Puszta kéz is ide tartozik) kell felvenni, csak annak használatakor járnak a bónuszok. A Belharcot így többször is fel lehet venni.</text:p>
            <text:p text:style-name="P165">Az ellenfél módosítóinak változását lásd a Harcrendszer fejezet „<text:span text:style-name="T5">Belharc</text:span>” harci taktika leírásánál!</text:p>
          </table:table-cell>
        </table:table-row>
        <table:table-row table:style-name="Táblázat32.1">
          <table:table-cell table:style-name="Táblázat32.A2" office:value-type="string">
            <text:p text:style-name="P199"/>
          </table:table-cell>
          <table:table-cell table:style-name="Táblázat32.B2" office:value-type="string">
            <text:p text:style-name="P64">Fegyverrántás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<text:span text:style-name="T3">1.fok</text:span>: </text:p>
            <text:p text:style-name="P112">Gyorsaság: +1</text:p>
            <text:p text:style-name="P112"><text:span text:style-name="T3">2.fok</text:span>: </text:p>
            <text:p text:style-name="P112">Gyorsaság: +2</text:p>
          </table:table-cell>
          <table:table-cell table:style-name="Táblázat32.E2" office:value-type="string">
            <text:p text:style-name="P212">Bónuszok fegyverrántás szituációban </text:p>
            <text:p text:style-name="P212">(az alkalmazó oldalán):</text:p>
            <text:p text:style-name="_5b_RPG_5d__20_Táblázat_20_-_20_Fortély_20_hatás"><text:span text:style-name="T31">1.fok</text:span><text:span text:style-name="T35">:: +5KÉ </text:span></text:p>
            <text:p text:style-name="_5b_RPG_5d__20_Táblázat_20_-_20_Fortély_20_hatás"><text:span text:style-name="T30">2.fok</text:span><text:span text:style-name="T35">: +10KÉ</text:span></text:p>
            <text:p text:style-name="_5b_RPG_5d__20_Táblázat_20_-_20_Fortély_20_hatás">Bővebben <text:s/>lásd a <text:span text:style-name="T33">Harcrendszer fejezet </text:span><text:span text:style-name="T30">Fegyverrántás</text:span><text:span text:style-name="T33"> alfejezetét!</text:span></text:p>
          </table:table-cell>
        </table:table-row>
        <table:table-row table:style-name="Táblázat32.1">
          <table:table-cell table:style-name="Táblázat32.A2" office:value-type="string">
            <text:p text:style-name="P199"/>
          </table:table-cell>
          <table:table-cell table:style-name="Táblázat32.B2" office:value-type="string">
            <text:p text:style-name="P64">Forgószél támadás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Min. 2 támadás</text:p>
            <text:p text:style-name="P112">Harcmodor: 6.szint</text:p>
            <text:p text:style-name="P112"/>
            <text:p text:style-name="P112">Manőver ismeret: Kibontakozás/Átsiklás<text:line-break/>(1.fok)</text:p>
          </table:table-cell>
          <table:table-cell table:style-name="Táblázat32.E2" office:value-type="string">
            <text:p text:style-name="P159">1db támadást adhatsz le a körben, de azt egyszerre több ellenfél ellen (akik a fegyvered hatótávolságán belül vannak)</text:p>
            <text:p text:style-name="P159">Közelharcban nem alkalmazható!</text:p>
          </table:table-cell>
        </table:table-row>
        <table:table-row table:style-name="Táblázat32.1">
          <table:table-cell table:style-name="Táblázat32.A2" office:value-type="string">
            <text:p text:style-name="P199"/>
          </table:table-cell>
          <table:table-cell table:style-name="Táblázat32.B2" office:value-type="string">
            <text:p text:style-name="P64">Gyors kezdeményezés</text:p>
          </table:table-cell>
          <table:table-cell table:style-name="Táblázat32.B2" office:value-type="string">
            <text:p text:style-name="P109">1 fok</text:p>
          </table:table-cell>
          <table:table-cell table:style-name="Táblázat32.B2" office:value-type="string">
            <text:p text:style-name="P117">Gyorsaság: +2</text:p>
          </table:table-cell>
          <table:table-cell table:style-name="Táblázat32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2.1">
          <table:table-cell table:style-name="Táblázat32.A2" office:value-type="string">
            <text:p text:style-name="P199"/>
          </table:table-cell>
          <table:table-cell table:style-name="Táblázat32.B2" office:value-type="string">
            <text:p text:style-name="P64">Harc helyhez kötve 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Önuralom: +1</text:p>
            <text:p text:style-name="P112">Harcmodor: 3.szint</text:p>
          </table:table-cell>
          <table:table-cell table:style-name="Táblázat32.E2" office:value-type="string">
            <text:p text:style-name="P159">Felezi a <text:span text:style-name="T50">Harc helyhez kötve szituációt levonásait:</text:span></text:p>
            <text:p text:style-name="P71">-5 KÉ, -10 TÉ, -10 VÉ</text:p>
          </table:table-cell>
        </table:table-row>
        <text:soft-page-break/>
        <table:table-row table:style-name="Táblázat32.1">
          <table:table-cell table:style-name="Táblázat32.A9" office:value-type="string">
            <text:p text:style-name="P199"/>
          </table:table-cell>
          <table:table-cell table:style-name="Táblázat32.B2" office:value-type="string">
            <text:p text:style-name="P72">Harci akrobatika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1. fok:</text:p>
            <text:p text:style-name="P112">Ügyesség:+2</text:p>
            <text:p text:style-name="P112">Gyorsaság: +2</text:p>
            <text:p text:style-name="P112">Akrobatika: 4.szint</text:p>
            <text:p text:style-name="P112"/>
            <text:p text:style-name="P112">2. fok:</text:p>
            <text:p text:style-name="P112">Ügyesség:+4</text:p>
            <text:p text:style-name="P112">Gyorsaság: +3</text:p>
            <text:p text:style-name="P112">Akrobatika: 8.szint</text:p>
          </table:table-cell>
          <table:table-cell table:style-name="Táblázat32.E2" office:value-type="string">
            <text:p text:style-name="P43"><text:span text:style-name="T5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43"><text:span text:style-name="T5">1.fok</text:span>: Az Akrobatika képzettséged felét hozzáadhatod bónuszként TÉ/VÉ értékeidhez.</text:p>
            <text:p text:style-name="P43">Kibontakozás/Átsiklás manőverre +1 bónuszt kapsz.</text:p>
            <text:p text:style-name="P43"><text:span text:style-name="T5">2.fok</text:span>: Az Akrobatika képzettségedet 1:1 hozzáadhatod bónuszként TÉ/VÉ értékeidhez.</text:p>
            <text:p text:style-name="P43">Kibontakozás/Átsiklás manőverre +3 bónuszt kapsz.</text:p>
            <text:p text:style-name="P43"><text:span text:style-name="T5">Fegyverek</text:span>: A forgatott fegyverek össz pengehossza nem lehet nagyobb, mint 1 penge (Például 1db hosszú kard, vagy 2db rövidkard), továbbá súlyuk is fontos tényező (KM dönt).</text:p>
            <text:p text:style-name="P43"><text:span text:style-name="T5">Vértek</text:span>: a fortély csak olyan hajlékony, könnyű, nem‑fém vértben használható, melynek nem nagyobb MGT-je <text:span text:style-name="T62">X</text:span>-nél.</text:p>
            <text:p text:style-name="P43"><text:span text:style-name="T5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43"><text:span text:style-name="T5">Helyigény</text:span>: a KM dönt, hogy van-e elég hely az alkalmazáshoz, de ne legyen túl szigorú; egy közepes szobában is alkalmazható (falra ugrás, elrugaszkodás, stb).</text:p>
          </table:table-cell>
        </table:table-row>
        <table:table-row table:style-name="Táblázat32.1">
          <table:table-cell table:style-name="Táblázat32.A9" office:value-type="string">
            <text:p text:style-name="P199"/>
          </table:table-cell>
          <table:table-cell table:style-name="Táblázat32.B2" office:value-type="string">
            <text:p text:style-name="P65">Harci anatómia</text:p>
          </table:table-cell>
          <table:table-cell table:style-name="Táblázat32.B2" office:value-type="string">
            <text:p text:style-name="P112">3</text:p>
          </table:table-cell>
          <table:table-cell table:style-name="Táblázat32.B2" office:value-type="string">
            <text:p text:style-name="P121">1.fok:</text:p>
            <text:p text:style-name="P126">Intelligencia: x <text:line-break/><text:span text:style-name="T63">Harcmodor: 4.szint <text:s/></text:span></text:p>
            <text:p text:style-name="P128"><text:span text:style-name="T15">Összpontosítás: 3.szint</text:span><text:line-break/></text:p>
            <text:p text:style-name="P121">2.fok:</text:p>
            <text:p text:style-name="P126">Intelligencia: y, <text:line-break/>Közelharc: 8.szint</text:p>
            <text:p text:style-name="P126">Összpontosítás: 6.szint</text:p>
            <text:p text:style-name="P126">Élettan - 3.szint</text:p>
            <text:p text:style-name="P128"/>
            <text:p text:style-name="P121">3.(titkos) fok:</text:p>
            <text:p text:style-name="P120">Intelligencia: z</text:p>
            <text:p text:style-name="P120">Fogékonyság: +1</text:p>
            <text:p text:style-name="P120">Élettan - 5.szint</text:p>
            <text:p text:style-name="P120">Közelharc: 12.szint</text:p>
            <text:p text:style-name="P120">Összpontosítás: 9.szint</text:p>
            <text:p text:style-name="P120">Mester, aki tanítja;</text:p>
          </table:table-cell>
          <table:table-cell table:style-name="Táblázat32.E2" office:value-type="string">
            <text:p text:style-name="P209">Ismered a test sebezhető pontjait és tisztában vagy a létfontosságú belső szervek elhelyezkedésével.</text:p>
            <text:p text:style-name="P159"><text:span text:style-name="T5">1. fok</text:span>: +5 SP</text:p>
            <text:list xml:id="list372358725" text:style-name="L6">
              <text:list-item>
                <text:p text:style-name="P269">a Visszafogott Csapás harci taktika csak Hátulról támadás esetén működik, harc közben nem.</text:p>
              </text:list-item>
              <text:list-item>
                <text:p text:style-name="P269">„Leütés hátulról” harci szituációban is bónuszt ad.</text:p>
              </text:list-item>
            </text:list>
            <text:p text:style-name="P159"><text:span text:style-name="T5">2 .fok</text:span>: +10 SP</text:p>
            <text:list xml:id="list2766592328" text:style-name="L7">
              <text:list-item>
                <text:p text:style-name="P270">Harc közben is használható a <text:span text:style-name="T5">Visszafogott Csapás</text:span> harci taktika.</text:p>
              </text:list-item>
            </text:list>
            <text:list xml:id="list132127778254992" text:continue-list="list372358725" text:style-name="L6">
              <text:list-item text:start-value="1">
                <text:p text:style-name="P282">„Leütés hátulról” harci szituációban is bónuszt ad.</text:p>
              </text:list-item>
            </text:list>
            <text:p text:style-name="P209"><text:span text:style-name="T5">3.fok:</text:span> <text:span text:style-name="T114">+ 10 SP</text:span></text:p>
            <text:list xml:id="list2891277430" text:style-name="L8">
              <text:list-item>
                <text:p text:style-name="P283">Ismer olyan kényes pontokat, amelyekkel béníthat, görcsöt vagy kábulatot okozhat, és az ilyen technikával okozott ugyanilyen hatásokat szüntethet meg. Szemgolyót szedhet ki harc közben.</text:p>
                <text:p text:style-name="P284">TODO: ez hogy jelenik meg a játékban??</text:p>
              </text:list-item>
              <text:list-item>
                <text:p text:style-name="P283">A 3.fokot csak fejvadász, boszorkány, boszorkánymester és egyes harcművész iskolákban tanítják</text:p>
              </text:list-item>
            </text:list>
            <text:list xml:id="list132128192115256" text:continue-list="list132127778254992" text:style-name="L6">
              <text:list-item text:start-value="1">
                <text:p text:style-name="P282">„Leütés hátulról” harci szituációban is bónuszt ad.</text:p>
              </text:list-item>
            </text:list>
            <text:p text:style-name="P209"/>
            <text:p text:style-name="P209"><text:span text:style-name="_5b_RPG_5d_Kiemelt_20_kifejezés"><text:span text:style-name="T44">Megjegyzések</text:span></text:span><text:span text:style-name="_5b_RPG_5d_Kiemelt_20_kifejezés"><text:span text:style-name="T45">:</text:span></text:span></text:p>
            <text:list xml:id="list1888759391" text:style-name="L9">
              <text:list-item>
                <text:p text:style-name="P285"><text:span text:style-name="_5b_RPG_5d_Kiemelt_20_kifejezés"><text:span text:style-name="T43">A fortély csak elfszabásúak ellen használható, ha anatómiájuk nem titok, vagy nem ismeretlen az alkalmazó számára</text:span></text:span></text:p>
              </text:list-item>
              <text:list-item>
                <text:p text:style-name="P285"><text:span text:style-name="_5b_RPG_5d_Kiemelt_20_kifejezés"><text:span text:style-name="T42">Csatabárdokkal, buzogányokkal, kétkezes fegyverekkel a fortély nem alkalmazható.</text:span></text:span></text:p>
              </text:list-item>
              <text:list-item>
                <text:p text:style-name="P285"><text:span text:style-name="_5b_RPG_5d_Kiemelt_20_kifejezés"><text:span text:style-name="T42">Nem alkalmazható Páncélszúrás manőver alkalmazása közben.</text:span></text:span></text:p>
              </text:list-item>
              <text:list-item>
                <text:p text:style-name="P285"><text:span text:style-name="_5b_RPG_5d_Kiemelt_20_kifejezés"><text:span text:style-name="T42">A fent leírt előnyök nem érvényesülnek bármilyen világi, vagy mágikus módszerrel kiváltott harci lázban.</text:span></text:span></text:p>
              </text:list-item>
            </text:list>
          </table:table-cell>
        </table:table-row>
      </table:table>
      <text:p text:style-name="P94"/>
      <text:p text:style-name="P2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200"/>
          </table:table-cell>
          <table:table-cell table:style-name="Table1.B1" office:value-type="string">
            <text:p text:style-name="P69">Harci láz</text:p>
          </table:table-cell>
          <table:table-cell table:style-name="Table1.B1" office:value-type="string">
            <text:p text:style-name="P116">3 fok</text:p>
          </table:table-cell>
          <table:table-cell table:style-name="Table1.B1" office:value-type="string">
            <text:p text:style-name="P116"><text:span text:style-name="T5">1.fok: </text:span><text:line-break/>Harcmodor: 3.szint</text:p>
            <text:p text:style-name="P116">Erő,Edzettség:+1</text:p>
            <text:p text:style-name="P124">2.fok:</text:p>
            <text:p text:style-name="P116">Harcmodor: 6.szint</text:p>
            <text:p text:style-name="P116">Erő,Edzettség:+2</text:p>
            <text:p text:style-name="P124">3. (titkos) fok:</text:p>
            <text:p text:style-name="P116">speciális, nem vehető fel KP-ért</text:p>
          </table:table-cell>
          <table:table-cell table:style-name="Table1.E1" office:value-type="string">
            <text:p text:style-name="P161">Harci extázisba esel, melyből nagyon nehéz kizökkenteni. A menekülésre nem gondolsz.</text:p>
            <text:p text:style-name="P161"><text:span text:style-name="T3">1.fok</text:span>: </text:p>
            <text:list xml:id="list3966110415" text:style-name="L10">
              <text:list-item>
                <text:p text:style-name="P271">Erő, Edzettség, Gyorsaság tulajdonságpróbákra: +1</text:p>
              </text:list-item>
              <text:list-item>
                <text:p text:style-name="P271">KÉ:+2; TÉ:+4 VÉ:-10</text:p>
              </text:list-item>
              <text:list-item>
                <text:p text:style-name="P271">SP: +1</text:p>
              </text:list-item>
              <text:list-item>
                <text:p text:style-name="P271">Harcmodor Sebesség:+1; ÉP:+2</text:p>
              </text:list-item>
              <text:list-item>
                <text:p text:style-name="P271">AME, MME: +5</text:p>
              </text:list-item>
              <text:list-item>
                <text:p text:style-name="P271">Sebesülés TÉ levonása 5-el mérséklődik</text:p>
              </text:list-item>
            </text:list>
            <text:p text:style-name="P161"><text:span text:style-name="T3">2.fok</text:span>: </text:p>
            <text:list xml:id="list2855055016" text:style-name="L11">
              <text:list-item>
                <text:p text:style-name="P272">Erő, Edzettség, Gyorsaság tulajdonságpróbákra: +2</text:p>
              </text:list-item>
              <text:list-item>
                <text:p text:style-name="P272">KÉ:+4; TÉ:+8 VÉ:-10</text:p>
              </text:list-item>
            </text:list>
            <text:list xml:id="list132129312817425" text:continue-list="list3966110415" text:style-name="L10">
              <text:list-item text:start-value="1">
                <text:p text:style-name="P271">SP: +2</text:p>
              </text:list-item>
            </text:list>
            <text:list xml:id="list132128328334520" text:continue-list="list2855055016" text:style-name="L11">
              <text:list-item text:start-value="1">
                <text:p text:style-name="P272">Harcmodor Sebesség:+2; ÉP:+4</text:p>
              </text:list-item>
              <text:list-item>
                <text:p text:style-name="P272">AME, MME: +10</text:p>
              </text:list-item>
              <text:list-item>
                <text:p text:style-name="P272">Sebesülés TÉ levonása 10-el mérséklődik</text:p>
              </text:list-item>
            </text:list>
            <text:p text:style-name="P20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xml:id="list3023077574" text:style-name="L12">
              <text:list-item>
                <text:p text:style-name="P287">Erő, Edzettség, Gyorsaság tulajdonságpróbákra: +3</text:p>
              </text:list-item>
            </text:list>
            <text:list xml:id="list132129386207365" text:continue-list="list132128328334520" text:style-name="L11">
              <text:list-item text:start-value="1">
                <text:p text:style-name="P272">KÉ:+6; TÉ:+12 VÉ:-10</text:p>
              </text:list-item>
            </text:list>
            <text:list xml:id="list132128864438500" text:continue-list="list132129312817425" text:style-name="L10">
              <text:list-item text:start-value="1">
                <text:p text:style-name="P271">SP: +3</text:p>
              </text:list-item>
            </text:list>
            <text:list xml:id="list132128055503029" text:continue-list="list132129386207365" text:style-name="L11">
              <text:list-item text:start-value="1">
                <text:p text:style-name="P272">Harcmodor Sebesség:+3; ÉP:+6</text:p>
              </text:list-item>
              <text:list-item>
                <text:p text:style-name="P272">AME, MME: +10</text:p>
              </text:list-item>
              <text:list-item>
                <text:p text:style-name="P288">Sebesülés TÉ levonása 15-el mérséklődik</text:p>
              </text:list-item>
            </text:list>
            <text:p text:style-name="P161"><text:span text:style-name="T5">Speciális</text:span>: </text:p>
            <text:list xml:id="list3021176136" text:style-name="L13">
              <text:list-item>
                <text:p text:style-name="P273">Pajzs VÉ nem számít, lövés, mágia, pszi tiltott.</text:p>
              </text:list-item>
              <text:list-item>
                <text:p text:style-name="P273">Hajításnál a fegyver Osztója csökken:-1 <text:span text:style-name="T16">(min 1)</text:span></text:p>
              </text:list-item>
              <text:list-item>
                <text:p text:style-name="P273">A +ÉP a Harci láz alkalmazása alatt adódik csak hozzá az <text:span text:style-name="T51">utolsó</text:span> egészség kategória oszlopához.</text:p>
              </text:list-item>
            </text:list>
            <text:p text:style-name="P20">Bekerülés Harci lázba:</text:p>
            <text:list xml:id="list403566681" text:style-name="L14">
              <text:list-item>
                <text:p text:style-name="P274">2 kör hergelés szükséges</text:p>
              </text:list-item>
              <text:list-item>
                <text:p text:style-name="P274">Harc közben elég 1 kör</text:p>
              </text:list-item>
              <text:list-item>
                <text:p text:style-name="P274">Ha sebet kap (vagy okoz magának), akkor szintén elég 1 kör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202">TÁP</text:p>
          </table:table-cell>
          <table:table-cell table:style-name="Table1.B2" office:value-type="string">
            <text:p text:style-name="P69">Harcos elme</text:p>
          </table:table-cell>
          <table:table-cell table:style-name="Table1.B2" office:value-type="string">
            <text:p text:style-name="P116">4 fok</text:p>
          </table:table-cell>
          <table:table-cell table:style-name="Table1.B2" office:value-type="string">
            <text:p text:style-name="P203">TODO: Erősebb követelményeket!</text:p>
            <text:p text:style-name="P116"><text:span text:style-name="T3">1.fok</text:span>: </text:p>
            <text:p text:style-name="P116">Önuralom: +1</text:p>
            <text:p text:style-name="P116"/>
            <text:p text:style-name="P116"><text:span text:style-name="T3">2.fok</text:span>: </text:p>
            <text:p text:style-name="P116">Önuralom: +2</text:p>
            <text:p text:style-name="P116"/>
            <text:p text:style-name="P116"><text:span text:style-name="T3">3.fok</text:span>: </text:p>
            <text:p text:style-name="P116">Önuralom: +3</text:p>
            <text:p text:style-name="P116"/>
            <text:p text:style-name="P116"><text:span text:style-name="T3">4.fok</text:span><text:span text:style-name="T5">*</text:span>: </text:p>
            <text:p text:style-name="P116">Önuralom: +4</text:p>
            <text:p text:style-name="P116">Chi harc használata</text:p>
          </table:table-cell>
          <table:table-cell table:style-name="Table1.E2" office:value-type="string">
            <text:p text:style-name="P161">A Fortély minden foka </text:p>
            <text:list xml:id="list1466607929" text:style-name="L15">
              <text:list-item>
                <text:p text:style-name="P275">1 VÉ-t semlegesít az ellenfél VÉ csökkenést okozó támadásaiból. Az ÉP seb okozta VÉ csökkenésre ez nem vonatkozik.</text:p>
              </text:list-item>
              <text:list-item>
                <text:p text:style-name="P275">1 ponttal mérsékeli a sebesülés hatására elszenvedett TÉ csökkenést</text:p>
              </text:list-item>
              <text:list-item>
                <text:p text:style-name="P275">NEM mérsékli a Fárasztás harci taktika használata során az <text:span text:style-name="T51">alkalmazó</text:span> által elszenvedett automatikus VÉ csökkenést.</text:p>
              </text:list-item>
            </text:list>
            <text:p text:style-name="P161"/>
            <text:p text:style-name="P161"><text:span text:style-name="T5">4.(titkos) fok</text:span>: Az alkalmazó VÉ-je Védekező harcban (harci taktika) egyáltalán <text:span text:style-name="T51">nem csökken</text:span> ellenfelei támadásának hatására.</text:p>
          </table:table-cell>
        </table:table-row>
        <table:table-row table:style-name="Table1.1">
          <table:table-cell table:style-name="Table1.A3" office:value-type="string">
            <text:p text:style-name="P116"/>
          </table:table-cell>
          <table:table-cell table:style-name="Table1.B2" office:value-type="string">
            <text:p text:style-name="P129">Hárítófegyver használat</text:p>
          </table:table-cell>
          <table:table-cell table:style-name="Table1.B2" office:value-type="string">
            <text:p text:style-name="P116">1 fok</text:p>
          </table:table-cell>
          <table:table-cell table:style-name="Table1.B2" office:value-type="string">
            <text:p text:style-name="P116">Ügyesség: +1</text:p>
          </table:table-cell>
          <table:table-cell table:style-name="Table1.E2" office:value-type="string">
            <text:p text:style-name="P161"><text:span text:style-name="T3">Alapeset: </text:span><text:span text:style-name="T1"><text:s/>hiába visel valaki hárítófegyvert, ha nem tudja használni, nem kap semmilyen pluszt.</text:span></text:p>
            <text:p text:style-name="P161"><text:span text:style-name="T3">Hatás:</text:span> Megkapja a hárítófegyver VÉ módosítóját</text:p>
            <text:p text:style-name="P161">Az egyes hárítófegyverek leírását lásd a Harcrendszer „Fegyverek” fejezetében.</text:p>
            <text:p text:style-name="P161">Gyakori hárítófegyverek: Alkarvédő, csatakesztyű, köpeny (köpenyvívás), tonfa, fejvadászkard.</text:p>
            <text:p text:style-name="P161"><text:span text:style-name="T5">Megjegyzés</text:span>:: Egyszerre legfeljebb 1db hárítófegyver használható! Pusztító fegyverek és kétkezes, vagy nagyobb kardok ellen hatástalan, nem ad védelmet.</text:p>
            <text:p text:style-name="P161"><text:span text:style-name="T5">Megjegyezés 2</text:span>: a hárítófegyverre is felvehető Mesterfegyver fortély. Ekkor annak VÉ bónusza is beszámít.</text:p>
          </table:table-cell>
        </table:table-row>
        <table:table-row table:style-name="Table1.1">
          <table:table-cell table:style-name="Table1.A4" office:value-type="string">
            <text:p text:style-name="P200"/>
          </table:table-cell>
          <table:table-cell table:style-name="Table1.B2" office:value-type="string">
            <text:p text:style-name="P69">Kaszabolás</text:p>
          </table:table-cell>
          <table:table-cell table:style-name="Table1.B2" office:value-type="string">
            <text:p text:style-name="P116">2 fok</text:p>
          </table:table-cell>
          <table:table-cell table:style-name="Table1.B2" office:value-type="string">
            <text:p text:style-name="P116"><text:span text:style-name="T5">1.fok:</text:span> <text:line-break/>Erő: +1, Harcmodor: 4</text:p>
            <text:p text:style-name="P116"><text:span text:style-name="T5">2.fok:</text:span> <text:line-break/>Erő: +1, Harcmodor: 8</text:p>
          </table:table-cell>
          <table:table-cell table:style-name="Table1.E2" office:value-type="string">
            <text:p text:style-name="P161"><text:span text:style-name="T3">1.fok</text:span>: Ha harcképtelenné teszel valakit, akkor kapsz egy bónusz támadást egy közeli ellenfél ellen. Ezt egy körben max 1x alkalmazhatod.</text:p>
            <text:p text:style-name="P161"><text:span text:style-name="T3">2.fok</text:span>: Mint az 1.fok, de akárhányszor alkalmazhatod egy körben.</text:p>
            <text:p text:style-name="P161">A fortély hatása lő- és hajítófegyverek használatánál nem érvényesül!</text:p>
          </table:table-cell>
        </table:table-row>
        <table:table-row table:style-name="Table1.1">
          <table:table-cell table:style-name="Table1.A4" office:value-type="string">
            <text:p text:style-name="P130"/>
          </table:table-cell>
          <table:table-cell table:style-name="Table1.B2" office:value-type="string">
            <text:p text:style-name="P69">Elsöprő roham</text:p>
          </table:table-cell>
          <table:table-cell table:style-name="Table1.B2" office:value-type="string">
            <text:p text:style-name="P116">1 fok</text:p>
          </table:table-cell>
          <table:table-cell table:style-name="Table1.B2" office:value-type="string">
            <text:p text:style-name="P116">Harcmodor: 4.szint</text:p>
          </table:table-cell>
          <table:table-cell table:style-name="Table1.E2" office:value-type="string">
            <text:p text:style-name="P113">Roham esetén KÉ: +5; Erőbónusz duplázódik.</text:p>
            <text:p text:style-name="P113">Öngyilkos roham esetén a fentiek <text:span text:style-name="T51">nem</text:span> használhatóak.</text:p>
          </table:table-cell>
        </table:table-row>
        <text:soft-page-break/>
        <table:table-row table:style-name="Table1.1">
          <table:table-cell table:style-name="Table1.A6" office:value-type="string">
            <text:p text:style-name="P200"/>
          </table:table-cell>
          <table:table-cell table:style-name="Table1.B2" office:value-type="string">
            <text:p text:style-name="P69">Kétkezes harc</text:p>
          </table:table-cell>
          <table:table-cell table:style-name="Table1.B2" office:value-type="string">
            <text:p text:style-name="P116">3 fok</text:p>
          </table:table-cell>
          <table:table-cell table:style-name="Table1.B2" office:value-type="string">
            <text:p text:style-name="P116"><text:span text:style-name="T5">1.fok</text:span>: </text:p>
            <text:p text:style-name="P116">Főfegyver harcmodora – 6.szint</text:p>
            <text:p text:style-name="P116">Kiegészítő fegyver harcmodora – 3.szint</text:p>
            <text:p text:style-name="P116"/>
            <text:p text:style-name="P116"><text:span text:style-name="T5">2.fok</text:span>: </text:p>
            <text:p text:style-name="P116">Főfegyver harcmodora – 9.szint</text:p>
            <text:p text:style-name="P116">Kiegészítő fegyver harcmodora – 6.szint</text:p>
            <text:p text:style-name="P116"/>
            <text:p text:style-name="P116"><text:span text:style-name="T5">3.fok</text:span>: </text:p>
            <text:p text:style-name="P116">Főfegyver harcmodora – 9.szint</text:p>
            <text:p text:style-name="P116">Kiegészítő fegyver harcmodora – 9.szint</text:p>
          </table:table-cell>
          <table:table-cell table:style-name="Table1.E2" office:value-type="string">
            <text:p text:style-name="P216"><text:span text:style-name="T5">Alapeset</text:span>: Képzetlen kétkezes harc esetén két fegyver használatakor a főfegyver (nagyobb fegyver) harcmodora és értékei számítanak. </text:p>
            <text:p text:style-name="P216">Továbbá: -10 KÉ/TÉ/VÉ; <text:s/>+1 Sebesség</text:p>
            <text:p text:style-name="P216"/>
            <text:p text:style-name="P224"><text:span text:style-name="T3">1.fok</text:span>: Főfegyver (nagyobb fegyver) harcmodora számít. Fegyver harcértékek összeadódnak. Egyik fegyver Mesterfegyver fortélya sem számít.</text:p>
            <text:p text:style-name="P224">Továbbá: <text:span text:style-name="T51">+3 Harcmodor-Sebesség</text:span><text:span text:style-name="T65">*</text:span></text:p>
            <text:p text:style-name="P216"><text:span text:style-name="T3">2.fok</text:span>: Mint az 1.fok, de csak a főfegyver Mesterfegyver fortélya számít<text:line-break/>(akkor is, ha a két fegyver típusa ugyanaz!)</text:p>
            <text:p text:style-name="P216">Továbbá: <text:span text:style-name="T51">+6 Harcmodor-Sebesség</text:span><text:span text:style-name="T65">*</text:span></text:p>
            <text:p text:style-name="P216"><text:span text:style-name="T3">3.fok</text:span>:: Mint az 2.fok, de mindkét fegyver Mesterfegyver fortélya beszámít (annál hosszabbak esetén viszont semmilyen bónusz nem számít és a fegyverek harcértéke 0)</text:p>
            <text:p text:style-name="P216">Továbbá: <text:span text:style-name="T51">+6 Harcmodor-</text:span><text:span text:style-name="T65">Sebesség* (ez nem emelkedik)</text:span></text:p>
            <text:p text:style-name="P216"/>
            <text:p text:style-name="P15">*Harcmodor-Sebesség bónusz</text:p>
            <text:p text:style-name="P216">A sebesség bónusz végső értékét úgy kapjuk meg, hogy még fegyver-függő levonásokat alkalmazunk rá az alábbiak szerint:</text:p>
            <text:list xml:id="list1256035310" text:style-name="L16">
              <text:list-item>
                <text:p text:style-name="P289">Adjuk össze a forgatott 2 fegyver pengehosszait</text:p>
              </text:list-item>
              <text:list-item>
                <text:p text:style-name="P289">Minden 0,5 penge 1 ponttal csökkenti a bónuszt<text:line-break/><text:span text:style-name="T68">Fontos: A „rövid” fegyverek 0 pengének számítanak számolásnál!)</text:span></text:p>
              </text:list-item>
            </text:list>
            <text:p text:style-name="P216"><text:span text:style-name="T5">Általános szabályok</text:span>:</text:p>
            <text:list xml:id="list1939885570" text:style-name="L17">
              <text:list-item>
                <text:p text:style-name="P276">Támadások számának meghatározásánál a nagyobb fegyver számít (+sebesség beszámításánál)</text:p>
              </text:list-item>
              <text:list-item>
                <text:p text:style-name="P276">Kétkezesség fortély: ha a Kétkezes harc legalább 1.fokú, akkor +1 Sebesség bónuszt ad</text:p>
              </text:list-item>
              <text:list-item>
                <text:p text:style-name="P276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27">→</text:span><text:span text:style-name="T64"> </text:span>Erő +2 </text:p>
              </text:list-item>
              <text:list-item>
                <text:p text:style-name="P276">Sebzésnél melyik fegyver talál: <text:line-break/>a k20-as sebződobással együtt dobunk k6-al is</text:p>
              </text:list-item>
              <text:list-item>
                <text:p text:style-name="P277">azonos méretű fegyverek esetén: <text:line-break/>1-3: gyengébb kéz fegyvere ; 4-6: ügyesebb kéz fegyvere sebez</text:p>
              </text:list-item>
              <text:list-item>
                <text:p text:style-name="P277">nagy + kisebb fegyver esetén: <text:line-break/>1-2: gyengébb kéz fegyvere; 3-6: ügyesebb kéz fegyvere sebez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162"/>
          </table:table-cell>
          <table:table-cell table:style-name="Table1.B2" office:value-type="string">
            <text:p text:style-name="P225">Kétkezesség</text:p>
          </table:table-cell>
          <table:table-cell table:style-name="Table1.B2" office:value-type="string">
            <text:p text:style-name="P225">1 fok</text:p>
          </table:table-cell>
          <table:table-cell table:style-name="Table1.B2" office:value-type="string">
            <text:p text:style-name="P4">Csak 1.szinten vehető fel.</text:p>
          </table:table-cell>
          <table:table-cell table:style-name="Table1.E2" office:value-type="string">
            <text:list xml:id="list3340752088" text:style-name="L18">
              <text:list-item>
                <text:p text:style-name="P299">Mindkét kezeddel levonás nélkül tudsz harcolni, de csak 1 fegyverrel!!</text:p>
              </text:list-item>
              <text:list-item>
                <text:p text:style-name="P299">„Páros hajítás” harci szituációban csak -15CÉ büntetés jár mindkét kézre.</text:p>
              </text:list-item>
              <text:list-item>
                <text:p text:style-name="P299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able1.1">
          <table:table-cell table:style-name="Table1.A8" office:value-type="string">
            <text:p text:style-name="P200"/>
          </table:table-cell>
          <table:table-cell table:style-name="Table1.B2" office:value-type="string">
            <text:p text:style-name="P69">Kínokozás</text:p>
            <text:p text:style-name="P89">Miben különbözik a Harci anatómiától??</text:p>
          </table:table-cell>
          <table:table-cell table:style-name="Table1.B2" office:value-type="string">
            <text:p text:style-name="P116">1 fok</text:p>
          </table:table-cell>
          <table:table-cell table:style-name="Table1.B2" office:value-type="string">
            <text:p text:style-name="P116">Élettan (elfszabásúak): 4.szint</text:p>
          </table:table-cell>
          <table:table-cell table:style-name="Table1.E2" office:value-type="string">
            <text:p text:style-name="P161">Sebzésed: <text:span text:style-name="T15">XX</text:span></text:p>
            <text:p text:style-name="P161">Ellenfeled Fájdalomtűrés célszáma 3-al nő. A próba rontása esetén Önuralom próba: 6 (nehéz) ellen. Ha elrontja, akkor a következő körben Harc gyűlölet vagy Harc félelemből módosítóival harcol (KM dönt).</text:p>
            <text:p text:style-name="P161">Csak egykezes szúró-vágó fegyverrel alkalmazhatod.</text:p>
          </table:table-cell>
        </table:table-row>
        <table:table-row table:style-name="Table1.1">
          <table:table-cell table:style-name="Table1.A4" office:value-type="string">
            <text:p text:style-name="P200"/>
          </table:table-cell>
          <table:table-cell table:style-name="Table1.B2" office:value-type="string">
            <text:p text:style-name="P69">Kitérés Lövés elől</text:p>
          </table:table-cell>
          <table:table-cell table:style-name="Table1.B2" office:value-type="string">
            <text:p text:style-name="P116">1 fok</text:p>
          </table:table-cell>
          <table:table-cell table:style-name="Table1.B2" office:value-type="string">
            <text:p text:style-name="P114">Ügyesség +3</text:p>
            <text:p text:style-name="P114">Gyorsaság : +3 <text:span text:style-name="T15">Összpontosítás 6.szint</text:span></text:p>
          </table:table-cell>
          <table:table-cell table:style-name="Table1.E2" office:value-type="string">
            <text:p text:style-name="P219">Gyorsaságod és hidegvéred páratlan! Képes vagy kitérni a rád kilőtt lövedékek útjából.</text:p>
            <text:p text:style-name="P224">Amennyiben észleled, hogy rád lőnek és nem számítasz Készületlennek, valamint kizárólag arra figyelsz, hogy elkerüld a lövedéket, akkor az erre vonatkozó Gyorsaságpróba során +2 bónuszt kapsz</text:p>
            <text:p text:style-name="P224">(Szándékos kitérés lövés elől).</text:p>
          </table:table-cell>
        </table:table-row>
        <table:table-row table:style-name="Table1.1">
          <table:table-cell table:style-name="Table1.A4" office:value-type="string">
            <text:p text:style-name="P200"/>
          </table:table-cell>
          <table:table-cell table:style-name="Table1.B2" office:value-type="string">
            <text:p text:style-name="P69">Körkörös harc</text:p>
          </table:table-cell>
          <table:table-cell table:style-name="Table1.B2" office:value-type="string">
            <text:p text:style-name="P116">1 fok</text:p>
          </table:table-cell>
          <table:table-cell table:style-name="Table1.B2" office:value-type="string">
            <text:p text:style-name="P116">Akrobatika: 6.szint</text:p>
          </table:table-cell>
          <table:table-cell table:style-name="Table1.E2" office:value-type="string">
            <text:p text:style-name="P161">Ha megdobod az Akrobatika próbád (<text:span text:style-name="T17">10+(plusz támadók száma x 2</text:span>)) nehézség ellen, akkor nem tudnak közrefogni és nem alkalmazhatnak ellened orvtámadást, valamint nem kapják meg sem a Harc hátulról, sem a Harc félhátulról módosítóit.</text:p>
            <text:p text:style-name="P161">A próbát minden kör elején újra kell dobni.</text:p>
          </table:table-cell>
        </table:table-row>
        <text:soft-page-break/>
        <table:table-row table:style-name="Table1.1">
          <table:table-cell table:style-name="Table1.A4" office:value-type="string">
            <text:p text:style-name="P127">!!!</text:p>
          </table:table-cell>
          <table:table-cell table:style-name="Table1.B2" office:value-type="string">
            <text:p text:style-name="P56">Pajzshasználat</text:p>
            <text:p text:style-name="P58"/>
          </table:table-cell>
          <table:table-cell table:style-name="Table1.B2" office:value-type="string">
            <text:p text:style-name="P116">2 fok</text:p>
          </table:table-cell>
          <table:table-cell table:style-name="Table1.B2" office:value-type="string">
            <text:p text:style-name="P124">1. fok:</text:p>
            <text:p text:style-name="P116">Erő: +0</text:p>
            <text:p text:style-name="P116"><text:line-break/><text:span text:style-name="T5">2. fok:</text:span><text:line-break/>Erő: +1</text:p>
          </table:table-cell>
          <table:table-cell table:style-name="Table1.E2" office:value-type="string">
            <table:table table:name="Táblázat14" table:style-name="Táblázat14">
              <table:table-column table:style-name="Táblázat14.A"/>
              <table:table-column table:style-name="Táblázat14.B"/>
              <table:table-column table:style-name="Táblázat14.C"/>
              <table:table-column table:style-name="Táblázat14.D"/>
              <table:table-column table:style-name="Táblázat14.E"/>
              <table:table-column table:style-name="Táblázat14.F"/>
              <table:table-row table:style-name="TableLine2366491913808">
                <table:table-cell table:style-name="Táblázat14.A1" office:value-type="string">
                  <text:p text:style-name="P137">Pajzs</text:p>
                </table:table-cell>
                <table:table-cell table:style-name="Táblázat14.A1" office:value-type="string">
                  <text:p text:style-name="P136">VÉ</text:p>
                </table:table-cell>
                <table:table-cell table:style-name="Táblázat14.A1" office:value-type="string">
                  <text:p text:style-name="P136">MGT</text:p>
                </table:table-cell>
                <table:table-cell table:style-name="Táblázat14.A1" office:value-type="string">
                  <text:p text:style-name="P136">TÉ levonás képzetlenül</text:p>
                </table:table-cell>
                <table:table-cell table:style-name="Táblázat14.A1" office:value-type="string">
                  <text:p text:style-name="P136">TÉ levonás<text:line-break/>1.fok</text:p>
                </table:table-cell>
                <table:table-cell table:style-name="Táblázat14.F1" office:value-type="string">
                  <text:p text:style-name="P136">TÉ levonás<text:line-break/>2.fok</text:p>
                </table:table-cell>
              </table:table-row>
              <table:table-row table:style-name="TableLine2366491908336">
                <table:table-cell table:style-name="Táblázat14.A4" office:value-type="string">
                  <text:p text:style-name="P139">Kis pajzs</text:p>
                </table:table-cell>
                <table:table-cell table:style-name="Táblázat14.B4" office:value-type="string">
                  <text:p text:style-name="P138">10</text:p>
                </table:table-cell>
                <table:table-cell table:style-name="Táblázat14.C2" office:value-type="string">
                  <text:p text:style-name="P138"/>
                </table:table-cell>
                <table:table-cell table:style-name="Táblázat14.D4" office:value-type="string">
                  <text:p text:style-name="P138">-10 TÉ</text:p>
                </table:table-cell>
                <table:table-cell table:style-name="Táblázat14.E4" office:value-type="string">
                  <text:p text:style-name="P138">0</text:p>
                </table:table-cell>
                <table:table-cell table:style-name="Táblázat14.F4" office:value-type="string">
                  <text:p text:style-name="P138">0</text:p>
                </table:table-cell>
              </table:table-row>
              <table:table-row table:style-name="TableLine2366491918704">
                <table:table-cell table:style-name="Táblázat14.A4" office:value-type="string">
                  <text:p text:style-name="P139">Közepes pajzs</text:p>
                </table:table-cell>
                <table:table-cell table:style-name="Táblázat14.B4" office:value-type="string">
                  <text:p text:style-name="P138">30</text:p>
                </table:table-cell>
                <table:table-cell table:style-name="Táblázat14.C2" office:value-type="string">
                  <text:p text:style-name="P138"/>
                </table:table-cell>
                <table:table-cell table:style-name="Táblázat14.D4" office:value-type="string">
                  <text:p text:style-name="P138">-15 TÉ</text:p>
                </table:table-cell>
                <table:table-cell table:style-name="Táblázat14.E4" office:value-type="string">
                  <text:p text:style-name="P138">-5 TÉ</text:p>
                </table:table-cell>
                <table:table-cell table:style-name="Táblázat14.F4" office:value-type="string">
                  <text:p text:style-name="P138">0</text:p>
                </table:table-cell>
              </table:table-row>
              <table:table-row table:style-name="TableLine2366491909776">
                <table:table-cell table:style-name="Táblázat14.A4" office:value-type="string">
                  <text:p text:style-name="P139">Nagy pajzs</text:p>
                </table:table-cell>
                <table:table-cell table:style-name="Táblázat14.B4" office:value-type="string">
                  <text:p text:style-name="P138">50</text:p>
                </table:table-cell>
                <table:table-cell table:style-name="Táblázat14.C2" office:value-type="string">
                  <text:p text:style-name="P138"/>
                </table:table-cell>
                <table:table-cell table:style-name="Táblázat14.D4" office:value-type="string">
                  <text:p text:style-name="P138">-20 TÉ</text:p>
                </table:table-cell>
                <table:table-cell table:style-name="Táblázat14.E4" office:value-type="string">
                  <text:p text:style-name="P138">-10 TÉ</text:p>
                </table:table-cell>
                <table:table-cell table:style-name="Táblázat14.F4" office:value-type="string">
                  <text:p text:style-name="P138">0</text:p>
                </table:table-cell>
              </table:table-row>
            </table:table>
            <text:p text:style-name="P45">MGT: változzon foktól függően, vagy ne? A fizikai képzettség- és tulajdonság-próbákra mindenképpen. Az MGT amúgy más levonást ne adjon szerintem...</text:p>
            <text:p text:style-name="P22"/>
            <text:p text:style-name="P161"><text:span text:style-name="T5">Alapeset</text:span>:: Képzetlen pajzshasználó. A pajzs VÉ felét kapja csak meg, és magas TÉ levonást kap.</text:p>
            <text:p text:style-name="P161"><text:span text:style-name="T3">1.fok</text:span>: Tudsz pajzsot használni, megkapod annak teljes VÉ-jét.</text:p>
            <text:list xml:id="list4209061766" text:style-name="L19">
              <text:list-item>
                <text:p text:style-name="P278">A TÉ levonás csökken (lásd a táblázatot)</text:p>
              </text:list-item>
              <text:list-item>
                <text:p text:style-name="P290">MGT érvényesül? (az brutál levonás!)</text:p>
              </text:list-item>
            </text:list>
            <text:p text:style-name="P161"><text:span text:style-name="T3">2.fok</text:span>: </text:p>
            <text:list xml:id="list132129266898191" text:continue-list="list4209061766" text:style-name="L19">
              <text:list-item text:start-value="1">
                <text:p text:style-name="P278">A TÉ levonás csökken (lásd a táblázatot)</text:p>
              </text:list-item>
              <text:list-item>
                <text:p text:style-name="P278">MGT: harcban nem érvényesül a pajzs MGT büntetése.</text:p>
              </text:list-item>
              <text:list-item>
                <text:p text:style-name="P278">Támadhatsz is a pajzzsal.</text:p>
              </text:list-item>
              <text:list-item>
                <text:p text:style-name="P279">Ha csak pajzs van nálad, akkor azzal</text:p>
              </text:list-item>
              <text:list-item>
                <text:p text:style-name="P279">Ha fegyver is van nálad: akkor VAGY a fegyverrel VAGY a pajzzsal támadhatsz.</text:p>
              </text:list-item>
              <text:list-item>
                <text:p text:style-name="P278">Tanulhatsz pajzsos Manőver ismereteket.</text:p>
              </text:list-item>
            </text:list>
            <text:p text:style-name="P155"><text:span text:style-name="T5">Megjegyzés</text:span>: Ha a karakter készületlen, vagy Meglepetés támadás áldozata, akkor a pajzs VÉ nem adódik hozzá a aktuális Védő Értékhez.</text:p>
            <text:p text:style-name="P155">Nagy pajzsot cipelni hosszú távon igen kimerítő, ezért is viszik lovon, vagy fegyverhordozókkal a harcosok. Továbbá behatolásnál, szűk helyen, sűrű erdőben képtelenség cipelni.</text:p>
            <text:p text:style-name="P155"><text:span text:style-name="T5">Megjegyzés 2</text:span>:</text:p>
            <text:p text:style-name="P155">Ha valaki pajzsot használ, akkor közrefogás esetén csak a 3. ellenféltől kezdődik a plusz ellenfelenként járó -10VÉ</text:p>
          </table:table-cell>
        </table:table-row>
        <table:table-row table:style-name="Table1.1">
          <table:table-cell table:style-name="Table1.A4" office:value-type="string">
            <text:p text:style-name="P200"/>
          </table:table-cell>
          <table:table-cell table:style-name="Table1.B2" office:value-type="string">
            <text:p text:style-name="P69">Páros harc</text:p>
          </table:table-cell>
          <table:table-cell table:style-name="Table1.B2" office:value-type="string">
            <text:p text:style-name="P131">3 fok</text:p>
          </table:table-cell>
          <table:table-cell table:style-name="Table1.B2" office:value-type="string">
            <text:p text:style-name="P123">1. fok:</text:p>
            <text:p text:style-name="P118">Harcmodor: </text:p>
            <text:p text:style-name="P118">3.szint <text:line-break/>(mindkét félnek)</text:p>
            <text:p text:style-name="P118"/>
            <text:p text:style-name="P123">2. fok:</text:p>
            <text:p text:style-name="P118">Harcmodor: </text:p>
            <text:p text:style-name="P118">6.szint <text:line-break/>(mindkét félnek)</text:p>
            <text:p text:style-name="P118"/>
            <text:p text:style-name="P123">3. fok:</text:p>
            <text:p text:style-name="P118">Harcmodor: </text:p>
            <text:p text:style-name="P118">9.szint <text:line-break/>(mindkét félnek)</text:p>
            <text:p text:style-name="P118">- Harmonikus kapcsolat</text:p>
          </table:table-cell>
          <table:table-cell table:style-name="Table1.E2" office:value-type="string">
            <text:p text:style-name="P210"><text:span text:style-name="T5">1. fok</text:span>: Két jól összeszokott társ. Legalább 1 éve harcolnak együtt a közös taktika szerint.</text:p>
            <text:p text:style-name="P210">Ilyenkor közös harc esetén plusz harcértékek:</text:p>
            <text:list xml:id="list2699210420" text:style-name="L20">
              <text:list-item>
                <text:p text:style-name="P286">+5 TÉ, +5<text:span text:style-name="T5"> </text:span>VÉ</text:p>
              </text:list-item>
              <text:list-item>
                <text:p text:style-name="P286">egy ellenfél ellen +5KÉ</text:p>
              </text:list-item>
              <text:list-item>
                <text:p text:style-name="P286">3 ellenfélig nincs túlerőből adódó VÉ csökkenés</text:p>
              </text:list-item>
              <text:list-item>
                <text:p text:style-name="P286">3 ellenfél felett -5VÉ plusz ellenfelenként mindkét alkalmazóra</text:p>
              </text:list-item>
            </text:list>
            <text:p text:style-name="P210"><text:span text:style-name="T5">2. fok</text:span>: Két szorosan összeszokott harcos, régóta kalandozó társak. Legalább 3 éve harcolnak együtt a közös taktika szerint.</text:p>
            <text:p text:style-name="P210">Ilyenkor közös harc esetén plusz harcértékek:</text:p>
            <text:list xml:id="list132128581531739" text:continue-list="list2699210420" text:style-name="L20">
              <text:list-item text:start-value="1">
                <text:p text:style-name="P286">+10 TÉ, +10<text:span text:style-name="T5"> </text:span>VÉ</text:p>
              </text:list-item>
              <text:list-item>
                <text:p text:style-name="P286">2 ellenfélig +5KÉ</text:p>
              </text:list-item>
              <text:list-item>
                <text:p text:style-name="P286">4 ellenfélig nincs túlerőből adódó VÉ csökkenés</text:p>
              </text:list-item>
              <text:list-item>
                <text:p text:style-name="P286">4 ellenfél felett -5VÉ plusz ellenfelenként mindkét alkalmazóra</text:p>
              </text:list-item>
            </text:list>
            <text:p text:style-name="P210"><text:span text:style-name="T5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210">Harmadik fokon közös harc esetén a plusz harcértékek:</text:p>
            <text:list xml:id="list132128629525499" text:continue-list="list132128581531739" text:style-name="L20">
              <text:list-item text:start-value="1">
                <text:p text:style-name="P286">+15 TÉ, +15<text:span text:style-name="T5"> </text:span>VÉ</text:p>
              </text:list-item>
              <text:list-item>
                <text:p text:style-name="P286">3 ellenfélig +5KÉ</text:p>
              </text:list-item>
              <text:list-item>
                <text:p text:style-name="P286">5 ellenfélig nincs túlerőből adódó VÉ csökkenés</text:p>
              </text:list-item>
              <text:list-item>
                <text:p text:style-name="P286">5 ellenfél felett -5VÉ plusz ellenfelenként mindkét alkalmazóra</text:p>
              </text:list-item>
            </text:list>
          </table:table-cell>
        </table:table-row>
        <text:soft-page-break/>
        <table:table-row table:style-name="Table1.1">
          <table:table-cell table:style-name="Table1.A4" office:value-type="string">
            <text:p text:style-name="P200"/>
          </table:table-cell>
          <table:table-cell table:style-name="Table1.B2" office:value-type="string">
            <text:p text:style-name="P66">Sárkány ököl</text:p>
          </table:table-cell>
          <table:table-cell table:style-name="Table1.B2" office:value-type="string">
            <text:p text:style-name="P116">3</text:p>
          </table:table-cell>
          <table:table-cell table:style-name="Table1.B2" office:value-type="string">
            <text:p text:style-name="P119">1.fok: <text:line-break/>Közelharc – 3.szint<text:line-break/>Slan pszí iskola- 3.szint<text:line-break/></text:p>
            <text:p text:style-name="P119">2.fok: <text:line-break/>Közelharc – 6.szint<text:line-break/>Slan pszí iskola- 6.szint</text:p>
            <text:p text:style-name="P119">Mesterfegyver <text:line-break/>(puszta kéz) - 1.fok<text:line-break/></text:p>
            <text:p text:style-name="P119">3.fok: </text:p>
            <text:p text:style-name="P119">Közelharc – 9.szint</text:p>
            <text:p text:style-name="P119">Slan pszí iskola- 9.szint</text:p>
            <text:p text:style-name="P119">Mesterfegyver</text:p>
            <text:p text:style-name="P119">(puszta kéz) - 2.fok</text:p>
          </table:table-cell>
          <table:table-cell table:style-name="Table1.E2" office:value-type="string">
            <text:p text:style-name="P211"><text:span text:style-name="T51">Alapeset</text:span>: puszta kézzel csak KT sérülés okozható, valamint sebzése: -5+k20 SP</text:p>
            <text:p text:style-name="P211"/>
            <text:p text:style-name="P211"><text:span text:style-name="T51">Fortély hatása</text:span>:</text:p>
            <text:p text:style-name="P211">Ez a Harcművészek speciális fortélya. A Slan pszí útja delejes erőt ad a harcművésznek pusztakezes küzdelmében.</text:p>
            <text:p text:style-name="P211"/>
            <text:p text:style-name="P214"><text:span text:style-name="T14">1.fok: minden 3.KT</text:span><text:span text:style-name="T25">→</text:span><text:span text:style-name="T14"> 1 ÉP seb; KÉ,TÉ,VÉ: -10<text:line-break/>Ököl SP: -2</text:span></text:p>
            <text:p text:style-name="P211"/>
            <text:p text:style-name="P214"><text:span text:style-name="T14">2.fok: minden 2.KT</text:span><text:span text:style-name="T25">→ </text:span><text:span text:style-name="T14">1 ÉP seb; KÉ,TÉ,VÉ: -3<text:line-break/>Ököl SP: 0; Vasököl használata nem ad további bónuszt</text:span></text:p>
            <text:p text:style-name="P211"/>
            <text:p text:style-name="P211">3.fok: minden sebzés rendes ÉP seb; KÉ,TÉ,VÉ: 4<text:line-break/>Ököl SP: +2</text:p>
            <text:p text:style-name="P211"/>
            <text:p text:style-name="P211">Megjegyzés: a fentiek a "fegyver" alapértékei. A Mesterfegyver bónusz még ehhez pluszban hozzájön.</text:p>
            <text:p text:style-name="P215">Belharci szituációban mi legyen? Ugye ott -10-ről 0-ra emelkednek a Puszta Kéz értékei... Kapjon a Sárkány öklös +10-et simán?</text:p>
          </table:table-cell>
        </table:table-row>
        <table:table-row table:style-name="Table1.1">
          <table:table-cell table:style-name="Table1.A4" office:value-type="string">
            <text:p text:style-name="P200"/>
          </table:table-cell>
          <table:table-cell table:style-name="Table1.B2" office:value-type="string">
            <text:p text:style-name="P69">Támadás erőből</text:p>
          </table:table-cell>
          <table:table-cell table:style-name="Table1.B2" office:value-type="string">
            <text:p text:style-name="P116">2 fok</text:p>
          </table:table-cell>
          <table:table-cell table:style-name="Table1.B2" office:value-type="string">
            <text:p text:style-name="P124">1. fok:</text:p>
            <text:p text:style-name="P116">Erő: +2,</text:p>
            <text:p text:style-name="P116">Harcmodor: 3.szint</text:p>
            <text:p text:style-name="P124">2.fok: </text:p>
            <text:p text:style-name="P116">Erő: +3</text:p>
            <text:p text:style-name="P116">Harcmodor: 6.szint</text:p>
          </table:table-cell>
          <table:table-cell table:style-name="Table1.E2" office:value-type="string">
            <text:p text:style-name="P161">TÉ-ből átrakhatsz a sebzésre 1:3 váltószámmal.</text:p>
            <text:p text:style-name="P161">1. fok: legfeljebb +5 SP (-15TÉ)</text:p>
            <text:p text:style-name="P161">2 .fok: legfeljebb +10 SP (-30TÉ)</text:p>
          </table:table-cell>
        </table:table-row>
        <table:table-row table:style-name="Table1.1">
          <table:table-cell table:style-name="Table1.A4" office:value-type="string">
            <text:p text:style-name="P116"/>
          </table:table-cell>
          <table:table-cell table:style-name="Table1.B2" office:value-type="string">
            <text:p text:style-name="P129">Testőr</text:p>
          </table:table-cell>
          <table:table-cell table:style-name="Table1.B2" office:value-type="string">
            <text:p text:style-name="P116">2 fok</text:p>
          </table:table-cell>
          <table:table-cell table:style-name="Table1.B2" office:value-type="string">
            <text:p text:style-name="P124">1.fok:</text:p>
            <text:p text:style-name="P116">Önuralom: +1</text:p>
            <text:p text:style-name="P116">Összpontosítás – 3.szint</text:p>
            <text:p text:style-name="P116">Harcmodor - 4.szint</text:p>
            <text:p text:style-name="P116"/>
            <text:p text:style-name="P124">2.fok:</text:p>
            <text:p text:style-name="P116">Önuralom: +2</text:p>
            <text:p text:style-name="P116">Összpontosítás – 6.szint</text:p>
            <text:p text:style-name="P116">Harcmodor - 8.szint</text:p>
          </table:table-cell>
          <table:table-cell table:style-name="Table1.E2" office:value-type="string">
            <text:p text:style-name="P44">Hasznos fortély, ha Védő Értékedet egy másik személyre is ki akarod terjeszteni.</text:p>
            <text:p text:style-name="P224"><text:span text:style-name="T4">Alapeset: </text:span><text:span text:style-name="T2">Ha társadat akarod védeni, kiterjesztheted rá Védő Értékedet, <text:s/>de csak -25 VÉ-vel (ennyivel csökken a Védő értéked)</text:span></text:p>
            <text:p text:style-name="P220"/>
            <text:p text:style-name="P224"><text:span text:style-name="T5">1.fok</text:span>: A levonás csak -15VÉ</text:p>
            <text:p text:style-name="P224"><text:span text:style-name="T5">2.fok</text:span>: Levonás nélkül védheted pá<text:span text:style-name="T2">rtfogoltad</text:span></text:p>
            <text:p text:style-name="P44"/>
            <text:p text:style-name="P44"><text:span text:style-name="T5">Speciális</text:span>: az oltalmazott személy nem harcolhat, a testőrnek pedig két méteren belül kell lennie.</text:p>
          </table:table-cell>
        </table:table-row>
        <table:table-row table:style-name="Table1.1">
          <table:table-cell table:style-name="Table1.A4" office:value-type="string">
            <text:p text:style-name="P127"/>
          </table:table-cell>
          <table:table-cell table:style-name="Table1.B2" office:value-type="string">
            <text:p text:style-name="P69">Vakharc</text:p>
          </table:table-cell>
          <table:table-cell table:style-name="Table1.B2" office:value-type="string">
            <text:p text:style-name="P116">3 fok</text:p>
          </table:table-cell>
          <table:table-cell table:style-name="Table1.B2" office:value-type="string">
            <text:p text:style-name="P124">1. fok:</text:p>
            <text:p text:style-name="P116">Összpontosítás: 3.szint</text:p>
            <text:p text:style-name="P116"/>
            <text:p text:style-name="P124">2. fok:</text:p>
            <text:p text:style-name="P116">Összpontosítás: 6.szint</text:p>
            <text:p text:style-name="P116">Hallás <text:span text:style-name="T19">vagy</text:span> Intuíció: +3*</text:p>
            <text:p text:style-name="P116"/>
            <text:p text:style-name="P124">3. fok:</text:p>
            <text:p text:style-name="P116">Összpontosítás: 9.szint</text:p>
            <text:p text:style-name="P116">Intuíció: +4*</text:p>
          </table:table-cell>
          <table:table-cell table:style-name="Table1.E2" office:value-type="string">
            <text:p text:style-name="P80">Fok / Szituáció:</text:p>
            <table:table table:name="Táblázat11" table:style-name="Táblázat11">
              <table:table-column table:style-name="Táblázat11.A"/>
              <table:table-column table:style-name="Táblázat11.B"/>
              <table:table-column table:style-name="Táblázat11.C"/>
              <table:table-row table:style-name="TableLine2366491910928">
                <table:table-cell table:style-name="Táblázat11.A1" office:value-type="string">
                  <text:p text:style-name="P81">Fok / Szitu</text:p>
                </table:table-cell>
                <table:table-cell table:style-name="Táblázat11.B1" office:value-type="string">
                  <text:p text:style-name="P78">Csönd és sötét</text:p>
                </table:table-cell>
                <table:table-cell table:style-name="Táblázat11.C1" office:value-type="string">
                  <text:p text:style-name="P78">Zajok és sötét</text:p>
                </table:table-cell>
              </table:table-row>
              <table:table-row table:style-name="TableLine2366491914384">
                <table:table-cell table:style-name="Táblázat11.A2" office:value-type="string">
                  <text:p text:style-name="P81">Képzetlen</text:p>
                </table:table-cell>
                <table:table-cell table:style-name="Táblázat11.B5" office:value-type="string">
                  <text:p text:style-name="P78">-30 KÉ, -50 TÉ/VÉ</text:p>
                </table:table-cell>
                <table:table-cell table:style-name="Táblázat11.C5" office:value-type="string">
                  <text:p text:style-name="P78">-20 KÉ, -30 TÉ/VÉ</text:p>
                </table:table-cell>
              </table:table-row>
              <table:table-row table:style-name="TableLine2366491916112">
                <table:table-cell table:style-name="Táblázat11.A2" office:value-type="string">
                  <text:p text:style-name="P81">1.fok</text:p>
                </table:table-cell>
                <table:table-cell table:style-name="Táblázat11.B5" office:value-type="string">
                  <text:p text:style-name="P78">-20 KÉ, -30 TÉ/VÉ</text:p>
                </table:table-cell>
                <table:table-cell table:style-name="Táblázat11.C5" office:value-type="string">
                  <text:p text:style-name="P78">-10 KÉ, -15 TÉ/VÉ</text:p>
                </table:table-cell>
              </table:table-row>
              <table:table-row table:style-name="TableLine2366446919712">
                <table:table-cell table:style-name="Táblázat11.A2" office:value-type="string">
                  <text:p text:style-name="P81">2.fok</text:p>
                </table:table-cell>
                <table:table-cell table:style-name="Táblázat11.B5" office:value-type="string">
                  <text:p text:style-name="P78">-10 KÉ, -15 TÉ/VÉ</text:p>
                </table:table-cell>
                <table:table-cell table:style-name="Táblázat11.C5" office:value-type="string">
                  <text:p text:style-name="P78">nincs levonás</text:p>
                </table:table-cell>
              </table:table-row>
              <table:table-row table:style-name="TableLine2366446920000">
                <table:table-cell table:style-name="Táblázat11.A2" office:value-type="string">
                  <text:p text:style-name="P81">3.fok</text:p>
                </table:table-cell>
                <table:table-cell table:style-name="Táblázat11.B5" office:value-type="string">
                  <text:p text:style-name="P78">nincs levonás</text:p>
                </table:table-cell>
                <table:table-cell table:style-name="Táblázat11.C5" office:value-type="string">
                  <text:p text:style-name="P78">nincs levonás</text:p>
                </table:table-cell>
              </table:table-row>
            </table:table>
            <text:p text:style-name="P75"><text:span text:style-name="T51">Megjegyzés</text:span>: ha a harc résztvevői mind képzetlen vakharcosok, akkor jó eséllyel ütőtávba se kerülnek. KM dönt a szituáció ismeretében.</text:p>
            <text:p text:style-name="P75"><text:span text:style-name="T5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75"><text:span text:style-name="T5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ext:soft-page-break/>
        <table:table-row table:style-name="Table1.1">
          <table:table-cell table:style-name="Table1.A4" office:value-type="string">
            <text:p text:style-name="P201"/>
          </table:table-cell>
          <table:table-cell table:style-name="Table1.B2" office:value-type="string">
            <text:p text:style-name="P69">Vértviselet</text:p>
          </table:table-cell>
          <table:table-cell table:style-name="Table1.B2" office:value-type="string">
            <text:p text:style-name="P116">3 fok</text:p>
          </table:table-cell>
          <table:table-cell table:style-name="Table1.B2" office:value-type="string">
            <text:p text:style-name="P124">1. fok:</text:p>
            <text:p text:style-name="P119">Erő: -1</text:p>
            <text:p text:style-name="P119"/>
            <text:p text:style-name="P124">2. fok:</text:p>
            <text:p text:style-name="P116">Erő: +1</text:p>
            <text:p text:style-name="P119">Edzettség: +1</text:p>
            <text:p text:style-name="P119"/>
            <text:p text:style-name="P124">3. fok:</text:p>
            <text:p text:style-name="P116">Erő: +2</text:p>
            <text:p text:style-name="P119">Edzettség: +2</text:p>
          </table:table-cell>
          <table:table-cell table:style-name="Table1.E2" office:value-type="string">
            <text:p text:style-name="P161"><text:span text:style-name="T5">Alapeset</text:span>: A vért teljes MGT-je érvényesül. </text:p>
            <text:list xml:id="list1219711785" text:style-name="L21">
              <text:list-item>
                <text:p text:style-name="P280">1 MGT <text:span text:style-name="T27">→ -</text:span><text:span text:style-name="T28">0,5</text:span><text:span text:style-name="T27"> KÉ, -</text:span><text:span text:style-name="T28">1</text:span><text:span text:style-name="T27"> TÉ,VÉ</text:span></text:p>
              </text:list-item>
              <text:list-item>
                <text:p text:style-name="P291">1 MGT → -1/<text:span text:style-name="T115">5</text:span> mozgást igénylő képzettségpróbákra <text:span text:style-name="T115">(lefele kerekítve)</text:span></text:p>
              </text:list-item>
            </text:list>
            <text:list xml:id="list2517847851" text:style-name="L22">
              <text:list-item>
                <text:p text:style-name="P281">Könnyű vért: <text:span text:style-name="T15">definiálni (súlyban?)</text:span></text:p>
              </text:list-item>
              <text:list-item>
                <text:p text:style-name="P281"><text:span text:style-name="T27">Nehéz vért: </text:span><text:span text:style-name="T29">definiálni (súlyban?)</text:span></text:p>
              </text:list-item>
            </text:list>
            <text:p text:style-name="P161">Ha <text:span text:style-name="T22">nehézvértet</text:span><text:span text:style-name="T5"> </text:span>vesz fel a karakter teljesen képzetlenül, akkor a képzetlen fegyverhasználat büntetéseinek megfelelő levonások sújtják:</text:p>
            <text:p text:style-name="P161">KÉ: -20, TÉ: -30, VÉ:-30</text:p>
            <text:p text:style-name="P161"><text:span text:style-name="T3">1.fok</text:span>: Harcban ha könnyű vértet viselsz, <text:span text:style-name="T116">15</text:span>-<text:span text:style-name="T116">te</text:span>l csökken a vért MGT-je. A mozgást igénylő képzettségpróbákra továbbra is a teljes levonás érvényes. <text:span text:style-name="T19">Nehézvért</text:span> viselése esetén nem csökken az MGT és a képzetlen fegyverhasználat levonásainak fele sújtja a karaktert:</text:p>
            <text:p text:style-name="P161">KÉ: -10, TÉ: -15, VÉ:-15</text:p>
            <text:p text:style-name="P161"><text:span text:style-name="T5">2.fok</text:span>: Harcban ha vértet viselsz, <text:span text:style-name="T116">30</text:span>-<text:span text:style-name="T116">ca</text:span>l csökken a vért MGT-je. A mozgást igénylő képzettségpróbákra továbbra is a teljes levonás érvényes. <text:span text:style-name="T20">Nehézvértnél</text:span><text:span text:style-name="T117"> már nincs büntetés.</text:span></text:p>
            <text:p text:style-name="P161"><text:span text:style-name="T3">3.fok</text:span>: Harcban ha vértet viselsz, <text:span text:style-name="T115">35</text:span>-<text:span text:style-name="T116">te</text:span>l csökken a vért MGT-je.</text:p>
            <text:p text:style-name="P161"><text:span text:style-name="T116">A többi, m</text:span>int a 2.fok<text:span text:style-name="T118">nál leírtak</text:span>, de ha nehéz vértet viselsz, akkor <text:span text:style-name="T119">lemez </text:span>félvért esetén +5VÉ, <text:span text:style-name="T119">lemez </text:span>teljes vért esetén +10VÉ <text:span text:style-name="T118">bónusz </text:span>adódik hozzá Védő Értékedhez. Ennek oka, hogy már tudatosan használod vértezetedet, lecsúsztatsz róla támadásokat, stb.</text:p>
          </table:table-cell>
        </table:table-row>
      </table:table>
      <text:p text:style-name="P223"/>
      <text:h text:style-name="Heading_20_2" text:outline-level="2"><text:bookmark-start text:name="__RefHeading___Toc9324_1841829898"/>Lovas fortélyok<text:bookmark-end text:name="__RefHeading___Toc9324_1841829898"/></text:h>
      <table:table table:name="Táblázat36" table:style-name="Táblázat36">
        <table:table-column table:style-name="Táblázat36.A"/>
        <table:table-column table:style-name="Táblázat36.B"/>
        <table:table-column table:style-name="Táblázat36.C"/>
        <table:table-column table:style-name="Táblázat36.D"/>
        <table:table-column table:style-name="Táblázat36.E"/>
        <table:table-row table:style-name="Táblázat36.1">
          <table:table-cell table:style-name="Táblázat36.A1" office:value-type="string">
            <text:p text:style-name="_5b_RPG_5d__20_Táblázatfejléc"/>
          </table:table-cell>
          <table:table-cell table:style-name="Táblázat36.A1" office:value-type="string">
            <text:p text:style-name="_5b_RPG_5d__20_Táblázatfejléc">Fortély neve</text:p>
          </table:table-cell>
          <table:table-cell table:style-name="Táblázat36.A1" office:value-type="string">
            <text:p text:style-name="_5b_RPG_5d__20_Táblázatfejléc">Max fok</text:p>
          </table:table-cell>
          <table:table-cell table:style-name="Táblázat36.A1" office:value-type="string">
            <text:p text:style-name="_5b_RPG_5d__20_Táblázatfejléc">Követelménye</text:p>
          </table:table-cell>
          <table:table-cell table:style-name="Táblázat36.E1" office:value-type="string">
            <text:p text:style-name="_5b_RPG_5d__20_Táblázatfejléc">Hatás, megjegyzés</text:p>
          </table:table-cell>
        </table:table-row>
        <table:table-row table:style-name="Táblázat36.1">
          <table:table-cell table:style-name="Táblázat36.A2" office:value-type="string">
            <text:p text:style-name="P199"/>
          </table:table-cell>
          <table:table-cell table:style-name="Táblázat36.B2" office:value-type="string">
            <text:p text:style-name="P64">Lovas harc</text:p>
          </table:table-cell>
          <table:table-cell table:style-name="Táblázat36.B2" office:value-type="string">
            <text:p text:style-name="P112">2 fok</text:p>
          </table:table-cell>
          <table:table-cell table:style-name="Táblázat36.B2" office:value-type="string">
            <text:p text:style-name="P112">1.fok:</text:p>
            <text:p text:style-name="P112">Lovaglás – <text:span text:style-name="T61">3.szint</text:span></text:p>
            <text:p text:style-name="P132">Ügyesség - ??</text:p>
            <text:p text:style-name="P132">Önuralom - ??</text:p>
            <text:p text:style-name="P132">Fogékonyság - ??</text:p>
            <text:p text:style-name="P112"/>
            <text:p text:style-name="P112">2.fok:</text:p>
            <text:p text:style-name="P112">Lovaglás – <text:span text:style-name="T61">6.szint</text:span></text:p>
            <text:p text:style-name="P132">Ügyesség - ??</text:p>
            <text:p text:style-name="P132">Önuralom - ??</text:p>
            <text:p text:style-name="P132">Fogékonyság - ??</text:p>
          </table:table-cell>
          <table:table-cell table:style-name="Táblázat36.E2" office:value-type="string">
            <text:p text:style-name="P159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15">SP</text:span> pluszokat vesszük.</text:p>
            <text:p text:style-name="P159">A forgatott fegyver Harcmodorából adódó értékek továbbra is megmaradnak, tehát a fentiek bónuszként értelmezendők!</text:p>
            <text:p text:style-name="P159"/>
            <text:p text:style-name="P159"><text:span text:style-name="T5">Alapeset</text:span>: A bónuszok <text:span text:style-name="T51">nem</text:span> adódnak hozzá, de 3. szint alatti Lovaglás esetén elszenvedi a harcmodor szokásos harcérték büntetéseit.</text:p>
            <text:p text:style-name="P206">Járjon alapból azért +5 (vagy +10) a magasabb pozíció miatt.</text:p>
            <text:p text:style-name="P159"><text:span text:style-name="T5">1.fok</text:span>: A bónuszok fele (<text:span text:style-name="T61">felfele</text:span> kerekítve) adódik hozzá a fegyveres harcértékekhez.</text:p>
            <text:p text:style-name="P159"><text:span text:style-name="T5">2.fok</text:span>: A bónuszok 1:1-ben hozzáadódnak a fegyveres harcértékekhez</text:p>
            <text:p text:style-name="P159"/>
            <text:p text:style-name="P159">Speciális: <text:span text:style-name="T61">?</text:span></text:p>
          </table:table-cell>
        </table:table-row>
        <table:table-row table:style-name="Táblázat36.1">
          <table:table-cell table:style-name="Táblázat36.A2" office:value-type="string">
            <text:p text:style-name="P199"/>
          </table:table-cell>
          <table:table-cell table:style-name="Táblázat36.B2" office:value-type="string">
            <text:p text:style-name="P64">Legázolás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59"/>
          </table:table-cell>
        </table:table-row>
        <table:table-row table:style-name="Táblázat36.1">
          <table:table-cell table:style-name="Táblázat36.A2" office:value-type="string">
            <text:p text:style-name="P199"/>
          </table:table-cell>
          <table:table-cell table:style-name="Táblázat36.B2" office:value-type="string">
            <text:p text:style-name="P64">Lótáncoltatás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32"/>
          </table:table-cell>
          <table:table-cell table:style-name="Táblázat36.E2" office:value-type="string">
            <text:p text:style-name="P159"/>
          </table:table-cell>
        </table:table-row>
        <table:table-row table:style-name="Táblázat36.1">
          <table:table-cell table:style-name="Táblázat36.A2" office:value-type="string">
            <text:p text:style-name="P199"/>
          </table:table-cell>
          <table:table-cell table:style-name="Táblázat36.B2" office:value-type="string">
            <text:p text:style-name="P64">Lovas íjászat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59"/>
          </table:table-cell>
        </table:table-row>
        <table:table-row table:style-name="Táblázat36.1">
          <table:table-cell table:style-name="Táblázat36.A2" office:value-type="string">
            <text:p text:style-name="P199"/>
          </table:table-cell>
          <table:table-cell table:style-name="Táblázat36.B2" office:value-type="string">
            <text:p text:style-name="P64">Képzett lovasroham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59"/>
          </table:table-cell>
        </table:table-row>
      </table:table>
      <text:p text:style-name="Standard"/>
      <text:h text:style-name="P234" text:outline-level="2"><text:bookmark-start text:name="__RefHeading___Toc9326_1841829898"/>Íjász, Hajítás fortélyok<text:bookmark-end text:name="__RefHeading___Toc9326_1841829898"/></text:h>
      <text:p text:style-name="P164">TODO: Újra átnézni őket, főleg a követelményeket a következő szempontok szerint:</text:p>
      <text:list xml:id="list1474338041" text:style-name="L23">
        <text:list-item>
          <text:p text:style-name="P259"><text:span text:style-name="T5">Észlelés</text:span> és <text:span text:style-name="T5">Összpontosítás</text:span> képzettségek mint követelmények</text:p>
        </text:list-item>
      </text:list>
      <text:p text:style-name="Standard"/>
      <table:table table:name="Táblázat39" table:style-name="Táblázat39">
        <table:table-column table:style-name="Táblázat39.A"/>
        <table:table-column table:style-name="Táblázat39.B"/>
        <table:table-column table:style-name="Táblázat39.C"/>
        <table:table-column table:style-name="Táblázat39.D"/>
        <table:table-column table:style-name="Táblázat39.E"/>
        <table:table-row table:style-name="Táblázat39.1">
          <table:table-cell table:style-name="Táblázat39.A1" office:value-type="string">
            <text:p text:style-name="_5b_RPG_5d__20_Táblázatfejléc"/>
          </table:table-cell>
          <table:table-cell table:style-name="Táblázat39.A1" office:value-type="string">
            <text:p text:style-name="_5b_RPG_5d__20_Táblázatfejléc">Fortély neve</text:p>
          </table:table-cell>
          <table:table-cell table:style-name="Táblázat39.A1" office:value-type="string">
            <text:p text:style-name="_5b_RPG_5d__20_Táblázatfejléc">Max fok</text:p>
          </table:table-cell>
          <table:table-cell table:style-name="Táblázat39.A1" office:value-type="string">
            <text:p text:style-name="_5b_RPG_5d__20_Táblázatfejléc">Követelménye</text:p>
          </table:table-cell>
          <table:table-cell table:style-name="Táblázat39.E1" office:value-type="string">
            <text:p text:style-name="_5b_RPG_5d__20_Táblázatfejléc">Hatás, megjegyzés</text:p>
          </table:table-cell>
        </table:table-row>
        <table:table-row table:style-name="Táblázat39.1">
          <table:table-cell table:style-name="Táblázat39.A2" office:value-type="string">
            <text:p text:style-name="P199"/>
          </table:table-cell>
          <table:table-cell table:style-name="Táblázat39.A2" office:value-type="string">
            <text:p text:style-name="P64">Célzá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_5b_RPG_5d__20_Táblázattartalom_20_1">Önuralom +1 Hajítás/Íjászat/Lövészet - 5.szint <text:span text:style-name="T17">Összpontosítás: 4.szint</text:span></text:p>
          </table:table-cell>
          <table:table-cell table:style-name="Táblázat39.E2" office:value-type="string">
            <text:p text:style-name="P180">Rövidebb idő alatt felméred a szelet, a távolságot és a többi változót, ami lövésedet segíti, vagy gátolja.</text:p>
            <text:p text:style-name="P181"/>
            <text:p text:style-name="P182"><text:span text:style-name="T5">Alapeset</text:span>: 1 célzással eltöltött kör után +10 CÉ módosítót kapsz</text:p>
            <text:p text:style-name="P182"/>
            <text:p text:style-name="P182"><text:span text:style-name="T5">Hatás</text:span>: 1 célzással eltöltött kör után <text:span text:style-name="T61">+20 CÉ</text:span> módosítót kapsz</text:p>
            <text:p text:style-name="_5b_RPG_5d__20_Táblázat_20_-_20_Fortély_20_hatás"/>
            <text:p text:style-name="_5b_RPG_5d__20_Táblázat_20_-_20_Fortély_20_hatás"><text:span text:style-name="T5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39.1">
          <table:table-cell table:style-name="Táblázat39.A2" office:value-type="string">
            <text:p text:style-name="P199"/>
          </table:table-cell>
          <table:table-cell table:style-name="Táblázat39.A2" office:value-type="string">
            <text:p text:style-name="P64">Gyors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, Hajítás/Íjászat/Lövészet – 5.szint</text:p>
          </table:table-cell>
          <table:table-cell table:style-name="Táblázat39.E2" office:value-type="string">
            <text:p text:style-name="P218">Lövéseidet/hajításaidat kivételesen gyorsan tudod leadni.</text:p>
            <text:p text:style-name="P206">???????????</text:p>
          </table:table-cell>
        </table:table-row>
        <table:table-row table:style-name="Táblázat39.1">
          <table:table-cell table:style-name="Táblázat39.A2" office:value-type="string">
            <text:p text:style-name="P199"/>
          </table:table-cell>
          <table:table-cell table:style-name="Táblázat39.A2" office:value-type="string">
            <text:p text:style-name="P64">Gyors újratölt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, Hajítás/Íjászat/Lövészet - 5.szint</text:p>
          </table:table-cell>
          <table:table-cell table:style-name="Táblázat39.E2" office:value-type="string">
            <text:p text:style-name="P218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15">Kézi- vagy Könnyű nyílpuskád Sebesség értéket kap, melynek nagysága 7. Így lehetséges lesz velük egy körben többször is támadni, de legfeljebb 3-szor. </text:span></text:p>
            <text:p text:style-name="P159"><text:span text:style-name="T5">Alapeset:</text:span> <text:s/>Kézi- vagy Könnyű nyílpuskával körönként maximum egyszer lehet támadni.</text:p>
          </table:table-cell>
        </table:table-row>
        <table:table-row table:style-name="Táblázat39.1">
          <table:table-cell table:style-name="Táblázat39.A2" office:value-type="string">
            <text:p text:style-name="P199"/>
          </table:table-cell>
          <table:table-cell table:style-name="Táblázat39.A2" office:value-type="string">
            <text:p text:style-name="P64">Közeli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<text:s/>Önuralom +1 Hajítás/Íjászat/Lövészet - 5.szint</text:p>
          </table:table-cell>
          <table:table-cell table:style-name="Táblázat39.E2" office:value-type="string">
            <text:p text:style-name="P218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5">+10 CÉ</text:span> járul a Célzó Értékedhez.</text:p>
          </table:table-cell>
        </table:table-row>
        <table:table-row table:style-name="Táblázat39.1">
          <table:table-cell table:style-name="Táblázat39.A2" office:value-type="string">
            <text:p text:style-name="P199"/>
          </table:table-cell>
          <table:table-cell table:style-name="Táblázat39.A2" office:value-type="string">
            <text:p text:style-name="P64">Lovas íjászat</text:p>
          </table:table-cell>
          <table:table-cell table:style-name="Táblázat39.A2" office:value-type="string">
            <text:p text:style-name="P112">2 fok</text:p>
          </table:table-cell>
          <table:table-cell table:style-name="Táblázat39.A2" office:value-type="string">
            <text:p text:style-name="P122">1.fok:</text:p>
            <text:p text:style-name="P133">Lovas Harc – 1.fok </text:p>
            <text:p text:style-name="P133">Lovaglás – 6.szint </text:p>
            <text:p text:style-name="P133">Hajítás/Íjászat/Lövészet – 5.szint</text:p>
            <text:p text:style-name="P133">Mesterfegyver (íjra)</text:p>
            <text:p text:style-name="P133">– 1.fok</text:p>
            <text:p text:style-name="P112"/>
            <text:p text:style-name="P122">2.fok:</text:p>
            <text:p text:style-name="P133">Lovas Harc – 2.fok </text:p>
            <text:p text:style-name="P133">Lovaglás – 9.szint </text:p>
            <text:p text:style-name="P133">Hajítás/Íjászat/Lövészet – 9.szint</text:p>
            <text:p text:style-name="P133">Mesterfegyver (íjra)</text:p>
            <text:p text:style-name="P133">– 2.fok</text:p>
          </table:table-cell>
          <table:table-cell table:style-name="Táblázat39.E2" office:value-type="string">
            <text:p text:style-name="P218">Gyakorlott vagy a lóhátról való íjászatban, ennek hatására kisebbek negatív módosítóid, ha mozgó hátasodról lősz.</text:p>
            <text:p text:style-name="P218"/>
            <text:p text:style-name="_5b_RPG_5d__20_Táblázat_20_-_20_Fortély_20_hatás"><text:span text:style-name="T5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able:table-row table:style-name="Táblázat39.1">
          <table:table-cell table:style-name="Táblázat39.A2" office:value-type="string">
            <text:p text:style-name="P199"/>
          </table:table-cell>
          <table:table-cell table:style-name="Táblázat39.A2" office:value-type="string">
            <text:p text:style-name="P64">Lövés futás közben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Önuralom +1 Hajítás/Íjászat/Lövészet - 5.szint</text:p>
          </table:table-cell>
          <table:table-cell table:style-name="Táblázat39.E2" office:value-type="string">
            <text:p text:style-name="P218">Futás közben is biztos marad a kezed, nem kell megállnod, hogy ellenfeledet eltaláld.</text:p>
            <text:p text:style-name="_5b_RPG_5d__20_Táblázat_20_-_20_Fortély_20_hatás"><text:span text:style-name="T5">Alapeset</text:span>: Lassú futás közben +5x Szorzó büntetés jár a célpont VÉ kiszámításánál.</text:p>
            <text:p text:style-name="_5b_RPG_5d__20_Táblázat_20_-_20_Fortély_20_hatás"><text:span text:style-name="T5">Hatás</text:span>: Ha lassú futás közben lősz, vagy hajítasz, akkor csak +3x Szorzó büntetés jár a célpont VÉ kiszámításánál.</text:p>
          </table:table-cell>
        </table:table-row>
        <table:table-row table:style-name="Táblázat39.1">
          <table:table-cell table:style-name="Táblázat39.A2" office:value-type="string">
            <text:p text:style-name="P199"/>
          </table:table-cell>
          <table:table-cell table:style-name="Táblázat39.A2" office:value-type="string">
            <text:p text:style-name="P64">Lövés reflexből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 Hajítás/Íjászat/Lövészet - 5.szint</text:p>
          </table:table-cell>
          <table:table-cell table:style-name="Táblázat39.E2" office:value-type="string">
            <text:p text:style-name="_5b_RPG_5d__20_Táblázat_20_-_20_Fortély_20_hatás"><text:span text:style-name="T5">Alapeset</text:span>: Ha hirtelen kell lőni, a Célzó Értéket -30 levonás sújtja.</text:p>
            <text:p text:style-name="_5b_RPG_5d__20_Táblázat_20_-_20_Fortély_20_hatás"><text:span text:style-name="T5">Hatás:</text:span> Téged nem érint a Hirtelen lövés okozta büntetés, változatlan CÉ-vel támadhatod a váratlanul felbukkanó célpontot.</text:p>
          </table:table-cell>
        </table:table-row>
        <text:soft-page-break/>
        <table:table-row table:style-name="Táblázat39.1">
          <table:table-cell table:style-name="Táblázat39.A2" office:value-type="string">
            <text:p text:style-name="P199"/>
          </table:table-cell>
          <table:table-cell table:style-name="Táblázat39.A2" office:value-type="string">
            <text:p text:style-name="P64">Pontos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_5b_RPG_5d__20_Táblázattartalom_20_1">Önuralom +1 Hajítás/Íjászat/Lövészet <text:span text:style-name="T15">- 5</text:span><text:span text:style-name="T53">.szint</text:span></text:p>
          </table:table-cell>
          <table:table-cell table:style-name="Táblázat39.E2" office:value-type="string">
            <text:p text:style-name="P218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40" table:style-name="Táblázat40">
              <table:table-column table:style-name="Táblázat40.A"/>
              <table:table-column table:style-name="Táblázat40.B"/>
              <table:table-column table:style-name="Táblázat40.C"/>
              <table:table-header-rows>
                <table:table-row table:style-name="TableLine2366446907904">
                  <table:table-cell table:style-name="Táblázat40.A1" office:value-type="string">
                    <text:p text:style-name="_5b_RPG_5d__20_Táblázattartalom_20_-_20_fejléc">Mozgás jellege</text:p>
                  </table:table-cell>
                  <table:table-cell table:style-name="Táblázat40.A1" office:value-type="string">
                    <text:p text:style-name="_5b_RPG_5d__20_Táblázattartalom_20_-_20_fejléc">Alapeset</text:p>
                  </table:table-cell>
                  <table:table-cell table:style-name="Táblázat4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 table:style-name="TableLine2366446898400">
                <table:table-cell table:style-name="Táblázat40.A2" office:value-type="string">
                  <text:p text:style-name="_5b_RPG_5d__20_Táblázattartalom_20_1">Kiszámíthatatlan</text:p>
                </table:table-cell>
                <table:table-cell table:style-name="Táblázat40.A2" office:value-type="string">
                  <text:p text:style-name="_5b_RPG_5d__20_Táblázattartalom_20_1">15x</text:p>
                </table:table-cell>
                <table:table-cell table:style-name="Táblázat40.C2" office:value-type="string">
                  <text:p text:style-name="P204">11x</text:p>
                </table:table-cell>
              </table:table-row>
              <table:table-row table:style-name="TableLine2366446891200">
                <table:table-cell table:style-name="Táblázat40.A2" office:value-type="string">
                  <text:p text:style-name="_5b_RPG_5d__20_Táblázattartalom_20_1">Harcoló</text:p>
                </table:table-cell>
                <table:table-cell table:style-name="Táblázat40.A2" office:value-type="string">
                  <text:p text:style-name="_5b_RPG_5d__20_Táblázattartalom_20_1">20x</text:p>
                </table:table-cell>
                <table:table-cell table:style-name="Táblázat40.C2" office:value-type="string">
                  <text:p text:style-name="P204">16x</text:p>
                </table:table-cell>
              </table:table-row>
            </table:table>
            <text:p text:style-name="P91"/>
          </table:table-cell>
        </table:table-row>
        <table:table-row table:style-name="Táblázat39.1">
          <table:table-cell table:style-name="Táblázat39.A10" office:value-type="string">
            <text:p text:style-name="P199"/>
          </table:table-cell>
          <table:table-cell table:style-name="Táblázat39.A2" office:value-type="string">
            <text:p text:style-name="P64">Távoli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<text:s/>Önuralom +1 Hajítás/Íjászat/Lövészet - 5.szint</text:p>
          </table:table-cell>
          <table:table-cell table:style-name="Táblázat39.E2" office:value-type="string">
            <text:p text:style-name="P218">A szokásosnál nagyobb távolságra tudsz támadni távolsági fegyverekkel.</text:p>
            <text:p text:style-name="P221">Ha olyan célra lősz/hajítasz, aminek a Cellaszáma nagyobb, vagy egyenlő, mint 5, akkor a kiszámolt Cellaszámot 1-el csökkentheted (de 4 alá nem csökkenhet! <text:span text:style-name="T15">(kell ez?)) <text:s/>(Vagy 2-vel?)</text:span></text:p>
          </table:table-cell>
        </table:table-row>
      </table:table>
      <text:p text:style-name="Standard"/>
      <text:h text:style-name="Heading_20_2" text:outline-level="2"><text:bookmark-start text:name="__RefHeading___Toc9328_1841829898"/>Általános fortélyok<text:bookmark-end text:name="__RefHeading___Toc9328_1841829898"/></text:h>
      <table:table table:name="Táblázat41" table:style-name="Táblázat41">
        <table:table-column table:style-name="Táblázat41.A"/>
        <table:table-column table:style-name="Táblázat41.B"/>
        <table:table-column table:style-name="Táblázat41.C"/>
        <table:table-column table:style-name="Táblázat41.D"/>
        <table:table-column table:style-name="Táblázat41.E"/>
        <table:table-row table:style-name="TableLine2366446907616">
          <table:table-cell table:style-name="Táblázat41.A1" office:value-type="string">
            <text:p text:style-name="_5b_RPG_5d__20_Táblázatfejléc"/>
          </table:table-cell>
          <table:table-cell table:style-name="Táblázat41.A1" office:value-type="string">
            <text:p text:style-name="_5b_RPG_5d__20_Táblázatfejléc">Fortély neve</text:p>
          </table:table-cell>
          <table:table-cell table:style-name="Táblázat41.A1" office:value-type="string">
            <text:p text:style-name="_5b_RPG_5d__20_Táblázatfejléc">Max fok</text:p>
          </table:table-cell>
          <table:table-cell table:style-name="Táblázat41.A1" office:value-type="string">
            <text:p text:style-name="_5b_RPG_5d__20_Táblázatfejléc">Követelménye</text:p>
          </table:table-cell>
          <table:table-cell table:style-name="Táblázat41.E1" office:value-type="string">
            <text:p text:style-name="P97">Hatás, megjegyzés</text:p>
          </table:table-cell>
        </table:table-row>
        <table:table-row table:style-name="TableLine2366446891776">
          <table:table-cell table:style-name="Táblázat41.A2" office:value-type="string">
            <text:p text:style-name="P199"/>
          </table:table-cell>
          <table:table-cell table:style-name="Táblázat41.B2" office:value-type="string">
            <text:p text:style-name="P109">Éber alvó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P109">-</text:p>
          </table:table-cell>
          <table:table-cell table:style-name="Táblázat41.E2" office:value-type="string">
            <text:p text:style-name="P134">Alvás közben dobott Észlelés próbádra +2 bónusz jár.</text:p>
          </table:table-cell>
        </table:table-row>
        <table:table-row table:style-name="TableLine2366446901856">
          <table:table-cell table:style-name="Táblázat41.A2" office:value-type="string">
            <text:p text:style-name="P156"/>
          </table:table-cell>
          <table:table-cell table:style-name="Táblázat41.B2" office:value-type="string">
            <text:p text:style-name="_5b_RPG_5d__20_Táblázattartalom_20_1">Kitartás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Táblázattartalom_20_1">Edzettség: +1</text:p>
          </table:table-cell>
          <table:table-cell table:style-name="Táblázat41.E2" office:value-type="string">
            <text:p text:style-name="P98"><text:span text:style-name="T14">Úszás, futás, vagy egyéb tartós</text:span> igénybevételnél <text:span text:style-name="T14">Edzettség</text:span> próbára +2 bónusz</text:p>
          </table:table-cell>
        </table:table-row>
        <table:table-row table:style-name="TableLine2366446906464">
          <table:table-cell table:style-name="Táblázat41.A2" office:value-type="string">
            <text:p text:style-name="P204"/>
          </table:table-cell>
          <table:table-cell table:style-name="Táblázat41.B2" office:value-type="string">
            <text:p text:style-name="_5b_RPG_5d__20_Táblázattartalom_20_1">Sprint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Táblázattartalom_20_1">Gyorsaság: +1</text:p>
          </table:table-cell>
          <table:table-cell table:style-name="Táblázat41.E2" office:value-type="string">
            <text:p text:style-name="P158">Futás esetén <text:span text:style-name="T51">rövid</text:span> távú igénybevételnél <text:s/>Gyorsaság próbára +2 bónusz jár (futás)</text:p>
          </table:table-cell>
        </table:table-row>
        <table:table-row table:style-name="TableLine2366446902720"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_5b_RPG_5d__20_OK">Gyöngyhalász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OK">Úszás: 2.fok<text:line-break/>Edzettség: +2</text:p>
          </table:table-cell>
          <table:table-cell table:style-name="Táblázat41.E5" office:value-type="string">
            <text:p text:style-name="P98">Tovább bírja a víz alatt. <text:span text:style-name="T15">Kifejteni.</text:span></text:p>
          </table:table-cell>
        </table:table-row>
        <table:table-row table:style-name="TableLine2366446903296"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_5b_RPG_5d__20_OK">Fakír 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_5b_RPG_5d__20_OK"><text:span text:style-name="T3">1.fok</text:span>: Önuralom : +1<text:line-break/><text:span text:style-name="T3">2.fok</text:span>: Önuralom : +3</text:p>
          </table:table-cell>
          <table:table-cell table:style-name="Táblázat41.E2" office:value-type="string">
            <text:p text:style-name="P96">Kínzás esetén pluszt kap<text:line-break/>a Fájdalomtűrés próbára.<text:line-break/><text:span text:style-name="T3">1.fok</text:span>: +3<text:line-break/><text:span text:style-name="T3">2.fok</text:span>: +6</text:p>
          </table:table-cell>
        </table:table-row>
        <table:table-row table:style-name="TableLine2366446903872">
          <table:table-cell table:style-name="Táblázat41.A2" office:value-type="string">
            <text:p text:style-name="P204"/>
          </table:table-cell>
          <table:table-cell table:style-name="Táblázat41.B2" office:value-type="string">
            <text:p text:style-name="_5b_RPG_5d__20_Táblázattartalom_20_1">Csomózás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P156"><text:span text:style-name="T3">1.fok</text:span>: Ügyesség: 0<text:line-break/><text:span text:style-name="T3">2.fok</text:span>: Ügyesség: +1</text:p>
          </table:table-cell>
          <table:table-cell table:style-name="Táblázat41.E2" table:number-rows-spanned="2" office:value-type="string">
            <text:p text:style-name="P158">Csomózás: csomók ismerete.</text:p>
            <text:p text:style-name="P158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 table:style-name="TableLine2366446904160">
          <table:table-cell table:style-name="Táblázat41.A2" office:value-type="string">
            <text:p text:style-name="P204"/>
          </table:table-cell>
          <table:table-cell table:style-name="Táblázat41.B2" office:value-type="string">
            <text:p text:style-name="_5b_RPG_5d__20_Táblázattartalom_20_1">Kötelékből szabadulás</text:p>
          </table:table-cell>
          <table:table-cell table:style-name="Táblázat41.B2" office:value-type="string">
            <text:p text:style-name="P111">2 fok</text:p>
          </table:table-cell>
          <table:table-cell table:style-name="Táblázat41.B2" office:value-type="string">
            <text:p text:style-name="P156"><text:span text:style-name="T3">1.fok</text:span>: Ügyesség: +1<text:line-break/><text:span text:style-name="T3">2.fok</text:span>: Ügyesség: +2</text:p>
          </table:table-cell>
          <table:covered-table-cell table:style-name="Táblázat41.E2"/>
        </table:table-row>
        <table:table-row table:style-name="TableLine2366446905024">
          <table:table-cell table:style-name="Táblázat41.A9" office:value-type="string">
            <text:p text:style-name="P204"/>
          </table:table-cell>
          <table:table-cell table:style-name="Táblázat41.B2" office:value-type="string">
            <text:p text:style-name="_5b_RPG_5d__20_Táblázattartalom_20_1">Kocsihajtás</text:p>
            <text:p text:style-name="P204">Legyen inkább képzettség?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P156"><text:span text:style-name="T3">1.fok</text:span>: -<text:line-break/><text:span text:style-name="T3">2.fok</text:span>: Ügyesség: +1</text:p>
          </table:table-cell>
          <table:table-cell table:style-name="Táblázat41.E2" office:value-type="string">
            <text:p text:style-name="P158"><text:span text:style-name="T3">1.fok</text:span>: Postakocsi, ökrösszekér<text:line-break/><text:span text:style-name="T3">2.fok</text:span>: Harci szekerekre, nagy fogatokra</text:p>
          </table:table-cell>
        </table:table-row>
        <table:table-row table:style-name="TableLine2366446892352">
          <table:table-cell table:style-name="Táblázat41.A2" office:value-type="string">
            <text:p text:style-name="P204"/>
          </table:table-cell>
          <table:table-cell table:style-name="Táblázat41.B2" office:value-type="string">
            <text:p text:style-name="_5b_RPG_5d__20_Táblázattartalom_20_1">Hangutánzás</text:p>
          </table:table-cell>
          <table:table-cell table:style-name="Táblázat41.B2" office:value-type="string">
            <text:p text:style-name="P111">2 fok</text:p>
          </table:table-cell>
          <table:table-cell table:style-name="Táblázat41.B2" office:value-type="string">
            <text:p text:style-name="P156"><text:span text:style-name="T3">1.fok</text:span>: -<text:line-break/><text:span text:style-name="T3">2.fok</text:span>: Fogékonyság: +2</text:p>
          </table:table-cell>
          <table:table-cell table:style-name="Táblázat41.E2" office:value-type="string">
            <text:p text:style-name="P158"><text:span text:style-name="T3">1.fok</text:span>: komikusok előadására, állatok hangjának utánzására<text:line-break/><text:span text:style-name="T3">2.fok</text:span>: Teljesen megtévesztő emberi hang utánzás<text:line-break/><text:span text:style-name="T5">Megjegyzés:</text:span> Nyelvi ismeretek, faji különbségek nehezítenek!!</text:p>
          </table:table-cell>
        </table:table-row>
        <table:table-row table:style-name="TableLine2366446892640">
          <table:table-cell table:style-name="Táblázat41.A2" office:value-type="string">
            <text:p text:style-name="P204"/>
          </table:table-cell>
          <table:table-cell table:style-name="Táblázat41.B2" office:value-type="string">
            <text:p text:style-name="_5b_RPG_5d__20_Táblázattartalom_20_1">Szájról olvasás</text:p>
          </table:table-cell>
          <table:table-cell table:style-name="Táblázat41.B2" office:value-type="string">
            <text:p text:style-name="P111">1 fok</text:p>
          </table:table-cell>
          <table:table-cell table:style-name="Táblázat41.B2" office:value-type="string">
            <text:p text:style-name="P156">- Nyelvismeret: 3-6 <text:line-break/><text:span text:style-name="T16">(szituációtól függ)</text:span><text:line-break/>- Intelligencia: +1</text:p>
            <text:p text:style-name="P156">- Jól látható legyen a célszemély szája.</text:p>
          </table:table-cell>
          <table:table-cell table:style-name="Táblázat41.E2" office:value-type="string">
            <text:p text:style-name="P205">Beírni</text:p>
          </table:table-cell>
        </table:table-row>
        <table:table-row table:style-name="TableLine2366446892928">
          <table:table-cell table:style-name="Táblázat41.A2" office:value-type="string">
            <text:p text:style-name="P204"/>
          </table:table-cell>
          <table:table-cell table:style-name="Táblázat41.B2" office:value-type="string">
            <text:p text:style-name="P226">Szerencsés</text:p>
          </table:table-cell>
          <table:table-cell table:style-name="Táblázat41.B2" office:value-type="string">
            <text:p text:style-name="P115">1 fok</text:p>
          </table:table-cell>
          <table:table-cell table:style-name="Táblázat41.B2" office:value-type="string">
            <text:p text:style-name="P156">-</text:p>
          </table:table-cell>
          <table:table-cell table:style-name="Táblázat41.E2" office:value-type="string">
            <text:p text:style-name="P158">Egy játékalkalom során egyszer egy, a játékos által dobott, vagy ellene dobott kockadobást az illető megismételhet/megismételtethet.</text:p>
          </table:table-cell>
        </table:table-row>
      </table:table>
      <text:h text:style-name="P235" text:outline-level="2"/>
      <text:h text:style-name="P234" text:outline-level="2"><text:bookmark-start text:name="__RefHeading___Toc9330_1841829898"/>Alvilági és fizikai fortélyok<text:bookmark-end text:name="__RefHeading___Toc9330_1841829898"/></text:h>
      <table:table table:name="Táblázat42" table:style-name="Táblázat42">
        <table:table-column table:style-name="Táblázat42.A"/>
        <table:table-column table:style-name="Táblázat42.B"/>
        <table:table-column table:style-name="Táblázat42.C"/>
        <table:table-column table:style-name="Táblázat42.D"/>
        <table:table-column table:style-name="Táblázat42.E"/>
        <table:table-row table:style-name="Táblázat42.1">
          <table:table-cell table:style-name="Táblázat42.A1" office:value-type="string">
            <text:p text:style-name="_5b_RPG_5d__20_Táblázatfejléc"/>
          </table:table-cell>
          <table:table-cell table:style-name="Táblázat42.A1" office:value-type="string">
            <text:p text:style-name="_5b_RPG_5d__20_Táblázatfejléc">Fortély neve</text:p>
          </table:table-cell>
          <table:table-cell table:style-name="Táblázat42.A1" office:value-type="string">
            <text:p text:style-name="_5b_RPG_5d__20_Táblázatfejléc">Max fok</text:p>
          </table:table-cell>
          <table:table-cell table:style-name="Táblázat42.A1" office:value-type="string">
            <text:p text:style-name="_5b_RPG_5d__20_Táblázatfejléc">Követelménye</text:p>
          </table:table-cell>
          <table:table-cell table:style-name="Táblázat42.E1" office:value-type="string">
            <text:p text:style-name="_5b_RPG_5d__20_Táblázatfejléc">Hatás, megjegyzés</text:p>
          </table:table-cell>
        </table:table-row>
        <table:table-row table:style-name="Táblázat42.1">
          <table:table-cell table:style-name="Táblázat42.A2" office:value-type="string">
            <text:p text:style-name="P199"/>
          </table:table-cell>
          <table:table-cell table:style-name="Táblázat42.B2" office:value-type="string">
            <text:p text:style-name="P109">Biztos kezű mászó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-</text:p>
          </table:table-cell>
          <table:table-cell table:style-name="Táblázat42.E2" office:value-type="string">
            <text:p text:style-name="P206">Leírni</text:p>
            <text:p text:style-name="P206">A rontások leeséstől véd. Bár az Erő és Edzettség bevetése ezt megoldja, szóval talán nem kell.</text:p>
          </table:table-cell>
        </table:table-row>
        <table:table-row table:style-name="Táblázat42.1">
          <table:table-cell table:style-name="Táblázat42.A3" office:value-type="string">
            <text:p text:style-name="P199"/>
          </table:table-cell>
          <table:table-cell table:style-name="Táblázat42.B2" office:value-type="string">
            <text:p text:style-name="P109">Úszás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 -</text:p>
            <text:p text:style-name="P109">2.fok: Edzettség: +2</text:p>
          </table:table-cell>
          <table:table-cell table:style-name="Táblázat42.E2" office:value-type="string">
            <text:p text:style-name="P159"><text:span text:style-name="T5">Alapeset</text:span>: Az illető elmerül, fuldoklik</text:p>
            <text:p text:style-name="P159"><text:span text:style-name="T3">1.fok</text:span>: Tud úszni, hosszú távú úszás esetén Edzettség próbára +2</text:p>
            <text:p text:style-name="P159"><text:span text:style-name="T3">2.fok</text:span>: Mint az 1.fok, de Edzettség próbára +4</text:p>
          </table:table-cell>
        </table:table-row>
        <table:table-row table:style-name="Táblázat42.1">
          <table:table-cell table:style-name="Táblázat42.A3" office:value-type="string">
            <text:p text:style-name="P199"/>
          </table:table-cell>
          <table:table-cell table:style-name="Táblázat42.B2" office:value-type="string">
            <text:p text:style-name="P109">Futás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 Edzettség: +1</text:p>
            <text:p text:style-name="P109">2.fok: Edzettség: +2</text:p>
          </table:table-cell>
          <table:table-cell table:style-name="Táblázat42.E2" office:value-type="string">
            <text:p text:style-name="P159"><text:span text:style-name="T5">Alapeset</text:span>: Hosszútáv futásnál Edzettség próba</text:p>
            <text:p text:style-name="P160"><text:span text:style-name="T3">1.fok</text:span>: Hosszút áv futáskor Edzettség próbára +1<text:line-break/><text:tab/>Rövidtávra: Gyorsaság +1</text:p>
            <text:p text:style-name="P160"><text:span text:style-name="T3">2.fok</text:span>: Hosszútáv futáskor Edzettség próbára +2<text:line-break/><text:tab/>Rövidtávra: Gyorsaság: +2</text:p>
          </table:table-cell>
        </table:table-row>
        <table:table-row table:style-name="Táblázat42.1">
          <table:table-cell table:style-name="Táblázat42.A5" office:value-type="string">
            <text:p text:style-name="P199"/>
          </table:table-cell>
          <table:table-cell table:style-name="Táblázat42.B2" office:value-type="string">
            <text:p text:style-name="P109">Kaméleon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Álcázás/Álruha - <text:span text:style-name="T15">6</text:span>.szint</text:p>
          </table:table-cell>
          <table:table-cell table:style-name="Táblázat42.E2" office:value-type="string">
            <text:p text:style-name="P159">Az Álcázás/Álruha képzettség tanulása során nem minden 3., hanem minden 2. szinten kap új szerepet a karakter.</text:p>
          </table:table-cell>
        </table:table-row>
        <table:table-row table:style-name="Táblázat42.1">
          <table:table-cell table:style-name="Táblázat42.A6" office:value-type="string">
            <text:p text:style-name="P199"/>
          </table:table-cell>
          <table:table-cell table:style-name="Táblázat42.B2" office:value-type="string">
            <text:p text:style-name="P109">Kötéltánc</text:p>
            <text:p text:style-name="P125">Nem lesz, aki ezt felvenné..</text:p>
            <text:p text:style-name="P125">(legyen 1 fokú?)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Akrobatika: <text:span text:style-name="T15">???</text:span></text:p>
          </table:table-cell>
          <table:table-cell table:style-name="Táblázat42.E2" office:value-type="string">
            <text:p text:style-name="_5b_RPG_5d__20_Táblázat_20_-_20_Fortély_20_hatás"><text:span text:style-name="T5">Alapeset</text:span>: Akrobatikára dobhatsz kötéltáncos szituációban <text:span text:style-name="T15">(-6)-al</text:span></text:p>
            <text:p text:style-name="_5b_RPG_5d__20_Táblázat_20_-_20_Fortély_20_hatás"><text:span text:style-name="T4">1.fok</text:span>: Akrobatikára dobhatsz kötéltáncos szituációban (-2)-vel</text:p>
            <text:p text:style-name="_5b_RPG_5d__20_Táblázat_20_-_20_Fortély_20_hatás"><text:span text:style-name="T4">2.fok</text:span> Akrobatikára dobhatsz kötéltáncos szituációban levonás nélkül</text:p>
          </table:table-cell>
        </table:table-row>
        <table:table-row table:style-name="Táblázat42.1">
          <table:table-cell table:style-name="Táblázat42.A3" office:value-type="string">
            <text:p text:style-name="P199"/>
          </table:table-cell>
          <table:table-cell table:style-name="Táblázat42.B2" office:value-type="string">
            <text:p text:style-name="P109">Pók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Mászás: +6<text:line-break/>Ügyesség: +2</text:p>
          </table:table-cell>
          <table:table-cell table:style-name="Táblázat42.E2" office:value-type="string">
            <text:p text:style-name="_5b_RPG_5d__20_Táblázat_20_-_20_Fortély_20_hatás">Gyorsabban tudsz mászni. <text:span text:style-name="T15">Kifejteni.</text:span></text:p>
          </table:table-cell>
        </table:table-row>
        <table:table-row table:style-name="Táblázat42.1">
          <table:table-cell table:style-name="Táblázat42.A3" office:value-type="string">
            <text:p text:style-name="P199"/>
          </table:table-cell>
          <table:table-cell table:style-name="Táblázat42.B2" office:value-type="string">
            <text:p text:style-name="P109">Suhanó árnyék 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Lopózás/Rejtőzés: +6</text:p>
            <text:p text:style-name="P109">Ügyesség: +1</text:p>
          </table:table-cell>
          <table:table-cell table:style-name="Táblázat42.E2" office:value-type="string">
            <text:p text:style-name="_5b_RPG_5d__20_Táblázat_20_-_20_Fortély_20_hatás">Gyorsabban tudsz lopózni. <text:s/><text:span text:style-name="T15">Kifejteni</text:span></text:p>
          </table:table-cell>
        </table:table-row>
        <table:table-row table:style-name="Táblázat42.1">
          <table:table-cell table:style-name="Táblázat42.A3" office:value-type="string">
            <text:p text:style-name="P199"/>
          </table:table-cell>
          <table:table-cell table:style-name="Táblázat42.B2" office:value-type="string">
            <text:p text:style-name="P109">Szabotőr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Mechanika: <text:span text:style-name="T14">3.szint</text:span></text:p>
          </table:table-cell>
          <table:table-cell table:style-name="Táblázat42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42.1">
          <table:table-cell table:style-name="Táblázat42.A6" office:value-type="string">
            <text:p text:style-name="P199"/>
          </table:table-cell>
          <table:table-cell table:style-name="Táblázat42.B2" office:value-type="string">
            <text:p text:style-name="P109">Százarcú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</text:p>
            <text:p text:style-name="P109">Álcázás/Álruha: 4.szint</text:p>
            <text:p text:style-name="P109">2.fok:</text:p>
            <text:p text:style-name="P112">Álcázás/Álruha: 8.szint</text:p>
          </table:table-cell>
          <table:table-cell table:style-name="Táblázat42.E2" office:value-type="string">
            <text:p text:style-name="_5b_RPG_5d__20_Táblázat_20_-_20_Fortély_20_hatás">Rögtönzött kellékekből is képes vagy álruhát barkácsolni. Gyorsan át tudsz változni. Ne feledjük: <text:span text:style-name="T18">ilyen esetekben a próba célszáma növekszik!</text:span></text:p>
            <text:p text:style-name="_5b_RPG_5d__20_Táblázat_20_-_20_Fortély_20_hatás"><text:span text:style-name="T38">Alapeset</text:span><text:span text:style-name="T37">::</text:span><text:span text:style-name="T18"> </text:span><text:span text:style-name="T37">Gyors átöltözéskor <text:s/>körülménytől függően + [1-6]-al nőhet a képzettségpróba nehézsége.</text:span><text:line-break/><text:span text:style-name="T4">1.fok:</text:span><text:span text:style-name="T14"> A gyors átöltözés büntetését 3-al csökkentheted képzettségpróbánál. </text:span></text:p>
            <text:p text:style-name="_5b_RPG_5d__20_Táblázat_20_-_20_Fortély_20_hatás"><text:span text:style-name="T4">2.fok</text:span><text:span text:style-name="T5">:</text:span> <text:span text:style-name="T14">A gyors átöltözés büntetését 6-al csökkentheted képzettségpróbánál. </text:span></text:p>
          </table:table-cell>
        </table:table-row>
        <table:table-row table:style-name="Táblázat42.1">
          <table:table-cell table:style-name="Táblázat42.A3" office:value-type="string">
            <text:p text:style-name="P199"/>
          </table:table-cell>
          <table:table-cell table:style-name="Táblázat42.B2" office:value-type="string">
            <text:p text:style-name="P109">Villámgyors keresés</text:p>
          </table:table-cell>
          <table:table-cell table:style-name="Táblázat42.B2" office:value-type="string">
            <text:p text:style-name="P112">1 fok</text:p>
          </table:table-cell>
          <table:table-cell table:style-name="Táblázat42.B2" office:value-type="string">
            <text:p text:style-name="P109">Keresés: <text:span text:style-name="T15">???</text:span></text:p>
          </table:table-cell>
          <table:table-cell table:style-name="Táblázat42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42.1">
          <table:table-cell table:style-name="Táblázat42.A3" office:value-type="string">
            <text:p text:style-name="P199"/>
          </table:table-cell>
          <table:table-cell table:style-name="Táblázat42.B2" office:value-type="string">
            <text:p text:style-name="P109">Zártörő</text:p>
          </table:table-cell>
          <table:table-cell table:style-name="Táblázat42.B2" office:value-type="string">
            <text:p text:style-name="P112">1 fok</text:p>
          </table:table-cell>
          <table:table-cell table:style-name="Táblázat42.B2" office:value-type="string">
            <text:p text:style-name="P109">Zárnyitás: <text:span text:style-name="T15">???</text:span></text:p>
          </table:table-cell>
          <table:table-cell table:style-name="Táblázat42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8">mérsékeli a</text:span><text:span text:style-name="T19"> célszám emelkedést</text:span>.</text:p>
          </table:table-cell>
        </table:table-row>
      </table:table>
      <text:p text:style-name="Standard"/>
      <text:p text:style-name="Standard"/>
      <text:p text:style-name="Standard"/>
      <text:h text:style-name="P235" text:outline-level="2"/>
      <text:h text:style-name="P234" text:outline-level="2"><text:bookmark-start text:name="__RefHeading___Toc9332_1841829898"/>Szociális fortélyok<text:bookmark-end text:name="__RefHeading___Toc9332_1841829898"/></text:h>
      <text:p text:style-name="P91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able:table table:name="Táblázat43" table:style-name="Táblázat43">
        <table:table-column table:style-name="Táblázat43.A"/>
        <table:table-column table:style-name="Táblázat43.B"/>
        <table:table-column table:style-name="Táblázat43.C"/>
        <table:table-column table:style-name="Táblázat43.D"/>
        <table:table-column table:style-name="Táblázat43.E"/>
        <table:table-header-rows>
          <table:table-row table:style-name="Táblázat43.1">
            <table:table-cell table:style-name="Táblázat43.A1" office:value-type="string">
              <text:p text:style-name="_5b_RPG_5d__20_Táblázatfejléc"/>
            </table:table-cell>
            <table:table-cell table:style-name="Táblázat43.A1" office:value-type="string">
              <text:p text:style-name="_5b_RPG_5d__20_Táblázatfejléc">Fortély neve</text:p>
            </table:table-cell>
            <table:table-cell table:style-name="Táblázat43.A1" office:value-type="string">
              <text:p text:style-name="_5b_RPG_5d__20_Táblázatfejléc">Max fok</text:p>
            </table:table-cell>
            <table:table-cell table:style-name="Táblázat43.A1" office:value-type="string">
              <text:p text:style-name="_5b_RPG_5d__20_Táblázatfejléc">Követelménye</text:p>
            </table:table-cell>
            <table:table-cell table:style-name="Táblázat43.E1" office:value-type="string">
              <text:p text:style-name="_5b_RPG_5d__20_Táblázatfejléc">Hatás, megjegyzés</text:p>
            </table:table-cell>
          </table:table-row>
        </table:table-header-rows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Szónoklás</text:p>
            <text:p text:style-name="P156"><text:line-break/><text:span text:style-name="T16">(az agitátor-jellegű<text:line-break/>megmozdulások is ide tartoznak)</text:span></text:p>
          </table:table-cell>
          <table:table-cell table:style-name="Táblázat43.B2" office:value-type="string">
            <text:p text:style-name="_5b_RPG_5d__20_Táblázattartalom_20_1">2 fok</text:p>
          </table:table-cell>
          <table:table-cell table:style-name="Táblázat43.B2" office:value-type="string">
            <text:p text:style-name="P156">1.fok: Intelligencia: +1</text:p>
            <text:p text:style-name="P156">Emberismeret: <text:line-break/><text:span text:style-name="T17">6. szint</text:span></text:p>
            <text:p text:style-name="P156"/>
            <text:p text:style-name="P156">2.fok: Intelligencia: +1</text:p>
            <text:p text:style-name="P156">Emberismeret: <text:line-break/><text:span text:style-name="T17">9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<text:span text:style-name="T5">1.fokon</text:span> <text:span text:style-name="T1">egy</text:span> fokozattal (<text:span text:style-name="T24">+3), </text:span><text:span text:style-name="T26">2.fokon</text:span><text:span text:style-name="T24"> két fokozattal (+6) </text:span>nehezebb <text:span text:style-name="T24"><text:s/></text:span>Emberismeret próbát dob</text:p>
            <text:p text:style-name="_5b_RPG_5d__20_Táblázattartalom_20_1"><text:span text:style-name="_5b_RPG_5d__20_Kiemelt_20_kifejezés"><text:span text:style-name="T30">Passzív alkalmazás</text:span></text:span><text:span text:style-name="T33">: rád próbálnak hatni és </text:span><text:span text:style-name="T30">1.fok</text:span><text:span text:style-name="T33"> esetén </text:span>egy fokozattal (-3), <text:span text:style-name="T5">2.fokon</text:span> <text:span text:style-name="T24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győzés</text:p>
          </table:table-cell>
          <table:table-cell table:style-name="Táblázat43.B2" office:value-type="string">
            <text:p text:style-name="P156">1 fok</text:p>
          </table:table-cell>
          <table:table-cell table:style-name="Táblázat43.B2" office:value-type="string">
            <text:p text:style-name="P156">Intelligencia: +1</text:p>
            <text:p text:style-name="P156">Emberismeret:<text:line-break/><text:span text:style-name="T17">6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az áldozatod egy fokozattal nehezebb (<text:span text:style-name="T24">+3) </text:span>Emberismeret próbát dob</text:p>
            <text:p text:style-name="_5b_RPG_5d__20_Táblázattartalom_20_1"><text:span text:style-name="_5b_RPG_5d__20_Kiemelt_20_kifejezés"><text:span text:style-name="T30">Passzív alkalmazás</text:span></text:span><text:span text:style-name="T33">: rád próbálnak hatni és </text:span>egy fokozattal könnyebb (-3) Emberismeret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azudozás</text:p>
          </table:table-cell>
          <table:table-cell table:style-name="Táblázat43.B2" office:value-type="string">
            <text:p text:style-name="P156">1 fok</text:p>
          </table:table-cell>
          <table:table-cell table:style-name="Táblázat43.B2" office:value-type="string">
            <text:p text:style-name="P156">Intelligencia: +1</text:p>
            <text:p text:style-name="P156">Emberismeret:<text:line-break/><text:span text:style-name="T17">3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24">+3) </text:span>Emberismeret próbát dob</text:p>
            <text:p text:style-name="P204"><text:span text:style-name="_5b_RPG_5d__20_Kiemelt_20_kifejezés"><text:span text:style-name="T30">Passzív alkalmazá</text:span></text:span><text:span text:style-name="_5b_RPG_5d__20_Kiemelt_20_kifejezés"><text:span text:style-name="T32">s</text:span></text:span><text:span text:style-name="T34">: téged próbálnak átverni. Ekkor </text:span><text:span text:style-name="T14">egy fokozattal könnyebb (-3) Emberismeret próbát dobsz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félemlítés</text:p>
          </table:table-cell>
          <table:table-cell table:style-name="Táblázat43.B2" office:value-type="string">
            <text:p text:style-name="P156">1 fok</text:p>
          </table:table-cell>
          <table:table-cell table:style-name="Táblázat43.B2" office:value-type="string">
            <text:p text:style-name="P156">Önuralom: +2</text:p>
            <text:p text:style-name="P156">Emberismeret: <text:line-break/><text:span text:style-name="T17">6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egy fokozattal nehezebb (<text:span text:style-name="T24">+1) Önuralom</text:span> próbát dob</text:p>
            <text:p text:style-name="_5b_RPG_5d__20_Táblázattartalom_20_1"><text:span text:style-name="_5b_RPG_5d__20_Kiemelt_20_kifejezés"><text:span text:style-name="T30">Passzív alkalmazás</text:span></text:span><text:span text:style-name="T33">: rád próbálnak hatni és </text:span>egy fokozattal könnyebb (-1) Önuralom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idegvér </text:p>
          </table:table-cell>
          <table:table-cell table:style-name="Táblázat43.B2" office:value-type="string">
            <text:p text:style-name="P156">1 fok</text:p>
          </table:table-cell>
          <table:table-cell table:style-name="Táblázat43.B2" office:value-type="string">
            <text:p text:style-name="P156">Önuralom: <text:span text:style-name="T15">+2</text:span></text:p>
            <text:p text:style-name="P204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5">Passzívan</text:span></text:span><text:span text:style-name="_5b_RPG_5d__20_Kiemelt_20_kifejezés"> alkalmazható.</text:span> Nehezebb kibillenteni a nyugalmadból:</text:p>
            <text:p text:style-name="P156">- Nem mágikus befolyást célzó, önuralmat érintő Önuralom próbákra: <text:span text:style-name="T23">+</text:span>1</text:p>
            <text:p text:style-name="P156">- Asztrális ellenállás nő: <text:span text:style-name="T39">+1 AME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Tiszta fej (1 fokú)</text:p>
          </table:table-cell>
          <table:table-cell table:style-name="Táblázat43.B2" office:value-type="string">
            <text:p text:style-name="P156">1 fok</text:p>
          </table:table-cell>
          <table:table-cell table:style-name="Táblázat43.B2" office:value-type="string">
            <text:p text:style-name="P157">Intelligencia: +2</text:p>
            <text:p text:style-name="P157">Önuralom: +1</text:p>
            <text:p text:style-name="P204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156">- Nem mágikus gondolati befolyást célzó Intelligencia próbákra: <text:span text:style-name="T23">+</text:span>1 bónusz</text:p>
            <text:p text:style-name="P156">- Mentális ellenállás nő: <text:span text:style-name="T39">+1 MME</text:span></text:p>
          </table:table-cell>
        </table:table-row>
      </table:table>
      <text:h text:style-name="Heading_20_2" text:outline-level="2"><text:bookmark-start text:name="__RefHeading___Toc9334_1841829898"/><text:soft-page-break/>Világi Fortélyok<text:bookmark-end text:name="__RefHeading___Toc9334_1841829898"/></text:h>
      <table:table table:name="Táblázat70" table:style-name="Táblázat70">
        <table:table-column table:style-name="Táblázat70.A"/>
        <table:table-column table:style-name="Táblázat70.B"/>
        <table:table-column table:style-name="Táblázat70.C"/>
        <table:table-column table:style-name="Táblázat70.D"/>
        <table:table-column table:style-name="Táblázat70.E"/>
        <table:table-row table:style-name="TableLine2366493078528">
          <table:table-cell table:style-name="Táblázat70.A1" office:value-type="string">
            <text:p text:style-name="_5b_RPG_5d__20_Táblázatfejléc"/>
          </table:table-cell>
          <table:table-cell table:style-name="Táblázat70.A1" office:value-type="string">
            <text:p text:style-name="_5b_RPG_5d__20_Táblázatfejléc">Fortély neve</text:p>
          </table:table-cell>
          <table:table-cell table:style-name="Táblázat70.A1" office:value-type="string">
            <text:p text:style-name="_5b_RPG_5d__20_Táblázatfejléc">Max fok</text:p>
          </table:table-cell>
          <table:table-cell table:style-name="Táblázat70.A1" office:value-type="string">
            <text:p text:style-name="_5b_RPG_5d__20_Táblázatfejléc">Követelménye</text:p>
          </table:table-cell>
          <table:table-cell table:style-name="Táblázat70.E1" office:value-type="string">
            <text:p text:style-name="_5b_RPG_5d__20_Táblázatfejléc">Hatás, megjegyzés</text:p>
          </table:table-cell>
        </table:table-row>
        <table:table-row table:style-name="TableLine2366493064128">
          <table:table-cell table:style-name="Táblázat70.A2" office:value-type="string">
            <text:p text:style-name="P112"/>
          </table:table-cell>
          <table:table-cell table:style-name="Táblázat70.B2" office:value-type="string">
            <text:p text:style-name="P109">Baráti állatok</text:p>
          </table:table-cell>
          <table:table-cell table:style-name="Táblázat70.B2" office:value-type="string">
            <text:p text:style-name="P112">1 fok</text:p>
          </table:table-cell>
          <table:table-cell table:style-name="Táblázat70.B2" office:value-type="string">
            <text:p text:style-name="P109">-</text:p>
          </table:table-cell>
          <table:table-cell table:style-name="Táblázat70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Standard"/>
      <text:p text:style-name="Text_20_body"/>
      <text:h text:style-name="Heading_20_2" text:outline-level="2"><text:bookmark-start text:name="__RefHeading___Toc9336_1841829898"/>Tudományos Fortélyok<text:bookmark-end text:name="__RefHeading___Toc9336_1841829898"/></text:h>
      <table:table table:name="Táblázat64" table:style-name="Táblázat64">
        <table:table-column table:style-name="Táblázat64.A"/>
        <table:table-column table:style-name="Táblázat64.B"/>
        <table:table-column table:style-name="Táblázat64.C"/>
        <table:table-column table:style-name="Táblázat64.D"/>
        <table:table-column table:style-name="Táblázat64.E"/>
        <table:table-row table:style-name="TableLine2366493063264">
          <table:table-cell table:style-name="Táblázat64.A1" office:value-type="string">
            <text:p text:style-name="_5b_RPG_5d__20_Táblázatfejléc"/>
          </table:table-cell>
          <table:table-cell table:style-name="Táblázat64.A1" office:value-type="string">
            <text:p text:style-name="_5b_RPG_5d__20_Táblázatfejléc">Fortély neve</text:p>
          </table:table-cell>
          <table:table-cell table:style-name="Táblázat64.A1" office:value-type="string">
            <text:p text:style-name="_5b_RPG_5d__20_Táblázatfejléc">Max fok</text:p>
          </table:table-cell>
          <table:table-cell table:style-name="Táblázat64.A1" office:value-type="string">
            <text:p text:style-name="_5b_RPG_5d__20_Táblázatfejléc">Követelménye</text:p>
          </table:table-cell>
          <table:table-cell table:style-name="Táblázat64.E1" office:value-type="string">
            <text:p text:style-name="_5b_RPG_5d__20_Táblázatfejléc">Hatás, megjegyzés</text:p>
          </table:table-cell>
        </table:table-row>
        <table:table-row table:style-name="TableLine2366493058368">
          <table:table-cell table:style-name="Táblázat64.A2" office:value-type="string">
            <text:p text:style-name="P112"/>
          </table:table-cell>
          <table:table-cell table:style-name="Táblázat64.B2" office:value-type="string">
            <text:p text:style-name="P109">Írástudó</text:p>
          </table:table-cell>
          <table:table-cell table:style-name="Táblázat64.B2" office:value-type="string">
            <text:p text:style-name="_5b_RPG_5d__20_Táblázattartalom_20_1">1 fok</text:p>
          </table:table-cell>
          <table:table-cell table:style-name="Táblázat64.B2" office:value-type="string">
            <text:p text:style-name="P112">Nyelvismeret: 4.szint</text:p>
          </table:table-cell>
          <table:table-cell table:style-name="Táblázat64.E2" office:value-type="string">
            <text:p text:style-name="P159">Ismered a betűvésés tudományát.</text:p>
            <text:p text:style-name="P159">Minden nyelvet, amit legalább 4. szinten beszélsz, képes vagy írásban is megérteni, továbbá írni is tudsz vele.</text:p>
            <text:p text:style-name="P159"/>
            <text:p text:style-name="P159">Speciális: Ha Tradíciót veszel fel, automatikusan megkapod az Írástudó fortélyt. </text:p>
          </table:table-cell>
        </table:table-row>
        <table:table-row table:style-name="TableLine2366493061536">
          <table:table-cell table:style-name="Táblázat64.A2" office:value-type="string">
            <text:p text:style-name="P112"/>
          </table:table-cell>
          <table:table-cell table:style-name="Táblázat64.B2" office:value-type="string">
            <text:p text:style-name="P109">Különleges faj</text:p>
          </table:table-cell>
          <table:table-cell table:style-name="Táblázat64.B2" office:value-type="string">
            <text:p text:style-name="P109">1 fok</text:p>
            <text:p text:style-name="P135">(sokszor felvehető)</text:p>
          </table:table-cell>
          <table:table-cell table:style-name="Táblázat64.B2" office:value-type="string">
            <text:p text:style-name="P112">Változó Élettan szint<text:line-break/>(KM dönt)</text:p>
            <text:p text:style-name="P112"/>
            <text:p text:style-name="P112">Történet, előtörténet</text:p>
          </table:table-cell>
          <table:table-cell table:style-name="Táblázat64.E2" office:value-type="string">
            <text:p text:style-name="P159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159">Például: aun, amund, sárkány, </text:p>
            <text:p text:style-name="P206">Nyilvánvaló, hogy egy sárkány esetén az Élettan követelmény magasabb lesz, mint egy aun esetén.</text:p>
          </table:table-cell>
        </table:table-row>
        <table:table-row table:style-name="TableLine2366493058656">
          <table:table-cell table:style-name="Táblázat64.A4" office:value-type="string">
            <text:p text:style-name="P112"/>
          </table:table-cell>
          <table:table-cell table:style-name="Táblázat64.B2" office:value-type="string">
            <text:p text:style-name="P109">Nyelvtehetség</text:p>
          </table:table-cell>
          <table:table-cell table:style-name="Táblázat64.B2" office:value-type="string">
            <text:p text:style-name="P109">???</text:p>
          </table:table-cell>
          <table:table-cell table:style-name="Táblázat64.B2" office:value-type="string">
            <text:p text:style-name="P126">???</text:p>
          </table:table-cell>
          <table:table-cell table:style-name="Táblázat64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Text_20_body"/>
      <text:h text:style-name="Heading_20_2" text:outline-level="2"><text:bookmark-start text:name="__RefHeading___Toc9338_1841829898"/>Művészeti Fortélyok<text:bookmark-end text:name="__RefHeading___Toc9338_1841829898"/></text:h>
      <text:p text:style-name="P164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 table:style-name="TableLine2366493060960"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 table:style-name="TableLine2366493064704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 table:style-name="TableLine2366493065856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h text:style-name="Heading_20_2" text:outline-level="2"><text:bookmark-start text:name="__RefHeading___Toc9340_1841829898"/>Mágikus, misztikus fortélyok<text:bookmark-end text:name="__RefHeading___Toc9340_1841829898"/></text:h>
      <table:table table:name="Táblázat65" table:style-name="Táblázat65">
        <table:table-column table:style-name="Táblázat65.A"/>
        <table:table-column table:style-name="Táblázat65.B"/>
        <table:table-column table:style-name="Táblázat65.C"/>
        <table:table-column table:style-name="Táblázat65.D"/>
        <table:table-column table:style-name="Táblázat65.E"/>
        <table:table-row table:style-name="TableLine2366493066144">
          <table:table-cell table:style-name="Táblázat65.A1" office:value-type="string">
            <text:p text:style-name="_5b_RPG_5d__20_Táblázatfejléc"/>
          </table:table-cell>
          <table:table-cell table:style-name="Táblázat65.A1" office:value-type="string">
            <text:p text:style-name="_5b_RPG_5d__20_Táblázatfejléc">Fortély neve</text:p>
          </table:table-cell>
          <table:table-cell table:style-name="Táblázat65.A1" office:value-type="string">
            <text:p text:style-name="_5b_RPG_5d__20_Táblázatfejléc">Max fok</text:p>
          </table:table-cell>
          <table:table-cell table:style-name="Táblázat65.A1" office:value-type="string">
            <text:p text:style-name="_5b_RPG_5d__20_Táblázatfejléc">Követelménye</text:p>
          </table:table-cell>
          <table:table-cell table:style-name="Táblázat65.E1" office:value-type="string">
            <text:p text:style-name="_5b_RPG_5d__20_Táblázatfejléc">Hatás, megjegyzés</text:p>
          </table:table-cell>
        </table:table-row>
        <table:table-row table:style-name="TableLine2366493067008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Elemi sík nyelve</text:p>
          </table:table-cell>
          <table:table-cell table:style-name="Táblázat65.B2" office:value-type="string">
            <text:p text:style-name="P109">1</text:p>
          </table:table-cell>
          <table:table-cell table:style-name="Táblázat65.B2" office:value-type="string">
            <text:p text:style-name="P112">Elemi mágia – 9.szint</text:p>
            <text:p text:style-name="P132">???</text:p>
          </table:table-cell>
          <table:table-cell table:style-name="Táblázat65.E2" office:value-type="string">
            <text:p text:style-name="P159">Képes vagy kommunikálni egy általad választott őselemi sík lakóival.</text:p>
          </table:table-cell>
        </table:table-row>
        <table:table-row table:style-name="TableLine2366493070176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Jóslás</text:p>
          </table:table-cell>
          <table:table-cell table:style-name="Táblázat65.B2" office:value-type="string">
            <text:p text:style-name="P109">2</text:p>
          </table:table-cell>
          <table:table-cell table:style-name="Táblázat65.B2" office:value-type="string">
            <text:p text:style-name="P112">1.fok:<text:line-break/>Fogékonyság: <text:span text:style-name="T15">x</text:span></text:p>
            <text:p text:style-name="P112"/>
            <text:p text:style-name="P112">2.fok:<text:line-break/>Fogékonyság: <text:span text:style-name="T15">y</text:span></text:p>
          </table:table-cell>
          <table:table-cell table:style-name="Táblázat65.E2" office:value-type="string">
            <text:p text:style-name="P206">TODO</text:p>
          </table:table-cell>
        </table:table-row>
        <table:table-row table:style-name="TableLine2366493069312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Antissjárás</text:p>
          </table:table-cell>
          <table:table-cell table:style-name="Táblázat65.B2" office:value-type="string">
            <text:p text:style-name="P109"/>
          </table:table-cell>
          <table:table-cell table:style-name="Táblázat65.B2" office:value-type="string">
            <text:p text:style-name="P112"/>
          </table:table-cell>
          <table:table-cell table:style-name="Táblázat65.E2" office:value-type="string">
            <text:p text:style-name="P206"/>
          </table:table-cell>
        </table:table-row>
      </table:table>
      <text:p text:style-name="Standard"/>
      <text:h text:style-name="Heading_20_2" text:outline-level="2"><text:bookmark-start text:name="__RefHeading___Toc9342_1841829898"/><text:soft-page-break/>Pszí fortélyok<text:bookmark-end text:name="__RefHeading___Toc9342_1841829898"/></text:h>
      <table:table table:name="Táblázat72" table:style-name="Táblázat72">
        <table:table-column table:style-name="Táblázat72.A"/>
        <table:table-column table:style-name="Táblázat72.B"/>
        <table:table-column table:style-name="Táblázat72.C"/>
        <table:table-column table:style-name="Táblázat72.D"/>
        <table:table-column table:style-name="Táblázat72.E"/>
        <table:table-row table:style-name="TableLine2366493070464">
          <table:table-cell table:style-name="Táblázat72.A1" office:value-type="string">
            <text:p text:style-name="_5b_RPG_5d__20_Táblázatfejléc"/>
          </table:table-cell>
          <table:table-cell table:style-name="Táblázat72.A1" office:value-type="string">
            <text:p text:style-name="_5b_RPG_5d__20_Táblázatfejléc">Fortély neve</text:p>
          </table:table-cell>
          <table:table-cell table:style-name="Táblázat72.A1" office:value-type="string">
            <text:p text:style-name="_5b_RPG_5d__20_Táblázatfejléc">Max fok</text:p>
          </table:table-cell>
          <table:table-cell table:style-name="Táblázat72.A1" office:value-type="string">
            <text:p text:style-name="_5b_RPG_5d__20_Táblázatfejléc">Követelménye</text:p>
          </table:table-cell>
          <table:table-cell table:style-name="Táblázat72.E1" office:value-type="string">
            <text:p text:style-name="_5b_RPG_5d__20_Táblázatfejléc">Hatás, megjegyzés</text:p>
          </table:table-cell>
        </table:table-row>
        <table:table-row table:style-name="TableLine2366493188368">
          <table:table-cell table:style-name="Táblázat72.A2" office:value-type="string">
            <text:p text:style-name="P175"/>
          </table:table-cell>
          <table:table-cell table:style-name="Táblázat72.A2" office:value-type="string">
            <text:p text:style-name="P175">Pszí alkalmazás</text:p>
          </table:table-cell>
          <table:table-cell table:style-name="Táblázat72.A2" office:value-type="string">
            <text:p text:style-name="P175">4 </text:p>
            <text:p text:style-name="P176">(5?)</text:p>
          </table:table-cell>
          <table:table-cell table:style-name="Táblázat72.A2" office:value-type="string">
            <text:p text:style-name="P175">1.fok: </text:p>
            <text:p text:style-name="P175">Intelligencia: 0, Önuralom: +1</text:p>
            <text:p text:style-name="P175"><text:line-break/>2.fok: <text:line-break/>Intelligencia: 0, Önuralom: 0, Összpontosítás: 3. szint,<text:line-break/>legalább egy pszí-iskola 3.szinten</text:p>
            <text:p text:style-name="P175"><text:line-break/>3.fok: </text:p>
            <text:p text:style-name="P175">Intelligencia: +1, Önuralom: +2, Összpontosítás: 6.szint, <text:line-break/>legalább egy pszí-iskola 6.szinten</text:p>
            <text:p text:style-name="P175"><text:line-break/>4.fok: </text:p>
            <text:p text:style-name="P175">Intelligencia: +2, Önuralom: +3, Összpontosítás: 9.szint, <text:line-break/>legalább egy pszí-iskola <text:span text:style-name="T15">12.szinten</text:span></text:p>
            <text:p text:style-name="P175"/>
            <text:p text:style-name="P175">5.fok:</text:p>
            <text:p text:style-name="P175">ki tudja...?</text:p>
          </table:table-cell>
          <table:table-cell table:style-name="Táblázat72.E2" office:value-type="string">
            <text:p text:style-name="_5b_RPG_5d__20_Táblázat_20_-_20_Fortély_20_hatás">1.fok</text:p>
            <text:list xml:id="list2053629404" text:style-name="L24">
              <text:list-item>
                <text:p text:style-name="P292">Ha valaki felveszi 1.fokon a Pszí alkalmazás fortélyt, akkor választania kell egy pszí iskolát is, amit kötelezően azonnal növelnie is kell legalább <text:span text:style-name="T15">1.képzettség-szintre</text:span>.</text:p>
              </text:list-item>
              <text:list-item>
                <text:p text:style-name="P292"><text:span text:style-name="T111">Tapasztalati s</text:span>zintenként 4Ψp vehető fel</text:p>
              </text:list-item>
              <text:list-item>
                <text:p text:style-name="P292">Passzív: az alkalmazó csak magára képes a diszciplínákat alkalmazni</text:p>
              </text:list-item>
              <text:list-item>
                <text:p text:style-name="P292">Követelmény: Intelligencia: 0, Önuralom: 0 <text:span text:style-name="T15">(vagy +1 már itt is??)</text:span></text:p>
              </text:list-item>
              <text:list-item>
                <text:p text:style-name="P292"><text:bookmark-start text:name="DDE_LINK12"/>Pszí pontok visszatérése meditációban: 1 óra alatt<text:bookmark-end text:name="DDE_LINK12"/></text:p>
              </text:list-item>
            </text:list>
            <text:p text:style-name="_5b_RPG_5d__20_Táblázat_20_-_20_Fortély_20_hatás">2.fok</text:p>
            <text:list xml:id="list132127933696438" text:continue-list="list2053629404" text:style-name="L24">
              <text:list-item text:start-value="1">
                <text:p text:style-name="P293"><text:span text:style-name="T111">Tapasztalati s</text:span>zintenként 4Ψp vehető fel</text:p>
              </text:list-item>
              <text:list-item>
                <text:p text:style-name="P292">Aktív: magára, vagy egy célszemélyre képes hatni, akit lát. </text:p>
              </text:list-item>
              <text:list-item>
                <text:p text:style-name="P292">Max hatótáv: <text:span text:style-name="T112">20m, +5méterenként +1Ψp</text:span></text:p>
              </text:list-item>
              <text:list-item>
                <text:p text:style-name="P292">Követelmény: Intelligencia: 0, Önuralom: <text:span text:style-name="T15">+1</text:span>, Összpontosítás: 3. szint</text:p>
              </text:list-item>
              <text:list-item>
                <text:p text:style-name="P292">Pszí pontok visszatérése meditációban: 30 perc alatt</text:p>
              </text:list-item>
            </text:list>
            <text:p text:style-name="_5b_RPG_5d__20_Táblázat_20_-_20_Fortély_20_hatás">3.fok</text:p>
            <text:list xml:id="list132129846964261" text:continue-list="list132127933696438" text:style-name="L24">
              <text:list-item text:start-value="1">
                <text:p text:style-name="P293"><text:span text:style-name="T111">Tapasztalati s</text:span>zintenként 5Ψp vehető fel <text:span text:style-name="T111">(visszamenőlegesen nem érvényes!)</text:span></text:p>
              </text:list-item>
              <text:list-item>
                <text:p text:style-name="P292">Aktív: magára, vagy <text:span text:style-name="T15">legfeljebb 2 célszemélyre</text:span> képes egyszerre hatni, akiket lát, vagy egy valakire, akit nem lát, de jól ismer.</text:p>
              </text:list-item>
              <text:list-item>
                <text:p text:style-name="P292">Max hatótáv: <text:span text:style-name="T112">100m, +5méterenként +1Ψp</text:span></text:p>
              </text:list-item>
              <text:list-item>
                <text:p text:style-name="P292">Követelmény: Intelligencia: +1, Önuralom: +2, Összpontosítás: 6.szint, <text:line-break/>pszí-iskola <text:span text:style-name="T15">6.szinten</text:span></text:p>
              </text:list-item>
              <text:list-item>
                <text:p text:style-name="P292">Pszí pontok visszatérése meditációban: 10 perc alatt</text:p>
              </text:list-item>
            </text:list>
            <text:p text:style-name="_5b_RPG_5d__20_Táblázat_20_-_20_Fortély_20_hatás">4.fok</text:p>
            <text:list xml:id="list132128173147975" text:continue-list="list132129846964261" text:style-name="L24">
              <text:list-item text:start-value="1">
                <text:p text:style-name="P293"><text:span text:style-name="T111">Tapasztalati s</text:span>zintenként 5Ψp vehető fel</text:p>
                <text:p text:style-name="P294">(visszamenőlegesen nem érvényes!)</text:p>
              </text:list-item>
              <text:list-item>
                <text:p text:style-name="P292">Ez a mester szint. Egyben a legerősebb "hálózat" jellegű diszciplínák követelménye is.</text:p>
              </text:list-item>
              <text:list-item>
                <text:p text:style-name="P292">Aktív-háló: magára, vagy több jól látható emberre képes egyszerre hatni, vagy egy valakire, akit nem lát, de jól ismer.</text:p>
              </text:list-item>
              <text:list-item>
                <text:p text:style-name="P292">Max hatótáv: <text:span text:style-name="T112">500m, +5méterenként +1Ψp</text:span></text:p>
              </text:list-item>
              <text:list-item>
                <text:p text:style-name="P292">Követelmény: Intelligencia: +2, Önuralom: +3, Összpontosítás: 9.szint, <text:line-break/>pszí-iskola <text:span text:style-name="T15">12.szinten</text:span></text:p>
              </text:list-item>
              <text:list-item>
                <text:p text:style-name="P292">Pszí pontok visszatérése meditációban: 1 perc alatt</text:p>
              </text:list-item>
            </text:list>
            <text:p text:style-name="_5b_RPG_5d__20_Táblázat_20_-_20_Fortély_20_hatás">5.fok (<text:span text:style-name="T112">Titkos fok. Legyen?)</text:span></text:p>
          </table:table-cell>
        </table:table-row>
      </table:table>
      <text:p text:style-name="P107"/>
      <text:p text:style-name="Standard"/>
      <text:h text:style-name="P233" text:outline-level="1"/>
      <text:h text:style-name="P231" text:outline-level="1"><text:bookmark-start text:name="__RefHeading___Toc9344_1841829898"/>Karmák<text:bookmark-end text:name="__RefHeading___Toc9344_1841829898"/></text:h>
      <text:p text:style-name="P105">A Karmák speciális jellemvonások, melyeket a fortély rendszeren belül kezelünk, de <text:span text:style-name="T5">nem kerülnek KP-ba</text:span>. Követelményeik nem számszerűek, hanem valamely esemény, különleges cselekedet. <text:s/>Így nem kerülnek KP-ba sem, <text:span text:style-name="T5">kaland során lehet „megszerezni” őket</text:span>. Hatásuk a karakter Auráján is megjelenik. Minden esetben a <text:span text:style-name="T5">KM adja őket</text:span>, a játékos nem veheti fel önként, valamint nem követelheti azt a KM-en. </text:p>
      <text:p text:style-name="P93"/>
      <text:p text:style-name="P93"/>
      <text:h text:style-name="P231" text:outline-level="1"><text:bookmark-start text:name="__RefHeading___Toc9346_1841829898"/>Harcértékek<text:bookmark-end text:name="__RefHeading___Toc9346_1841829898"/></text:h>
      <text:p text:style-name="Standard">KÉ = 10 + (2 x Gyorsaság) + Tapasztalati szint + <text:span text:style-name="T103">Harcmodor bónusza</text:span><text:span text:style-name="T40"> + Fegyver KÉ</text:span></text:p>
      <text:list xml:id="list3734830808" text:style-name="L25">
        <text:list-item>
          <text:p text:style-name="P240">Mesterfegyver fortély: fokonként +2 KÉ</text:p>
        </text:list-item>
        <text:list-item>
          <text:p text:style-name="P240">Gyors kezdeményezés: +4</text:p>
        </text:list-item>
      </text:list>
      <text:p text:style-name="P92">TÉ = 20 + 2 x (Erő + Ügyesség + Gyorsaság) + HM + <text:span text:style-name="T103">Harcmodor bónusza</text:span><text:span text:style-name="T40"> + Fegyver TÉ</text:span></text:p>
      <text:list xml:id="list756719793" text:style-name="L26">
        <text:list-item text:start-value="1">
          <text:p text:style-name="P241">Mesterfegyver fortély: fokonként +3 TÉ</text:p>
        </text:list-item>
      </text:list>
      <text:p text:style-name="Standard">VÉ = 100 + 2 x (Ügyesség + Gyorsaság) + Pajzs VÉ + HM + <text:span text:style-name="T103">Harcmodor bónusza</text:span><text:span text:style-name="T40"> + Fegyver VÉ</text:span></text:p>
      <text:list xml:id="list132128348247061" text:continue-numbering="true" text:style-name="L26">
        <text:list-item>
          <text:p text:style-name="P242">Mesterfegyver fortély: fokonként +3 VÉ</text:p>
        </text:list-item>
        <text:list-item>
          <text:p text:style-name="P243">Nehézvértviselet – 3.fok: teljes vért SFÉ-je hozzáadható a VÉ-hez</text:p>
        </text:list-item>
        <text:list-item>
          <text:p text:style-name="P243">Vért MGT büntetés: lásd a „Vértviselet” fortély leírását.</text:p>
        </text:list-item>
      </text:list>
      <text:p text:style-name="P101">CÉ = (-30) + (2 x Önuralom) + CM + <text:span text:style-name="T103">Harcmodor bónusza</text:span><text:span text:style-name="T40"> + Fegyver CÉ</text:span></text:p>
      <text:list xml:id="list132129185338532" text:continue-list="list132128348247061" text:style-name="L26">
        <text:list-item text:start-value="1">
          <text:p text:style-name="P241">Mesterfegyver fortély: fokonként +3 CÉ</text:p>
        </text:list-item>
      </text:list>
      <text:p text:style-name="P103"><text:s/></text:p>
      <text:p text:style-name="P25">Harcérték módosítók</text:p>
      <text:p text:style-name="P29">Szintenként <text:span text:style-name="T5">maximum 8 HM</text:span> osztható el a TÉ és VÉ között és <text:span text:style-name="T51">külön</text:span> <text:span text:style-name="T5">max 4</text:span> tehető a CÉ-re (CM). A HM-eket KP-ból lehet (nem kötelező) felvenni: <text:s/><text:span text:style-name="T5">1 HM = </text:span><text:span text:style-name="T6">5</text:span><text:span text:style-name="T5"> KP</text:span></text:p>
      <text:p text:style-name="P12"/>
      <table:table table:name="Tábla20" table:style-name="Tábla20">
        <table:table-column table:style-name="Tábla20.A"/>
        <table:table-row table:style-name="TableLine2366493184336">
          <table:table-cell table:style-name="Tábla20.A1" office:value-type="string">
            <text:p text:style-name="P28">Szintenként TÉ-re vagy VÉ-re legfeljebb 3-al több HM-et lehet költeni, mint a másikra!</text:p>
          </table:table-cell>
        </table:table-row>
      </table:table>
      <text:p text:style-name="P103"><text:s/></text:p>
      <text:p text:style-name="P9"/>
      <text:section text:style-name="Sect4" text:name="Szakasz4">
        <text:p text:style-name="P55">Harcmodor képzettségek szintjei és bónuszaik</text:p>
        <table:table table:name="Táblázat15" table:style-name="Táblázat15">
          <table:table-column table:style-name="Táblázat15.A"/>
          <table:table-column table:style-name="Táblázat15.B"/>
          <table:table-header-rows>
            <table:table-row table:style-name="TableLine2366493172528">
              <table:table-cell table:style-name="Táblázat15.A1" office:value-type="string">
                <text:p text:style-name="P76">Szint</text:p>
              </table:table-cell>
              <table:table-cell table:style-name="Táblázat15.B1" office:value-type="string">
                <text:p text:style-name="P187">Harcmodor bónusza</text:p>
              </table:table-cell>
            </table:table-row>
          </table:table-header-rows>
          <table:table-row table:style-name="TableLine2366493172240">
            <table:table-cell table:style-name="Táblázat15.A17" office:value-type="string">
              <text:p text:style-name="P67">Képzetlen</text:p>
            </table:table-cell>
            <table:table-cell table:style-name="Táblázat15.B17" office:value-type="string">
              <text:p text:style-name="P77">KÉ: -20, TÉ: -30, VÉ:-30, CÉ: -30</text:p>
            </table:table-cell>
          </table:table-row>
          <table:table-row table:style-name="TableLine2366493186064">
            <table:table-cell table:style-name="Táblázat15.A17" office:value-type="string">
              <text:p text:style-name="P67">1</text:p>
            </table:table-cell>
            <table:table-cell table:style-name="Táblázat15.B17" office:value-type="string">
              <text:p text:style-name="P67">csak -10KÉ, -20 TÉ,VÉ,CÉ</text:p>
            </table:table-cell>
          </table:table-row>
          <table:table-row table:style-name="TableLine2366493189520">
            <table:table-cell table:style-name="Táblázat15.A17" office:value-type="string">
              <text:p text:style-name="P67">2</text:p>
            </table:table-cell>
            <table:table-cell table:style-name="Táblázat15.B17" office:value-type="string">
              <text:p text:style-name="P67">csak -5KÉ, -10 TÉ,VÉ,CÉ</text:p>
            </table:table-cell>
          </table:table-row>
          <table:table-row table:style-name="TableLine2366493180304">
            <table:table-cell table:style-name="Táblázat15.A17" office:value-type="string">
              <text:p text:style-name="P67">3</text:p>
            </table:table-cell>
            <table:table-cell table:style-name="Táblázat15.B17" office:value-type="string">
              <text:p text:style-name="P67">0</text:p>
            </table:table-cell>
          </table:table-row>
          <table:table-row table:style-name="TableLine2366493186640">
            <table:table-cell table:style-name="Táblázat15.A17" office:value-type="string">
              <text:p text:style-name="P67">4</text:p>
            </table:table-cell>
            <table:table-cell table:style-name="Táblázat15.B17" office:value-type="string">
              <text:p text:style-name="P68">+1 KÉ ; +3 TÉ,VÉ,CÉ</text:p>
            </table:table-cell>
          </table:table-row>
          <table:table-row table:style-name="TableLine2366493175696">
            <table:table-cell table:style-name="Táblázat15.A17" office:value-type="string">
              <text:p text:style-name="P67">5</text:p>
            </table:table-cell>
            <table:table-cell table:style-name="Táblázat15.B17" office:value-type="string">
              <text:p text:style-name="P68">+2 KÉ ; +6TÉ,VÉ,CÉ</text:p>
            </table:table-cell>
          </table:table-row>
          <table:table-row table:style-name="TableLine2366493186352">
            <table:table-cell table:style-name="Táblázat15.A17" office:value-type="string">
              <text:p text:style-name="P67">6</text:p>
            </table:table-cell>
            <table:table-cell table:style-name="Táblázat15.B17" office:value-type="string">
              <text:p text:style-name="P68">+3 KÉ ; +9 TÉ,VÉ,CÉ</text:p>
            </table:table-cell>
          </table:table-row>
          <table:table-row table:style-name="TableLine2366493175408">
            <table:table-cell table:style-name="Táblázat15.A17" office:value-type="string">
              <text:p text:style-name="P67">7</text:p>
            </table:table-cell>
            <table:table-cell table:style-name="Táblázat15.B17" office:value-type="string">
              <text:p text:style-name="P68">+4 KÉ ; +12 TÉ,VÉ,CÉ</text:p>
            </table:table-cell>
          </table:table-row>
          <table:table-row table:style-name="TableLine2366493186928">
            <table:table-cell table:style-name="Táblázat15.A17" office:value-type="string">
              <text:p text:style-name="P67">8</text:p>
            </table:table-cell>
            <table:table-cell table:style-name="Táblázat15.B17" office:value-type="string">
              <text:p text:style-name="P68">+5 KÉ ; +15 TÉ,VÉ,CÉ</text:p>
            </table:table-cell>
          </table:table-row>
          <table:table-row table:style-name="TableLine2366493180880">
            <table:table-cell table:style-name="Táblázat15.A17" office:value-type="string">
              <text:p text:style-name="P67">9</text:p>
            </table:table-cell>
            <table:table-cell table:style-name="Táblázat15.B17" office:value-type="string">
              <text:p text:style-name="P68">+6 KÉ ; +18 TÉ,VÉ,CÉ</text:p>
            </table:table-cell>
          </table:table-row>
          <table:table-row table:style-name="TableLine2366493176848">
            <table:table-cell table:style-name="Táblázat15.A17" office:value-type="string">
              <text:p text:style-name="P67">10</text:p>
            </table:table-cell>
            <table:table-cell table:style-name="Táblázat15.B17" office:value-type="string">
              <text:p text:style-name="P68">+7 KÉ ; +21 TÉ,VÉ,CÉ</text:p>
            </table:table-cell>
          </table:table-row>
          <table:table-row table:style-name="TableLine2366493183184">
            <table:table-cell table:style-name="Táblázat15.A17" office:value-type="string">
              <text:p text:style-name="P67">11</text:p>
            </table:table-cell>
            <table:table-cell table:style-name="Táblázat15.B17" office:value-type="string">
              <text:p text:style-name="P68">+8 KÉ ; +24 TÉ,VÉ,CÉ</text:p>
            </table:table-cell>
          </table:table-row>
          <table:table-row table:style-name="TableLine2366493176272">
            <table:table-cell table:style-name="Táblázat15.A17" office:value-type="string">
              <text:p text:style-name="P67">12</text:p>
            </table:table-cell>
            <table:table-cell table:style-name="Táblázat15.B17" office:value-type="string">
              <text:p text:style-name="P68">+9 KÉ ; +27 TÉ,VÉ,CÉ</text:p>
            </table:table-cell>
          </table:table-row>
          <table:table-row table:style-name="TableLine2366493187216">
            <table:table-cell table:style-name="Táblázat15.A17" office:value-type="string">
              <text:p text:style-name="P67">13</text:p>
            </table:table-cell>
            <table:table-cell table:style-name="Táblázat15.B17" office:value-type="string">
              <text:p text:style-name="P68">+10 KÉ ; +30 TÉ,VÉ,CÉ</text:p>
            </table:table-cell>
          </table:table-row>
          <table:table-row table:style-name="TableLine2366493187504">
            <table:table-cell table:style-name="Táblázat15.A17" office:value-type="string">
              <text:p text:style-name="P67">14</text:p>
            </table:table-cell>
            <table:table-cell table:style-name="Táblázat15.B17" office:value-type="string">
              <text:p text:style-name="P68">+11 KÉ ; +33 TÉ,VÉ,CÉ</text:p>
            </table:table-cell>
          </table:table-row>
          <table:table-row table:style-name="TableLine2366493177136">
            <table:table-cell table:style-name="Táblázat15.A17" office:value-type="string">
              <text:p text:style-name="P67">15</text:p>
            </table:table-cell>
            <table:table-cell table:style-name="Táblázat15.B17" office:value-type="string">
              <text:p text:style-name="P68">+12 KÉ ; +36 TÉ,VÉ,CÉ</text:p>
            </table:table-cell>
          </table:table-row>
        </table:table>
        <text:p text:style-name="P85"/>
        <text:p text:style-name="P13">Támadások száma</text:p>
        <text:p text:style-name="P60">Harcmodor Sebesség = aktuális harcmodor + Gyorsaság tulajdonság</text:p>
        <text:p text:style-name="P59">A plusz támadások számát úgy kapjuk meg, hogy megvizsgáljuk, a „Fegyver-Sebesség” hányszor van meg a karakter aktuális „Harcmodor‑Sebesség” értékében (lefelé kerekítve).<text:line-break/></text:p>
        <table:table table:name="Táblázat13" table:style-name="Táblázat13">
          <table:table-column table:style-name="Táblázat13.A"/>
          <table:table-row table:style-name="TableLine2366493190096">
            <table:table-cell table:style-name="Táblázat13.A1" office:value-type="string">
              <text:p text:style-name="P83">Plusz támadások (db) = (Harcmodor-Sebesség) / (Fegyver-Sebesség)</text:p>
            </table:table-cell>
          </table:table-row>
        </table:table>
        <text:p text:style-name="P73">Példa:</text:p>
        <text:list xml:id="list4275404120" text:style-name="L27">
          <text:list-item>
            <text:p text:style-name="P260">Fegyver: Hosszú kard (Fegyver-Sebesség: 6)</text:p>
          </text:list-item>
          <text:list-item>
            <text:p text:style-name="P260">Harcmodor: Kardvívás – 4.szint</text:p>
          </text:list-item>
          <text:list-item>
            <text:p text:style-name="P260">Gyorsaság tulajdonság: +3</text:p>
          </text:list-item>
        </text:list>
        <text:p text:style-name="P74">Ekkor az aktuális Harcmodor-Sebesség érték: 4+3=7<text:span text:style-name="T5"><text:line-break/></text:span><text:span text:style-name="T1">Mivel ez elérte a 6-os értéket, ezért +1 támadás, így összesen tehát már 2db jár körönként. A 3 támadást 12-es, a 4 támadást pedig 18-as „Harcmodor‑Sebesség” értéknél kapja meg.</text:span></text:p>
        <text:p text:style-name="P11">Mesterfegyver fortély</text:p>
        <table:table table:name="Táblázat22" table:style-name="Táblázat22">
          <table:table-column table:style-name="Táblázat22.A"/>
          <table:table-column table:style-name="Táblázat22.B"/>
          <table:table-column table:style-name="Táblázat22.C" table:number-columns-repeated="3"/>
          <table:table-column table:style-name="Táblázat22.F"/>
          <table:table-header-rows>
            <table:table-row table:style-name="TableLine2366493173104">
              <table:table-cell table:style-name="Táblázat22.A1" office:value-type="string">
                <text:p text:style-name="P79">Fok</text:p>
              </table:table-cell>
              <table:table-cell table:style-name="Táblázat22.A1" office:value-type="string">
                <text:p text:style-name="P79">Követelmény</text:p>
              </table:table-cell>
              <table:table-cell table:style-name="Táblázat22.A1" office:value-type="string">
                <text:p text:style-name="P79">KÉ</text:p>
              </table:table-cell>
              <table:table-cell table:style-name="Táblázat22.A1" office:value-type="string">
                <text:p text:style-name="P79">TÉ</text:p>
              </table:table-cell>
              <table:table-cell table:style-name="Táblázat22.A1" office:value-type="string">
                <text:p text:style-name="P79">VÉ</text:p>
              </table:table-cell>
              <table:table-cell table:style-name="Táblázat22.F1" office:value-type="string">
                <text:p text:style-name="P79">Sebzés</text:p>
              </table:table-cell>
            </table:table-row>
          </table:table-header-rows>
          <table:table-row table:style-name="TableLine2366493178576">
            <table:table-cell table:style-name="Táblázat22.A4" office:value-type="string">
              <text:p text:style-name="P77">1</text:p>
            </table:table-cell>
            <table:table-cell table:style-name="Táblázat22.B4" office:value-type="string">
              <text:p text:style-name="P77">4.szint a harcmodorban</text:p>
            </table:table-cell>
            <table:table-cell table:style-name="Táblázat22.E4" office:value-type="string">
              <text:p text:style-name="P77">+2</text:p>
            </table:table-cell>
            <table:table-cell table:style-name="Táblázat22.E4" office:value-type="string">
              <text:p text:style-name="P77">+3</text:p>
            </table:table-cell>
            <table:table-cell table:style-name="Táblázat22.E4" office:value-type="string">
              <text:p text:style-name="P77">+3</text:p>
            </table:table-cell>
            <table:table-cell table:style-name="Táblázat22.F4" office:value-type="string">
              <text:p text:style-name="P77">+1 SP</text:p>
            </table:table-cell>
          </table:table-row>
          <table:table-row table:style-name="TableLine2366493175120">
            <table:table-cell table:style-name="Táblázat22.A4" office:value-type="string">
              <text:p text:style-name="P77">2</text:p>
            </table:table-cell>
            <table:table-cell table:style-name="Táblázat22.B4" office:value-type="string">
              <text:p text:style-name="P77">8.szint a harcmodorban</text:p>
            </table:table-cell>
            <table:table-cell table:style-name="Táblázat22.E4" office:value-type="string">
              <text:p text:style-name="P77">+4</text:p>
            </table:table-cell>
            <table:table-cell table:style-name="Táblázat22.E4" office:value-type="string">
              <text:p text:style-name="P77">+6</text:p>
            </table:table-cell>
            <table:table-cell table:style-name="Táblázat22.E4" office:value-type="string">
              <text:p text:style-name="P77">+6</text:p>
            </table:table-cell>
            <table:table-cell table:style-name="Táblázat22.F4" office:value-type="string">
              <text:p text:style-name="P77">+2 SP</text:p>
            </table:table-cell>
          </table:table-row>
          <table:table-row table:style-name="TableLine2366493177712">
            <table:table-cell table:style-name="Táblázat22.A4" office:value-type="string">
              <text:p text:style-name="P77">3</text:p>
            </table:table-cell>
            <table:table-cell table:style-name="Táblázat22.B4" office:value-type="string">
              <text:p text:style-name="P77">12.szint a harcmodorban</text:p>
            </table:table-cell>
            <table:table-cell table:style-name="Táblázat22.E4" office:value-type="string">
              <text:p text:style-name="P77">+6</text:p>
            </table:table-cell>
            <table:table-cell table:style-name="Táblázat22.E4" office:value-type="string">
              <text:p text:style-name="P77">+9</text:p>
            </table:table-cell>
            <table:table-cell table:style-name="Táblázat22.E4" office:value-type="string">
              <text:p text:style-name="P77">+9</text:p>
            </table:table-cell>
            <table:table-cell table:style-name="Táblázat22.F4" office:value-type="string">
              <text:p text:style-name="P77">+3 SP</text:p>
            </table:table-cell>
          </table:table-row>
        </table:table>
        <text:p text:style-name="Standard"/>
        <text:p text:style-name="P11">Puszta kéz harcértékei</text:p>
        <text:p text:style-name="P40">KÉ: -10, TÉ: -10, VÉ: -10 </text:p>
        <text:p text:style-name="P11">Érintő támadás</text:p>
        <text:p text:style-name="P40">KÉ: -10, TÉ: 0, VÉ: -10 </text:p>
      </text:section>
      <text:h text:style-name="Heading_20_1" text:outline-level="1"><text:bookmark-start text:name="__RefHeading___Toc9348_1841829898"/>MGT<text:bookmark-end text:name="__RefHeading___Toc9348_1841829898"/></text:h>
      <text:list xml:id="list1457026783" text:style-name="L28">
        <text:list-item>
          <text:p text:style-name="P261">1 MGT → -0,5 KÉ, -1 TÉ,VÉ</text:p>
        </text:list-item>
        <text:list-item>
          <text:p text:style-name="P261">1 MGT → - 1/5 mozgást igénylő képzettségpróbákra</text:p>
        </text:list-item>
        <text:list-item>
          <text:p text:style-name="P257">1 MGT → - 1/5 mozgást igénylő tulajdonságpróbákra<text:line-break/><text:span text:style-name="T68">(KM dönt, de például kézügyességet érintő Ügyességpróbára nyilván nem jár levonás, ha nincs páncélkesztyűben a játékos)</text:span></text:p>
        </text:list-item>
      </text:list>
      <text:p text:style-name="P93"/>
      <text:h text:style-name="P231" text:outline-level="1"><text:bookmark-start text:name="__RefHeading___Toc9350_1841829898"/>Páncélok, vértek<text:bookmark-end text:name="__RefHeading___Toc9350_1841829898"/></text:h>
      <text:p text:style-name="P230">Kapcsolódó harci fortély: <text:span text:style-name="T5">Vértviselet</text:span></text:p>
      <text:p text:style-name="P228"><text:span text:style-name="T124">Egy páncélt két jellemző ír le: a Sebzésfelfogó Érték (</text:span><text:span text:style-name="T7">SFÉ</text:span><text:span text:style-name="T124">) és a Mozgásgátló tényező (</text:span><text:span text:style-name="T7">MGT</text:span><text:span text:style-name="T124">).</text:span></text:p>
      <text:p text:style-name="P228">A páncélok <text:span text:style-name="T125">fenti </text:span>értékeit az alábbi tényezők befolyásolják:</text:p>
      <text:list xml:id="list3100567528" text:style-name="L29">
        <text:list-item>
          <text:p text:style-name="P262">választott struktúra (bőr, sodrony, stb)<text:tab/><text:span text:style-name="T104">→</text:span> SFÉ-re, Alap-MGT-re hat</text:p>
        </text:list-item>
        <text:list-item>
          <text:p text:style-name="P262">anyagminőség (fém vérteknél)<text:tab/><text:span text:style-name="T104">→ </text:span>SFÉ-re hat</text:p>
        </text:list-item>
        <text:list-item>
          <text:p text:style-name="P262">alapanyag típus (acél, abbit, mithrill)<text:tab/><text:span text:style-name="T104">→</text:span> SFÉ-re, Alap-MGT-re hat</text:p>
        </text:list-item>
        <text:list-item>
          <text:p text:style-name="P262">kidolgozottság minősége (illesztések)<text:tab/><text:span text:style-name="T104">→ </text:span>MGT-re hat</text:p>
        </text:list-item>
        <text:list-item>
          <text:p text:style-name="P262">mennyire passzol a vértviselő testére<text:tab/><text:span text:style-name="T104">→ </text:span>MGT-re hat</text:p>
        </text:list-item>
        <text:list-item>
          <text:p text:style-name="P262">csatolt elemek száma <text:tab/><text:span text:style-name="T104">→ </text:span>MGT-re és védett területre hat</text:p>
        </text:list-item>
      </text:list>
      <text:h text:style-name="P236" text:outline-level="3">Sebzésfelfogó Érték (SFÉ)</text:h>
      <text:p text:style-name="P88">Minden páncél rendelkezik <text:span text:style-name="T5">három</text:span> úgynevezett Sebzés Felfogó Értékkel (<text:span text:style-name="T5">SFÉ</text:span>), amely a páncél nyújtotta védelmet hivatott szimulálni (szúró/vágó/zúzófegyverek ellen). Az SFÉ értéke sebzéskor levonódik a támadás SP értékéből (nem a sebzésből!), így jó eséllyel csökkenti a sebzés kategóriáját. Természetesen a támadás jellege (Szúró/Vágó/Zúzó) határozza meg, hogy mely SFÉ értéket kell a csapással szembeállítani.</text:p>
      <text:p text:style-name="P88">Megkülönböztetünk </text:p>
      <text:list xml:id="list1355465823" text:style-name="L30">
        <text:list-item>
          <text:p text:style-name="P263">páncél struktúrát (szerkezeti felépítést határozza meg). Például: lánc, sodrony, lemez.</text:p>
        </text:list-item>
        <text:list-item>
          <text:p text:style-name="P263">alapanyag típust. Például: acél, bronz, abbitacél, ...</text:p>
        </text:list-item>
      </text:list>
      <text:p text:style-name="P88"><text:span text:style-name="T126">A</text:span>z SFÉ független attól, hogy csak egy mellvért-darab, vagy teljes páncélzat borítja testünket – amennyiben azonos anyagból készültek.</text:p>
      <text:p text:style-name="P19"/>
      <text:p text:style-name="P227"><text:s/>Páncél struktúrák, alapanyag minősége</text:p>
      <text:p text:style-name="P88"><text:span text:style-name="T127">Az SFÉ értékét</text:span> a páncél fizikai felépítése, anyaga adja. Az egyes páncél struktúrák különbözőképpen alkalmasak a három fő támadási típus (szúró/vágó/zúzó) ellen való védekezésre. Sebzéskor a támadó karakter dobás után bemondja végleges SP értékét (p<text:span text:style-name="T127">élda: „</text:span>18, Szúró”), és az áldozat annak megfelelő <text:span text:style-name="T127">(szúró) </text:span>SFÉ értéket von le belőle.</text:p>
      <text:p text:style-name="P228">Amennyiben <text:span text:style-name="T127">egy </text:span><text:span text:style-name="T8">fém</text:span><text:span text:style-name="T127">-p</text:span>áncél <text:span text:style-name="T128">struktúrális</text:span> <text:span text:style-name="T127">minősége</text:span> a táblázatban megjelölt határokon belül jav<text:span text:style-name="T127">íthatja</text:span>/ro<text:span text:style-name="T127">nthatja az</text:span> SFÉ érték<text:span text:style-name="T127">ét</text:span>. A <text:span text:style-name="T127">jobb </text:span>minőség nagyon megdobhatja a vért árát.</text:p>
      <text:p text:style-name="P228"/>
      <table:table table:name="Táblázat23" table:style-name="Táblázat23">
        <table:table-column table:style-name="Táblázat23.A"/>
        <table:table-column table:style-name="Táblázat23.B" table:number-columns-repeated="3"/>
        <table:table-column table:style-name="Táblázat23.E"/>
        <table:table-row table:style-name="TableLine2366493178864">
          <table:table-cell table:style-name="Táblázat23.A1" office:value-type="string">
            <text:p text:style-name="P57">Páncél <text:span text:style-name="T129">struktúra</text:span></text:p>
          </table:table-cell>
          <table:table-cell table:style-name="Táblázat23.A1" office:value-type="string">
            <text:p text:style-name="P86">Szúró SFÉ</text:p>
          </table:table-cell>
          <table:table-cell table:style-name="Táblázat23.A1" office:value-type="string">
            <text:p text:style-name="P86">Vágó SFÉ</text:p>
          </table:table-cell>
          <table:table-cell table:style-name="Táblázat23.A1" office:value-type="string">
            <text:p text:style-name="P86">Zúzó SFÉ</text:p>
          </table:table-cell>
          <table:table-cell table:style-name="Táblázat23.E1" office:value-type="string">
            <text:p text:style-name="P57">Ár</text:p>
          </table:table-cell>
        </table:table-row>
        <table:table-row table:style-name="TableLine2366493182032">
          <table:table-cell table:style-name="Táblázat23.A9" office:value-type="string">
            <text:p text:style-name="P140">Posztó/Bunda</text:p>
          </table:table-cell>
          <table:table-cell table:style-name="Táblázat23.D9" office:value-type="string">
            <text:p text:style-name="P141">0</text:p>
          </table:table-cell>
          <table:table-cell table:style-name="Táblázat23.D9" office:value-type="string">
            <text:p text:style-name="P141">2</text:p>
          </table:table-cell>
          <table:table-cell table:style-name="Táblázat23.D9" office:value-type="string">
            <text:p text:style-name="P141">2</text:p>
          </table:table-cell>
          <table:table-cell table:style-name="Táblázat23.E2" office:value-type="string">
            <text:p text:style-name="P141">?%</text:p>
          </table:table-cell>
        </table:table-row>
        <table:table-row table:style-name="TableLine2366493202480">
          <table:table-cell table:style-name="Táblázat23.A9" office:value-type="string">
            <text:p text:style-name="P142">Bőr</text:p>
          </table:table-cell>
          <table:table-cell table:style-name="Táblázat23.B3" office:value-type="string">
            <text:p text:style-name="P143">2</text:p>
          </table:table-cell>
          <table:table-cell table:style-name="Táblázat23.B3" office:value-type="string">
            <text:p text:style-name="P143">4</text:p>
          </table:table-cell>
          <table:table-cell table:style-name="Táblázat23.B3" office:value-type="string">
            <text:p text:style-name="P143">2</text:p>
          </table:table-cell>
          <table:table-cell table:style-name="Táblázat23.E2" office:value-type="string">
            <text:p text:style-name="P141">?%</text:p>
          </table:table-cell>
        </table:table-row>
        <table:table-row table:style-name="TableLine2366493195280">
          <table:table-cell table:style-name="Táblázat23.A9" office:value-type="string">
            <text:p text:style-name="P142">Keményített bőr</text:p>
          </table:table-cell>
          <table:table-cell table:style-name="Táblázat23.D9" office:value-type="string">
            <text:p text:style-name="P141">3</text:p>
          </table:table-cell>
          <table:table-cell table:style-name="Táblázat23.D9" office:value-type="string">
            <text:p text:style-name="P141">5</text:p>
          </table:table-cell>
          <table:table-cell table:style-name="Táblázat23.D9" office:value-type="string">
            <text:p text:style-name="P141">3</text:p>
          </table:table-cell>
          <table:table-cell table:style-name="Táblázat23.E2" office:value-type="string">
            <text:p text:style-name="P141">?%</text:p>
          </table:table-cell>
        </table:table-row>
        <table:table-row table:style-name="TableLine2366493202192">
          <table:table-cell table:style-name="Táblázat23.A9" office:value-type="string">
            <text:p text:style-name="P142">Brigantin</text:p>
          </table:table-cell>
          <table:table-cell table:style-name="Táblázat23.B5" office:value-type="string">
            <text:p text:style-name="P141"/>
          </table:table-cell>
          <table:table-cell table:style-name="Táblázat23.B5" office:value-type="string">
            <text:p text:style-name="P141"/>
          </table:table-cell>
          <table:table-cell table:style-name="Táblázat23.B5" office:value-type="string">
            <text:p text:style-name="P141"/>
          </table:table-cell>
          <table:table-cell table:style-name="Táblázat23.E2" office:value-type="string">
            <text:p text:style-name="P141">?%</text:p>
          </table:table-cell>
        </table:table-row>
        <table:table-row table:style-name="TableLine2366493202768">
          <table:table-cell table:style-name="Táblázat23.A9" office:value-type="string">
            <text:p text:style-name="P142">Lánc</text:p>
          </table:table-cell>
          <table:table-cell table:style-name="Táblázat23.D9" office:value-type="string">
            <text:p text:style-name="P141">8-10-12</text:p>
          </table:table-cell>
          <table:table-cell table:style-name="Táblázat23.D9" office:value-type="string">
            <text:p text:style-name="P141">5-7-9</text:p>
          </table:table-cell>
          <table:table-cell table:style-name="Táblázat23.D9" office:value-type="string">
            <text:p text:style-name="P141">2-3-4</text:p>
          </table:table-cell>
          <table:table-cell table:style-name="Táblázat23.E9" office:value-type="string">
            <text:p text:style-name="P141"><text:span text:style-name="T108">?</text:span>% - 60% - <text:span text:style-name="T108">?</text:span>%</text:p>
          </table:table-cell>
        </table:table-row>
        <table:table-row table:style-name="TableLine2366493191536">
          <table:table-cell table:style-name="Táblázat23.A9" office:value-type="string">
            <text:p text:style-name="P142">Sodrony</text:p>
          </table:table-cell>
          <table:table-cell table:style-name="Táblázat23.B5" office:value-type="string">
            <text:p text:style-name="P141">10-12-14</text:p>
          </table:table-cell>
          <table:table-cell table:style-name="Táblázat23.D9" office:value-type="string">
            <text:p text:style-name="P141">7-9-11</text:p>
          </table:table-cell>
          <table:table-cell table:style-name="Táblázat23.D9" office:value-type="string">
            <text:p text:style-name="P141">3-4-5</text:p>
          </table:table-cell>
          <table:table-cell table:style-name="Táblázat23.E9" office:value-type="string">
            <text:p text:style-name="P141"><text:span text:style-name="T108">?</text:span>% - 100% - <text:span text:style-name="T108">?</text:span>%</text:p>
          </table:table-cell>
        </table:table-row>
        <table:table-row table:style-name="TableLine2366493194992">
          <table:table-cell table:style-name="Táblázat23.A9" office:value-type="string">
            <text:p text:style-name="P140">Pikkelypáncél</text:p>
          </table:table-cell>
          <table:table-cell table:style-name="Táblázat23.B5" office:value-type="string">
            <text:p text:style-name="P141">10-12-14</text:p>
          </table:table-cell>
          <table:table-cell table:style-name="Táblázat23.D9" office:value-type="string">
            <text:p text:style-name="P141">11-13-15</text:p>
          </table:table-cell>
          <table:table-cell table:style-name="Táblázat23.D9" office:value-type="string">
            <text:p text:style-name="P141">4-6-8</text:p>
          </table:table-cell>
          <table:table-cell table:style-name="Táblázat23.E9" office:value-type="string">
            <text:p text:style-name="P141"><text:span text:style-name="T108">?</text:span>% - ?% - <text:span text:style-name="T108">?</text:span>%</text:p>
          </table:table-cell>
        </table:table-row>
        <table:table-row table:style-name="TableLine2366493191248">
          <table:table-cell table:style-name="Táblázat23.A9" office:value-type="string">
            <text:p text:style-name="P142">Lemezpáncél</text:p>
          </table:table-cell>
          <table:table-cell table:style-name="Táblázat23.B5" office:value-type="string">
            <text:p text:style-name="P141">10-12-14</text:p>
          </table:table-cell>
          <table:table-cell table:style-name="Táblázat23.D9" office:value-type="string">
            <text:p text:style-name="P141">12-14-16</text:p>
          </table:table-cell>
          <table:table-cell table:style-name="Táblázat23.D9" office:value-type="string">
            <text:p text:style-name="P141">7-9-11</text:p>
          </table:table-cell>
          <table:table-cell table:style-name="Táblázat23.E9" office:value-type="string">
            <text:p text:style-name="P141">70% - 160% - 250%</text:p>
          </table:table-cell>
        </table:table-row>
      </table:table>
      <text:p text:style-name="P227"/>
      <text:p text:style-name="Standard"/>
      <text:h text:style-name="P239" text:outline-level="4">Fém vértek alapanyag<text:span text:style-name="T130">a</text:span> - <text:span text:style-name="T131">SFÉ</text:span></text:h>
      <text:p text:style-name="P228">A különböző fém ötvözetek alapanyagai változtathatnak az SFÉ értékeken. Amihez viszonyítunk az alaphelyzetben <text:span text:style-name="T132">az </text:span>az acél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366493192400">
          <table:table-cell table:style-name="Table4.A1" office:value-type="string">
            <text:p text:style-name="P153"/>
          </table:table-cell>
          <table:table-cell table:style-name="Table4.A1" office:value-type="string">
            <text:p text:style-name="P152">SFÉ</text:p>
          </table:table-cell>
          <table:table-cell table:style-name="Table4.C1" office:value-type="string">
            <text:p text:style-name="P152">Ár </text:p>
            <text:p text:style-name="P145">(anyag-szorzó)</text:p>
          </table:table-cell>
        </table:table-row>
        <table:table-row table:style-name="TableLine2366493200176">
          <table:table-cell table:style-name="Table4.A2" office:value-type="string">
            <text:p text:style-name="P153">Acél</text:p>
          </table:table-cell>
          <table:table-cell table:style-name="Table4.A2" office:value-type="string">
            <text:p text:style-name="P152">+0</text:p>
          </table:table-cell>
          <table:table-cell table:style-name="Table4.C2" office:value-type="string">
            <text:p text:style-name="P152">1x</text:p>
          </table:table-cell>
        </table:table-row>
        <table:table-row table:style-name="TableLine2366493196144">
          <table:table-cell table:style-name="Table4.A2" office:value-type="string">
            <text:p text:style-name="P153">Bronz</text:p>
          </table:table-cell>
          <table:table-cell table:style-name="Table4.B3" office:value-type="string">
            <text:p text:style-name="P152">-3</text:p>
          </table:table-cell>
          <table:table-cell table:style-name="Table4.C3" office:value-type="string">
            <text:p text:style-name="P152">0,5x</text:p>
          </table:table-cell>
        </table:table-row>
        <table:table-row table:style-name="TableLine2366493195856">
          <table:table-cell table:style-name="Table4.A2" office:value-type="string">
            <text:p text:style-name="P153">Abbitacél</text:p>
          </table:table-cell>
          <table:table-cell table:style-name="Table4.A2" office:value-type="string">
            <text:p text:style-name="P152">+2</text:p>
          </table:table-cell>
          <table:table-cell table:style-name="Table4.C2" office:value-type="string">
            <text:p text:style-name="P152">10x</text:p>
          </table:table-cell>
        </table:table-row>
        <table:table-row table:style-name="TableLine2366493196432">
          <table:table-cell table:style-name="Table4.A2" office:value-type="string">
            <text:p text:style-name="P153">Mithrill</text:p>
          </table:table-cell>
          <table:table-cell table:style-name="Table4.A2" office:value-type="string">
            <text:p text:style-name="P152">+5</text:p>
          </table:table-cell>
          <table:table-cell table:style-name="Table4.C2" office:value-type="string">
            <text:p text:style-name="P152">100x</text:p>
          </table:table-cell>
        </table:table-row>
        <table:table-row table:style-name="TableLine2366493201328">
          <table:table-cell table:style-name="Table4.A2" office:value-type="string">
            <text:p text:style-name="P153">Lunír</text:p>
          </table:table-cell>
          <table:table-cell table:style-name="Table4.B3" office:value-type="string">
            <text:p text:style-name="P152">+ <text:span text:style-name="T133">8</text:span></text:p>
          </table:table-cell>
          <table:table-cell table:style-name="Table4.C3" office:value-type="string">
            <text:p text:style-name="P152"><text:span text:style-name="T133">1000</text:span>?</text:p>
          </table:table-cell>
        </table:table-row>
      </table:table>
      <text:p text:style-name="P227"/>
      <text:p text:style-name="P227"/>
      <text:h text:style-name="P236" text:outline-level="3">Mozgásgátló Tényező (MGT)</text:h>
      <text:p text:style-name="P228"><text:span text:style-name="_5b_RPG_5d__20_Kiemelt_20_kifejezés"><text:span text:style-name="T42">Harc és mozgás során a vértek, egyes pajzsok, valamint a felszerelés egyes elemei korlátozhatják a karaktereket. Ennek szimulálására van a Mozgásgátló Tényező – röviden </text:span></text:span><text:span text:style-name="_5b_RPG_5d__20_Kiemelt_20_kifejezés"><text:span text:style-name="T41">MGT</text:span></text:span><text:span text:style-name="_5b_RPG_5d__20_Kiemelt_20_kifejezés"><text:span text:style-name="T42">. A fenti vérteknek, pajzsoknak és egyes fegyvereknek van MGT értéke. Alapesetben a páncél struktúráknál leírt MGT alapértékekhez hozzáadjuk a kategória- és minőségfüggő értékeket kapcsolt darabonként, beleértve a torzót védő mellvértet is.</text:span></text:span></text:p>
      <text:list xml:id="list3937449022" text:style-name="L31">
        <text:list-item>
          <text:p text:style-name="P264">1 MGT → -0,5 KÉ, -1 TÉ,VÉ</text:p>
        </text:list-item>
        <text:list-item>
          <text:p text:style-name="P264">1 MGT → -1/5 mozgást igénylő képzettségpróbákra (lefele kerekítve)</text:p>
        </text:list-item>
      </text:list>
      <text:p text:style-name="P82">(KM dönt, de például kézügyességet érintő Ügyességpróbára nyilván nem jár levonás, ha nincs páncélkesztyűben a játékos)</text:p>
      <text:h text:style-name="P238" text:outline-level="4">Alap (mellvért) MGT</text:h>
      <text:p text:style-name="P228">Az alábbi alapértékeket akkor kell beleszámítani az MGT-be, ha a karakter visel mellvért-darabot.</text:p>
      <table:table table:name="Table2" table:style-name="Table2">
        <table:table-column table:style-name="Table2.A"/>
        <table:table-column table:style-name="Table2.B"/>
        <table:table-row table:style-name="TableLine2366493197008">
          <table:table-cell table:style-name="Table2.A1" office:value-type="string">
            <text:p text:style-name="P26">Struktúra</text:p>
          </table:table-cell>
          <table:table-cell table:style-name="Table2.B1" office:value-type="string">
            <text:p text:style-name="P26">Mellvért MGT alap</text:p>
          </table:table-cell>
        </table:table-row>
        <table:table-row table:style-name="TableLine2366493198160">
          <table:table-cell table:style-name="Table2.A2" office:value-type="string">
            <text:p text:style-name="P30">Posztó</text:p>
          </table:table-cell>
          <table:table-cell table:style-name="Table2.B2" office:value-type="string">
            <text:p text:style-name="P30">3</text:p>
          </table:table-cell>
        </table:table-row>
        <table:table-row table:style-name="TableLine2366493201616">
          <table:table-cell table:style-name="Table2.A2" office:value-type="string">
            <text:p text:style-name="P30">Bőr</text:p>
          </table:table-cell>
          <table:table-cell table:style-name="Table2.B2" office:value-type="string">
            <text:p text:style-name="P30">6</text:p>
          </table:table-cell>
        </table:table-row>
        <table:table-row table:style-name="TableLine2366493190672">
          <table:table-cell table:style-name="Table2.A2" office:value-type="string">
            <text:p text:style-name="P30">Keményített bőr</text:p>
          </table:table-cell>
          <table:table-cell table:style-name="Table2.B2" office:value-type="string">
            <text:p text:style-name="P30">9</text:p>
          </table:table-cell>
        </table:table-row>
        <table:table-row table:style-name="TableLine2366493203056">
          <table:table-cell table:style-name="Table2.A2" office:value-type="string">
            <text:p text:style-name="P30">Brigantin</text:p>
          </table:table-cell>
          <table:table-cell table:style-name="Table2.B2" office:value-type="string">
            <text:p text:style-name="P31">?</text:p>
          </table:table-cell>
        </table:table-row>
        <table:table-row table:style-name="TableLine2366493204208">
          <table:table-cell table:style-name="Table2.A2" office:value-type="string">
            <text:p text:style-name="P30">Lánc</text:p>
          </table:table-cell>
          <table:table-cell table:style-name="Table2.B2" office:value-type="string">
            <text:p text:style-name="P30">12</text:p>
          </table:table-cell>
        </table:table-row>
        <table:table-row table:style-name="TableLine2366493192976">
          <table:table-cell table:style-name="Table2.A2" office:value-type="string">
            <text:p text:style-name="P30">Sodrony</text:p>
          </table:table-cell>
          <table:table-cell table:style-name="Table2.B2" office:value-type="string">
            <text:p text:style-name="P30">15</text:p>
          </table:table-cell>
        </table:table-row>
        <table:table-row table:style-name="TableLine2366493190384">
          <table:table-cell table:style-name="Table2.A2" office:value-type="string">
            <text:p text:style-name="P30">Pikkely</text:p>
          </table:table-cell>
          <table:table-cell table:style-name="Table2.B2" office:value-type="string">
            <text:p text:style-name="P31"><text:span text:style-name="T134">17</text:span>?</text:p>
          </table:table-cell>
        </table:table-row>
        <table:table-row table:style-name="TableLine2366493190960">
          <table:table-cell table:style-name="Table2.A2" office:value-type="string">
            <text:p text:style-name="P30">Lemez</text:p>
          </table:table-cell>
          <table:table-cell table:style-name="Table2.B2" office:value-type="string">
            <text:p text:style-name="P30">18</text:p>
          </table:table-cell>
        </table:table-row>
      </table:table>
      <text:p text:style-name="P8"/>
      <text:h text:style-name="P238" text:outline-level="4">Fém vértek alapanyagai - <text:span text:style-name="T131">MGT</text:span></text:h>
      <text:p text:style-name="P228">A különböző fém ötvözetek alapanyagai változtathatnak az MGT értékeken. Amihez viszonyítunk az alaphelyzetben <text:span text:style-name="T132">az </text:span>az acél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366493191824">
          <table:table-cell table:style-name="Table7.A1" office:value-type="string">
            <text:p text:style-name="P153"/>
          </table:table-cell>
          <table:table-cell table:style-name="Table7.A1" office:value-type="string">
            <text:p text:style-name="P152">Alap MGT</text:p>
          </table:table-cell>
          <table:table-cell table:style-name="Table7.C1" office:value-type="string">
            <text:p text:style-name="P152">Ár </text:p>
            <text:p text:style-name="P145">(anyag-szorzó)</text:p>
          </table:table-cell>
        </table:table-row>
        <table:table-row table:style-name="TableLine2366493199888">
          <table:table-cell table:style-name="Table7.A2" office:value-type="string">
            <text:p text:style-name="P153">Acél</text:p>
          </table:table-cell>
          <table:table-cell table:style-name="Table7.A2" office:value-type="string">
            <text:p text:style-name="P152">+0</text:p>
          </table:table-cell>
          <table:table-cell table:style-name="Table7.C2" office:value-type="string">
            <text:p text:style-name="P152">1x</text:p>
          </table:table-cell>
        </table:table-row>
        <table:table-row table:style-name="TableLine2366494212544">
          <table:table-cell table:style-name="Table7.A2" office:value-type="string">
            <text:p text:style-name="P153">Bronz</text:p>
          </table:table-cell>
          <table:table-cell table:style-name="Table7.B3" office:value-type="string">
            <text:p text:style-name="P152">+6</text:p>
          </table:table-cell>
          <table:table-cell table:style-name="Table7.C3" office:value-type="string">
            <text:p text:style-name="P152">0,5x</text:p>
          </table:table-cell>
        </table:table-row>
        <table:table-row table:style-name="TableLine2366494216576">
          <table:table-cell table:style-name="Table7.A2" office:value-type="string">
            <text:p text:style-name="P153">Abbitacél</text:p>
          </table:table-cell>
          <table:table-cell table:style-name="Table7.B3" office:value-type="string">
            <text:p text:style-name="P152">- ?</text:p>
          </table:table-cell>
          <table:table-cell table:style-name="Table7.C2" office:value-type="string">
            <text:p text:style-name="P152">10x</text:p>
          </table:table-cell>
        </table:table-row>
        <table:table-row table:style-name="TableLine2366494217440">
          <table:table-cell table:style-name="Table7.A2" office:value-type="string">
            <text:p text:style-name="P153">Mithrill</text:p>
          </table:table-cell>
          <table:table-cell table:style-name="Table7.B3" office:value-type="string">
            <text:p text:style-name="P152">-?</text:p>
          </table:table-cell>
          <table:table-cell table:style-name="Table7.C2" office:value-type="string">
            <text:p text:style-name="P152">100x</text:p>
          </table:table-cell>
        </table:table-row>
        <table:table-row table:style-name="TableLine2366494215136">
          <table:table-cell table:style-name="Table7.A2" office:value-type="string">
            <text:p text:style-name="P153">Lunír</text:p>
          </table:table-cell>
          <table:table-cell table:style-name="Table7.B3" office:value-type="string">
            <text:p text:style-name="P152">- ?</text:p>
          </table:table-cell>
          <table:table-cell table:style-name="Table7.C2" office:value-type="string">
            <text:p text:style-name="P152">?</text:p>
          </table:table-cell>
        </table:table-row>
      </table:table>
      <text:p text:style-name="P227"><text:soft-page-break/></text:p>
      <text:h text:style-name="P238" text:outline-level="4">Erőbónusz MGT <text:span text:style-name="T135">csökkentése</text:span></text:h>
      <text:p text:style-name="P17">(Erő x 2) növeli/csökkenti az MGT értékét.</text:p>
      <text:p text:style-name="P42">Aki erősebb, azt kevésbé korlátozza egy nehezebb páncél.</text:p>
      <text:h text:style-name="P238" text:outline-level="4">Vért kidolgozottsága, csatolt elemek száma</text:h>
      <text:p text:style-name="P195"><text:span text:style-name="T9">Kidolgozottság</text:span><text:span text:style-name="T136">: a lenti táblázatból megállapított szám.</text:span></text:p>
      <text:p text:style-name="P195"><text:span text:style-name="T137">Σ</text:span><text:span text:style-name="T5"> </text:span><text:span text:style-name="T9">Plusz </text:span><text:span text:style-name="T5">MGT</text:span> <text:span text:style-name="T136">=</text:span> <text:span text:style-name="T136">(kidolgozottság x </text:span>csatolt elem<text:span text:style-name="T136">ek száma (</text:span><text:span text:style-name="T131">mellvért darab </text:span><text:span text:style-name="T136">is</text:span><text:span text:style-name="T131"> beszám</text:span><text:span text:style-name="T136">í</text:span><text:span text:style-name="T131">t!</text:span><text:span text:style-name="T136">))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2366494223488">
          <table:table-cell table:style-name="Table3.A1" office:value-type="string">
            <text:p text:style-name="P197">Kat</text:p>
          </table:table-cell>
          <table:table-cell table:style-name="Table3.B1" office:value-type="string">
            <text:p text:style-name="P197">Struktúra</text:p>
          </table:table-cell>
          <table:table-cell table:style-name="Table3.A1" office:value-type="string">
            <text:p text:style-name="P196">Pocsék</text:p>
          </table:table-cell>
          <table:table-cell table:style-name="Table3.A1" office:value-type="string">
            <text:p text:style-name="P198">Gyenge munka</text:p>
          </table:table-cell>
          <table:table-cell table:style-name="Table3.A1" office:value-type="string">
            <text:p text:style-name="P196">Átlagos</text:p>
          </table:table-cell>
          <table:table-cell table:style-name="Table3.A1" office:value-type="string">
            <text:p text:style-name="P196">Jó munka</text:p>
          </table:table-cell>
          <table:table-cell table:style-name="Table3.G4" office:value-type="string">
            <text:p text:style-name="P198">Mestermunka</text:p>
          </table:table-cell>
        </table:table-row>
        <table:table-row table:style-name="TableLine2366494224352">
          <table:table-cell table:style-name="Table3.A1" office:value-type="string">
            <text:p text:style-name="P197">I.</text:p>
          </table:table-cell>
          <table:table-cell table:style-name="Table3.B2" office:value-type="string">
            <text:p text:style-name="P197">Nem merev, nem fém</text:p>
          </table:table-cell>
          <table:table-cell table:style-name="Table3.A1" office:value-type="string">
            <text:p text:style-name="P196">3</text:p>
          </table:table-cell>
          <table:table-cell table:style-name="Table3.A1" office:value-type="string">
            <text:p text:style-name="P196">2</text:p>
          </table:table-cell>
          <table:table-cell table:style-name="Table3.A1" office:value-type="string">
            <text:p text:style-name="P196">1</text:p>
          </table:table-cell>
          <table:table-cell table:style-name="Table3.A1" office:value-type="string">
            <text:p text:style-name="P196">0,5</text:p>
          </table:table-cell>
          <table:table-cell table:style-name="Table3.G4" office:value-type="string">
            <text:p text:style-name="P196">-</text:p>
          </table:table-cell>
        </table:table-row>
        <table:table-row table:style-name="TableLine2366494229248">
          <table:table-cell table:style-name="Table3.A1" office:value-type="string">
            <text:p text:style-name="P197">II.</text:p>
          </table:table-cell>
          <table:table-cell table:style-name="Table3.B2" office:value-type="string">
            <text:p text:style-name="P197">Nem merev, fém</text:p>
          </table:table-cell>
          <table:table-cell table:style-name="Table3.A1" office:value-type="string">
            <text:p text:style-name="P196">4</text:p>
          </table:table-cell>
          <table:table-cell table:style-name="Table3.A1" office:value-type="string">
            <text:p text:style-name="P196">3</text:p>
          </table:table-cell>
          <table:table-cell table:style-name="Table3.A1" office:value-type="string">
            <text:p text:style-name="P196">2</text:p>
          </table:table-cell>
          <table:table-cell table:style-name="Table3.A1" office:value-type="string">
            <text:p text:style-name="P196">1</text:p>
          </table:table-cell>
          <table:table-cell table:style-name="Table3.G4" office:value-type="string">
            <text:p text:style-name="P196">0,5</text:p>
          </table:table-cell>
        </table:table-row>
        <table:table-row table:style-name="TableLine2366494222912">
          <table:table-cell table:style-name="Table3.A1" office:value-type="string">
            <text:p text:style-name="P197">III.</text:p>
          </table:table-cell>
          <table:table-cell table:style-name="Table3.B2" office:value-type="string">
            <text:p text:style-name="P197">Merev, fém</text:p>
          </table:table-cell>
          <table:table-cell table:style-name="Table3.A1" office:value-type="string">
            <text:p text:style-name="P196">5</text:p>
          </table:table-cell>
          <table:table-cell table:style-name="Table3.A1" office:value-type="string">
            <text:p text:style-name="P196">4</text:p>
          </table:table-cell>
          <table:table-cell table:style-name="Table3.A1" office:value-type="string">
            <text:p text:style-name="P196">3</text:p>
          </table:table-cell>
          <table:table-cell table:style-name="Table3.A1" office:value-type="string">
            <text:p text:style-name="P196">2</text:p>
          </table:table-cell>
          <table:table-cell table:style-name="Table3.G4" office:value-type="string">
            <text:p text:style-name="P196">1</text:p>
          </table:table-cell>
        </table:table-row>
      </table:table>
      <text:p text:style-name="P88"/>
      <table:table table:name="Table5" table:style-name="Table5">
        <table:table-column table:style-name="Table5.A"/>
        <table:table-column table:style-name="Table5.B"/>
        <table:table-column table:style-name="Table5.C" table:number-columns-repeated="4"/>
        <table:table-column table:style-name="Table5.G"/>
        <table:table-row table:style-name="TableLine2366494222336">
          <table:table-cell table:style-name="Table5.A1" office:value-type="string">
            <text:p text:style-name="P154"/>
          </table:table-cell>
          <table:table-cell table:style-name="Table5.B1" office:value-type="string">
            <text:p text:style-name="P147">Ár szorzó (kidolgozottság)</text:p>
          </table:table-cell>
          <table:table-cell table:style-name="Table5.A1" office:value-type="string">
            <text:p text:style-name="P146">x 0,1</text:p>
          </table:table-cell>
          <table:table-cell table:style-name="Table5.A1" office:value-type="string">
            <text:p text:style-name="P146">X 0,5</text:p>
          </table:table-cell>
          <table:table-cell table:style-name="Table5.A1" office:value-type="string">
            <text:p text:style-name="P146">-</text:p>
          </table:table-cell>
          <table:table-cell table:style-name="Table5.A1" office:value-type="string">
            <text:p text:style-name="P146">x 10</text:p>
          </table:table-cell>
          <table:table-cell table:style-name="Table5.G1" office:value-type="string">
            <text:p text:style-name="P146">x 100</text:p>
          </table:table-cell>
        </table:table-row>
      </table:table>
      <text:p text:style-name="P207"/>
      <text:p text:style-name="P88">A vért elemek kapcsolódásainak jó kidolgozottsága alapvető fontosságú a gördülékeny mozgáshoz. Egy rossz illesztékekkel készített vértezet rettenetesen nehezíti a mozgást viselője számára, nem minden a nagy SFÉ. Kiváló alapanyagból is lehet hitványul megformált munkát készíteni, fontos tehát a jó készítő mester is. </text:p>
      <text:p text:style-name="P228">Minden csatolt <text:span text:style-name="T138">tag</text:span> után a táblázatból kinézett MGT érték adódik hozzá az MGT alaphoz, <text:span text:style-name="T138">e</text:span>zt a számértéket a <text:span text:style-name="T21">Kidolgozottság</text:span> elnevezéssel illetjük.</text:p>
      <text:p text:style-name="P228"><text:span text:style-name="T5">Csatolható tagok</text:span><text:span text:style-name="T1">: mellvért, <text:s/>felkar-tagok, alkar-tagok, comb-tagok, lábszár-tagok, </text:span><text:span text:style-name="T2">sisak</text:span> (6 db)</text:p>
      <text:p text:style-name="P228"><text:span text:style-name="T10">Megjegyzés 1</text:span><text:span text:style-name="T5">: maga a Mellvért-darab is beleszámít az elemek számába!</text:span><text:span text:style-name="T1"> (így ha csak mellvért-darabot visel a karakter, a minőségi különbség akkor is megjelenik). Ha nincs mellvért-darab, akkor az Alap MGT-t </text:span><text:span text:style-name="T5">nem</text:span><text:span text:style-name="T1"> kell beszámítani, csak a lenti kikeresett számot kell a kapcsolt tagok számával szorozni.</text:span></text:p>
      <text:p text:style-name="P102"><text:span text:style-name="T10">Megjegyzés 2</text:span>: A páros tagok pl, „felkar-tagok” a számolásban <text:span text:style-name="T51">egynek</text:span> számítanak, aki csak fél párat visel, az is ennyit „fizet” érte, ilyen szinten már felesleges bonyolítás lenne a túlzott differenciálás.</text:p>
      <text:h text:style-name="P238" text:outline-level="4">Erő követelmény MGT <text:span text:style-name="T139">értékére</text:span></text:h>
      <text:p text:style-name="P228">A vértek viselése embert próbáló feladat. Éppen ezért a vértek viselésének követelményeket állítottunk:</text:p>
      <table:table table:name="Table6" table:style-name="Table6">
        <table:table-column table:style-name="Table6.A"/>
        <table:table-column table:style-name="Table6.B"/>
        <table:table-row table:style-name="TableLine2366494218016">
          <table:table-cell table:style-name="Table6.A1" office:value-type="string">
            <text:p text:style-name="P30">Full MGT</text:p>
          </table:table-cell>
          <table:table-cell table:style-name="Table6.B1" office:value-type="string">
            <text:p text:style-name="P30">Erő követelmény</text:p>
          </table:table-cell>
        </table:table-row>
        <table:table-row table:style-name="TableLine2366494213408">
          <table:table-cell table:style-name="Table6.A5" office:value-type="string">
            <text:p text:style-name="P30">10-20</text:p>
          </table:table-cell>
          <table:table-cell table:style-name="Table6.B5" office:value-type="string">
            <text:p text:style-name="P30">+1</text:p>
          </table:table-cell>
        </table:table-row>
        <table:table-row table:style-name="TableLine2366494219744">
          <table:table-cell table:style-name="Table6.A5" office:value-type="string">
            <text:p text:style-name="P30">21-30</text:p>
          </table:table-cell>
          <table:table-cell table:style-name="Table6.B5" office:value-type="string">
            <text:p text:style-name="P30">+2</text:p>
          </table:table-cell>
        </table:table-row>
        <table:table-row table:style-name="TableLine2366494215424">
          <table:table-cell table:style-name="Table6.A5" office:value-type="string">
            <text:p text:style-name="P30">31-40</text:p>
          </table:table-cell>
          <table:table-cell table:style-name="Table6.B5" office:value-type="string">
            <text:p text:style-name="P30">+3</text:p>
          </table:table-cell>
        </table:table-row>
        <table:table-row table:style-name="TableLine2366494220320">
          <table:table-cell table:style-name="Table6.A5" office:value-type="string">
            <text:p text:style-name="P30">41-50</text:p>
          </table:table-cell>
          <table:table-cell table:style-name="Table6.B5" office:value-type="string">
            <text:p text:style-name="P30">+4</text:p>
          </table:table-cell>
        </table:table-row>
      </table:table>
      <text:p text:style-name="P227"/>
      <text:p text:style-name="Standard"/>
      <text:h text:style-name="P239" text:outline-level="4">Rossz méretű vért viselése – <text:span text:style-name="T131">MGT növekedés</text:span></text:h>
      <text:p text:style-name="P18">Kidolgozottság érték módosítható, ha nem passszol a páncél</text:p>
      <text:p text:style-name="P228">Néha előfordul, hogy a szükség ráviszi a hősöket is, hogy legyőzött ellenfeleik páncéljait tulajdonítsák el, ha épp megszorulnak.</text:p>
      <text:p text:style-name="P228">Az ilyen vért azonban sokszor nem passzol új tulajdonosának testalkatához. Túl nagy, túl szűk, nem ott forog el, ahol kényelmes lenne.</text:p>
      <text:p text:style-name="P228">Ilyen esetben a KM az adott karakter számára a <text:span text:style-name="T140">vért</text:span> <text:span text:style-name="T11">Kidolgozottság</text:span> <text:s/>értékét tetszés szerint leronthatja. </text:p>
      <text:p text:style-name="P228">Péld<text:span text:style-name="T140">a:</text:span> Endirell a barbár magára ölti imént elhalálozott ellenfele <text:span text:style-name="T5">Átlagos</text:span> megmunkáltságú acél lemez mellvértjét + <text:span text:style-name="T141">a </text:span>felkar és alkar tagokat is (össz: 3 tag). Ennek ugye így 3-as a <text:span text:style-name="T12">K</text:span><text:span text:style-name="T5">idolgozottsága</text:span> alapesetben (merev, fém vért; <text:s/>átlagos <text:span text:style-name="T140">minőség</text:span>). </text:p>
      <text:p text:style-name="P228">Az új páncél viszont úgy áll hősünkön, mint tehénen a gatya. Testalkata ugyanis sajnos nem egyezik az elhunyt ellenségével. <text:s/>A KM szigorú: a páncél <text:span text:style-name="T11">K</text:span><text:span text:style-name="T5">idolgozottság</text:span> értéket Endirell számára 5-re rontja le. Alapesetben az MGT ugye 27 lenne (18 + 3x3), de a büntetés után már 33-ra ugrik (18 + 3x5).</text:p>
      <text:h text:style-name="P238" text:outline-level="4">Egydarabos tag <text:span text:style-name="T142">(alkarvédő, lábszárvédő) </text:span>viselése - <text:span text:style-name="T135">MGT</text:span></text:h>
      <text:p text:style-name="P208">TODO: külön értékük legyen (anyagfüggő!!), vagy használjuk erre is a táblázatot simán?</text:p>
      <text:p text:style-name="P21">Vértviselet fortély nem mérsékli MGT hatásukat!</text:p>
      <text:p text:style-name="P228">Használatukról a „<text:span text:style-name="T5">Hárítófegyver használat</text:span>” fortély ad útmutatást.</text:p>
      <text:h text:style-name="P238" text:outline-level="4">Sérült vért javítása és MGT módosító hatása</text:h>
      <text:p text:style-name="P228">Ha megsérül a vért, azt bizony javítani kell és ez bizony nem olcsó mulatság fém vértek esetén.</text:p>
      <text:p text:style-name="P228">Az elszenvedett csapások alapján a KM meghatároz egy <text:span text:style-name="T5">az egész vértre</text:span> vonatkoztatott sérülés százalékot (<text:span text:style-name="T5">Sérülés jellemző</text:span>). A javítás a vért teljes árának annyi százaléka, amennyi a Sérülés értéke.</text:p>
      <text:p text:style-name="P228">Ha megsérül a vért, az bizony előbb-utóbb akadályozni fog a mozgásban.</text:p>
      <text:p text:style-name="P229"><text:span text:style-name="T22">Opcionális szabály</text:span>: az <text:span text:style-name="T5">MGT</text:span> az eredetihez képest annyi százalékkal nő, amennyi a vért Sérülés jellemzője.</text:p>
      <text:h text:style-name="P236" text:outline-level="3">Páncél tagok és a védett terület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366494216000">
          <table:table-cell table:style-name="Table8.A1" office:value-type="string">
            <text:p text:style-name="P57">Páncél tag</text:p>
          </table:table-cell>
          <table:table-cell table:style-name="Table8.A1" office:value-type="string">
            <text:p text:style-name="P86">Véd</text:p>
          </table:table-cell>
          <table:table-cell table:style-name="Table8.C1" office:value-type="string">
            <text:p text:style-name="P86">Tulajdonságok, védett helyek</text:p>
          </table:table-cell>
        </table:table-row>
        <table:table-row table:style-name="TableLine2366494215712">
          <table:table-cell table:style-name="Table8.A4" office:value-type="string">
            <text:p text:style-name="P61">Mellvért</text:p>
          </table:table-cell>
          <table:table-cell table:style-name="Table8.B4" office:value-type="string">
            <text:p text:style-name="P70">50%</text:p>
          </table:table-cell>
          <table:table-cell table:style-name="Table8.C4" office:value-type="string">
            <text:p text:style-name="P63">Csak a torzót védi elöl, hátul, oldalt.</text:p>
          </table:table-cell>
        </table:table-row>
        <table:table-row table:style-name="TableLine2366494223200">
          <table:table-cell table:style-name="Table8.A4" office:value-type="string">
            <text:p text:style-name="P61"><text:s text:c="2"/>+ Sisak</text:p>
          </table:table-cell>
          <table:table-cell table:style-name="Table8.B4" office:value-type="string">
            <text:p text:style-name="P70">+10%</text:p>
          </table:table-cell>
          <table:table-cell table:style-name="Table8.C4" office:value-type="string">
            <text:p text:style-name="P63">A fejet védi</text:p>
          </table:table-cell>
        </table:table-row>
        <table:table-row table:style-name="TableLine2366494216288">
          <table:table-cell table:style-name="Table8.A4" office:value-type="string">
            <text:p text:style-name="P62">Felkarok / alkarok /</text:p>
            <text:p text:style-name="P62">combok / lábszárak</text:p>
          </table:table-cell>
          <table:table-cell table:style-name="Table8.B4" office:value-type="string">
            <text:p text:style-name="P70">+10%*</text:p>
          </table:table-cell>
          <table:table-cell table:style-name="Table8.C4" office:value-type="string">
            <text:p text:style-name="P63">Tagonként értendő a +10%.</text:p>
          </table:table-cell>
        </table:table-row>
      </table:table>
      <text:h text:style-name="P236" text:outline-level="3">Páncéldobás </text:h>
      <text:p text:style-name="P228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P228">Például: torzót, felkart és alkart védő páncél a test 70%-át védi (50+10+10). Így k10-en az 1-7-es dobás esetén véd a páncél, <text:span text:style-name="T143">8</text:span>-10-es esetén nem, mert a csapás fedetlen részt talált el.</text:p>
      <text:h text:style-name="P236" text:outline-level="3">Vértviselet fortély</text:h>
      <text:p text:style-name="P228">Ennek a fortélynak az ismerete csökkenti az MGT okozta levonások hatását.</text:p>
      <text:p text:style-name="P228"><text:span text:style-name="T5">1.fok:</text:span> -15 MGT</text:p>
      <text:p text:style-name="P228"><text:span text:style-name="T5">2.fok:</text:span> -30 MGT</text:p>
      <text:p text:style-name="P228"><text:span text:style-name="T5">3.fok:</text:span> -<text:span text:style-name="T144">3</text:span>5 MGT</text:p>
      <text:list xml:id="list4139065399" text:style-name="L32">
        <text:list-item>
          <text:p text:style-name="P265">Mellvértnél: +5 VÉ</text:p>
        </text:list-item>
        <text:list-item>
          <text:p text:style-name="P266">Full vértnél: +10 VÉ</text:p>
        </text:list-item>
      </text:list>
      <text:h text:style-name="P236" text:outline-level="3"><text:soft-page-break/>Páncél Ára</text:h>
      <text:p text:style-name="P228">A páncél teljes árát a következőképpen kaphatjuk meg: </text:p>
      <text:p text:style-name="P19">Teljes ár = (Mellvért ár) + (Csatolt tagok ára)</text:p>
      <text:p text:style-name="P228"><text:span text:style-name="T5">Mellvért ár</text:span> <text:s/>= (mellvért alapára <text:s/><text:span text:style-name="T5">x</text:span> <text:s/>kidolgozottság-szorzó <text:s/><text:span text:style-name="T5">x </text:span><text:s/>anyag-szorzó)</text:p>
      <text:list xml:id="list2192091102" text:style-name="L33">
        <text:list-item>
          <text:p text:style-name="P267">a mellvért-darab árát az SFÉ táblázatban találjuk (%). Anyagminőségtől is függ.</text:p>
        </text:list-item>
        <text:list-item>
          <text:p text:style-name="P267">a kidolgozottságból adódó szorzót az előző táblázat tartalmazza. Ha jobb a kidolgozottság, drágább a páncél – ez érthető.</text:p>
        </text:list-item>
        <text:list-item>
          <text:p text:style-name="P267">Ha fém vértről beszélünk és a vért nem hagyományosan acélból készült, akkor a „Fém vértek alapanyagai” táblázatban található <text:span text:style-name="T5">anyag-szorzó</text:span> értéket is be kell vonni. (az Acél szorzója: 1) Pl. abbitacél esetén az értéket 10-el kell szorozni.</text:p>
        </text:list-item>
      </text:list>
      <text:p text:style-name="P19">Csatolt tagok ára</text:p>
      <text:p text:style-name="P228">A plusz csatolt tagok egyenként a mellvért-darab 1/5-ét érik, azaz egy teljes vért a mellvért-darab árának pont a kétszerese. <text:s text:c="2"/><text:span text:style-name="T5">Csatolt tagok ára = 1/5 <text:s/>x (Mellvért ár) x (Csatolt tagok db)</text:span></text:p>
      <text:p text:style-name="P84">(a „Csatolt tagok db”-ba itt nem számít bele a Mellvért-darab!)</text:p>
      <text:h text:style-name="P238" text:outline-level="4">Miért százalék érték az „Ár”?</text:h>
      <text:p text:style-name="P228">Az SFÉ táblázatban nem véletlenül <text:span text:style-name="T19">százalék</text:span> értékek szerepelnek arany, vagy más fizetőeszköz helyett. Ennek oka az, hogy tájegységtől függően más-más a vértek ára. Itt csak az egyes típusok közötti ár-arányt adtuk meg. Természetesen ebbe is bele lehet kötni, hogy pl. egy adott országban nem pont ezek az arányok, de ennyire részletes bontásba véleményünk szerint értelmetlen belemenni – felesleges bonyolítás lenne.</text:p>
      <text:h text:style-name="P236" text:outline-level="3">Példa egy páncél leírására</text:h>
      <text:p text:style-name="P228">JK: „Milyen a páncélja?”</text:p>
      <text:p text:style-name="P228">KM: „Ez egy Sodrony páncél. Anyaga acél, anyagminősége (-1)-es (SFÉ-re), kidolgozottsága Gyenge. Három tagot látsz: mellvért-darabot, felkar-tagot, alkar-tagot. Méretben passzol rád, nem kapsz <text:span text:style-name="T145">extra </text:span>büntetést.”</text:p>
      <text:h text:style-name="P236" text:outline-level="3">Példa átlagos páncélra</text:h>
      <text:p text:style-name="P35">MGT</text:p>
      <text:p text:style-name="P37"><text:span text:style-name="T104">→ </text:span>Sodronying, gyenge kidolgozottságú (nem az alapanyag, az elkészítés gyenge!)</text:p>
      <text:p text:style-name="P37"><text:span text:style-name="T104">→ </text:span>Védett terület: mellkas, felkar, alkarok, combok (összesen: 4 tag).</text:p>
      <text:p text:style-name="P37"><text:span text:style-name="T104">→ </text:span>Alap MGT: 15 (Sodrony)</text:p>
      <text:p text:style-name="P37"><text:span text:style-name="T104">→ </text:span>Nem merev, fém (II.kat) / Gyenge munka <text:s/><text:bookmark-start text:name="DDE_LINK1"/><text:span text:style-name="T104">→</text:span><text:bookmark-end text:name="DDE_LINK1"/><text:span text:style-name="T109"> </text:span><text:s/>+3 MGT / tag <text:s text:c="2"/>(Kidolgozottság)</text:p>
      <text:p text:style-name="P37"><text:span text:style-name="T104">→ </text:span>Karakter Erő tulajdonsága legyen: +2 <text:s/><text:span text:style-name="T104">→ </text:span>(2 x 2 = 4 jön le)</text:p>
      <text:p text:style-name="P37">Összesen tehát: 15 + (4 x 3) <text:s/>- (2 x 2) = 23 MGT</text:p>
      <text:p text:style-name="P38">SFÉ</text:p>
      <text:p text:style-name="P37"><text:span text:style-name="T104">→ </text:span>Alapanyag minősége átlagos (nincs SFÉ módosulás)</text:p>
      <text:p text:style-name="P39"><text:span text:style-name="T104">→</text:span> Acélból van: (nincs SFÉ módosulás)</text:p>
      <text:p text:style-name="P37"><text:span text:style-name="T105">→ </text:span><text:span text:style-name="T67">Alap SFÉ: 12 / 9 / 4</text:span></text:p>
      <text:p text:style-name="P37"><text:span text:style-name="T104">→</text:span> Összesen: 12 / 9 / 4 SFÉ</text:p>
      <text:p text:style-name="P38">Ár</text:p>
      <text:p text:style-name="P37"><text:span text:style-name="T104">→ </text:span>Alap: 100% (sodrony, átlagos anyag), de a kidolgozottság „gyenge” (0,5x) <text:s/><text:span text:style-name="T104">→</text:span> Mellvért ár : 50% <text:s/></text:p>
      <text:p text:style-name="P37"><text:span text:style-name="T104">→ </text:span>Így 1db tag ára: (50/ 5) = 10%</text:p>
      <text:p text:style-name="P32"><text:span text:style-name="T107">→ </text:span><text:span text:style-name="T35">Végleges ár: <text:s/>50% + (3 x 10%) = 80 % <text:s text:c="2"/>, </text:span><text:span text:style-name="T36">azaz egy átlagos acél mellvért darab 80%-ába kerül a fenti teljes páncél-kombó. </text:span>(csak 3 taggal szoroztunk, mert a mellvért-darabot már beleszámoltuk!)</text:p>
      <text:p text:style-name="Standard"/>
      <text:h text:style-name="P237" text:outline-level="3">Példa egy vértre, amiben a lehető legnehezebb mozogni...</text:h>
      <text:p text:style-name="P33">… és még az anyagminősége is a legvacakabb.</text:p>
      <text:p text:style-name="P35">MGT</text:p>
      <text:p text:style-name="P34"><text:span text:style-name="T104">→ L</text:span>emezvért, pocsék kidolgozottságú, anyaga: bronz</text:p>
      <text:p text:style-name="P34"><text:span text:style-name="T104">→ </text:span>Alap MGT: 18 (lemez) + 6 (bronz)</text:p>
      <text:p text:style-name="P34"><text:span text:style-name="T104">→ </text:span>Merev, fém (III.kat) / Pocsék munka <text:bookmark-start text:name="DDE_LINK11"/><text:span text:style-name="T104">→</text:span><text:bookmark-end text:name="DDE_LINK11"/><text:span text:style-name="T109"> </text:span><text:s/>+5 MGT / tag <text:s text:c="2"/>(<text:span text:style-name="T19">Kidolgozottság</text:span>)</text:p>
      <text:p text:style-name="P34"><text:span text:style-name="T104">→ </text:span>Védett terület: mellkas, felkar, alkarok, combok, lábszárak, fej (összesen: 6 tag).</text:p>
      <text:p text:style-name="P34"><text:span text:style-name="T104">→ </text:span>Karakter Erő tulajdonsága legyen: +1 <text:s/><text:span text:style-name="T104">→ </text:span>(2 x 1 = 2 jön le)</text:p>
      <text:p text:style-name="P34">Összesen tehát: 18 + 6 + (6 x 5) – (2 x 1) = 52 MGT</text:p>
      <text:p text:style-name="P35">SFÉ</text:p>
      <text:p text:style-name="P36"><text:span text:style-name="T104">→ </text:span>Alapanyag minősége: leggyengébb (-2 SFÉ)</text:p>
      <text:p text:style-name="P36"><text:span text:style-name="T104">→</text:span> Bronzból van: (-3 SFÉ) <text:s/>= -5 SFÉ</text:p>
      <text:p text:style-name="P34"><text:span text:style-name="T105">→ </text:span><text:span text:style-name="T67">Alap SFÉ: 12 / 14 / 9</text:span></text:p>
      <text:p text:style-name="P34"><text:span text:style-name="T104">→</text:span> Összesen: 7 / 9 / 4 SFÉ</text:p>
      <text:p text:style-name="P35">Ár</text:p>
      <text:p text:style-name="P34"><text:span text:style-name="T104">→ </text:span>Alap: 70% (lemez, vacak anyag), a kidolgozottság is „vacak” (0,1x) <text:s/>és bronzból van: (0,5x)</text:p>
      <text:p text:style-name="P34"><text:s text:c="4"/><text:span text:style-name="T104">→ </text:span>Mellvért ár: 70% x 0,1 x 0,5 = 3,5% </text:p>
      <text:p text:style-name="P34"><text:span text:style-name="T104">→ </text:span>Így 1db tag ára: (3,5% / 5) = 0,7 %</text:p>
      <text:p text:style-name="P5"><text:span text:style-name="T106">→ </text:span><text:span text:style-name="T121">Végleges ár: <text:s/>3,5% + (5 x 0,7%) = <text:s/>7 % <text:s text:c="2"/>, </text:span><text:span text:style-name="T122">azaz egy átlagos acél mellvért darab 80%-ába kerül a fenti teljes </text:span><text:span text:style-name="T123">gyatra </text:span><text:span text:style-name="T122">páncél-kombó. <text:s/></text:span><text:span text:style-name="T121">(csak 5 taggal szoroztunk mert a mellvért-darabot már beleszámoltuk!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Dőlt" style:font-family-generic="swiss" style:font-pitch="variable"/>
    <style:font-face style:name="DejaVu Sans3" svg:font-family="'DejaVu Sans'" style:font-adornments="Általános" style:font-family-generic="swiss" style:font-pitch="variable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Google Sans" svg:font-family="'Google Sans', arial, sans-serif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release" svg:font-family="release" style:font-adornments="Normál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text-align="justify" style:justify-single-word="false" fo:widows="2" fo:text-indent="0.0783in" style:auto-text-indent="false"/>
      <style:text-properties style:font-name="Nimbus Roman No9 L1" fo:font-family="'Nimbus Roman No9 L'" style:font-style-name="Általános" style:font-family-generic="roman" style:font-pitch="variable" fo:font-size="11pt" fo:font-style="normal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.0398in" fo:margin-right="0in" fo:text-indent="0in" style:auto-text-indent="false" fo:background-color="transparent">
        <style:tab-stops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style:shadow="#808080 -0.0472in 0.0472in" fo:keep-with-next="always"/>
      <style:text-properties style:font-name="Berylium" fo:font-family="Berylium" style:font-style-name="Dőlt" style:font-pitch="variable" fo:font-size="14pt" fo:font-style="italic" fo:font-weight="bold" style:font-name-asian="Mincho" style:font-family-asian="Mincho" style:font-pitch-asian="variable" style:font-size-asian="14pt" style:font-name-complex="Tahoma1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1965in" fo:margin-bottom="0.1965in" style:contextual-spacing="false" style:page-number="auto" fo:break-before="auto" fo:break-after="auto" fo:background-color="transparent" style:shadow="#808080 0.0193in 0.0193in">
        <style:tab-stops/>
        <style:drop-cap/>
      </style:paragraph-properties>
      <style:text-properties fo:font-variant="normal" fo:text-transform="none" fo:color="#000000" loext:opacity="100%" style:font-name="Arial1" fo:font-family="Arial" style:font-style-name="Negreta cursiva" style:font-family-generic="swiss" style:font-pitch="variable" fo:font-size="14pt" fo:font-style="normal" style:text-underline-style="none" fo:font-weight="bold" style:font-size-asian="115%" style:font-weight-asian="bold" style:font-size-complex="115%" style:font-weight-complex="bold" style:text-rotation-angle="0" style:text-rotation-scale="line-height" style:text-scale="120%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top="0.1256in" fo:margin-bottom="0.0827in" style:contextual-spacing="false" style:page-number="auto" fo:break-before="auto" fo:break-after="auto" fo:background-color="transparent" style:shadow="#c0c0c0 0.0193in 0.0193in">
        <style:tab-stops/>
      </style:paragraph-properties>
      <style:text-properties style:font-name="Berylium2" fo:font-family="Berylium" style:font-style-name="Félkövér dőlt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4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, Lucidasans, 'Lucida Sans', 'Arial Unicode MS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release" fo:font-family="release" style:font-style-name="Normál" style:font-pitch="variabl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, Lucidasans, 'Lucida Sans', 'Arial Unicode MS'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, Lucidasans, 'Lucida Sans', 'Arial Unicode MS'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Serif5" fo:font-family="FreeSerif" style:font-style-name="Normál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family="Mufferaw" style:font-style-name="Félkövér" style:font-pitch="variable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umberland" fo:font-family="Cumberland, 'Courier New', 'Luxi Mono', Courier, 'Lucida Sans Typewriter', 'Lucida Typewriter', Monaco, Monospaced" style:font-family-generic="modern" style:font-pitch="fixed" fo:font-size="10pt" style:font-name-asian="Cumberland" style:font-family-asian="Cumberland, 'Courier New', 'Luxi Mono', Courier, 'Lucida Sans Typewriter', 'Lucida Typewriter', Monaco, Monospaced" style:font-family-generic-asian="modern" style:font-pitch-asian="fixed" style:font-size-asian="10pt" style:font-name-complex="Cumberland" style:font-family-complex="Cumberland, 'Courier New', 'Luxi Mono', Courier, 'Lucida Sans Typewriter', 'Lucida Typewriter', Monaco, Monospaced" style:font-family-generic-complex="modern" style:font-pitch-complex="fixed" style:font-size-complex="10pt"/>
    </style:style>
    <style:style style:name="_5b_RPG_5d__20_Szövegtörzs_20_-_20_kiemelt_20_kifejezés" style:display-name="[RPG] Szövegtörzs - kiemelt kifejezés" style:family="paragraph" style:parent-style-name="Text_20_body">
      <loext:graphic-properties draw:fill="none" draw:fill-color="#99ccff"/>
      <style:paragraph-properties fo:background-color="transparent">
        <style:tab-stops/>
      </style:paragraph-properties>
      <style:text-properties fo:color="#808080" loext:opacity="100%" fo:text-shadow="none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5" fo:font-family="FreeSerif" style:font-style-name="Normál" style:font-pitch="variable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1575in" fo:margin-right="0.1575in" fo:text-indent="0in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loext:graphic-properties draw:fill="none" draw:fill-color="#99ccff"/>
      <style:paragraph-properties fo:margin-left="0.1181in" fo:margin-right="0.1181in" fo:margin-top="0in" fo:margin-bottom="0.161in" style:contextual-spacing="false" fo:line-height="100%" fo:text-indent="0in" style:auto-text-indent="false" fo:background-color="transparent">
        <style:tab-stops/>
      </style:paragraph-properties>
      <style:text-properties style:font-name="FreeSerif2" fo:font-family="FreeSerif" style:font-style-name="Dőlt" style:font-pitch="variable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in" fo:margin-bottom="0in" style:contextual-spacing="false"/>
      <style:text-properties fo:font-size="9pt"/>
    </style:style>
    <style:style style:name="egy" style:family="paragraph" style:parent-style-name="Standard" style:class="text">
      <loext:graphic-properties draw:fill="none" draw:fill-color="#99ccff"/>
      <style:paragraph-properties fo:margin-left="0.7874in" fo:margin-right="0in" fo:line-height="150%" fo:text-align="justify" style:justify-single-word="false" fo:orphans="2" fo:widows="2" fo:text-indent="0in" style:auto-text-indent="false" fo:background-color="transparent">
        <style:tab-stops>
          <style:tab-stop style:position="0.472in"/>
        </style:tab-stops>
      </style:paragraph-properties>
      <style:text-properties style:font-name="FreeSerif5" fo:font-family="FreeSerif" style:font-style-name="Normál" style:font-pitch="variable"/>
    </style:style>
    <style:style style:name="_5b_RPG_5d__20_képesség" style:display-name="[RPG] képesség" style:family="paragraph" style:parent-style-name="egy">
      <style:paragraph-properties fo:margin-left="0.9839in" fo:margin-right="0in" fo:text-indent="0in" style:auto-text-indent="false"/>
      <style:text-properties style:font-name="FreeSerif" fo:font-family="FreeSerif" style:font-pitch="variable" fo:font-style="italic"/>
    </style:style>
    <style:style style:name="_5b_RPG_5d__20_Összefoglalás" style:display-name="[RPG] Összefoglalás" style:family="paragraph" style:parent-style-name="Text_20_body">
      <loext:graphic-properties draw:fill="none" draw:fill-color="#99ccff"/>
      <style:paragraph-properties fo:text-align="start" style:justify-single-word="false" fo:background-color="transparent">
        <style:tab-stops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0.7874in" fo:margin-right="0in" fo:margin-top="0.2362in" fo:margin-bottom="0.1181in" style:contextual-spacing="false" fo:text-align="justify" style:justify-single-word="false" fo:text-indent="-0.7874in" style:auto-text-indent="false">
        <style:tab-stops/>
      </style:paragraph-properties>
      <style:text-properties style:font-name="FreeSerif3" fo:font-family="FreeSerif" style:font-style-name="Félkövér" style:font-pitch="variable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5" fo:font-family="FreeSerif" style:font-style-name="Normál" style:font-pitch="variable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loext:graphic-properties draw:fill="none" draw:fill-color="#99ccff"/>
      <style:paragraph-properties fo:text-align="start" style:justify-single-word="false" fo:background-color="transparent" style:shadow="none" style:vertical-align="middle">
        <style:tab-stops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loext:graphic-properties draw:fill="solid" draw:fill-color="#00dcff" draw:opacity="100%"/>
      <style:paragraph-properties fo:background-color="#00dcff"/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_5b_RPG_5d__20_Nem_5f_kell" style:display-name="[RPG] Nem_kell" style:family="paragraph" style:parent-style-name="_5b_RPG_5d__20_Táblázattartalom_20_1">
      <loext:graphic-properties draw:fill="none" draw:fill-color="#99ccff"/>
      <style:paragraph-properties fo:background-color="transparent"/>
      <style:text-properties fo:color="#b3b3b3" loext:opacity="100%"/>
    </style:style>
    <style:style style:name="_5b_RPG_5d__20_OK" style:display-name="[RPG] OK" style:family="paragraph" style:parent-style-name="_5b_RPG_5d__20_Táblázattartalom_20_1">
      <loext:graphic-properties draw:fill="solid" draw:fill-color="#3deb3d" draw:opacity="100%"/>
      <style:paragraph-properties fo:background-color="#3deb3d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Cumberland" style:font-family-asian="Cumberland, 'Courier New', 'Luxi Mono', Courier, 'Lucida Sans Typewriter', 'Lucida Typewriter', Monaco, Monospaced" style:font-family-generic-asian="modern" style:font-pitch-asian="fixed" style:font-name-complex="Cumberland" style:font-family-complex="Cumberland, 'Courier New', 'Luxi Mono', Courier, 'Lucida Sans Typewriter', 'Lucida Typewriter', Monaco, Monospaced" style:font-family-generic-complex="modern" style:font-pitch-complex="fixe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loext:opacity="100%" fo:background-color="transparent"/>
    </style:style>
    <style:style style:name="_5b_RPG_5d__20_Áthúzott" style:display-name="[RPG] Áthúzott" style:family="text">
      <style:text-properties style:text-line-through-style="solid" style:text-line-through-type="single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2" style:display-name="RTF_Num 2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3" style:display-name="RTF_Num 2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4" style:display-name="RTF_Num 2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5" style:display-name="RTF_Num 2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6" style:display-name="RTF_Num 2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7" style:display-name="RTF_Num 2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8" style:display-name="RTF_Num 2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9" style:display-name="RTF_Num 2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10" style:display-name="RTF_Num 2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Strong_20_Emphasis" loext:num-list-format="%1%." style:num-suffix="." style:num-format="1">
        <style:list-level-properties text:min-label-distance="0.0398in"/>
      </text:outline-level-style>
      <text:outline-level-style text:level="2" loext:num-list-format="%1%.%2%." style:num-suffix="." style:num-format="1" text:display-levels="2">
        <style:list-level-properties text:min-label-distance="0.0591in"/>
      </text:outline-level-style>
      <text:outline-level-style text:level="3" loext:num-list-format="%1%.%2%.%3% " style:num-suffix=" " style:num-format="1" text:display-levels="3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min-label-distance="0.0398in"/>
      </text:outline-level-style>
      <text:outline-level-style text:level="6" loext:num-list-format="%1%.%2%.%3%.%4%.%5%.%6%. " style:num-suffix=". " style:num-format="1" text:display-levels="6">
        <style:list-level-properties/>
      </text:outline-level-style>
      <text:outline-level-style text:level="7" loext:num-list-format="%1%.%2%.%3%.%4%.%5%.%6%.%7%. " style:num-suffix=". " style:num-format="1" text:display-levels="7">
        <style:list-level-properties/>
      </text:outline-level-style>
      <text:outline-level-style text:level="8" loext:num-list-format="%1%.%2%.%3%.%4%.%5%.%6%.%7%.%8%. " style:num-suffix=". " style:num-format="1" text:display-levels="8">
        <style:list-level-properties/>
      </text:outline-level-style>
      <text:outline-level-style text:level="9" loext:num-list-format="%1%.%2%.%3%.%4%.%5%.%6%.%7%.%8%.%9%. " style:num-suffix=". " style:num-format="1" text:display-levels="9">
        <style:list-level-properties/>
      </text:outline-level-style>
      <text:outline-level-style text:level="10" loext:num-list-format="%1%.%2%.%3%.%4%.%5%.%6%.%7%.%8%.%9%.%10%. " style:num-suffix=".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loext:num-list-format="%1%" text:bullet-char="•">
        <style:list-level-properties text:space-before="0.1579in" text:min-label-width="0.157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3154in" text:min-label-width="0.157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4732in" text:min-label-width="0.157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6307in" text:min-label-width="0.157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82in" text:min-label-width="0.157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461in" text:min-label-width="0.157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035in" text:min-label-width="0.157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2614in" text:min-label-width="0.157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4189in" text:min-label-width="0.157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5764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" style:num-format="">
        <style:list-level-properties text:min-label-width="0.1965in"/>
      </text:list-level-style-number>
      <text:list-level-style-number text:level="2" text:style-name="Numbering_20_Symbols" loext:num-list-format=" %1%.%2%. " style:num-prefix=" " style:num-suffix=". " style:num-format="1" text:display-levels="2">
        <style:list-level-properties text:space-before="0.0091in" text:min-label-width="0.1965in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1543in" text:min-label-width="0.1965in"/>
      </text:list-level-style-number>
      <text:list-level-style-number text:level="4" text:style-name="Numbering_20_Symbols" loext:num-list-format="%4%" style:num-format="">
        <style:list-level-properties text:space-before="0.1224in" text:min-label-width="0.1965in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0.7874in" text:min-label-width="0.1965in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0.9846in" text:min-label-width="0.1965in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1.1815in" text:min-label-width="0.1965in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1.3787in" text:min-label-width="0.1965in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1.5752in" text:min-label-width="0.1965in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●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5654in" text:min-label-width="0.1555in"/>
        <style:text-properties style:font-name="StarSymbol"/>
      </text:list-level-style-bullet>
    </text:list-style>
    <text:list-style style:name="RTF_5f_Num_20_2" style:display-name="RTF_Num 2">
      <text:list-level-style-bullet text:level="1" text:style-name="RTF_5f_Num_20_2_20_1" loext:num-list-format="%1%" text:bullet-char="•">
        <style:list-level-properties text:min-label-width="0.0547in"/>
        <style:text-properties style:font-name="StarSymbol1"/>
      </text:list-level-style-bullet>
      <text:list-level-style-bullet text:level="2" text:style-name="RTF_5f_Num_20_2_20_2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209in" fo:margin-bottom="0.2984in" fo:margin-left="0.7874in" fo:margin-right="0.669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92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1984in" fo:margin-left="0in" fo:margin-right="0in" fo:margin-top="0.1965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KM100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Index" style:page-layout-name="Mpm3" draw:style-name="Mdp2">
      <style:header>
        <text:p text:style-name="Header"/>
      </style:header>
      <style:footer>
        <text:p text:style-name="MP2"><text:page-number style:num-format="I" text:select-page="current"/></text:p>
      </style:footer>
    </style:master-page>
    <style:master-page style:name="Endnote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>km100 szabályrendszer</dc:title>
    <dc:subject>karakteralkotás táblázatok</dc:subject>
    <dc:date>2023-12-06T13:21:27.424000000</dc:date>
    <meta:editing-cycles>20</meta:editing-cycles>
    <meta:editing-duration>PT3H51M53S</meta:editing-duration>
    <meta:document-statistic meta:table-count="33" meta:image-count="0" meta:object-count="0" meta:page-count="27" meta:paragraph-count="1492" meta:word-count="8539" meta:character-count="57768" meta:non-whitespace-character-count="50620"/>
    <meta:user-defined meta:name="Info 1"/>
    <meta:user-defined meta:name="Info 2"/>
    <meta:user-defined meta:name="Info 3"/>
    <meta:user-defined meta:name="Info 4"/>
  </office:meta>
</office:document-meta>
</file>